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0610046387" calcext:value-type="float">
            <text:p>3.1007061005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0657730103" calcext:value-type="float">
            <text:p>3.1007065773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0705413818" calcext:value-type="float">
            <text:p>3.1007070541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0776939392" calcext:value-type="float">
            <text:p>3.1007077694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0824623108" calcext:value-type="float">
            <text:p>3.1007082462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0872306824" calcext:value-type="float">
            <text:p>3.1007087231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091999054" calcext:value-type="float">
            <text:p>3.1007091999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0967674255" calcext:value-type="float">
            <text:p>3.1007096767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015357971" calcext:value-type="float">
            <text:p>3.1007101536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063041687" calcext:value-type="float">
            <text:p>3.1007106304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086883545" calcext:value-type="float">
            <text:p>3.1007108688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110725403" calcext:value-type="float">
            <text:p>3.1007111073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134567261" calcext:value-type="float">
            <text:p>3.1007113457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158409119" calcext:value-type="float">
            <text:p>3.1007115841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182250977" calcext:value-type="float">
            <text:p>3.1007118225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206092834" calcext:value-type="float">
            <text:p>3.1007120609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206092834" calcext:value-type="float">
            <text:p>3.1007120609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229934692" calcext:value-type="float">
            <text:p>3.1007122993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277618408" calcext:value-type="float">
            <text:p>3.1007127762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325302124" calcext:value-type="float">
            <text:p>3.100713253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37298584" calcext:value-type="float">
            <text:p>3.1007137299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420669556" calcext:value-type="float">
            <text:p>3.1007142067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90212273597717" calcext:value-type="float">
            <text:p>2.902122736</text:p>
          </table:table-cell>
          <table:table-cell office:value-type="float" office:value="3.55407309532166" calcext:value-type="float">
            <text:p>3.5540730953</text:p>
          </table:table-cell>
          <table:table-cell office:value-type="float" office:value="3.10071492195129" calcext:value-type="float">
            <text:p>3.100714922</text:p>
          </table:table-cell>
          <table:table-cell office:value-type="float" office:value="0.907291278322" calcext:value-type="float">
            <text:p>0.9072912783</text:p>
          </table:table-cell>
        </table:table-row>
        <table:table-row table:style-name="ro1">
          <table:table-cell office:value-type="float" office:value="2.56941843032837" calcext:value-type="float">
            <text:p>2.5694184303</text:p>
          </table:table-cell>
          <table:table-cell office:value-type="float" office:value="3.53923654556274" calcext:value-type="float">
            <text:p>3.5392365456</text:p>
          </table:table-cell>
          <table:table-cell office:value-type="float" office:value="-3.02413654327393" calcext:value-type="float">
            <text:p>-3.0241365433</text:p>
          </table:table-cell>
          <table:table-cell office:value-type="float" office:value="0.151931088803" calcext:value-type="float">
            <text:p>0.1519310888</text:p>
          </table:table-cell>
        </table:table-row>
        <table:table-row table:style-name="ro1">
          <table:table-cell office:value-type="float" office:value="2.07196664810181" calcext:value-type="float">
            <text:p>2.0719666481</text:p>
          </table:table-cell>
          <table:table-cell office:value-type="float" office:value="3.50214290618896" calcext:value-type="float">
            <text:p>3.5021429062</text:p>
          </table:table-cell>
          <table:table-cell office:value-type="float" office:value="3.10904932022095" calcext:value-type="float">
            <text:p>3.1090493202</text:p>
          </table:table-cell>
          <table:table-cell office:value-type="float" office:value="0.918576464343" calcext:value-type="float">
            <text:p>0.9185764643</text:p>
          </table:table-cell>
        </table:table-row>
        <table:table-row table:style-name="ro1">
          <table:table-cell office:value-type="float" office:value="1.57977259159088" calcext:value-type="float">
            <text:p>1.5797725916</text:p>
          </table:table-cell>
          <table:table-cell office:value-type="float" office:value="3.58653497695923" calcext:value-type="float">
            <text:p>3.586534977</text:p>
          </table:table-cell>
          <table:table-cell office:value-type="float" office:value="2.85905003547668" calcext:value-type="float">
            <text:p>2.8590500355</text:p>
          </table:table-cell>
          <table:table-cell office:value-type="float" office:value="0.55700072674" calcext:value-type="float">
            <text:p>0.5570007267</text:p>
          </table:table-cell>
        </table:table-row>
        <table:table-row table:style-name="ro1">
          <table:table-cell office:value-type="float" office:value="1.12274479866028" calcext:value-type="float">
            <text:p>1.1227447987</text:p>
          </table:table-cell>
          <table:table-cell office:value-type="float" office:value="3.78990435600281" calcext:value-type="float">
            <text:p>3.789904356</text:p>
          </table:table-cell>
          <table:table-cell office:value-type="float" office:value="2.60905051231384" calcext:value-type="float">
            <text:p>2.6090505123</text:p>
          </table:table-cell>
          <table:table-cell office:value-type="float" office:value="0.753907581742" calcext:value-type="float">
            <text:p>0.7539075817</text:p>
          </table:table-cell>
        </table:table-row>
        <table:table-row table:style-name="ro1">
          <table:table-cell office:value-type="float" office:value="0.728339791297913" calcext:value-type="float">
            <text:p>0.7283397913</text:p>
          </table:table-cell>
          <table:table-cell office:value-type="float" office:value="4.09810400009155" calcext:value-type="float">
            <text:p>4.0981040001</text:p>
          </table:table-cell>
          <table:table-cell office:value-type="float" office:value="2.39238476753235" calcext:value-type="float">
            <text:p>2.3923847675</text:p>
          </table:table-cell>
          <table:table-cell office:value-type="float" office:value="0.609043617246" calcext:value-type="float">
            <text:p>0.6090436172</text:p>
          </table:table-cell>
        </table:table-row>
        <table:table-row table:style-name="ro1">
          <table:table-cell office:value-type="float" office:value="0.362225413322449" calcext:value-type="float">
            <text:p>0.3622254133</text:p>
          </table:table-cell>
          <table:table-cell office:value-type="float" office:value="4.43863725662231" calcext:value-type="float">
            <text:p>4.4386372566</text:p>
          </table:table-cell>
          <table:table-cell office:value-type="float" office:value="2.39238476753235" calcext:value-type="float">
            <text:p>2.3923847675</text:p>
          </table:table-cell>
          <table:table-cell office:value-type="float" office:value="0.551023536483" calcext:value-type="float">
            <text:p>0.5510235365</text:p>
          </table:table-cell>
        </table:table-row>
        <table:table-row table:style-name="ro1">
          <table:table-cell office:value-type="float" office:value="-0.00388896279036999" calcext:value-type="float">
            <text:p>-0.0038889628</text:p>
          </table:table-cell>
          <table:table-cell office:value-type="float" office:value="4.77917051315308" calcext:value-type="float">
            <text:p>4.7791705132</text:p>
          </table:table-cell>
          <table:table-cell office:value-type="float" office:value="2.39238476753235" calcext:value-type="float">
            <text:p>2.3923847675</text:p>
          </table:table-cell>
          <table:table-cell office:value-type="float" office:value="0.490783091354" calcext:value-type="float">
            <text:p>0.4907830914</text:p>
          </table:table-cell>
        </table:table-row>
        <table:table-row table:style-name="ro1">
          <table:table-cell office:value-type="float" office:value="-0.3822141289711" calcext:value-type="float">
            <text:p>-0.382214129</text:p>
          </table:table-cell>
          <table:table-cell office:value-type="float" office:value="5.10346746444702" calcext:value-type="float">
            <text:p>5.1034674644</text:p>
          </table:table-cell>
          <table:table-cell office:value-type="float" office:value="2.52571821212769" calcext:value-type="float">
            <text:p>2.5257182121</text:p>
          </table:table-cell>
          <table:table-cell office:value-type="float" office:value="0.364493147791" calcext:value-type="float">
            <text:p>0.3644931478</text:p>
          </table:table-cell>
        </table:table-row>
        <table:table-row table:style-name="ro1">
          <table:table-cell office:value-type="float" office:value="-0.811060607433319" calcext:value-type="float">
            <text:p>-0.8110606074</text:p>
          </table:table-cell>
          <table:table-cell office:value-type="float" office:value="5.35905981063843" calcext:value-type="float">
            <text:p>5.3590598106</text:p>
          </table:table-cell>
          <table:table-cell office:value-type="float" office:value="2.61738562583923" calcext:value-type="float">
            <text:p>2.6173856258</text:p>
          </table:table-cell>
          <table:table-cell office:value-type="float" office:value="0.219374010748" calcext:value-type="float">
            <text:p>0.2193740107</text:p>
          </table:table-cell>
        </table:table-row>
        <table:table-row table:style-name="ro1">
          <table:table-cell office:value-type="float" office:value="-1.24690544605255" calcext:value-type="float">
            <text:p>-1.2469054461</text:p>
          </table:table-cell>
          <table:table-cell office:value-type="float" office:value="5.60260581970215" calcext:value-type="float">
            <text:p>5.6026058197</text:p>
          </table:table-cell>
          <table:table-cell office:value-type="float" office:value="2.69238567352295" calcext:value-type="float">
            <text:p>2.6923856735</text:p>
          </table:table-cell>
          <table:table-cell office:value-type="float" office:value="0.5273521896" calcext:value-type="float">
            <text:p>0.5273521896</text:p>
          </table:table-cell>
        </table:table-row>
        <table:table-row table:style-name="ro1">
          <table:table-cell office:value-type="float" office:value="-1.71961486339569" calcext:value-type="float">
            <text:p>-1.7196148634</text:p>
          </table:table-cell>
          <table:table-cell office:value-type="float" office:value="5.75933885574341" calcext:value-type="float">
            <text:p>5.7593388557</text:p>
          </table:table-cell>
          <table:table-cell office:value-type="float" office:value="2.89238572120667" calcext:value-type="float">
            <text:p>2.8923857212</text:p>
          </table:table-cell>
          <table:table-cell office:value-type="float" office:value="0.194162777454" calcext:value-type="float">
            <text:p>0.1941627775</text:p>
          </table:table-cell>
        </table:table-row>
        <table:table-row table:style-name="ro1">
          <table:table-cell office:value-type="float" office:value="-2.2041699886322" calcext:value-type="float">
            <text:p>-2.2041699886</text:p>
          </table:table-cell>
          <table:table-cell office:value-type="float" office:value="5.88266324996948" calcext:value-type="float">
            <text:p>5.88266325</text:p>
          </table:table-cell>
          <table:table-cell office:value-type="float" office:value="2.89238572120667" calcext:value-type="float">
            <text:p>2.8923857212</text:p>
          </table:table-cell>
          <table:table-cell office:value-type="float" office:value="0.370850876994" calcext:value-type="float">
            <text:p>0.370850877</text:p>
          </table:table-cell>
        </table:table-row>
        <table:table-row table:style-name="ro1">
          <table:table-cell office:value-type="float" office:value="-2.68872714042664" calcext:value-type="float">
            <text:p>-2.6887271404</text:p>
          </table:table-cell>
          <table:table-cell office:value-type="float" office:value="6.00598764419556" calcext:value-type="float">
            <text:p>6.0059876442</text:p>
          </table:table-cell>
          <table:table-cell office:value-type="float" office:value="2.89238572120667" calcext:value-type="float">
            <text:p>2.8923857212</text:p>
          </table:table-cell>
          <table:table-cell office:value-type="float" office:value="0.359171848974" calcext:value-type="float">
            <text:p>0.359171849</text:p>
          </table:table-cell>
        </table:table-row>
        <table:table-row table:style-name="ro1">
          <table:table-cell office:value-type="float" office:value="-3.17328429222107" calcext:value-type="float">
            <text:p>-3.1732842922</text:p>
          </table:table-cell>
          <table:table-cell office:value-type="float" office:value="6.12931203842163" calcext:value-type="float">
            <text:p>6.1293120384</text:p>
          </table:table-cell>
          <table:table-cell office:value-type="float" office:value="2.89238572120667" calcext:value-type="float">
            <text:p>2.8923857212</text:p>
          </table:table-cell>
          <table:table-cell office:value-type="float" office:value="0.78356926779" calcext:value-type="float">
            <text:p>0.7835692678</text:p>
          </table:table-cell>
        </table:table-row>
        <table:table-row table:style-name="ro1">
          <table:table-cell office:value-type="float" office:value="-3.6578414440155" calcext:value-type="float">
            <text:p>-3.657841444</text:p>
          </table:table-cell>
          <table:table-cell office:value-type="float" office:value="6.25263643264771" calcext:value-type="float">
            <text:p>6.2526364326</text:p>
          </table:table-cell>
          <table:table-cell office:value-type="float" office:value="2.89238572120667" calcext:value-type="float">
            <text:p>2.8923857212</text:p>
          </table:table-cell>
          <table:table-cell office:value-type="float" office:value="0.619991231122" calcext:value-type="float">
            <text:p>0.6199912311</text:p>
          </table:table-cell>
        </table:table-row>
        <table:table-row table:style-name="ro1">
          <table:table-cell office:value-type="float" office:value="-4.14580774307251" calcext:value-type="float">
            <text:p>-4.1458077431</text:p>
          </table:table-cell>
          <table:table-cell office:value-type="float" office:value="6.35746765136719" calcext:value-type="float">
            <text:p>6.3574676514</text:p>
          </table:table-cell>
          <table:table-cell office:value-type="float" office:value="3.01738619804382" calcext:value-type="float">
            <text:p>3.017386198</text:p>
          </table:table-cell>
          <table:table-cell office:value-type="float" office:value="0.797591334035" calcext:value-type="float">
            <text:p>0.797591334</text:p>
          </table:table-cell>
        </table:table-row>
        <table:table-row table:style-name="ro1">
          <table:table-cell office:value-type="float" office:value="-4.54506206512451" calcext:value-type="float">
            <text:p>-4.5450620651</text:p>
          </table:table-cell>
          <table:table-cell office:value-type="float" office:value="6.36354303359985" calcext:value-type="float">
            <text:p>6.3635430336</text:p>
          </table:table-cell>
          <table:table-cell office:value-type="float" office:value="-3.01579880714416" calcext:value-type="float">
            <text:p>-3.0157988071</text:p>
          </table:table-cell>
          <table:table-cell office:value-type="float" office:value="0.0693910749933" calcext:value-type="float">
            <text:p>0.069391075</text:p>
          </table:table-cell>
        </table:table-row>
        <table:table-row table:style-name="ro1">
          <table:table-cell office:value-type="float" office:value="-4.54506206512451" calcext:value-type="float">
            <text:p>-4.5450620651</text:p>
          </table:table-cell>
          <table:table-cell office:value-type="float" office:value="6.36354303359985" calcext:value-type="float">
            <text:p>6.3635430336</text:p>
          </table:table-cell>
          <table:table-cell office:value-type="float" office:value="-2.76579856872559" calcext:value-type="float">
            <text:p>-2.7657985687</text:p>
          </table:table-cell>
          <table:table-cell office:value-type="float" office:value="0.0693910749933" calcext:value-type="float">
            <text:p>0.069391075</text:p>
          </table:table-cell>
        </table:table-row>
        <table:table-row table:style-name="ro1">
          <table:table-cell office:value-type="float" office:value="-4.81461524963379" calcext:value-type="float">
            <text:p>-4.8146152496</text:p>
          </table:table-cell>
          <table:table-cell office:value-type="float" office:value="6.18810987472534" calcext:value-type="float">
            <text:p>6.1881098747</text:p>
          </table:table-cell>
          <table:table-cell office:value-type="float" office:value="-2.51579880714416" calcext:value-type="float">
            <text:p>-2.5157988071</text:p>
          </table:table-cell>
          <table:table-cell office:value-type="float" office:value="0.48733022261" calcext:value-type="float">
            <text:p>0.4873302226</text:p>
          </table:table-cell>
        </table:table-row>
        <table:table-row table:style-name="ro1">
          <table:table-cell office:value-type="float" office:value="-5.17781734466553" calcext:value-type="float">
            <text:p>-5.1778173447</text:p>
          </table:table-cell>
          <table:table-cell office:value-type="float" office:value="5.84335613250732" calcext:value-type="float">
            <text:p>5.8433561325</text:p>
          </table:table-cell>
          <table:table-cell office:value-type="float" office:value="-2.26579928398132" calcext:value-type="float">
            <text:p>-2.265799284</text:p>
          </table:table-cell>
          <table:table-cell office:value-type="float" office:value="0.499358364197" calcext:value-type="float">
            <text:p>0.4993583642</text:p>
          </table:table-cell>
        </table:table-row>
        <table:table-row table:style-name="ro1">
          <table:table-cell office:value-type="float" office:value="-5.44518184661865" calcext:value-type="float">
            <text:p>-5.4451818466</text:p>
          </table:table-cell>
          <table:table-cell office:value-type="float" office:value="5.42016935348511" calcext:value-type="float">
            <text:p>5.4201693535</text:p>
          </table:table-cell>
          <table:table-cell office:value-type="float" office:value="-2.01579999923706" calcext:value-type="float">
            <text:p>-2.0157999992</text:p>
          </table:table-cell>
          <table:table-cell office:value-type="float" office:value="0.610819155778" calcext:value-type="float">
            <text:p>0.6108191558</text:p>
          </table:table-cell>
        </table:table-row>
        <table:table-row table:style-name="ro1">
          <table:table-cell office:value-type="float" office:value="-5.60008335113525" calcext:value-type="float">
            <text:p>-5.6000833511</text:p>
          </table:table-cell>
          <table:table-cell office:value-type="float" office:value="4.94486284255981" calcext:value-type="float">
            <text:p>4.9448628426</text:p>
          </table:table-cell>
          <table:table-cell office:value-type="float" office:value="-1.76579809188843" calcext:value-type="float">
            <text:p>-1.7657980919</text:p>
          </table:table-cell>
          <table:table-cell office:value-type="float" office:value="0.912336817218" calcext:value-type="float">
            <text:p>0.9123368172</text:p>
          </table:table-cell>
        </table:table-row>
        <table:table-row table:style-name="ro1">
          <table:table-cell office:value-type="float" office:value="-5.63289070129395" calcext:value-type="float">
            <text:p>-5.6328907013</text:p>
          </table:table-cell>
          <table:table-cell office:value-type="float" office:value="4.44698715209961" calcext:value-type="float">
            <text:p>4.4469871521</text:p>
          </table:table-cell>
          <table:table-cell office:value-type="float" office:value="-1.5157984495163" calcext:value-type="float">
            <text:p>-1.5157984495</text:p>
          </table:table-cell>
          <table:table-cell office:value-type="float" office:value="0.416092786713" calcext:value-type="float">
            <text:p>0.4160927867</text:p>
          </table:table-cell>
        </table:table-row>
        <table:table-row table:style-name="ro1">
          <table:table-cell office:value-type="float" office:value="-5.54156541824341" calcext:value-type="float">
            <text:p>-5.5415654182</text:p>
          </table:table-cell>
          <table:table-cell office:value-type="float" office:value="3.9574978351593" calcext:value-type="float">
            <text:p>3.9574978352</text:p>
          </table:table-cell>
          <table:table-cell office:value-type="float" office:value="-1.26579642295837" calcext:value-type="float">
            <text:p>-1.265796423</text:p>
          </table:table-cell>
          <table:table-cell office:value-type="float" office:value="0.309991901203" calcext:value-type="float">
            <text:p>0.3099919012</text:p>
          </table:table-cell>
        </table:table-row>
        <table:table-row table:style-name="ro1">
          <table:table-cell office:value-type="float" office:value="-5.33249950408936" calcext:value-type="float">
            <text:p>-5.3324995041</text:p>
          </table:table-cell>
          <table:table-cell office:value-type="float" office:value="3.50611352920532" calcext:value-type="float">
            <text:p>3.5061135292</text:p>
          </table:table-cell>
          <table:table-cell office:value-type="float" office:value="-1.04079508781433" calcext:value-type="float">
            <text:p>-1.0407950878</text:p>
          </table:table-cell>
          <table:table-cell office:value-type="float" office:value="0.0321194712914" calcext:value-type="float">
            <text:p>0.0321194713</text:p>
          </table:table-cell>
        </table:table-row>
        <table:table-row table:style-name="ro1">
          <table:table-cell office:value-type="float" office:value="-5.08925914764404" calcext:value-type="float">
            <text:p>-5.0892591476</text:p>
          </table:table-cell>
          <table:table-cell office:value-type="float" office:value="3.06873464584351" calcext:value-type="float">
            <text:p>3.0687346458</text:p>
          </table:table-cell>
          <table:table-cell office:value-type="float" office:value="-1.14079463481903" calcext:value-type="float">
            <text:p>-1.1407946348</text:p>
          </table:table-cell>
          <table:table-cell office:value-type="float" office:value="0.401564587424" calcext:value-type="float">
            <text:p>0.4015645874</text:p>
          </table:table-cell>
        </table:table-row>
        <table:table-row table:style-name="ro1">
          <table:table-cell office:value-type="float" office:value="-4.94148445129395" calcext:value-type="float">
            <text:p>-4.9414844513</text:p>
          </table:table-cell>
          <table:table-cell office:value-type="float" office:value="2.59121680259705" calcext:value-type="float">
            <text:p>2.5912168026</text:p>
          </table:table-cell>
          <table:table-cell office:value-type="float" office:value="-1.39079296588898" calcext:value-type="float">
            <text:p>-1.3907929659</text:p>
          </table:table-cell>
          <table:table-cell office:value-type="float" office:value="0.230338812597" calcext:value-type="float">
            <text:p>0.2303388126</text:p>
          </table:table-cell>
        </table:table-row>
        <table:table-row table:style-name="ro1">
          <table:table-cell office:value-type="float" office:value="-4.91614246368408" calcext:value-type="float">
            <text:p>-4.9161424637</text:p>
          </table:table-cell>
          <table:table-cell office:value-type="float" office:value="2.09296655654907" calcext:value-type="float">
            <text:p>2.0929665565</text:p>
          </table:table-cell>
          <table:table-cell office:value-type="float" office:value="-1.64079344272614" calcext:value-type="float">
            <text:p>-1.6407934427</text:p>
          </table:table-cell>
          <table:table-cell office:value-type="float" office:value="0.94672931715" calcext:value-type="float">
            <text:p>0.9467293172</text:p>
          </table:table-cell>
        </table:table-row>
        <table:table-row table:style-name="ro1">
          <table:table-cell office:value-type="float" office:value="-5.00595664978027" calcext:value-type="float">
            <text:p>-5.0059566498</text:p>
          </table:table-cell>
          <table:table-cell office:value-type="float" office:value="1.60214817523956" calcext:value-type="float">
            <text:p>1.6021481752</text:p>
          </table:table-cell>
          <table:table-cell office:value-type="float" office:value="-1.79912602901459" calcext:value-type="float">
            <text:p>-1.799126029</text:p>
          </table:table-cell>
          <table:table-cell office:value-type="float" office:value="0.466058246004" calcext:value-type="float">
            <text:p>0.466058246</text:p>
          </table:table-cell>
        </table:table-row>
        <table:table-row table:style-name="ro1">
          <table:table-cell office:value-type="float" office:value="-5.11913871765137" calcext:value-type="float">
            <text:p>-5.1191387177</text:p>
          </table:table-cell>
          <table:table-cell office:value-type="float" office:value="1.11512696743011" calcext:value-type="float">
            <text:p>1.1151269674</text:p>
          </table:table-cell>
          <table:table-cell office:value-type="float" office:value="-1.79912602901459" calcext:value-type="float">
            <text:p>-1.799126029</text:p>
          </table:table-cell>
          <table:table-cell office:value-type="float" office:value="0.435752703133" calcext:value-type="float">
            <text:p>0.4357527031</text:p>
          </table:table-cell>
        </table:table-row>
        <table:table-row table:style-name="ro1">
          <table:table-cell office:value-type="float" office:value="-5.23232078552246" calcext:value-type="float">
            <text:p>-5.2323207855</text:p>
          </table:table-cell>
          <table:table-cell office:value-type="float" office:value="0.628104388713837" calcext:value-type="float">
            <text:p>0.6281043887</text:p>
          </table:table-cell>
          <table:table-cell office:value-type="float" office:value="-1.79912602901459" calcext:value-type="float">
            <text:p>-1.799126029</text:p>
          </table:table-cell>
          <table:table-cell office:value-type="float" office:value="0.213155939374" calcext:value-type="float">
            <text:p>0.2131559394</text:p>
          </table:table-cell>
        </table:table-row>
        <table:table-row table:style-name="ro1">
          <table:table-cell office:value-type="float" office:value="-5.34550285339356" calcext:value-type="float">
            <text:p>-5.3455028534</text:p>
          </table:table-cell>
          <table:table-cell office:value-type="float" office:value="0.141081392765045" calcext:value-type="float">
            <text:p>0.1410813928</text:p>
          </table:table-cell>
          <table:table-cell office:value-type="float" office:value="-1.79912602901459" calcext:value-type="float">
            <text:p>-1.799126029</text:p>
          </table:table-cell>
          <table:table-cell office:value-type="float" office:value="0.349703427587" calcext:value-type="float">
            <text:p>0.3497034276</text:p>
          </table:table-cell>
        </table:table-row>
        <table:table-row table:style-name="ro1">
          <table:table-cell office:value-type="float" office:value="-5.45868492126465" calcext:value-type="float">
            <text:p>-5.4586849213</text:p>
          </table:table-cell>
          <table:table-cell office:value-type="float" office:value="-0.345941573381424" calcext:value-type="float">
            <text:p>-0.3459415734</text:p>
          </table:table-cell>
          <table:table-cell office:value-type="float" office:value="-1.79912602901459" calcext:value-type="float">
            <text:p>-1.799126029</text:p>
          </table:table-cell>
          <table:table-cell office:value-type="float" office:value="0.634970968765" calcext:value-type="float">
            <text:p>0.6349709688</text:p>
          </table:table-cell>
        </table:table-row>
        <table:table-row table:style-name="ro1">
          <table:table-cell office:value-type="float" office:value="-5.57186698913574" calcext:value-type="float">
            <text:p>-5.5718669891</text:p>
          </table:table-cell>
          <table:table-cell office:value-type="float" office:value="-0.832964539527893" calcext:value-type="float">
            <text:p>-0.8329645395</text:p>
          </table:table-cell>
          <table:table-cell office:value-type="float" office:value="-1.79912602901459" calcext:value-type="float">
            <text:p>-1.799126029</text:p>
          </table:table-cell>
          <table:table-cell office:value-type="float" office:value="0.649581463872" calcext:value-type="float">
            <text:p>0.6495814639</text:p>
          </table:table-cell>
        </table:table-row>
        <table:table-row table:style-name="ro1">
          <table:table-cell office:value-type="float" office:value="-5.68504905700684" calcext:value-type="float">
            <text:p>-5.685049057</text:p>
          </table:table-cell>
          <table:table-cell office:value-type="float" office:value="-1.31998634338379" calcext:value-type="float">
            <text:p>-1.3199863434</text:p>
          </table:table-cell>
          <table:table-cell office:value-type="float" office:value="-1.79912602901459" calcext:value-type="float">
            <text:p>-1.799126029</text:p>
          </table:table-cell>
          <table:table-cell office:value-type="float" office:value="0.822791284063" calcext:value-type="float">
            <text:p>0.8227912841</text:p>
          </table:table-cell>
        </table:table-row>
        <table:table-row table:style-name="ro1">
          <table:table-cell office:value-type="float" office:value="-5.79442453384399" calcext:value-type="float">
            <text:p>-5.7944245338</text:p>
          </table:table-cell>
          <table:table-cell office:value-type="float" office:value="-1.80802428722382" calcext:value-type="float">
            <text:p>-1.8080242872</text:p>
          </table:table-cell>
          <table:table-cell office:value-type="float" office:value="-1.74079179763794" calcext:value-type="float">
            <text:p>-1.7407917976</text:p>
          </table:table-cell>
          <table:table-cell office:value-type="float" office:value="0.299569900047" calcext:value-type="float">
            <text:p>0.2995699</text:p>
          </table:table-cell>
        </table:table-row>
        <table:table-row table:style-name="ro1">
          <table:table-cell office:value-type="float" office:value="-5.82241296768189" calcext:value-type="float">
            <text:p>-5.8224129677</text:p>
          </table:table-cell>
          <table:table-cell office:value-type="float" office:value="-2.30672430992126" calcext:value-type="float">
            <text:p>-2.3067243099</text:p>
          </table:table-cell>
          <table:table-cell office:value-type="float" office:value="-1.57412600517273" calcext:value-type="float">
            <text:p>-1.5741260052</text:p>
          </table:table-cell>
          <table:table-cell office:value-type="float" office:value="0.496128501489" calcext:value-type="float">
            <text:p>0.4961285015</text:p>
          </table:table-cell>
        </table:table-row>
        <table:table-row table:style-name="ro1">
          <table:table-cell office:value-type="float" office:value="-5.80950689315796" calcext:value-type="float">
            <text:p>-5.8095068932</text:p>
          </table:table-cell>
          <table:table-cell office:value-type="float" office:value="-2.80606126785278" calcext:value-type="float">
            <text:p>-2.8060612679</text:p>
          </table:table-cell>
          <table:table-cell office:value-type="float" office:value="-1.45745980739594" calcext:value-type="float">
            <text:p>-1.4574598074</text:p>
          </table:table-cell>
          <table:table-cell office:value-type="float" office:value="0.645195307364" calcext:value-type="float">
            <text:p>0.6451953074</text:p>
          </table:table-cell>
        </table:table-row>
        <table:table-row table:style-name="ro1">
          <table:table-cell office:value-type="float" office:value="-5.68975210189819" calcext:value-type="float">
            <text:p>-5.6897521019</text:p>
          </table:table-cell>
          <table:table-cell office:value-type="float" office:value="-3.28915452957153" calcext:value-type="float">
            <text:p>-3.2891545296</text:p>
          </table:table-cell>
          <table:table-cell office:value-type="float" office:value="-1.2074579000473" calcext:value-type="float">
            <text:p>-1.2074579</text:p>
          </table:table-cell>
          <table:table-cell office:value-type="float" office:value="0.196346657505" calcext:value-type="float">
            <text:p>0.1963466575</text:p>
          </table:table-cell>
        </table:table-row>
        <table:table-row table:style-name="ro1">
          <table:table-cell office:value-type="float" office:value="-5.48947668075562" calcext:value-type="float">
            <text:p>-5.4894766808</text:p>
          </table:table-cell>
          <table:table-cell office:value-type="float" office:value="-3.74641370773315" calcext:value-type="float">
            <text:p>-3.7464137077</text:p>
          </table:table-cell>
          <table:table-cell office:value-type="float" office:value="-1.09912323951721" calcext:value-type="float">
            <text:p>-1.0991232395</text:p>
          </table:table-cell>
          <table:table-cell office:value-type="float" office:value="0.500114912895" calcext:value-type="float">
            <text:p>0.5001149129</text:p>
          </table:table-cell>
        </table:table-row>
        <table:table-row table:style-name="ro1">
          <table:table-cell office:value-type="float" office:value="-5.21918869018555" calcext:value-type="float">
            <text:p>-5.2191886902</text:p>
          </table:table-cell>
          <table:table-cell office:value-type="float" office:value="-4.16546249389648" calcext:value-type="float">
            <text:p>-4.1654624939</text:p>
          </table:table-cell>
          <table:table-cell office:value-type="float" office:value="-0.965790390968323" calcext:value-type="float">
            <text:p>-0.965790391</text:p>
          </table:table-cell>
          <table:table-cell office:value-type="float" office:value="0.252454264668" calcext:value-type="float">
            <text:p>0.2524542647</text:p>
          </table:table-cell>
        </table:table-row>
        <table:table-row table:style-name="ro1">
          <table:table-cell office:value-type="float" office:value="-4.91978406906128" calcext:value-type="float">
            <text:p>-4.9197840691</text:p>
          </table:table-cell>
          <table:table-cell office:value-type="float" office:value="-4.56379556655884" calcext:value-type="float">
            <text:p>-4.5637955666</text:p>
          </table:table-cell>
          <table:table-cell office:value-type="float" office:value="-0.832456529140472" calcext:value-type="float">
            <text:p>-0.8324565291</text:p>
          </table:table-cell>
          <table:table-cell office:value-type="float" office:value="0.0588307240416" calcext:value-type="float">
            <text:p>0.058830724</text:p>
          </table:table-cell>
        </table:table-row>
        <table:table-row table:style-name="ro1">
          <table:table-cell office:value-type="float" office:value="-4.53941535949707" calcext:value-type="float">
            <text:p>-4.5394153595</text:p>
          </table:table-cell>
          <table:table-cell office:value-type="float" office:value="-4.88325643539429" calcext:value-type="float">
            <text:p>-4.8832564354</text:p>
          </table:table-cell>
          <table:table-cell office:value-type="float" office:value="-0.582456529140472" calcext:value-type="float">
            <text:p>-0.5824565291</text:p>
          </table:table-cell>
          <table:table-cell office:value-type="float" office:value="0.169926675491" calcext:value-type="float">
            <text:p>0.1699266755</text:p>
          </table:table-cell>
        </table:table-row>
        <table:table-row table:style-name="ro1">
          <table:table-cell office:value-type="float" office:value="-4.12030172348022" calcext:value-type="float">
            <text:p>-4.1203017235</text:p>
          </table:table-cell>
          <table:table-cell office:value-type="float" office:value="-5.15500831604004" calcext:value-type="float">
            <text:p>-5.155008316</text:p>
          </table:table-cell>
          <table:table-cell office:value-type="float" office:value="-0.532456874847412" calcext:value-type="float">
            <text:p>-0.5324568748</text:p>
          </table:table-cell>
          <table:table-cell office:value-type="float" office:value="0.46472114832" calcext:value-type="float">
            <text:p>0.4647211483</text:p>
          </table:table-cell>
        </table:table-row>
        <table:table-row table:style-name="ro1">
          <table:table-cell office:value-type="float" office:value="-3.67155385017395" calcext:value-type="float">
            <text:p>-3.6715538502</text:p>
          </table:table-cell>
          <table:table-cell office:value-type="float" office:value="-5.37391757965088" calcext:value-type="float">
            <text:p>-5.3739175797</text:p>
          </table:table-cell>
          <table:table-cell office:value-type="float" office:value="-0.440789848566055" calcext:value-type="float">
            <text:p>-0.4407898486</text:p>
          </table:table-cell>
          <table:table-cell office:value-type="float" office:value="0.326163173513" calcext:value-type="float">
            <text:p>0.3261631735</text:p>
          </table:table-cell>
        </table:table-row>
        <table:table-row table:style-name="ro1">
          <table:table-cell office:value-type="float" office:value="-3.21683120727539" calcext:value-type="float">
            <text:p>-3.2168312073</text:p>
          </table:table-cell>
          <table:table-cell office:value-type="float" office:value="-5.5802493095398" calcext:value-type="float">
            <text:p>-5.5802493095</text:p>
          </table:table-cell>
          <table:table-cell office:value-type="float" office:value="-0.365790039300919" calcext:value-type="float">
            <text:p>-0.3657900393</text:p>
          </table:table-cell>
          <table:table-cell office:value-type="float" office:value="0.151968914011" calcext:value-type="float">
            <text:p>0.151968914</text:p>
          </table:table-cell>
        </table:table-row>
        <table:table-row table:style-name="ro1">
          <table:table-cell office:value-type="float" office:value="-2.73481130599976" calcext:value-type="float">
            <text:p>-2.734811306</text:p>
          </table:table-cell>
          <table:table-cell office:value-type="float" office:value="-5.70947265625" calcext:value-type="float">
            <text:p>-5.7094726563</text:p>
          </table:table-cell>
          <table:table-cell office:value-type="float" office:value="-0.232455521821976" calcext:value-type="float">
            <text:p>-0.2324555218</text:p>
          </table:table-cell>
          <table:table-cell office:value-type="float" office:value="0.798052589728" calcext:value-type="float">
            <text:p>0.7980525897</text:p>
          </table:table-cell>
        </table:table-row>
        <table:table-row table:style-name="ro1">
          <table:table-cell office:value-type="float" office:value="-2.24825859069824" calcext:value-type="float">
            <text:p>-2.2482585907</text:p>
          </table:table-cell>
          <table:table-cell office:value-type="float" office:value="-5.82465744018555" calcext:value-type="float">
            <text:p>-5.8246574402</text:p>
          </table:table-cell>
          <table:table-cell office:value-type="float" office:value="-0.232455417513847" calcext:value-type="float">
            <text:p>-0.2324554175</text:p>
          </table:table-cell>
          <table:table-cell office:value-type="float" office:value="0.53872534581" calcext:value-type="float">
            <text:p>0.5387253458</text:p>
          </table:table-cell>
        </table:table-row>
        <table:table-row table:style-name="ro1">
          <table:table-cell office:value-type="float" office:value="-1.76170587539673" calcext:value-type="float">
            <text:p>-1.7617058754</text:p>
          </table:table-cell>
          <table:table-cell office:value-type="float" office:value="-5.93984222412109" calcext:value-type="float">
            <text:p>-5.9398422241</text:p>
          </table:table-cell>
          <table:table-cell office:value-type="float" office:value="-0.232455417513847" calcext:value-type="float">
            <text:p>-0.2324554175</text:p>
          </table:table-cell>
          <table:table-cell office:value-type="float" office:value="0.875189614648" calcext:value-type="float">
            <text:p>0.8751896146</text:p>
          </table:table-cell>
        </table:table-row>
        <table:table-row table:style-name="ro1">
          <table:table-cell office:value-type="float" office:value="-1.27515316009521" calcext:value-type="float">
            <text:p>-1.2751531601</text:p>
          </table:table-cell>
          <table:table-cell office:value-type="float" office:value="-6.05502700805664" calcext:value-type="float">
            <text:p>-6.0550270081</text:p>
          </table:table-cell>
          <table:table-cell office:value-type="float" office:value="-0.232455417513847" calcext:value-type="float">
            <text:p>-0.2324554175</text:p>
          </table:table-cell>
          <table:table-cell office:value-type="float" office:value="0.351927958222" calcext:value-type="float">
            <text:p>0.3519279582</text:p>
          </table:table-cell>
        </table:table-row>
        <table:table-row table:style-name="ro1">
          <table:table-cell office:value-type="float" office:value="-0.788600444793701" calcext:value-type="float">
            <text:p>-0.7886004448</text:p>
          </table:table-cell>
          <table:table-cell office:value-type="float" office:value="-6.17021179199219" calcext:value-type="float">
            <text:p>-6.170211792</text:p>
          </table:table-cell>
          <table:table-cell office:value-type="float" office:value="-0.232455417513847" calcext:value-type="float">
            <text:p>-0.2324554175</text:p>
          </table:table-cell>
          <table:table-cell office:value-type="float" office:value="0.407909132699" calcext:value-type="float">
            <text:p>0.4079091327</text:p>
          </table:table-cell>
        </table:table-row>
        <table:table-row table:style-name="ro1">
          <table:table-cell office:value-type="float" office:value="-0.302048116922379" calcext:value-type="float">
            <text:p>-0.3020481169</text:p>
          </table:table-cell>
          <table:table-cell office:value-type="float" office:value="-6.28539657592773" calcext:value-type="float">
            <text:p>-6.2853965759</text:p>
          </table:table-cell>
          <table:table-cell office:value-type="float" office:value="-0.232455417513847" calcext:value-type="float">
            <text:p>-0.2324554175</text:p>
          </table:table-cell>
          <table:table-cell office:value-type="float" office:value="0.186555498811" calcext:value-type="float">
            <text:p>0.1865554988</text:p>
          </table:table-cell>
        </table:table-row>
        <table:table-row table:style-name="ro1">
          <table:table-cell office:value-type="float" office:value="0.188777893781662" calcext:value-type="float">
            <text:p>0.1887778938</text:p>
          </table:table-cell>
          <table:table-cell office:value-type="float" office:value="-6.37462902069092" calcext:value-type="float">
            <text:p>-6.3746290207</text:p>
          </table:table-cell>
          <table:table-cell office:value-type="float" office:value="-0.0824550539255142" calcext:value-type="float">
            <text:p>-0.0824550539</text:p>
          </table:table-cell>
          <table:table-cell office:value-type="float" office:value="0.448225661513" calcext:value-type="float">
            <text:p>0.4482256615</text:p>
          </table:table-cell>
        </table:table-row>
        <table:table-row table:style-name="ro1">
          <table:table-cell office:value-type="float" office:value="0.688040137290955" calcext:value-type="float">
            <text:p>0.6880401373</text:p>
          </table:table-cell>
          <table:table-cell office:value-type="float" office:value="-6.35975694656372" calcext:value-type="float">
            <text:p>-6.3597569466</text:p>
          </table:table-cell>
          <table:table-cell office:value-type="float" office:value="0.0675452053546906" calcext:value-type="float">
            <text:p>0.0675452054</text:p>
          </table:table-cell>
          <table:table-cell office:value-type="float" office:value="0.987431247401" calcext:value-type="float">
            <text:p>0.9874312474</text:p>
          </table:table-cell>
        </table:table-row>
        <table:table-row table:style-name="ro1">
          <table:table-cell office:value-type="float" office:value="1.180051445961" calcext:value-type="float">
            <text:p>1.180051446</text:p>
          </table:table-cell>
          <table:table-cell office:value-type="float" office:value="-6.27412843704224" calcext:value-type="float">
            <text:p>-6.274128437</text:p>
          </table:table-cell>
          <table:table-cell office:value-type="float" office:value="0.28421226143837" calcext:value-type="float">
            <text:p>0.2842122614</text:p>
          </table:table-cell>
          <table:table-cell office:value-type="float" office:value="0.342365287333" calcext:value-type="float">
            <text:p>0.3423652873</text:p>
          </table:table-cell>
        </table:table-row>
        <table:table-row table:style-name="ro1">
          <table:table-cell office:value-type="float" office:value="1.75175952911377" calcext:value-type="float">
            <text:p>1.7517595291</text:p>
          </table:table-cell>
          <table:table-cell office:value-type="float" office:value="-6.0920786857605" calcext:value-type="float">
            <text:p>-6.0920786858</text:p>
          </table:table-cell>
          <table:table-cell office:value-type="float" office:value="0.300878912210464" calcext:value-type="float">
            <text:p>0.3008789122</text:p>
          </table:table-cell>
          <table:table-cell office:value-type="float" office:value="0.897671154883" calcext:value-type="float">
            <text:p>0.8976711549</text:p>
          </table:table-cell>
        </table:table-row>
        <table:table-row table:style-name="ro1">
          <table:table-cell office:value-type="float" office:value="2.24312615394592" calcext:value-type="float">
            <text:p>2.2431261539</text:p>
          </table:table-cell>
          <table:table-cell office:value-type="float" office:value="-6.01096343994141" calcext:value-type="float">
            <text:p>-6.0109634399</text:p>
          </table:table-cell>
          <table:table-cell office:value-type="float" office:value="0.0508793480694294" calcext:value-type="float">
            <text:p>0.0508793481</text:p>
          </table:table-cell>
          <table:table-cell office:value-type="float" office:value="0.251227684585" calcext:value-type="float">
            <text:p>0.2512276846</text:p>
          </table:table-cell>
        </table:table-row>
        <table:table-row table:style-name="ro1">
          <table:table-cell office:value-type="float" office:value="2.74304747581482" calcext:value-type="float">
            <text:p>2.7430474758</text:p>
          </table:table-cell>
          <table:table-cell office:value-type="float" office:value="-6.01455402374268" calcext:value-type="float">
            <text:p>-6.0145540237</text:p>
          </table:table-cell>
          <table:table-cell office:value-type="float" office:value="0.00921306386590004" calcext:value-type="float">
            <text:p>0.0092130639</text:p>
          </table:table-cell>
          <table:table-cell office:value-type="float" office:value="0.152498509328" calcext:value-type="float">
            <text:p>0.1524985093</text:p>
          </table:table-cell>
        </table:table-row>
        <table:table-row table:style-name="ro1">
          <table:table-cell office:value-type="float" office:value="3.23698091506958" calcext:value-type="float">
            <text:p>3.2369809151</text:p>
          </table:table-cell>
          <table:table-cell office:value-type="float" office:value="-5.941650390625" calcext:value-type="float">
            <text:p>-5.9416503906</text:p>
          </table:table-cell>
          <table:table-cell office:value-type="float" office:value="0.259213745594025" calcext:value-type="float">
            <text:p>0.2592137456</text:p>
          </table:table-cell>
          <table:table-cell office:value-type="float" office:value="0.845477001967" calcext:value-type="float">
            <text:p>0.845477002</text:p>
          </table:table-cell>
        </table:table-row>
        <table:table-row table:style-name="ro1">
          <table:table-cell office:value-type="float" office:value="3.69854068756104" calcext:value-type="float">
            <text:p>3.6985406876</text:p>
          </table:table-cell>
          <table:table-cell office:value-type="float" office:value="-5.74895906448364" calcext:value-type="float">
            <text:p>-5.7489590645</text:p>
          </table:table-cell>
          <table:table-cell office:value-type="float" office:value="0.509213268756866" calcext:value-type="float">
            <text:p>0.5092132688</text:p>
          </table:table-cell>
          <table:table-cell office:value-type="float" office:value="0.566436507373" calcext:value-type="float">
            <text:p>0.5664365074</text:p>
          </table:table-cell>
        </table:table-row>
        <table:table-row table:style-name="ro1">
          <table:table-cell office:value-type="float" office:value="4.09902811050415" calcext:value-type="float">
            <text:p>4.0990281105</text:p>
          </table:table-cell>
          <table:table-cell office:value-type="float" office:value="-5.44845867156982" calcext:value-type="float">
            <text:p>-5.4484586716</text:p>
          </table:table-cell>
          <table:table-cell office:value-type="float" office:value="0.759213089942932" calcext:value-type="float">
            <text:p>0.7592130899</text:p>
          </table:table-cell>
          <table:table-cell office:value-type="float" office:value="0.45905297829" calcext:value-type="float">
            <text:p>0.4590529783</text:p>
          </table:table-cell>
        </table:table-row>
        <table:table-row table:style-name="ro1">
          <table:table-cell office:value-type="float" office:value="4.41354417800903" calcext:value-type="float">
            <text:p>4.413544178</text:p>
          </table:table-cell>
          <table:table-cell office:value-type="float" office:value="-5.05883455276489" calcext:value-type="float">
            <text:p>-5.0588345528</text:p>
          </table:table-cell>
          <table:table-cell office:value-type="float" office:value="1.00921237468719" calcext:value-type="float">
            <text:p>1.0092123747</text:p>
          </table:table-cell>
          <table:table-cell office:value-type="float" office:value="0.537635477905" calcext:value-type="float">
            <text:p>0.5376354779</text:p>
          </table:table-cell>
        </table:table-row>
        <table:table-row table:style-name="ro1">
          <table:table-cell office:value-type="float" office:value="4.62253379821777" calcext:value-type="float">
            <text:p>4.6225337982</text:p>
          </table:table-cell>
          <table:table-cell office:value-type="float" office:value="-4.60431098937988" calcext:value-type="float">
            <text:p>-4.6043109894</text:p>
          </table:table-cell>
          <table:table-cell office:value-type="float" office:value="1.25921130180359" calcext:value-type="float">
            <text:p>1.2592113018</text:p>
          </table:table-cell>
          <table:table-cell office:value-type="float" office:value="0.993378251178" calcext:value-type="float">
            <text:p>0.9933782512</text:p>
          </table:table-cell>
        </table:table-row>
        <table:table-row table:style-name="ro1">
          <table:table-cell office:value-type="float" office:value="4.7642674446106" calcext:value-type="float">
            <text:p>4.7642674446</text:p>
          </table:table-cell>
          <table:table-cell office:value-type="float" office:value="-4.12474346160889" calcext:value-type="float">
            <text:p>-4.1247434616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466706379787" calcext:value-type="float">
            <text:p>0.4667063798</text:p>
          </table:table-cell>
        </table:table-row>
        <table:table-row table:style-name="ro1">
          <table:table-cell office:value-type="float" office:value="4.905601978302" calcext:value-type="float">
            <text:p>4.9056019783</text:p>
          </table:table-cell>
          <table:table-cell office:value-type="float" office:value="-3.6451358795166" calcext:value-type="float">
            <text:p>-3.6451358795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771149940109" calcext:value-type="float">
            <text:p>0.7711499401</text:p>
          </table:table-cell>
        </table:table-row>
        <table:table-row table:style-name="ro1">
          <table:table-cell office:value-type="float" office:value="5.04693651199341" calcext:value-type="float">
            <text:p>5.046936512</text:p>
          </table:table-cell>
          <table:table-cell office:value-type="float" office:value="-3.16552829742432" calcext:value-type="float">
            <text:p>-3.1655282974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153329549006" calcext:value-type="float">
            <text:p>0.153329549</text:p>
          </table:table-cell>
        </table:table-row>
        <table:table-row table:style-name="ro1">
          <table:table-cell office:value-type="float" office:value="5.18827104568481" calcext:value-type="float">
            <text:p>5.1882710457</text:p>
          </table:table-cell>
          <table:table-cell office:value-type="float" office:value="-2.68592071533203" calcext:value-type="float">
            <text:p>-2.6859207153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441222744415" calcext:value-type="float">
            <text:p>0.4412227444</text:p>
          </table:table-cell>
        </table:table-row>
        <table:table-row table:style-name="ro1">
          <table:table-cell office:value-type="float" office:value="5.32960557937622" calcext:value-type="float">
            <text:p>5.3296055794</text:p>
          </table:table-cell>
          <table:table-cell office:value-type="float" office:value="-2.20631313323975" calcext:value-type="float">
            <text:p>-2.2063131332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128832943049" calcext:value-type="float">
            <text:p>0.128832943</text:p>
          </table:table-cell>
        </table:table-row>
        <table:table-row table:style-name="ro1">
          <table:table-cell office:value-type="float" office:value="5.47094011306763" calcext:value-type="float">
            <text:p>5.4709401131</text:p>
          </table:table-cell>
          <table:table-cell office:value-type="float" office:value="-1.72670555114746" calcext:value-type="float">
            <text:p>-1.7267055511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576084291656" calcext:value-type="float">
            <text:p>0.5760842917</text:p>
          </table:table-cell>
        </table:table-row>
        <table:table-row table:style-name="ro1">
          <table:table-cell office:value-type="float" office:value="5.61227464675903" calcext:value-type="float">
            <text:p>5.6122746468</text:p>
          </table:table-cell>
          <table:table-cell office:value-type="float" office:value="-1.24709796905518" calcext:value-type="float">
            <text:p>-1.2470979691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529502421689" calcext:value-type="float">
            <text:p>0.5295024217</text:p>
          </table:table-cell>
        </table:table-row>
        <table:table-row table:style-name="ro1">
          <table:table-cell office:value-type="float" office:value="5.75360918045044" calcext:value-type="float">
            <text:p>5.7536091805</text:p>
          </table:table-cell>
          <table:table-cell office:value-type="float" office:value="-0.767490386962891" calcext:value-type="float">
            <text:p>-0.767490387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810292774097" calcext:value-type="float">
            <text:p>0.8102927741</text:p>
          </table:table-cell>
        </table:table-row>
        <table:table-row table:style-name="ro1">
          <table:table-cell office:value-type="float" office:value="5.89494371414185" calcext:value-type="float">
            <text:p>5.8949437141</text:p>
          </table:table-cell>
          <table:table-cell office:value-type="float" office:value="-0.287882804870606" calcext:value-type="float">
            <text:p>-0.2878828049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682498653322" calcext:value-type="float">
            <text:p>0.6824986533</text:p>
          </table:table-cell>
        </table:table-row>
        <table:table-row table:style-name="ro1">
          <table:table-cell office:value-type="float" office:value="6.03627824783325" calcext:value-type="float">
            <text:p>6.0362782478</text:p>
          </table:table-cell>
          <table:table-cell office:value-type="float" office:value="0.191724747419357" calcext:value-type="float">
            <text:p>0.1917247474</text:p>
          </table:table-cell>
          <table:table-cell office:value-type="float" office:value="1.28421175479889" calcext:value-type="float">
            <text:p>1.2842117548</text:p>
          </table:table-cell>
          <table:table-cell office:value-type="float" office:value="0.56414828279" calcext:value-type="float">
            <text:p>0.5641482828</text:p>
          </table:table-cell>
        </table:table-row>
        <table:table-row table:style-name="ro1">
          <table:table-cell office:value-type="float" office:value="6.16347694396973" calcext:value-type="float">
            <text:p>6.163476944</text:p>
          </table:table-cell>
          <table:table-cell office:value-type="float" office:value="0.675349295139313" calcext:value-type="float">
            <text:p>0.6753492951</text:p>
          </table:table-cell>
          <table:table-cell office:value-type="float" office:value="1.40087711811066" calcext:value-type="float">
            <text:p>1.4008771181</text:p>
          </table:table-cell>
          <table:table-cell office:value-type="float" office:value="0.356008945429" calcext:value-type="float">
            <text:p>0.3560089454</text:p>
          </table:table-cell>
        </table:table-row>
        <table:table-row table:style-name="ro1">
          <table:table-cell office:value-type="float" office:value="6.1837944984436" calcext:value-type="float">
            <text:p>6.1837944984</text:p>
          </table:table-cell>
          <table:table-cell office:value-type="float" office:value="1.17378759384155" calcext:value-type="float">
            <text:p>1.1737875938</text:p>
          </table:table-cell>
          <table:table-cell office:value-type="float" office:value="1.65087711811066" calcext:value-type="float">
            <text:p>1.6508771181</text:p>
          </table:table-cell>
          <table:table-cell office:value-type="float" office:value="0.534425121471" calcext:value-type="float">
            <text:p>0.5344251215</text:p>
          </table:table-cell>
        </table:table-row>
        <table:table-row table:style-name="ro1">
          <table:table-cell office:value-type="float" office:value="6.08020257949829" calcext:value-type="float">
            <text:p>6.0802025795</text:p>
          </table:table-cell>
          <table:table-cell office:value-type="float" office:value="1.66072976589203" calcext:value-type="float">
            <text:p>1.6607297659</text:p>
          </table:table-cell>
          <table:table-cell office:value-type="float" office:value="1.90087604522705" calcext:value-type="float">
            <text:p>1.9008760452</text:p>
          </table:table-cell>
          <table:table-cell office:value-type="float" office:value="0.74197245565" calcext:value-type="float">
            <text:p>0.7419724557</text:p>
          </table:table-cell>
        </table:table-row>
        <table:table-row table:style-name="ro1">
          <table:table-cell office:value-type="float" office:value="5.85914325714111" calcext:value-type="float">
            <text:p>5.8591432571</text:p>
          </table:table-cell>
          <table:table-cell office:value-type="float" office:value="2.10590028762817" calcext:value-type="float">
            <text:p>2.1059002876</text:p>
          </table:table-cell>
          <table:table-cell office:value-type="float" office:value="2.15087676048279" calcext:value-type="float">
            <text:p>2.1508767605</text:p>
          </table:table-cell>
          <table:table-cell office:value-type="float" office:value="0.43291438886" calcext:value-type="float">
            <text:p>0.4329143889</text:p>
          </table:table-cell>
        </table:table-row>
        <table:table-row table:style-name="ro1">
          <table:table-cell office:value-type="float" office:value="5.53435802459717" calcext:value-type="float">
            <text:p>5.5343580246</text:p>
          </table:table-cell>
          <table:table-cell office:value-type="float" office:value="2.48162055015564" calcext:value-type="float">
            <text:p>2.4816205502</text:p>
          </table:table-cell>
          <table:table-cell office:value-type="float" office:value="2.40087699890137" calcext:value-type="float">
            <text:p>2.4008769989</text:p>
          </table:table-cell>
          <table:table-cell office:value-type="float" office:value="0.306641418528" calcext:value-type="float">
            <text:p>0.3066414185</text:p>
          </table:table-cell>
        </table:table-row>
        <table:table-row table:style-name="ro1">
          <table:table-cell office:value-type="float" office:value="5.12604284286499" calcext:value-type="float">
            <text:p>5.1260428429</text:p>
          </table:table-cell>
          <table:table-cell office:value-type="float" office:value="2.76453018188477" calcext:value-type="float">
            <text:p>2.7645301819</text:p>
          </table:table-cell>
          <table:table-cell office:value-type="float" office:value="2.65087747573853" calcext:value-type="float">
            <text:p>2.6508774757</text:p>
          </table:table-cell>
          <table:table-cell office:value-type="float" office:value="0.534029978588" calcext:value-type="float">
            <text:p>0.5340299786</text:p>
          </table:table-cell>
        </table:table-row>
        <table:table-row table:style-name="ro1">
          <table:table-cell office:value-type="float" office:value="4.65958404541016" calcext:value-type="float">
            <text:p>4.6595840454</text:p>
          </table:table-cell>
          <table:table-cell office:value-type="float" office:value="2.93703866004944" calcext:value-type="float">
            <text:p>2.93703866</text:p>
          </table:table-cell>
          <table:table-cell office:value-type="float" office:value="2.9008777141571" calcext:value-type="float">
            <text:p>2.9008777142</text:p>
          </table:table-cell>
          <table:table-cell office:value-type="float" office:value="0.232923969731" calcext:value-type="float">
            <text:p>0.2329239697</text:p>
          </table:table-cell>
        </table:table-row>
        <table:table-row table:style-name="ro1">
          <table:table-cell office:value-type="float" office:value="4.16398239135742" calcext:value-type="float">
            <text:p>4.1639823914</text:p>
          </table:table-cell>
          <table:table-cell office:value-type="float" office:value="2.98841977119446" calcext:value-type="float">
            <text:p>2.9884197712</text:p>
          </table:table-cell>
          <table:table-cell office:value-type="float" office:value="-3.13230681419373" calcext:value-type="float">
            <text:p>-3.1323068142</text:p>
          </table:table-cell>
          <table:table-cell office:value-type="float" office:value="0.570066169255" calcext:value-type="float">
            <text:p>0.5700661693</text:p>
          </table:table-cell>
        </table:table-row>
        <table:table-row table:style-name="ro1">
          <table:table-cell office:value-type="float" office:value="3.67005491256714" calcext:value-type="float">
            <text:p>3.6700549126</text:p>
          </table:table-cell>
          <table:table-cell office:value-type="float" office:value="2.91548109054565" calcext:value-type="float">
            <text:p>2.9154810905</text:p>
          </table:table-cell>
          <table:table-cell office:value-type="float" office:value="-2.88230633735657" calcext:value-type="float">
            <text:p>-2.8823063374</text:p>
          </table:table-cell>
          <table:table-cell office:value-type="float" office:value="0.656162642989" calcext:value-type="float">
            <text:p>0.656162643</text:p>
          </table:table-cell>
        </table:table-row>
        <table:table-row table:style-name="ro1">
          <table:table-cell office:value-type="float" office:value="3.20850920677185" calcext:value-type="float">
            <text:p>3.2085092068</text:p>
          </table:table-cell>
          <table:table-cell office:value-type="float" office:value="2.72275567054749" calcext:value-type="float">
            <text:p>2.7227556705</text:p>
          </table:table-cell>
          <table:table-cell office:value-type="float" office:value="-2.6323070526123" calcext:value-type="float">
            <text:p>-2.6323070526</text:p>
          </table:table-cell>
          <table:table-cell office:value-type="float" office:value="0.226664484122" calcext:value-type="float">
            <text:p>0.2266644841</text:p>
          </table:table-cell>
        </table:table-row>
        <table:table-row table:style-name="ro1">
          <table:table-cell office:value-type="float" office:value="2.80804347991943" calcext:value-type="float">
            <text:p>2.8080434799</text:p>
          </table:table-cell>
          <table:table-cell office:value-type="float" office:value="2.42222690582275" calcext:value-type="float">
            <text:p>2.4222269058</text:p>
          </table:table-cell>
          <table:table-cell office:value-type="float" office:value="-2.38230776786804" calcext:value-type="float">
            <text:p>-2.3823077679</text:p>
          </table:table-cell>
          <table:table-cell office:value-type="float" office:value="0.0733955076733" calcext:value-type="float">
            <text:p>0.0733955077</text:p>
          </table:table-cell>
        </table:table-row>
        <table:table-row table:style-name="ro1">
          <table:table-cell office:value-type="float" office:value="2.46154761314392" calcext:value-type="float">
            <text:p>2.4615476131</text:p>
          </table:table-cell>
          <table:table-cell office:value-type="float" office:value="2.06130003929138" calcext:value-type="float">
            <text:p>2.0613000393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0828639784657" calcext:value-type="float">
            <text:p>0.0828639785</text:p>
          </table:table-cell>
        </table:table-row>
        <table:table-row table:style-name="ro1">
          <table:table-cell office:value-type="float" office:value="2.11653685569763" calcext:value-type="float">
            <text:p>2.1165368557</text:p>
          </table:table-cell>
          <table:table-cell office:value-type="float" office:value="1.69940209388733" calcext:value-type="float">
            <text:p>1.6994020939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0981907923672" calcext:value-type="float">
            <text:p>0.0981907924</text:p>
          </table:table-cell>
        </table:table-row>
        <table:table-row table:style-name="ro1">
          <table:table-cell office:value-type="float" office:value="1.77152848243713" calcext:value-type="float">
            <text:p>1.7715284824</text:p>
          </table:table-cell>
          <table:table-cell office:value-type="float" office:value="1.33750414848328" calcext:value-type="float">
            <text:p>1.3375041485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118296231032" calcext:value-type="float">
            <text:p>0.118296231</text:p>
          </table:table-cell>
        </table:table-row>
        <table:table-row table:style-name="ro1">
          <table:table-cell office:value-type="float" office:value="1.42652130126953" calcext:value-type="float">
            <text:p>1.4265213013</text:p>
          </table:table-cell>
          <table:table-cell office:value-type="float" office:value="0.975606381893158" calcext:value-type="float">
            <text:p>0.9756063819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142685567569" calcext:value-type="float">
            <text:p>0.1426855676</text:p>
          </table:table-cell>
        </table:table-row>
        <table:table-row table:style-name="ro1">
          <table:table-cell office:value-type="float" office:value="1.08151412010193" calcext:value-type="float">
            <text:p>1.0815141201</text:p>
          </table:table-cell>
          <table:table-cell office:value-type="float" office:value="0.613710224628449" calcext:value-type="float">
            <text:p>0.6137102246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17076305348" calcext:value-type="float">
            <text:p>0.1707630535</text:p>
          </table:table-cell>
        </table:table-row>
        <table:table-row table:style-name="ro1">
          <table:table-cell office:value-type="float" office:value="0.736505568027496" calcext:value-type="float">
            <text:p>0.736505568</text:p>
          </table:table-cell>
          <table:table-cell office:value-type="float" office:value="0.251813441514969" calcext:value-type="float">
            <text:p>0.2518134415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201861329437" calcext:value-type="float">
            <text:p>0.2018613294</text:p>
          </table:table-cell>
        </table:table-row>
        <table:table-row table:style-name="ro1">
          <table:table-cell office:value-type="float" office:value="0.391496896743774" calcext:value-type="float">
            <text:p>0.3914968967</text:p>
          </table:table-cell>
          <table:table-cell office:value-type="float" office:value="-0.110083572566509" calcext:value-type="float">
            <text:p>-0.1100835726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235239547045" calcext:value-type="float">
            <text:p>0.235239547</text:p>
          </table:table-cell>
        </table:table-row>
        <table:table-row table:style-name="ro1">
          <table:table-cell office:value-type="float" office:value="0.0464888215065002" calcext:value-type="float">
            <text:p>0.0464888215</text:p>
          </table:table-cell>
          <table:table-cell office:value-type="float" office:value="-0.471980601549149" calcext:value-type="float">
            <text:p>-0.4719806015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27010722481" calcext:value-type="float">
            <text:p>0.2701072248</text:p>
          </table:table-cell>
        </table:table-row>
        <table:table-row table:style-name="ro1">
          <table:table-cell office:value-type="float" office:value="-0.298519283533096" calcext:value-type="float">
            <text:p>-0.2985192835</text:p>
          </table:table-cell>
          <table:table-cell office:value-type="float" office:value="-0.833876848220825" calcext:value-type="float">
            <text:p>-0.8338768482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305638039637" calcext:value-type="float">
            <text:p>0.3056380396</text:p>
          </table:table-cell>
        </table:table-row>
        <table:table-row table:style-name="ro1">
          <table:table-cell office:value-type="float" office:value="-0.643527746200562" calcext:value-type="float">
            <text:p>-0.6435277462</text:p>
          </table:table-cell>
          <table:table-cell office:value-type="float" office:value="-1.19577395915985" calcext:value-type="float">
            <text:p>-1.1957739592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34100020725" calcext:value-type="float">
            <text:p>0.3410002073</text:p>
          </table:table-cell>
        </table:table-row>
        <table:table-row table:style-name="ro1">
          <table:table-cell office:value-type="float" office:value="-0.988536715507507" calcext:value-type="float">
            <text:p>-0.9885367155</text:p>
          </table:table-cell>
          <table:table-cell office:value-type="float" office:value="-1.5576719045639" calcext:value-type="float">
            <text:p>-1.5576719046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375360672829" calcext:value-type="float">
            <text:p>0.3753606728</text:p>
          </table:table-cell>
        </table:table-row>
        <table:table-row table:style-name="ro1">
          <table:table-cell office:value-type="float" office:value="-1.33354389667511" calcext:value-type="float">
            <text:p>-1.3335438967</text:p>
          </table:table-cell>
          <table:table-cell office:value-type="float" office:value="-1.91956984996796" calcext:value-type="float">
            <text:p>-1.91956985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40790879599" calcext:value-type="float">
            <text:p>0.407908796</text:p>
          </table:table-cell>
        </table:table-row>
        <table:table-row table:style-name="ro1">
          <table:table-cell office:value-type="float" office:value="-1.67855107784271" calcext:value-type="float">
            <text:p>-1.6785510778</text:p>
          </table:table-cell>
          <table:table-cell office:value-type="float" office:value="-2.28146767616272" calcext:value-type="float">
            <text:p>-2.2814676762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437874201705" calcext:value-type="float">
            <text:p>0.4378742017</text:p>
          </table:table-cell>
        </table:table-row>
        <table:table-row table:style-name="ro1">
          <table:table-cell office:value-type="float" office:value="-2.02355861663818" calcext:value-type="float">
            <text:p>-2.0235586166</text:p>
          </table:table-cell>
          <table:table-cell office:value-type="float" office:value="-2.64336562156677" calcext:value-type="float">
            <text:p>-2.6433656216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464547708233" calcext:value-type="float">
            <text:p>0.4645477082</text:p>
          </table:table-cell>
        </table:table-row>
        <table:table-row table:style-name="ro1">
          <table:table-cell office:value-type="float" office:value="-2.36856937408447" calcext:value-type="float">
            <text:p>-2.3685693741</text:p>
          </table:table-cell>
          <table:table-cell office:value-type="float" office:value="-3.00526356697083" calcext:value-type="float">
            <text:p>-3.005263567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487293435709" calcext:value-type="float">
            <text:p>0.4872934357</text:p>
          </table:table-cell>
        </table:table-row>
        <table:table-row table:style-name="ro1">
          <table:table-cell office:value-type="float" office:value="-2.71358013153076" calcext:value-type="float">
            <text:p>-2.7135801315</text:p>
          </table:table-cell>
          <table:table-cell office:value-type="float" office:value="-3.36716151237488" calcext:value-type="float">
            <text:p>-3.3671615124</text:p>
          </table:table-cell>
          <table:table-cell office:value-type="float" office:value="-2.33230781555176" calcext:value-type="float">
            <text:p>-2.3323078156</text:p>
          </table:table-cell>
          <table:table-cell office:value-type="float" office:value="0.505567105339" calcext:value-type="float">
            <text:p>0.5055671053</text:p>
          </table:table-cell>
        </table:table-row>
        <table:table-row table:style-name="ro1">
          <table:table-cell office:value-type="float" office:value="-3.08668923377991" calcext:value-type="float">
            <text:p>-3.0866892338</text:p>
          </table:table-cell>
          <table:table-cell office:value-type="float" office:value="-3.69571948051453" calcext:value-type="float">
            <text:p>-3.6957194805</text:p>
          </table:table-cell>
          <table:table-cell office:value-type="float" office:value="-2.53230857849121" calcext:value-type="float">
            <text:p>-2.5323085785</text:p>
          </table:table-cell>
          <table:table-cell office:value-type="float" office:value="0.436489110646" calcext:value-type="float">
            <text:p>0.4364891106</text:p>
          </table:table-cell>
        </table:table-row>
        <table:table-row table:style-name="ro1">
          <table:table-cell office:value-type="float" office:value="-3.52900767326355" calcext:value-type="float">
            <text:p>-3.5290076733</text:p>
          </table:table-cell>
          <table:table-cell office:value-type="float" office:value="-3.92236661911011" calcext:value-type="float">
            <text:p>-3.9223666191</text:p>
          </table:table-cell>
          <table:table-cell office:value-type="float" office:value="-2.78230857849121" calcext:value-type="float">
            <text:p>-2.7823085785</text:p>
          </table:table-cell>
          <table:table-cell office:value-type="float" office:value="0.0168469472328" calcext:value-type="float">
            <text:p>0.0168469472</text:p>
          </table:table-cell>
        </table:table-row>
        <table:table-row table:style-name="ro1">
          <table:table-cell office:value-type="float" office:value="-4.01456117630005" calcext:value-type="float">
            <text:p>-4.0145611763</text:p>
          </table:table-cell>
          <table:table-cell office:value-type="float" office:value="-4.03206539154053" calcext:value-type="float">
            <text:p>-4.0320653915</text:p>
          </table:table-cell>
          <table:table-cell office:value-type="float" office:value="-3.03230857849121" calcext:value-type="float">
            <text:p>-3.0323085785</text:p>
          </table:table-cell>
          <table:table-cell office:value-type="float" office:value="0.587705019573" calcext:value-type="float">
            <text:p>0.5877050196</text:p>
          </table:table-cell>
        </table:table-row>
        <table:table-row table:style-name="ro1">
          <table:table-cell office:value-type="float" office:value="-4.51316404342651" calcext:value-type="float">
            <text:p>-4.5131640434</text:p>
          </table:table-cell>
          <table:table-cell office:value-type="float" office:value="-4.01799631118774" calcext:value-type="float">
            <text:p>-4.0179963112</text:p>
          </table:table-cell>
          <table:table-cell office:value-type="float" office:value="3.00087738037109" calcext:value-type="float">
            <text:p>3.0008773804</text:p>
          </table:table-cell>
          <table:table-cell office:value-type="float" office:value="0.661854052926" calcext:value-type="float">
            <text:p>0.6618540529</text:p>
          </table:table-cell>
        </table:table-row>
        <table:table-row table:style-name="ro1">
          <table:table-cell office:value-type="float" office:value="-4.993812084198" calcext:value-type="float">
            <text:p>-4.9938120842</text:p>
          </table:table-cell>
          <table:table-cell office:value-type="float" office:value="-3.8810338973999" calcext:value-type="float">
            <text:p>-3.8810338974</text:p>
          </table:table-cell>
          <table:table-cell office:value-type="float" office:value="2.75087761878967" calcext:value-type="float">
            <text:p>2.7508776188</text:p>
          </table:table-cell>
          <table:table-cell office:value-type="float" office:value="0.0286478090197" calcext:value-type="float">
            <text:p>0.028647809</text:p>
          </table:table-cell>
        </table:table-row>
        <table:table-row table:style-name="ro1">
          <table:table-cell office:value-type="float" office:value="-5.42661905288696" calcext:value-type="float">
            <text:p>-5.4266190529</text:p>
          </table:table-cell>
          <table:table-cell office:value-type="float" office:value="-3.62969660758972" calcext:value-type="float">
            <text:p>-3.6296966076</text:p>
          </table:table-cell>
          <table:table-cell office:value-type="float" office:value="2.50087738037109" calcext:value-type="float">
            <text:p>2.5008773804</text:p>
          </table:table-cell>
          <table:table-cell office:value-type="float" office:value="0.311793219663" calcext:value-type="float">
            <text:p>0.3117932197</text:p>
          </table:table-cell>
        </table:table-row>
        <table:table-row table:style-name="ro1">
          <table:table-cell office:value-type="float" office:value="-5.78468322753906" calcext:value-type="float">
            <text:p>-5.7846832275</text:p>
          </table:table-cell>
          <table:table-cell office:value-type="float" office:value="-3.2796049118042" calcext:value-type="float">
            <text:p>-3.2796049118</text:p>
          </table:table-cell>
          <table:table-cell office:value-type="float" office:value="2.25087857246399" calcext:value-type="float">
            <text:p>2.2508785725</text:p>
          </table:table-cell>
          <table:table-cell office:value-type="float" office:value="0.328795610478" calcext:value-type="float">
            <text:p>0.3287956105</text:p>
          </table:table-cell>
        </table:table-row>
        <table:table-row table:style-name="ro1">
          <table:table-cell office:value-type="float" office:value="-6.04648780822754" calcext:value-type="float">
            <text:p>-6.0464878082</text:p>
          </table:table-cell>
          <table:table-cell office:value-type="float" office:value="-2.85312271118164" calcext:value-type="float">
            <text:p>-2.8531227112</text:p>
          </table:table-cell>
          <table:table-cell office:value-type="float" office:value="2.02587652206421" calcext:value-type="float">
            <text:p>2.0258765221</text:p>
          </table:table-cell>
          <table:table-cell office:value-type="float" office:value="0.0203763264321" calcext:value-type="float">
            <text:p>0.0203763264</text:p>
          </table:table-cell>
        </table:table-row>
        <table:table-row table:style-name="ro1">
          <table:table-cell office:value-type="float" office:value="-6.26625728607178" calcext:value-type="float">
            <text:p>-6.2662572861</text:p>
          </table:table-cell>
          <table:table-cell office:value-type="float" office:value="-2.40400648117065" calcext:value-type="float">
            <text:p>-2.4040064812</text:p>
          </table:table-cell>
          <table:table-cell office:value-type="float" office:value="2.02587652206421" calcext:value-type="float">
            <text:p>2.0258765221</text:p>
          </table:table-cell>
          <table:table-cell office:value-type="float" office:value="0.276124318039" calcext:value-type="float">
            <text:p>0.276124318</text:p>
          </table:table-cell>
        </table:table-row>
        <table:table-row table:style-name="ro1">
          <table:table-cell office:value-type="float" office:value="-6.48602676391602" calcext:value-type="float">
            <text:p>-6.4860267639</text:p>
          </table:table-cell>
          <table:table-cell office:value-type="float" office:value="-1.95489072799683" calcext:value-type="float">
            <text:p>-1.954890728</text:p>
          </table:table-cell>
          <table:table-cell office:value-type="float" office:value="2.02587652206421" calcext:value-type="float">
            <text:p>2.0258765221</text:p>
          </table:table-cell>
          <table:table-cell office:value-type="float" office:value="0.517093737237" calcext:value-type="float">
            <text:p>0.5170937372</text:p>
          </table:table-cell>
        </table:table-row>
        <table:table-row table:style-name="ro1">
          <table:table-cell office:value-type="float" office:value="-6.70579624176025" calcext:value-type="float">
            <text:p>-6.7057962418</text:p>
          </table:table-cell>
          <table:table-cell office:value-type="float" office:value="-1.50577807426453" calcext:value-type="float">
            <text:p>-1.5057780743</text:p>
          </table:table-cell>
          <table:table-cell office:value-type="float" office:value="2.02587652206421" calcext:value-type="float">
            <text:p>2.0258765221</text:p>
          </table:table-cell>
          <table:table-cell office:value-type="float" office:value="0.15576939872" calcext:value-type="float">
            <text:p>0.1557693987</text:p>
          </table:table-cell>
        </table:table-row>
        <table:table-row table:style-name="ro1">
          <table:table-cell office:value-type="float" office:value="-6.92431020736694" calcext:value-type="float">
            <text:p>-6.9243102074</text:p>
          </table:table-cell>
          <table:table-cell office:value-type="float" office:value="-1.05577838420868" calcext:value-type="float">
            <text:p>-1.0557783842</text:p>
          </table:table-cell>
          <table:table-cell office:value-type="float" office:value="1.99254250526428" calcext:value-type="float">
            <text:p>1.9925425053</text:p>
          </table:table-cell>
          <table:table-cell office:value-type="float" office:value="0.420383462599" calcext:value-type="float">
            <text:p>0.4203834626</text:p>
          </table:table-cell>
        </table:table-row>
        <table:table-row table:style-name="ro1">
          <table:table-cell office:value-type="float" office:value="-7.06814575195313" calcext:value-type="float">
            <text:p>-7.068145752</text:p>
          </table:table-cell>
          <table:table-cell office:value-type="float" office:value="-0.577089309692383" calcext:value-type="float">
            <text:p>-0.5770893097</text:p>
          </table:table-cell>
          <table:table-cell office:value-type="float" office:value="1.74254167079926" calcext:value-type="float">
            <text:p>1.7425416708</text:p>
          </table:table-cell>
          <table:table-cell office:value-type="float" office:value="0.695958142572" calcext:value-type="float">
            <text:p>0.6959581426</text:p>
          </table:table-cell>
        </table:table-row>
        <table:table-row table:style-name="ro1">
          <table:table-cell office:value-type="float" office:value="-7.08937406539917" calcext:value-type="float">
            <text:p>-7.0893740654</text:p>
          </table:table-cell>
          <table:table-cell office:value-type="float" office:value="-0.0786813497543335" calcext:value-type="float">
            <text:p>-0.0786813498</text:p>
          </table:table-cell>
          <table:table-cell office:value-type="float" office:value="1.49254238605499" calcext:value-type="float">
            <text:p>1.4925423861</text:p>
          </table:table-cell>
          <table:table-cell office:value-type="float" office:value="0.882536115862" calcext:value-type="float">
            <text:p>0.8825361159</text:p>
          </table:table-cell>
        </table:table-row>
        <table:table-row table:style-name="ro1">
          <table:table-cell office:value-type="float" office:value="-6.9866738319397" calcext:value-type="float">
            <text:p>-6.9866738319</text:p>
          </table:table-cell>
          <table:table-cell office:value-type="float" office:value="0.408456712961197" calcext:value-type="float">
            <text:p>0.408456713</text:p>
          </table:table-cell>
          <table:table-cell office:value-type="float" office:value="1.24254143238068" calcext:value-type="float">
            <text:p>1.2425414324</text:p>
          </table:table-cell>
          <table:table-cell office:value-type="float" office:value="0.21001298914" calcext:value-type="float">
            <text:p>0.2100129891</text:p>
          </table:table-cell>
        </table:table-row>
        <table:table-row table:style-name="ro1">
          <table:table-cell office:value-type="float" office:value="-6.78521347045898" calcext:value-type="float">
            <text:p>-6.7852134705</text:p>
          </table:table-cell>
          <table:table-cell office:value-type="float" office:value="0.865164697170258" calcext:value-type="float">
            <text:p>0.8651646972</text:p>
          </table:table-cell>
          <table:table-cell office:value-type="float" office:value="1.13420844078064" calcext:value-type="float">
            <text:p>1.1342084408</text:p>
          </table:table-cell>
          <table:table-cell office:value-type="float" office:value="0.421476179864" calcext:value-type="float">
            <text:p>0.4214761799</text:p>
          </table:table-cell>
        </table:table-row>
        <table:table-row table:style-name="ro1">
          <table:table-cell office:value-type="float" office:value="-6.53472089767456" calcext:value-type="float">
            <text:p>-6.5347208977</text:p>
          </table:table-cell>
          <table:table-cell office:value-type="float" office:value="1.29498660564423" calcext:value-type="float">
            <text:p>1.2949866056</text:p>
          </table:table-cell>
          <table:table-cell office:value-type="float" office:value="0.942540466785431" calcext:value-type="float">
            <text:p>0.9425404668</text:p>
          </table:table-cell>
          <table:table-cell office:value-type="float" office:value="0.536195733976" calcext:value-type="float">
            <text:p>0.536195734</text:p>
          </table:table-cell>
        </table:table-row>
        <table:table-row table:style-name="ro1">
          <table:table-cell office:value-type="float" office:value="-6.23091602325439" calcext:value-type="float">
            <text:p>-6.2309160233</text:p>
          </table:table-cell>
          <table:table-cell office:value-type="float" office:value="1.69047820568085" calcext:value-type="float">
            <text:p>1.6904782057</text:p>
          </table:table-cell>
          <table:table-cell office:value-type="float" office:value="0.834206879138947" calcext:value-type="float">
            <text:p>0.8342068791</text:p>
          </table:table-cell>
          <table:table-cell office:value-type="float" office:value="0.390847532284" calcext:value-type="float">
            <text:p>0.3908475323</text:p>
          </table:table-cell>
        </table:table-row>
        <table:table-row table:style-name="ro1">
          <table:table-cell office:value-type="float" office:value="-5.85111236572266" calcext:value-type="float">
            <text:p>-5.8511123657</text:p>
          </table:table-cell>
          <table:table-cell office:value-type="float" office:value="2.01049160957336" calcext:value-type="float">
            <text:p>2.0104916096</text:p>
          </table:table-cell>
          <table:table-cell office:value-type="float" office:value="0.584205746650696" calcext:value-type="float">
            <text:p>0.5842057467</text:p>
          </table:table-cell>
          <table:table-cell office:value-type="float" office:value="0.482803931294" calcext:value-type="float">
            <text:p>0.4828039313</text:p>
          </table:table-cell>
        </table:table-row>
        <table:table-row table:style-name="ro1">
          <table:table-cell office:value-type="float" office:value="-5.40988969802856" calcext:value-type="float">
            <text:p>-5.409889698</text:p>
          </table:table-cell>
          <table:table-cell office:value-type="float" office:value="2.24321603775024" calcext:value-type="float">
            <text:p>2.2432160378</text:p>
          </table:table-cell>
          <table:table-cell office:value-type="float" office:value="0.459205567836762" calcext:value-type="float">
            <text:p>0.4592055678</text:p>
          </table:table-cell>
          <table:table-cell office:value-type="float" office:value="0.338028158532" calcext:value-type="float">
            <text:p>0.3380281585</text:p>
          </table:table-cell>
        </table:table-row>
        <table:table-row table:style-name="ro1">
          <table:table-cell office:value-type="float" office:value="-4.96168184280396" calcext:value-type="float">
            <text:p>-4.9616818428</text:p>
          </table:table-cell>
          <table:table-cell office:value-type="float" office:value="2.46483087539673" calcext:value-type="float">
            <text:p>2.4648308754</text:p>
          </table:table-cell>
          <table:table-cell office:value-type="float" office:value="0.459205567836762" calcext:value-type="float">
            <text:p>0.4592055678</text:p>
          </table:table-cell>
          <table:table-cell office:value-type="float" office:value="0.00425598330747" calcext:value-type="float">
            <text:p>0.0042559833</text:p>
          </table:table-cell>
        </table:table-row>
        <table:table-row table:style-name="ro1">
          <table:table-cell office:value-type="float" office:value="-4.51347398757935" calcext:value-type="float">
            <text:p>-4.5134739876</text:p>
          </table:table-cell>
          <table:table-cell office:value-type="float" office:value="2.68644571304321" calcext:value-type="float">
            <text:p>2.686445713</text:p>
          </table:table-cell>
          <table:table-cell office:value-type="float" office:value="0.459205567836762" calcext:value-type="float">
            <text:p>0.4592055678</text:p>
          </table:table-cell>
          <table:table-cell office:value-type="float" office:value="0.40823216054" calcext:value-type="float">
            <text:p>0.4082321605</text:p>
          </table:table-cell>
        </table:table-row>
        <table:table-row table:style-name="ro1">
          <table:table-cell office:value-type="float" office:value="-4.06526613235474" calcext:value-type="float">
            <text:p>-4.0652661324</text:p>
          </table:table-cell>
          <table:table-cell office:value-type="float" office:value="2.9080605506897" calcext:value-type="float">
            <text:p>2.9080605507</text:p>
          </table:table-cell>
          <table:table-cell office:value-type="float" office:value="0.459205567836762" calcext:value-type="float">
            <text:p>0.4592055678</text:p>
          </table:table-cell>
          <table:table-cell office:value-type="float" office:value="0.473274430786" calcext:value-type="float">
            <text:p>0.4732744308</text:p>
          </table:table-cell>
        </table:table-row>
        <table:table-row table:style-name="ro1">
          <table:table-cell office:value-type="float" office:value="-3.61706447601318" calcext:value-type="float">
            <text:p>-3.617064476</text:p>
          </table:table-cell>
          <table:table-cell office:value-type="float" office:value="3.12967538833618" calcext:value-type="float">
            <text:p>3.1296753883</text:p>
          </table:table-cell>
          <table:table-cell office:value-type="float" office:value="0.459205567836762" calcext:value-type="float">
            <text:p>0.4592055678</text:p>
          </table:table-cell>
          <table:table-cell office:value-type="float" office:value="0.158200827364" calcext:value-type="float">
            <text:p>0.1582008274</text:p>
          </table:table-cell>
        </table:table-row>
        <table:table-row table:style-name="ro1">
          <table:table-cell office:value-type="float" office:value="-3.16886377334595" calcext:value-type="float">
            <text:p>-3.1688637733</text:p>
          </table:table-cell>
          <table:table-cell office:value-type="float" office:value="3.35129022598267" calcext:value-type="float">
            <text:p>3.351290226</text:p>
          </table:table-cell>
          <table:table-cell office:value-type="float" office:value="0.459205567836762" calcext:value-type="float">
            <text:p>0.4592055678</text:p>
          </table:table-cell>
          <table:table-cell office:value-type="float" office:value="0.558019036894" calcext:value-type="float">
            <text:p>0.5580190369</text:p>
          </table:table-cell>
        </table:table-row>
        <table:table-row table:style-name="ro1">
          <table:table-cell office:value-type="float" office:value="-2.71549081802368" calcext:value-type="float">
            <text:p>-2.715490818</text:p>
          </table:table-cell>
          <table:table-cell office:value-type="float" office:value="3.55958962440491" calcext:value-type="float">
            <text:p>3.5595896244</text:p>
          </table:table-cell>
          <table:table-cell office:value-type="float" office:value="0.350872069597244" calcext:value-type="float">
            <text:p>0.3508720696</text:p>
          </table:table-cell>
          <table:table-cell office:value-type="float" office:value="0.747654706674" calcext:value-type="float">
            <text:p>0.7476547067</text:p>
          </table:table-cell>
        </table:table-row>
        <table:table-row table:style-name="ro1">
          <table:table-cell office:value-type="float" office:value="-2.23202681541443" calcext:value-type="float">
            <text:p>-2.2320268154</text:p>
          </table:table-cell>
          <table:table-cell office:value-type="float" office:value="3.68376779556274" calcext:value-type="float">
            <text:p>3.6837677956</text:p>
          </table:table-cell>
          <table:table-cell office:value-type="float" office:value="0.225871741771698" calcext:value-type="float">
            <text:p>0.2258717418</text:p>
          </table:table-cell>
          <table:table-cell office:value-type="float" office:value="0.588886729793" calcext:value-type="float">
            <text:p>0.5888867298</text:p>
          </table:table-cell>
        </table:table-row>
        <table:table-row table:style-name="ro1">
          <table:table-cell office:value-type="float" office:value="-1.74472832679749" calcext:value-type="float">
            <text:p>-1.7447283268</text:p>
          </table:table-cell>
          <table:table-cell office:value-type="float" office:value="3.79574823379517" calcext:value-type="float">
            <text:p>3.7957482338</text:p>
          </table:table-cell>
          <table:table-cell office:value-type="float" office:value="0.225871741771698" calcext:value-type="float">
            <text:p>0.2258717418</text:p>
          </table:table-cell>
          <table:table-cell office:value-type="float" office:value="0.807140222209" calcext:value-type="float">
            <text:p>0.8071402222</text:p>
          </table:table-cell>
        </table:table-row>
        <table:table-row table:style-name="ro1">
          <table:table-cell office:value-type="float" office:value="-1.25742816925049" calcext:value-type="float">
            <text:p>-1.2574281693</text:p>
          </table:table-cell>
          <table:table-cell office:value-type="float" office:value="3.90772867202759" calcext:value-type="float">
            <text:p>3.907728672</text:p>
          </table:table-cell>
          <table:table-cell office:value-type="float" office:value="0.225871741771698" calcext:value-type="float">
            <text:p>0.2258717418</text:p>
          </table:table-cell>
          <table:table-cell office:value-type="float" office:value="0.421623207369" calcext:value-type="float">
            <text:p>0.4216232074</text:p>
          </table:table-cell>
        </table:table-row>
        <table:table-row table:style-name="ro1">
          <table:table-cell office:value-type="float" office:value="-0.770128011703491" calcext:value-type="float">
            <text:p>-0.7701280117</text:p>
          </table:table-cell>
          <table:table-cell office:value-type="float" office:value="4.01970911026001" calcext:value-type="float">
            <text:p>4.0197091103</text:p>
          </table:table-cell>
          <table:table-cell office:value-type="float" office:value="0.225871741771698" calcext:value-type="float">
            <text:p>0.2258717418</text:p>
          </table:table-cell>
          <table:table-cell office:value-type="float" office:value="0.30598250155" calcext:value-type="float">
            <text:p>0.3059825016</text:p>
          </table:table-cell>
        </table:table-row>
        <table:table-row table:style-name="ro1">
          <table:table-cell office:value-type="float" office:value="-0.282828271389008" calcext:value-type="float">
            <text:p>-0.2828282714</text:p>
          </table:table-cell>
          <table:table-cell office:value-type="float" office:value="4.13168954849243" calcext:value-type="float">
            <text:p>4.1316895485</text:p>
          </table:table-cell>
          <table:table-cell office:value-type="float" office:value="0.225871741771698" calcext:value-type="float">
            <text:p>0.2258717418</text:p>
          </table:table-cell>
          <table:table-cell office:value-type="float" office:value="0.299196110028" calcext:value-type="float">
            <text:p>0.29919611</text:p>
          </table:table-cell>
        </table:table-row>
        <table:table-row table:style-name="ro1">
          <table:table-cell office:value-type="float" office:value="0.20447139441967" calcext:value-type="float">
            <text:p>0.2044713944</text:p>
          </table:table-cell>
          <table:table-cell office:value-type="float" office:value="4.24366998672485" calcext:value-type="float">
            <text:p>4.2436699867</text:p>
          </table:table-cell>
          <table:table-cell office:value-type="float" office:value="0.225871741771698" calcext:value-type="float">
            <text:p>0.2258717418</text:p>
          </table:table-cell>
          <table:table-cell office:value-type="float" office:value="0.379909685895" calcext:value-type="float">
            <text:p>0.3799096859</text:p>
          </table:table-cell>
        </table:table-row>
        <table:table-row table:style-name="ro1">
          <table:table-cell office:value-type="float" office:value="0.691771030426025" calcext:value-type="float">
            <text:p>0.6917710304</text:p>
          </table:table-cell>
          <table:table-cell office:value-type="float" office:value="4.35565042495728" calcext:value-type="float">
            <text:p>4.355650425</text:p>
          </table:table-cell>
          <table:table-cell office:value-type="float" office:value="0.225871741771698" calcext:value-type="float">
            <text:p>0.2258717418</text:p>
          </table:table-cell>
          <table:table-cell office:value-type="float" office:value="0.792850746339" calcext:value-type="float">
            <text:p>0.7928507463</text:p>
          </table:table-cell>
        </table:table-row>
        <table:table-row table:style-name="ro1">
          <table:table-cell office:value-type="float" office:value="1.18561184406281" calcext:value-type="float">
            <text:p>1.1856118441</text:p>
          </table:table-cell>
          <table:table-cell office:value-type="float" office:value="4.42308712005615" calcext:value-type="float">
            <text:p>4.4230871201</text:p>
          </table:table-cell>
          <table:table-cell office:value-type="float" office:value="0.0258722677826881" calcext:value-type="float">
            <text:p>0.0258722678</text:p>
          </table:table-cell>
          <table:table-cell office:value-type="float" office:value="0.491836848299" calcext:value-type="float">
            <text:p>0.4918368483</text:p>
          </table:table-cell>
        </table:table-row>
        <table:table-row table:style-name="ro1">
          <table:table-cell office:value-type="float" office:value="1.68165373802185" calcext:value-type="float">
            <text:p>1.681653738</text:p>
          </table:table-cell>
          <table:table-cell office:value-type="float" office:value="4.36753606796265" calcext:value-type="float">
            <text:p>4.367536068</text:p>
          </table:table-cell>
          <table:table-cell office:value-type="float" office:value="-0.224126935005188" calcext:value-type="float">
            <text:p>-0.224126935</text:p>
          </table:table-cell>
          <table:table-cell office:value-type="float" office:value="0.322825406054" calcext:value-type="float">
            <text:p>0.3228254061</text:p>
          </table:table-cell>
        </table:table-row>
        <table:table-row table:style-name="ro1">
          <table:table-cell office:value-type="float" office:value="2.16081142425537" calcext:value-type="float">
            <text:p>2.1608114243</text:p>
          </table:table-cell>
          <table:table-cell office:value-type="float" office:value="4.22393226623535" calcext:value-type="float">
            <text:p>4.2239322662</text:p>
          </table:table-cell>
          <table:table-cell office:value-type="float" office:value="-0.299126893281937" calcext:value-type="float">
            <text:p>-0.2991268933</text:p>
          </table:table-cell>
          <table:table-cell office:value-type="float" office:value="0.962342644288" calcext:value-type="float">
            <text:p>0.9623426443</text:p>
          </table:table-cell>
        </table:table-row>
        <table:table-row table:style-name="ro1">
          <table:table-cell office:value-type="float" office:value="2.62844967842102" calcext:value-type="float">
            <text:p>2.6284496784</text:p>
          </table:table-cell>
          <table:table-cell office:value-type="float" office:value="4.04657649993897" calcext:value-type="float">
            <text:p>4.0465764999</text:p>
          </table:table-cell>
          <table:table-cell office:value-type="float" office:value="-0.465793311595917" calcext:value-type="float">
            <text:p>-0.4657933116</text:p>
          </table:table-cell>
          <table:table-cell office:value-type="float" office:value="0.52825878277" calcext:value-type="float">
            <text:p>0.5282587828</text:p>
          </table:table-cell>
        </table:table-row>
        <table:table-row table:style-name="ro1">
          <table:table-cell office:value-type="float" office:value="3.05384612083435" calcext:value-type="float">
            <text:p>3.0538461208</text:p>
          </table:table-cell>
          <table:table-cell office:value-type="float" office:value="3.78287434577942" calcext:value-type="float">
            <text:p>3.7828743458</text:p>
          </table:table-cell>
          <table:table-cell office:value-type="float" office:value="-0.574126780033112" calcext:value-type="float">
            <text:p>-0.57412678</text:p>
          </table:table-cell>
          <table:table-cell office:value-type="float" office:value="0.601202074944" calcext:value-type="float">
            <text:p>0.6012020749</text:p>
          </table:table-cell>
        </table:table-row>
        <table:table-row table:style-name="ro1">
          <table:table-cell office:value-type="float" office:value="3.47367978096008" calcext:value-type="float">
            <text:p>3.473679781</text:p>
          </table:table-cell>
          <table:table-cell office:value-type="float" office:value="3.51132035255432" calcext:value-type="float">
            <text:p>3.5113203526</text:p>
          </table:table-cell>
          <table:table-cell office:value-type="float" office:value="-0.574126780033112" calcext:value-type="float">
            <text:p>-0.57412678</text:p>
          </table:table-cell>
          <table:table-cell office:value-type="float" office:value="0.896969743829" calcext:value-type="float">
            <text:p>0.8969697438</text:p>
          </table:table-cell>
        </table:table-row>
        <table:table-row table:style-name="ro1">
          <table:table-cell office:value-type="float" office:value="3.89351344108582" calcext:value-type="float">
            <text:p>3.8935134411</text:p>
          </table:table-cell>
          <table:table-cell office:value-type="float" office:value="3.23976635932922" calcext:value-type="float">
            <text:p>3.2397663593</text:p>
          </table:table-cell>
          <table:table-cell office:value-type="float" office:value="-0.574126780033112" calcext:value-type="float">
            <text:p>-0.57412678</text:p>
          </table:table-cell>
          <table:table-cell office:value-type="float" office:value="0.947124537589" calcext:value-type="float">
            <text:p>0.9471245376</text:p>
          </table:table-cell>
        </table:table-row>
        <table:table-row table:style-name="ro1">
          <table:table-cell office:value-type="float" office:value="4.28842067718506" calcext:value-type="float">
            <text:p>4.2884206772</text:p>
          </table:table-cell>
          <table:table-cell office:value-type="float" office:value="2.93218803405762" calcext:value-type="float">
            <text:p>2.9321880341</text:p>
          </table:table-cell>
          <table:table-cell office:value-type="float" office:value="-0.77412623167038" calcext:value-type="float">
            <text:p>-0.7741262317</text:p>
          </table:table-cell>
          <table:table-cell office:value-type="float" office:value="0.801385094142" calcext:value-type="float">
            <text:p>0.8013850941</text:p>
          </table:table-cell>
        </table:table-row>
        <table:table-row table:style-name="ro1">
          <table:table-cell office:value-type="float" office:value="4.62953090667725" calcext:value-type="float">
            <text:p>4.6295309067</text:p>
          </table:table-cell>
          <table:table-cell office:value-type="float" office:value="2.56616759300232" calcext:value-type="float">
            <text:p>2.566167593</text:p>
          </table:table-cell>
          <table:table-cell office:value-type="float" office:value="-0.824125945568085" calcext:value-type="float">
            <text:p>-0.8241259456</text:p>
          </table:table-cell>
          <table:table-cell office:value-type="float" office:value="0.849320395832" calcext:value-type="float">
            <text:p>0.8493203958</text:p>
          </table:table-cell>
        </table:table-row>
        <table:table-row table:style-name="ro1">
          <table:table-cell office:value-type="float" office:value="4.96913433074951" calcext:value-type="float">
            <text:p>4.9691343307</text:p>
          </table:table-cell>
          <table:table-cell office:value-type="float" office:value="2.1991913318634" calcext:value-type="float">
            <text:p>2.1991913319</text:p>
          </table:table-cell>
          <table:table-cell office:value-type="float" office:value="-0.824125945568085" calcext:value-type="float">
            <text:p>-0.8241259456</text:p>
          </table:table-cell>
          <table:table-cell office:value-type="float" office:value="0.893762078777" calcext:value-type="float">
            <text:p>0.8937620788</text:p>
          </table:table-cell>
        </table:table-row>
        <table:table-row table:style-name="ro1">
          <table:table-cell office:value-type="float" office:value="5.30873775482178" calcext:value-type="float">
            <text:p>5.3087377548</text:p>
          </table:table-cell>
          <table:table-cell office:value-type="float" office:value="1.83221507072449" calcext:value-type="float">
            <text:p>1.8322150707</text:p>
          </table:table-cell>
          <table:table-cell office:value-type="float" office:value="-0.824125945568085" calcext:value-type="float">
            <text:p>-0.8241259456</text:p>
          </table:table-cell>
          <table:table-cell office:value-type="float" office:value="0.927460412616" calcext:value-type="float">
            <text:p>0.9274604126</text:p>
          </table:table-cell>
        </table:table-row>
        <table:table-row table:style-name="ro1">
          <table:table-cell office:value-type="float" office:value="5.64834117889404" calcext:value-type="float">
            <text:p>5.6483411789</text:p>
          </table:table-cell>
          <table:table-cell office:value-type="float" office:value="1.46523880958557" calcext:value-type="float">
            <text:p>1.4652388096</text:p>
          </table:table-cell>
          <table:table-cell office:value-type="float" office:value="-0.824125945568085" calcext:value-type="float">
            <text:p>-0.8241259456</text:p>
          </table:table-cell>
          <table:table-cell office:value-type="float" office:value="0.948315817782" calcext:value-type="float">
            <text:p>0.9483158178</text:p>
          </table:table-cell>
        </table:table-row>
        <table:table-row table:style-name="ro1">
          <table:table-cell office:value-type="float" office:value="5.97524070739746" calcext:value-type="float">
            <text:p>5.9752407074</text:p>
          </table:table-cell>
          <table:table-cell office:value-type="float" office:value="1.08608758449554" calcext:value-type="float">
            <text:p>1.0860875845</text:p>
          </table:table-cell>
          <table:table-cell office:value-type="float" office:value="-0.949125587940216" calcext:value-type="float">
            <text:p>-0.9491255879</text:p>
          </table:table-cell>
          <table:table-cell office:value-type="float" office:value="0.949639782465" calcext:value-type="float">
            <text:p>0.9496397825</text:p>
          </table:table-cell>
        </table:table-row>
        <table:table-row table:style-name="ro1">
          <table:table-cell office:value-type="float" office:value="6.2110447883606" calcext:value-type="float">
            <text:p>6.2110447884</text:p>
          </table:table-cell>
          <table:table-cell office:value-type="float" office:value="0.644707441329956" calcext:value-type="float">
            <text:p>0.6447074413</text:p>
          </table:table-cell>
          <table:table-cell office:value-type="float" office:value="-1.19912397861481" calcext:value-type="float">
            <text:p>-1.1991239786</text:p>
          </table:table-cell>
          <table:table-cell office:value-type="float" office:value="0.549084793806" calcext:value-type="float">
            <text:p>0.5490847938</text:p>
          </table:table-cell>
        </table:table-row>
        <table:table-row table:style-name="ro1">
          <table:table-cell office:value-type="float" office:value="6.33080005645752" calcext:value-type="float">
            <text:p>6.3308000565</text:p>
          </table:table-cell>
          <table:table-cell office:value-type="float" office:value="0.159618347883225" calcext:value-type="float">
            <text:p>0.1596183479</text:p>
          </table:table-cell>
          <table:table-cell office:value-type="float" office:value="-1.44912111759186" calcext:value-type="float">
            <text:p>-1.4491211176</text:p>
          </table:table-cell>
          <table:table-cell office:value-type="float" office:value="0.571296822837" calcext:value-type="float">
            <text:p>0.5712968228</text:p>
          </table:table-cell>
        </table:table-row>
        <table:table-row table:style-name="ro1">
          <table:table-cell office:value-type="float" office:value="6.35620450973511" calcext:value-type="float">
            <text:p>6.3562045097</text:p>
          </table:table-cell>
          <table:table-cell office:value-type="float" office:value="-0.339704751968384" calcext:value-type="float">
            <text:p>-0.339704752</text:p>
          </table:table-cell>
          <table:table-cell office:value-type="float" office:value="-1.53245496749878" calcext:value-type="float">
            <text:p>-1.5324549675</text:p>
          </table:table-cell>
          <table:table-cell office:value-type="float" office:value="0.0109845715083" calcext:value-type="float">
            <text:p>0.0109845715</text:p>
          </table:table-cell>
        </table:table-row>
        <table:table-row table:style-name="ro1">
          <table:table-cell office:value-type="float" office:value="6.37537336349487" calcext:value-type="float">
            <text:p>6.3753733635</text:p>
          </table:table-cell>
          <table:table-cell office:value-type="float" office:value="-0.839337706565857" calcext:value-type="float">
            <text:p>-0.8393377066</text:p>
          </table:table-cell>
          <table:table-cell office:value-type="float" office:value="-1.53245496749878" calcext:value-type="float">
            <text:p>-1.5324549675</text:p>
          </table:table-cell>
          <table:table-cell office:value-type="float" office:value="0.69872464437" calcext:value-type="float">
            <text:p>0.6987246444</text:p>
          </table:table-cell>
        </table:table-row>
        <table:table-row table:style-name="ro1">
          <table:table-cell office:value-type="float" office:value="6.39454221725464" calcext:value-type="float">
            <text:p>6.3945422173</text:p>
          </table:table-cell>
          <table:table-cell office:value-type="float" office:value="-1.33896946907043" calcext:value-type="float">
            <text:p>-1.3389694691</text:p>
          </table:table-cell>
          <table:table-cell office:value-type="float" office:value="-1.53245496749878" calcext:value-type="float">
            <text:p>-1.5324549675</text:p>
          </table:table-cell>
          <table:table-cell office:value-type="float" office:value="0.880093228103" calcext:value-type="float">
            <text:p>0.8800932281</text:p>
          </table:table-cell>
        </table:table-row>
        <table:table-row table:style-name="ro1">
          <table:table-cell office:value-type="float" office:value="6.4137110710144" calcext:value-type="float">
            <text:p>6.413711071</text:p>
          </table:table-cell>
          <table:table-cell office:value-type="float" office:value="-1.83860063552856" calcext:value-type="float">
            <text:p>-1.8386006355</text:p>
          </table:table-cell>
          <table:table-cell office:value-type="float" office:value="-1.53245496749878" calcext:value-type="float">
            <text:p>-1.5324549675</text:p>
          </table:table-cell>
          <table:table-cell office:value-type="float" office:value="0.111721564824" calcext:value-type="float">
            <text:p>0.1117215648</text:p>
          </table:table-cell>
        </table:table-row>
        <table:table-row table:style-name="ro1">
          <table:table-cell office:value-type="float" office:value="6.42899179458618" calcext:value-type="float">
            <text:p>6.4289917946</text:p>
          </table:table-cell>
          <table:table-cell office:value-type="float" office:value="-2.33830738067627" calcext:value-type="float">
            <text:p>-2.3383073807</text:p>
          </table:table-cell>
          <table:table-cell office:value-type="float" office:value="-1.59078824520111" calcext:value-type="float">
            <text:p>-1.5907882452</text:p>
          </table:table-cell>
          <table:table-cell office:value-type="float" office:value="0.359856404017" calcext:value-type="float">
            <text:p>0.359856404</text:p>
          </table:table-cell>
        </table:table-row>
        <table:table-row table:style-name="ro1">
          <table:table-cell office:value-type="float" office:value="6.36098003387451" calcext:value-type="float">
            <text:p>6.3609800339</text:p>
          </table:table-cell>
          <table:table-cell office:value-type="float" office:value="-2.83253264427185" calcext:value-type="float">
            <text:p>-2.8325326443</text:p>
          </table:table-cell>
          <table:table-cell office:value-type="float" office:value="-1.76578843593597" calcext:value-type="float">
            <text:p>-1.7657884359</text:p>
          </table:table-cell>
          <table:table-cell office:value-type="float" office:value="0.996125964412" calcext:value-type="float">
            <text:p>0.9961259644</text:p>
          </table:table-cell>
        </table:table-row>
        <table:table-row table:style-name="ro1">
          <table:table-cell office:value-type="float" office:value="6.26125431060791" calcext:value-type="float">
            <text:p>6.2612543106</text:p>
          </table:table-cell>
          <table:table-cell office:value-type="float" office:value="-3.32222294807434" calcext:value-type="float">
            <text:p>-3.3222229481</text:p>
          </table:table-cell>
          <table:table-cell office:value-type="float" office:value="-1.81578838825226" calcext:value-type="float">
            <text:p>-1.8157883883</text:p>
          </table:table-cell>
          <table:table-cell office:value-type="float" office:value="0.402250395385" calcext:value-type="float">
            <text:p>0.4022503954</text:p>
          </table:table-cell>
        </table:table-row>
        <table:table-row table:style-name="ro1">
          <table:table-cell office:value-type="float" office:value="6.0789852142334" calcext:value-type="float">
            <text:p>6.0789852142</text:p>
          </table:table-cell>
          <table:table-cell office:value-type="float" office:value="-3.78488707542419" calcext:value-type="float">
            <text:p>-3.7848870754</text:p>
          </table:table-cell>
          <table:table-cell office:value-type="float" office:value="-2.06578493118286" calcext:value-type="float">
            <text:p>-2.0657849312</text:p>
          </table:table-cell>
          <table:table-cell office:value-type="float" office:value="0.740776655453" calcext:value-type="float">
            <text:p>0.7407766555</text:p>
          </table:table-cell>
        </table:table-row>
        <table:table-row table:style-name="ro1">
          <table:table-cell office:value-type="float" office:value="5.78753805160522" calcext:value-type="float">
            <text:p>5.7875380516</text:p>
          </table:table-cell>
          <table:table-cell office:value-type="float" office:value="-4.18711853027344" calcext:value-type="float">
            <text:p>-4.1871185303</text:p>
          </table:table-cell>
          <table:table-cell office:value-type="float" office:value="-2.31578493118286" calcext:value-type="float">
            <text:p>-2.3157849312</text:p>
          </table:table-cell>
          <table:table-cell office:value-type="float" office:value="0.702866269462" calcext:value-type="float">
            <text:p>0.7028662695</text:p>
          </table:table-cell>
        </table:table-row>
        <table:table-row table:style-name="ro1">
          <table:table-cell office:value-type="float" office:value="5.40503358840942" calcext:value-type="float">
            <text:p>5.4050335884</text:p>
          </table:table-cell>
          <table:table-cell office:value-type="float" office:value="-4.50390815734863" calcext:value-type="float">
            <text:p>-4.5039081573</text:p>
          </table:table-cell>
          <table:table-cell office:value-type="float" office:value="-2.56578612327576" calcext:value-type="float">
            <text:p>-2.5657861233</text:p>
          </table:table-cell>
          <table:table-cell office:value-type="float" office:value="0.714690251443" calcext:value-type="float">
            <text:p>0.7146902514</text:p>
          </table:table-cell>
        </table:table-row>
        <table:table-row table:style-name="ro1">
          <table:table-cell office:value-type="float" office:value="4.95525407791138" calcext:value-type="float">
            <text:p>4.9552540779</text:p>
          </table:table-cell>
          <table:table-cell office:value-type="float" office:value="-4.71556043624878" calcext:value-type="float">
            <text:p>-4.7155604362</text:p>
          </table:table-cell>
          <table:table-cell office:value-type="float" office:value="-2.81578636169434" calcext:value-type="float">
            <text:p>-2.8157863617</text:p>
          </table:table-cell>
          <table:table-cell office:value-type="float" office:value="0.224966049397" calcext:value-type="float">
            <text:p>0.2249660494</text:p>
          </table:table-cell>
        </table:table-row>
        <table:table-row table:style-name="ro1">
          <table:table-cell office:value-type="float" office:value="4.47899389266968" calcext:value-type="float">
            <text:p>4.4789938927</text:p>
          </table:table-cell>
          <table:table-cell office:value-type="float" office:value="-4.86768102645874" calcext:value-type="float">
            <text:p>-4.8676810265</text:p>
          </table:table-cell>
          <table:table-cell office:value-type="float" office:value="-2.83245325088501" calcext:value-type="float">
            <text:p>-2.8324532509</text:p>
          </table:table-cell>
          <table:table-cell office:value-type="float" office:value="0.345861667076" calcext:value-type="float">
            <text:p>0.3458616671</text:p>
          </table:table-cell>
        </table:table-row>
        <table:table-row table:style-name="ro1">
          <table:table-cell office:value-type="float" office:value="4.00269079208374" calcext:value-type="float">
            <text:p>4.0026907921</text:p>
          </table:table-cell>
          <table:table-cell office:value-type="float" office:value="-5.0198016166687" calcext:value-type="float">
            <text:p>-5.0198016167</text:p>
          </table:table-cell>
          <table:table-cell office:value-type="float" office:value="-2.83245325088501" calcext:value-type="float">
            <text:p>-2.8324532509</text:p>
          </table:table-cell>
          <table:table-cell office:value-type="float" office:value="0.25058927037" calcext:value-type="float">
            <text:p>0.2505892704</text:p>
          </table:table-cell>
        </table:table-row>
        <table:table-row table:style-name="ro1">
          <table:table-cell office:value-type="float" office:value="3.52639484405518" calcext:value-type="float">
            <text:p>3.5263948441</text:p>
          </table:table-cell>
          <table:table-cell office:value-type="float" office:value="-5.17192220687866" calcext:value-type="float">
            <text:p>-5.1719222069</text:p>
          </table:table-cell>
          <table:table-cell office:value-type="float" office:value="-2.83245325088501" calcext:value-type="float">
            <text:p>-2.8324532509</text:p>
          </table:table-cell>
          <table:table-cell office:value-type="float" office:value="0.342363345731" calcext:value-type="float">
            <text:p>0.3423633457</text:p>
          </table:table-cell>
        </table:table-row>
        <table:table-row table:style-name="ro1">
          <table:table-cell office:value-type="float" office:value="3.05009889602661" calcext:value-type="float">
            <text:p>3.050098896</text:p>
          </table:table-cell>
          <table:table-cell office:value-type="float" office:value="-5.32404279708862" calcext:value-type="float">
            <text:p>-5.3240427971</text:p>
          </table:table-cell>
          <table:table-cell office:value-type="float" office:value="-2.83245325088501" calcext:value-type="float">
            <text:p>-2.8324532509</text:p>
          </table:table-cell>
          <table:table-cell office:value-type="float" office:value="0.671483437708" calcext:value-type="float">
            <text:p>0.6714834377</text:p>
          </table:table-cell>
        </table:table-row>
        <table:table-row table:style-name="ro1">
          <table:table-cell office:value-type="float" office:value="2.57380294799805" calcext:value-type="float">
            <text:p>2.573802948</text:p>
          </table:table-cell>
          <table:table-cell office:value-type="float" office:value="-5.47616338729858" calcext:value-type="float">
            <text:p>-5.4761633873</text:p>
          </table:table-cell>
          <table:table-cell office:value-type="float" office:value="-2.83245325088501" calcext:value-type="float">
            <text:p>-2.8324532509</text:p>
          </table:table-cell>
          <table:table-cell office:value-type="float" office:value="0.539657515292" calcext:value-type="float">
            <text:p>0.5396575153</text:p>
          </table:table-cell>
        </table:table-row>
        <table:table-row table:style-name="ro1">
          <table:table-cell office:value-type="float" office:value="2.09750699996948" calcext:value-type="float">
            <text:p>2.097507</text:p>
          </table:table-cell>
          <table:table-cell office:value-type="float" office:value="-5.62828397750855" calcext:value-type="float">
            <text:p>-5.6282839775</text:p>
          </table:table-cell>
          <table:table-cell office:value-type="float" office:value="-2.83245325088501" calcext:value-type="float">
            <text:p>-2.8324532509</text:p>
          </table:table-cell>
          <table:table-cell office:value-type="float" office:value="0.95735333142" calcext:value-type="float">
            <text:p>0.9573533314</text:p>
          </table:table-cell>
        </table:table-row>
        <table:table-row table:style-name="ro1">
          <table:table-cell office:value-type="float" office:value="1.60915064811707" calcext:value-type="float">
            <text:p>1.6091506481</text:p>
          </table:table-cell>
          <table:table-cell office:value-type="float" office:value="-5.72921895980835" calcext:value-type="float">
            <text:p>-5.7292189598</text:p>
          </table:table-cell>
          <table:table-cell office:value-type="float" office:value="-2.99078607559204" calcext:value-type="float">
            <text:p>-2.9907860756</text:p>
          </table:table-cell>
          <table:table-cell office:value-type="float" office:value="0.442123189285" calcext:value-type="float">
            <text:p>0.4421231893</text:p>
          </table:table-cell>
        </table:table-row>
        <table:table-row table:style-name="ro1">
          <table:table-cell office:value-type="float" office:value="1.11482667922974" calcext:value-type="float">
            <text:p>1.1148266792</text:p>
          </table:table-cell>
          <table:table-cell office:value-type="float" office:value="-5.80433511734009" calcext:value-type="float">
            <text:p>-5.8043351173</text:p>
          </table:table-cell>
          <table:table-cell office:value-type="float" office:value="-2.9907853603363" calcext:value-type="float">
            <text:p>-2.9907853603</text:p>
          </table:table-cell>
          <table:table-cell office:value-type="float" office:value="0.346848079341" calcext:value-type="float">
            <text:p>0.3468480793</text:p>
          </table:table-cell>
        </table:table-row>
        <table:table-row table:style-name="ro1">
          <table:table-cell office:value-type="float" office:value="0.620501279830933" calcext:value-type="float">
            <text:p>0.6205012798</text:p>
          </table:table-cell>
          <table:table-cell office:value-type="float" office:value="-5.87945127487183" calcext:value-type="float">
            <text:p>-5.8794512749</text:p>
          </table:table-cell>
          <table:table-cell office:value-type="float" office:value="-2.99078512191772" calcext:value-type="float">
            <text:p>-2.9907851219</text:p>
          </table:table-cell>
          <table:table-cell office:value-type="float" office:value="0.389206595013" calcext:value-type="float">
            <text:p>0.389206595</text:p>
          </table:table-cell>
        </table:table-row>
        <table:table-row table:style-name="ro1">
          <table:table-cell office:value-type="float" office:value="0.126176208257675" calcext:value-type="float">
            <text:p>0.1261762083</text:p>
          </table:table-cell>
          <table:table-cell office:value-type="float" office:value="-5.95456743240356" calcext:value-type="float">
            <text:p>-5.9545674324</text:p>
          </table:table-cell>
          <table:table-cell office:value-type="float" office:value="-2.99078512191772" calcext:value-type="float">
            <text:p>-2.9907851219</text:p>
          </table:table-cell>
          <table:table-cell office:value-type="float" office:value="0.318433096778" calcext:value-type="float">
            <text:p>0.3184330968</text:p>
          </table:table-cell>
        </table:table-row>
        <table:table-row table:style-name="ro1">
          <table:table-cell office:value-type="float" office:value="-0.368148773908615" calcext:value-type="float">
            <text:p>-0.3681487739</text:p>
          </table:table-cell>
          <table:table-cell office:value-type="float" office:value="-6.0296835899353" calcext:value-type="float">
            <text:p>-6.0296835899</text:p>
          </table:table-cell>
          <table:table-cell office:value-type="float" office:value="-2.99078512191772" calcext:value-type="float">
            <text:p>-2.9907851219</text:p>
          </table:table-cell>
          <table:table-cell office:value-type="float" office:value="0.994631134546" calcext:value-type="float">
            <text:p>0.9946311345</text:p>
          </table:table-cell>
        </table:table-row>
        <table:table-row table:style-name="ro1">
          <table:table-cell office:value-type="float" office:value="-0.862665593624115" calcext:value-type="float">
            <text:p>-0.8626655936</text:p>
          </table:table-cell>
          <table:table-cell office:value-type="float" office:value="-6.1027364730835" calcext:value-type="float">
            <text:p>-6.1027364731</text:p>
          </table:table-cell>
          <table:table-cell office:value-type="float" office:value="-3.02411842346191" calcext:value-type="float">
            <text:p>-3.0241184235</text:p>
          </table:table-cell>
          <table:table-cell office:value-type="float" office:value="0.425084624579" calcext:value-type="float">
            <text:p>0.4250846246</text:p>
          </table:table-cell>
        </table:table-row>
        <table:table-row table:style-name="ro1">
          <table:table-cell office:value-type="float" office:value="-1.3614866733551" calcext:value-type="float">
            <text:p>-1.3614866734</text:p>
          </table:table-cell>
          <table:table-cell office:value-type="float" office:value="-6.09482145309448" calcext:value-type="float">
            <text:p>-6.0948214531</text:p>
          </table:table-cell>
          <table:table-cell office:value-type="float" office:value="3.042400598526" calcext:value-type="float">
            <text:p>3.0424005985</text:p>
          </table:table-cell>
          <table:table-cell office:value-type="float" office:value="0.150385028763" calcext:value-type="float">
            <text:p>0.1503850288</text:p>
          </table:table-cell>
        </table:table-row>
        <table:table-row table:style-name="ro1">
          <table:table-cell office:value-type="float" office:value="-1.8590292930603" calcext:value-type="float">
            <text:p>-1.8590292931</text:p>
          </table:table-cell>
          <table:table-cell office:value-type="float" office:value="-6.04531145095825" calcext:value-type="float">
            <text:p>-6.045311451</text:p>
          </table:table-cell>
          <table:table-cell office:value-type="float" office:value="3.04240083694458" calcext:value-type="float">
            <text:p>3.0424008369</text:p>
          </table:table-cell>
          <table:table-cell office:value-type="float" office:value="0.846308961425" calcext:value-type="float">
            <text:p>0.8463089614</text:p>
          </table:table-cell>
        </table:table-row>
        <table:table-row table:style-name="ro1">
          <table:table-cell office:value-type="float" office:value="-2.35656929016113" calcext:value-type="float">
            <text:p>-2.3565692902</text:p>
          </table:table-cell>
          <table:table-cell office:value-type="float" office:value="-5.99580144882202" calcext:value-type="float">
            <text:p>-5.9958014488</text:p>
          </table:table-cell>
          <table:table-cell office:value-type="float" office:value="3.04240083694458" calcext:value-type="float">
            <text:p>3.0424008369</text:p>
          </table:table-cell>
          <table:table-cell office:value-type="float" office:value="0.726652360779" calcext:value-type="float">
            <text:p>0.7266523608</text:p>
          </table:table-cell>
        </table:table-row>
        <table:table-row table:style-name="ro1">
          <table:table-cell office:value-type="float" office:value="-2.85410833358765" calcext:value-type="float">
            <text:p>-2.8541083336</text:p>
          </table:table-cell>
          <table:table-cell office:value-type="float" office:value="-5.94629144668579" calcext:value-type="float">
            <text:p>-5.9462914467</text:p>
          </table:table-cell>
          <table:table-cell office:value-type="float" office:value="3.04240083694458" calcext:value-type="float">
            <text:p>3.0424008369</text:p>
          </table:table-cell>
          <table:table-cell office:value-type="float" office:value="0.112058329565" calcext:value-type="float">
            <text:p>0.1120583296</text:p>
          </table:table-cell>
        </table:table-row>
        <table:table-row table:style-name="ro1">
          <table:table-cell office:value-type="float" office:value="-3.35164737701416" calcext:value-type="float">
            <text:p>-3.351647377</text:p>
          </table:table-cell>
          <table:table-cell office:value-type="float" office:value="-5.89678144454956" calcext:value-type="float">
            <text:p>-5.8967814445</text:p>
          </table:table-cell>
          <table:table-cell office:value-type="float" office:value="3.04240083694458" calcext:value-type="float">
            <text:p>3.0424008369</text:p>
          </table:table-cell>
          <table:table-cell office:value-type="float" office:value="0.525947526456" calcext:value-type="float">
            <text:p>0.5259475265</text:p>
          </table:table-cell>
        </table:table-row>
        <table:table-row table:style-name="ro1">
          <table:table-cell office:value-type="float" office:value="-3.84333229064941" calcext:value-type="float">
            <text:p>-3.8433322906</text:p>
          </table:table-cell>
          <table:table-cell office:value-type="float" office:value="-5.80621099472046" calcext:value-type="float">
            <text:p>-5.8062109947</text:p>
          </table:table-cell>
          <table:table-cell office:value-type="float" office:value="2.93406772613525" calcext:value-type="float">
            <text:p>2.9340677261</text:p>
          </table:table-cell>
          <table:table-cell office:value-type="float" office:value="0.353971827662" calcext:value-type="float">
            <text:p>0.3539718277</text:p>
          </table:table-cell>
        </table:table-row>
        <table:table-row table:style-name="ro1">
          <table:table-cell office:value-type="float" office:value="-4.33081531524658" calcext:value-type="float">
            <text:p>-4.3308153152</text:p>
          </table:table-cell>
          <table:table-cell office:value-type="float" office:value="-5.69428586959839" calcext:value-type="float">
            <text:p>-5.6942858696</text:p>
          </table:table-cell>
          <table:table-cell office:value-type="float" office:value="2.85073471069336" calcext:value-type="float">
            <text:p>2.8507347107</text:p>
          </table:table-cell>
          <table:table-cell office:value-type="float" office:value="0.865679781479" calcext:value-type="float">
            <text:p>0.8656797815</text:p>
          </table:table-cell>
        </table:table-row>
        <table:table-row table:style-name="ro1">
          <table:table-cell office:value-type="float" office:value="-4.7897424697876" calcext:value-type="float">
            <text:p>-4.7897424698</text:p>
          </table:table-cell>
          <table:table-cell office:value-type="float" office:value="-5.49522209167481" calcext:value-type="float">
            <text:p>-5.4952220917</text:p>
          </table:table-cell>
          <table:table-cell office:value-type="float" office:value="2.68406796455383" calcext:value-type="float">
            <text:p>2.6840679646</text:p>
          </table:table-cell>
          <table:table-cell office:value-type="float" office:value="0.501881394797" calcext:value-type="float">
            <text:p>0.5018813948</text:p>
          </table:table-cell>
        </table:table-row>
        <table:table-row table:style-name="ro1">
          <table:table-cell office:value-type="float" office:value="-5.23832225799561" calcext:value-type="float">
            <text:p>-5.238322258</text:p>
          </table:table-cell>
          <table:table-cell office:value-type="float" office:value="-5.27435111999512" calcext:value-type="float">
            <text:p>-5.27435112</text:p>
          </table:table-cell>
          <table:table-cell office:value-type="float" office:value="2.68406796455383" calcext:value-type="float">
            <text:p>2.6840679646</text:p>
          </table:table-cell>
          <table:table-cell office:value-type="float" office:value="0.873177379567" calcext:value-type="float">
            <text:p>0.8731773796</text:p>
          </table:table-cell>
        </table:table-row>
        <table:table-row table:style-name="ro1">
          <table:table-cell office:value-type="float" office:value="-5.68178224563599" calcext:value-type="float">
            <text:p>-5.6817822456</text:p>
          </table:table-cell>
          <table:table-cell office:value-type="float" office:value="-5.04236602783203" calcext:value-type="float">
            <text:p>-5.0423660278</text:p>
          </table:table-cell>
          <table:table-cell office:value-type="float" office:value="2.58406805992126" calcext:value-type="float">
            <text:p>2.5840680599</text:p>
          </table:table-cell>
          <table:table-cell office:value-type="float" office:value="0.864110066647" calcext:value-type="float">
            <text:p>0.8641100666</text:p>
          </table:table-cell>
        </table:table-row>
        <table:table-row table:style-name="ro1">
          <table:table-cell office:value-type="float" office:value="-6.06745100021362" calcext:value-type="float">
            <text:p>-6.0674510002</text:p>
          </table:table-cell>
          <table:table-cell office:value-type="float" office:value="-4.72299575805664" calcext:value-type="float">
            <text:p>-4.7229957581</text:p>
          </table:table-cell>
          <table:table-cell office:value-type="float" office:value="2.334068775177" calcext:value-type="float">
            <text:p>2.3340687752</text:p>
          </table:table-cell>
          <table:table-cell office:value-type="float" office:value="0.7262022913" calcext:value-type="float">
            <text:p>0.7262022913</text:p>
          </table:table-cell>
        </table:table-row>
        <table:table-row table:style-name="ro1">
          <table:table-cell office:value-type="float" office:value="-6.3629093170166" calcext:value-type="float">
            <text:p>-6.362909317</text:p>
          </table:table-cell>
          <table:table-cell office:value-type="float" office:value="-4.31879425048828" calcext:value-type="float">
            <text:p>-4.3187942505</text:p>
          </table:table-cell>
          <table:table-cell office:value-type="float" office:value="2.08406972885132" calcext:value-type="float">
            <text:p>2.0840697289</text:p>
          </table:table-cell>
          <table:table-cell office:value-type="float" office:value="0.907403477313" calcext:value-type="float">
            <text:p>0.9074034773</text:p>
          </table:table-cell>
        </table:table-row>
        <table:table-row table:style-name="ro1">
          <table:table-cell office:value-type="float" office:value="-6.56172609329224" calcext:value-type="float">
            <text:p>-6.5617260933</text:p>
          </table:table-cell>
          <table:table-cell office:value-type="float" office:value="-3.85963249206543" calcext:value-type="float">
            <text:p>-3.8596324921</text:p>
          </table:table-cell>
          <table:table-cell office:value-type="float" office:value="1.94240307807922" calcext:value-type="float">
            <text:p>1.9424030781</text:p>
          </table:table-cell>
          <table:table-cell office:value-type="float" office:value="0.540531902485" calcext:value-type="float">
            <text:p>0.5405319025</text:p>
          </table:table-cell>
        </table:table-row>
        <table:table-row table:style-name="ro1">
          <table:table-cell office:value-type="float" office:value="-6.74328660964966" calcext:value-type="float">
            <text:p>-6.7432866096</text:p>
          </table:table-cell>
          <table:table-cell office:value-type="float" office:value="-3.39375782012939" calcext:value-type="float">
            <text:p>-3.3937578201</text:p>
          </table:table-cell>
          <table:table-cell office:value-type="float" office:value="1.94240307807922" calcext:value-type="float">
            <text:p>1.9424030781</text:p>
          </table:table-cell>
          <table:table-cell office:value-type="float" office:value="0.373047409089" calcext:value-type="float">
            <text:p>0.3730474091</text:p>
          </table:table-cell>
        </table:table-row>
        <table:table-row table:style-name="ro1">
          <table:table-cell office:value-type="float" office:value="-6.92484712600708" calcext:value-type="float">
            <text:p>-6.924847126</text:p>
          </table:table-cell>
          <table:table-cell office:value-type="float" office:value="-2.92788314819336" calcext:value-type="float">
            <text:p>-2.9278831482</text:p>
          </table:table-cell>
          <table:table-cell office:value-type="float" office:value="1.94240307807922" calcext:value-type="float">
            <text:p>1.9424030781</text:p>
          </table:table-cell>
          <table:table-cell office:value-type="float" office:value="0.554884048874" calcext:value-type="float">
            <text:p>0.5548840489</text:p>
          </table:table-cell>
        </table:table-row>
        <table:table-row table:style-name="ro1">
          <table:table-cell office:value-type="float" office:value="-7.1064076423645" calcext:value-type="float">
            <text:p>-7.1064076424</text:p>
          </table:table-cell>
          <table:table-cell office:value-type="float" office:value="-2.46200847625732" calcext:value-type="float">
            <text:p>-2.4620084763</text:p>
          </table:table-cell>
          <table:table-cell office:value-type="float" office:value="1.94240307807922" calcext:value-type="float">
            <text:p>1.9424030781</text:p>
          </table:table-cell>
          <table:table-cell office:value-type="float" office:value="0.0160961099645" calcext:value-type="float">
            <text:p>0.01609611</text:p>
          </table:table-cell>
        </table:table-row>
        <table:table-row table:style-name="ro1">
          <table:table-cell office:value-type="float" office:value="-7.2741813659668" calcext:value-type="float">
            <text:p>-7.274181366</text:p>
          </table:table-cell>
          <table:table-cell office:value-type="float" office:value="-1.9907591342926" calcext:value-type="float">
            <text:p>-1.9907591343</text:p>
          </table:table-cell>
          <table:table-cell office:value-type="float" office:value="1.82573485374451" calcext:value-type="float">
            <text:p>1.8257348537</text:p>
          </table:table-cell>
          <table:table-cell office:value-type="float" office:value="0.477410242225" calcext:value-type="float">
            <text:p>0.4774102422</text:p>
          </table:table-cell>
        </table:table-row>
        <table:table-row table:style-name="ro1">
          <table:table-cell office:value-type="float" office:value="-7.33673810958862" calcext:value-type="float">
            <text:p>-7.3367381096</text:p>
          </table:table-cell>
          <table:table-cell office:value-type="float" office:value="-1.49549400806427" calcext:value-type="float">
            <text:p>-1.4954940081</text:p>
          </table:table-cell>
          <table:table-cell office:value-type="float" office:value="1.57573544979095" calcext:value-type="float">
            <text:p>1.5757354498</text:p>
          </table:table-cell>
          <table:table-cell office:value-type="float" office:value="0.260273777383" calcext:value-type="float">
            <text:p>0.2602737774</text:p>
          </table:table-cell>
        </table:table-row>
        <table:table-row table:style-name="ro1">
          <table:table-cell office:value-type="float" office:value="-7.2749457359314" calcext:value-type="float">
            <text:p>-7.2749457359</text:p>
          </table:table-cell>
          <table:table-cell office:value-type="float" office:value="-1.00116896629334" calcext:value-type="float">
            <text:p>-1.0011689663</text:p>
          </table:table-cell>
          <table:table-cell office:value-type="float" office:value="1.32573437690735" calcext:value-type="float">
            <text:p>1.3257343769</text:p>
          </table:table-cell>
          <table:table-cell office:value-type="float" office:value="0.554983588155" calcext:value-type="float">
            <text:p>0.5549835882</text:p>
          </table:table-cell>
        </table:table-row>
        <table:table-row table:style-name="ro1">
          <table:table-cell office:value-type="float" office:value="-7.09713983535767" calcext:value-type="float">
            <text:p>-7.0971398354</text:p>
          </table:table-cell>
          <table:table-cell office:value-type="float" office:value="-0.535774111747742" calcext:value-type="float">
            <text:p>-0.5357741117</text:p>
          </table:table-cell>
          <table:table-cell office:value-type="float" office:value="1.14240050315857" calcext:value-type="float">
            <text:p>1.1424005032</text:p>
          </table:table-cell>
          <table:table-cell office:value-type="float" office:value="0.519909660523" calcext:value-type="float">
            <text:p>0.5199096605</text:p>
          </table:table-cell>
        </table:table-row>
        <table:table-row table:style-name="ro1">
          <table:table-cell office:value-type="float" office:value="-6.90694618225098" calcext:value-type="float">
            <text:p>-6.9069461823</text:p>
          </table:table-cell>
          <table:table-cell office:value-type="float" office:value="-0.073084183037281" calcext:value-type="float">
            <text:p>-0.073084183</text:p>
          </table:table-cell>
          <table:table-cell office:value-type="float" office:value="1.27573323249817" calcext:value-type="float">
            <text:p>1.2757332325</text:p>
          </table:table-cell>
          <table:table-cell office:value-type="float" office:value="0.50246125471" calcext:value-type="float">
            <text:p>0.5024612547</text:p>
          </table:table-cell>
        </table:table-row>
        <table:table-row table:style-name="ro1">
          <table:table-cell office:value-type="float" office:value="-6.81204080581665" calcext:value-type="float">
            <text:p>-6.8120408058</text:p>
          </table:table-cell>
          <table:table-cell office:value-type="float" office:value="0.417793124914169" calcext:value-type="float">
            <text:p>0.4177931249</text:p>
          </table:table-cell>
          <table:table-cell office:value-type="float" office:value="1.41739821434021" calcext:value-type="float">
            <text:p>1.4173982143</text:p>
          </table:table-cell>
          <table:table-cell office:value-type="float" office:value="0.813356394152" calcext:value-type="float">
            <text:p>0.8133563942</text:p>
          </table:table-cell>
        </table:table-row>
        <table:table-row table:style-name="ro1">
          <table:table-cell office:value-type="float" office:value="-6.73563718795776" calcext:value-type="float">
            <text:p>-6.735637188</text:p>
          </table:table-cell>
          <table:table-cell office:value-type="float" office:value="0.91192215681076" calcext:value-type="float">
            <text:p>0.9119221568</text:p>
          </table:table-cell>
          <table:table-cell office:value-type="float" office:value="1.41739821434021" calcext:value-type="float">
            <text:p>1.4173982143</text:p>
          </table:table-cell>
          <table:table-cell office:value-type="float" office:value="0.616285001741" calcext:value-type="float">
            <text:p>0.6162850017</text:p>
          </table:table-cell>
        </table:table-row>
        <table:table-row table:style-name="ro1">
          <table:table-cell office:value-type="float" office:value="-6.65923357009888" calcext:value-type="float">
            <text:p>-6.6592335701</text:p>
          </table:table-cell>
          <table:table-cell office:value-type="float" office:value="1.40604972839355" calcext:value-type="float">
            <text:p>1.4060497284</text:p>
          </table:table-cell>
          <table:table-cell office:value-type="float" office:value="1.41739821434021" calcext:value-type="float">
            <text:p>1.4173982143</text:p>
          </table:table-cell>
          <table:table-cell office:value-type="float" office:value="0.0949604067365" calcext:value-type="float">
            <text:p>0.0949604067</text:p>
          </table:table-cell>
        </table:table-row>
        <table:table-row table:style-name="ro1">
          <table:table-cell office:value-type="float" office:value="-6.58282995223999" calcext:value-type="float">
            <text:p>-6.5828299522</text:p>
          </table:table-cell>
          <table:table-cell office:value-type="float" office:value="1.90017700195313" calcext:value-type="float">
            <text:p>1.900177002</text:p>
          </table:table-cell>
          <table:table-cell office:value-type="float" office:value="1.41739821434021" calcext:value-type="float">
            <text:p>1.4173982143</text:p>
          </table:table-cell>
          <table:table-cell office:value-type="float" office:value="0.555344578184" calcext:value-type="float">
            <text:p>0.5553445782</text:p>
          </table:table-cell>
        </table:table-row>
        <table:table-row table:style-name="ro1">
          <table:table-cell office:value-type="float" office:value="-6.5064263343811" calcext:value-type="float">
            <text:p>-6.5064263344</text:p>
          </table:table-cell>
          <table:table-cell office:value-type="float" office:value="2.3943042755127" calcext:value-type="float">
            <text:p>2.3943042755</text:p>
          </table:table-cell>
          <table:table-cell office:value-type="float" office:value="1.41739821434021" calcext:value-type="float">
            <text:p>1.4173982143</text:p>
          </table:table-cell>
          <table:table-cell office:value-type="float" office:value="0.356223542654" calcext:value-type="float">
            <text:p>0.3562235427</text:p>
          </table:table-cell>
        </table:table-row>
        <table:table-row table:style-name="ro1">
          <table:table-cell office:value-type="float" office:value="-6.40617227554321" calcext:value-type="float">
            <text:p>-6.4061722755</text:p>
          </table:table-cell>
          <table:table-cell office:value-type="float" office:value="2.88354635238647" calcext:value-type="float">
            <text:p>2.8835463524</text:p>
          </table:table-cell>
          <table:table-cell office:value-type="float" office:value="1.33406519889832" calcext:value-type="float">
            <text:p>1.3340651989</text:p>
          </table:table-cell>
          <table:table-cell office:value-type="float" office:value="0.934077466885" calcext:value-type="float">
            <text:p>0.9340774669</text:p>
          </table:table-cell>
        </table:table-row>
        <table:table-row table:style-name="ro1">
          <table:table-cell office:value-type="float" office:value="-6.28891324996948" calcext:value-type="float">
            <text:p>-6.28891325</text:p>
          </table:table-cell>
          <table:table-cell office:value-type="float" office:value="3.36959838867187" calcext:value-type="float">
            <text:p>3.3695983887</text:p>
          </table:table-cell>
          <table:table-cell office:value-type="float" office:value="1.33406519889832" calcext:value-type="float">
            <text:p>1.3340651989</text:p>
          </table:table-cell>
          <table:table-cell office:value-type="float" office:value="0.516061417594" calcext:value-type="float">
            <text:p>0.5160614176</text:p>
          </table:table-cell>
        </table:table-row>
        <table:table-row table:style-name="ro1">
          <table:table-cell office:value-type="float" office:value="-6.17165422439575" calcext:value-type="float">
            <text:p>-6.1716542244</text:p>
          </table:table-cell>
          <table:table-cell office:value-type="float" office:value="3.85565042495728" calcext:value-type="float">
            <text:p>3.855650425</text:p>
          </table:table-cell>
          <table:table-cell office:value-type="float" office:value="1.33406519889832" calcext:value-type="float">
            <text:p>1.3340651989</text:p>
          </table:table-cell>
          <table:table-cell office:value-type="float" office:value="0.60817307995" calcext:value-type="float">
            <text:p>0.60817308</text:p>
          </table:table-cell>
        </table:table-row>
        <table:table-row table:style-name="ro1">
          <table:table-cell office:value-type="float" office:value="-6.05439519882202" calcext:value-type="float">
            <text:p>-6.0543951988</text:p>
          </table:table-cell>
          <table:table-cell office:value-type="float" office:value="4.34170770645142" calcext:value-type="float">
            <text:p>4.3417077065</text:p>
          </table:table-cell>
          <table:table-cell office:value-type="float" office:value="1.33406519889832" calcext:value-type="float">
            <text:p>1.3340651989</text:p>
          </table:table-cell>
          <table:table-cell office:value-type="float" office:value="0.171623253897" calcext:value-type="float">
            <text:p>0.1716232539</text:p>
          </table:table-cell>
        </table:table-row>
        <table:table-row table:style-name="ro1">
          <table:table-cell office:value-type="float" office:value="-5.93713617324829" calcext:value-type="float">
            <text:p>-5.9371361732</text:p>
          </table:table-cell>
          <table:table-cell office:value-type="float" office:value="4.82776689529419" calcext:value-type="float">
            <text:p>4.8277668953</text:p>
          </table:table-cell>
          <table:table-cell office:value-type="float" office:value="1.33406519889832" calcext:value-type="float">
            <text:p>1.3340651989</text:p>
          </table:table-cell>
          <table:table-cell office:value-type="float" office:value="0.352260582415" calcext:value-type="float">
            <text:p>0.3522605824</text:p>
          </table:table-cell>
        </table:table-row>
        <table:table-row table:style-name="ro1">
          <table:table-cell office:value-type="float" office:value="-5.8178596496582" calcext:value-type="float">
            <text:p>-5.8178596497</text:p>
          </table:table-cell>
          <table:table-cell office:value-type="float" office:value="5.31309032440186" calcext:value-type="float">
            <text:p>5.3130903244</text:p>
          </table:table-cell>
          <table:table-cell office:value-type="float" office:value="1.29239869117737" calcext:value-type="float">
            <text:p>1.2923986912</text:p>
          </table:table-cell>
          <table:table-cell office:value-type="float" office:value="0.386179678868" calcext:value-type="float">
            <text:p>0.3861796789</text:p>
          </table:table-cell>
        </table:table-row>
        <table:table-row table:style-name="ro1">
          <table:table-cell office:value-type="float" office:value="-5.62018775939941" calcext:value-type="float">
            <text:p>-5.6201877594</text:p>
          </table:table-cell>
          <table:table-cell office:value-type="float" office:value="5.76927947998047" calcext:value-type="float">
            <text:p>5.76927948</text:p>
          </table:table-cell>
          <table:table-cell office:value-type="float" office:value="1.04239785671234" calcext:value-type="float">
            <text:p>1.0423978567</text:p>
          </table:table-cell>
          <table:table-cell office:value-type="float" office:value="0.781081585206" calcext:value-type="float">
            <text:p>0.7810815852</text:p>
          </table:table-cell>
        </table:table-row>
        <table:table-row table:style-name="ro1">
          <table:table-cell office:value-type="float" office:value="-5.31538581848145" calcext:value-type="float">
            <text:p>-5.3153858185</text:p>
          </table:table-cell>
          <table:table-cell office:value-type="float" office:value="6.16143846511841" calcext:value-type="float">
            <text:p>6.1614384651</text:p>
          </table:table-cell>
          <table:table-cell office:value-type="float" office:value="0.792397320270538" calcext:value-type="float">
            <text:p>0.7923973203</text:p>
          </table:table-cell>
          <table:table-cell office:value-type="float" office:value="0.658927173998" calcext:value-type="float">
            <text:p>0.658927174</text:p>
          </table:table-cell>
        </table:table-row>
        <table:table-row table:style-name="ro1">
          <table:table-cell office:value-type="float" office:value="-4.92240524291992" calcext:value-type="float">
            <text:p>-4.9224052429</text:p>
          </table:table-cell>
          <table:table-cell office:value-type="float" office:value="6.46518611907959" calcext:value-type="float">
            <text:p>6.4651861191</text:p>
          </table:table-cell>
          <table:table-cell office:value-type="float" office:value="0.542396545410156" calcext:value-type="float">
            <text:p>0.5423965454</text:p>
          </table:table-cell>
          <table:table-cell office:value-type="float" office:value="0.830817058939" calcext:value-type="float">
            <text:p>0.8308170589</text:p>
          </table:table-cell>
        </table:table-row>
        <table:table-row table:style-name="ro1">
          <table:table-cell office:value-type="float" office:value="-4.46568107604981" calcext:value-type="float">
            <text:p>-4.465681076</text:p>
          </table:table-cell>
          <table:table-cell office:value-type="float" office:value="6.66163492202759" calcext:value-type="float">
            <text:p>6.661634922</text:p>
          </table:table-cell>
          <table:table-cell office:value-type="float" office:value="0.292396128177643" calcext:value-type="float">
            <text:p>0.2923961282</text:p>
          </table:table-cell>
          <table:table-cell office:value-type="float" office:value="0.638635274251" calcext:value-type="float">
            <text:p>0.6386352743</text:p>
          </table:table-cell>
        </table:table-row>
        <table:table-row table:style-name="ro1">
          <table:table-cell office:value-type="float" office:value="-3.97361016273499" calcext:value-type="float">
            <text:p>-3.9736101627</text:p>
          </table:table-cell>
          <table:table-cell office:value-type="float" office:value="6.73857259750366" calcext:value-type="float">
            <text:p>6.7385725975</text:p>
          </table:table-cell>
          <table:table-cell office:value-type="float" office:value="0.0423967055976391" calcext:value-type="float">
            <text:p>0.0423967056</text:p>
          </table:table-cell>
          <table:table-cell office:value-type="float" office:value="0.884310125823" calcext:value-type="float">
            <text:p>0.8843101258</text:p>
          </table:table-cell>
        </table:table-row>
        <table:table-row table:style-name="ro1">
          <table:table-cell office:value-type="float" office:value="-3.47383069992065" calcext:value-type="float">
            <text:p>-3.4738306999</text:p>
          </table:table-cell>
          <table:table-cell office:value-type="float" office:value="6.72616624832153" calcext:value-type="float">
            <text:p>6.7261662483</text:p>
          </table:table-cell>
          <table:table-cell office:value-type="float" office:value="-0.0326028428971767" calcext:value-type="float">
            <text:p>-0.0326028429</text:p>
          </table:table-cell>
          <table:table-cell office:value-type="float" office:value="0.0879674132689" calcext:value-type="float">
            <text:p>0.0879674133</text:p>
          </table:table-cell>
        </table:table-row>
        <table:table-row table:style-name="ro1">
          <table:table-cell office:value-type="float" office:value="-2.97533392906189" calcext:value-type="float">
            <text:p>-2.9753339291</text:p>
          </table:table-cell>
          <table:table-cell office:value-type="float" office:value="6.69146108627319" calcext:value-type="float">
            <text:p>6.6914610863</text:p>
          </table:table-cell>
          <table:table-cell office:value-type="float" office:value="-0.1492690294981" calcext:value-type="float">
            <text:p>-0.1492690295</text:p>
          </table:table-cell>
          <table:table-cell office:value-type="float" office:value="0.355384452278" calcext:value-type="float">
            <text:p>0.3553844523</text:p>
          </table:table-cell>
        </table:table-row>
        <table:table-row table:style-name="ro1">
          <table:table-cell office:value-type="float" office:value="-2.48089194297791" calcext:value-type="float">
            <text:p>-2.480891943</text:p>
          </table:table-cell>
          <table:table-cell office:value-type="float" office:value="6.617103099823" calcext:value-type="float">
            <text:p>6.6171030998</text:p>
          </table:table-cell>
          <table:table-cell office:value-type="float" office:value="-0.1492690294981" calcext:value-type="float">
            <text:p>-0.1492690295</text:p>
          </table:table-cell>
          <table:table-cell office:value-type="float" office:value="0.772619338891" calcext:value-type="float">
            <text:p>0.7726193389</text:p>
          </table:table-cell>
        </table:table-row>
        <table:table-row table:style-name="ro1">
          <table:table-cell office:value-type="float" office:value="-1.98645007610321" calcext:value-type="float">
            <text:p>-1.9864500761</text:p>
          </table:table-cell>
          <table:table-cell office:value-type="float" office:value="6.5427451133728" calcext:value-type="float">
            <text:p>6.5427451134</text:p>
          </table:table-cell>
          <table:table-cell office:value-type="float" office:value="-0.1492690294981" calcext:value-type="float">
            <text:p>-0.1492690295</text:p>
          </table:table-cell>
          <table:table-cell office:value-type="float" office:value="0.513866582774" calcext:value-type="float">
            <text:p>0.5138665828</text:p>
          </table:table-cell>
        </table:table-row>
        <table:table-row table:style-name="ro1">
          <table:table-cell office:value-type="float" office:value="-1.49201166629791" calcext:value-type="float">
            <text:p>-1.4920116663</text:p>
          </table:table-cell>
          <table:table-cell office:value-type="float" office:value="6.46838712692261" calcext:value-type="float">
            <text:p>6.4683871269</text:p>
          </table:table-cell>
          <table:table-cell office:value-type="float" office:value="-0.1492690294981" calcext:value-type="float">
            <text:p>-0.1492690295</text:p>
          </table:table-cell>
          <table:table-cell office:value-type="float" office:value="0.765307866538" calcext:value-type="float">
            <text:p>0.7653078665</text:p>
          </table:table-cell>
        </table:table-row>
        <table:table-row table:style-name="ro1">
          <table:table-cell office:value-type="float" office:value="-0.99757319688797" calcext:value-type="float">
            <text:p>-0.9975731969</text:p>
          </table:table-cell>
          <table:table-cell office:value-type="float" office:value="6.39402914047241" calcext:value-type="float">
            <text:p>6.3940291405</text:p>
          </table:table-cell>
          <table:table-cell office:value-type="float" office:value="-0.1492690294981" calcext:value-type="float">
            <text:p>-0.1492690295</text:p>
          </table:table-cell>
          <table:table-cell office:value-type="float" office:value="0.0866154578381" calcext:value-type="float">
            <text:p>0.0866154578</text:p>
          </table:table-cell>
        </table:table-row>
        <table:table-row table:style-name="ro1">
          <table:table-cell office:value-type="float" office:value="-0.503132998943329" calcext:value-type="float">
            <text:p>-0.5031329989</text:p>
          </table:table-cell>
          <table:table-cell office:value-type="float" office:value="6.31967115402222" calcext:value-type="float">
            <text:p>6.319671154</text:p>
          </table:table-cell>
          <table:table-cell office:value-type="float" office:value="-0.1492690294981" calcext:value-type="float">
            <text:p>-0.1492690295</text:p>
          </table:table-cell>
          <table:table-cell office:value-type="float" office:value="0.391152345194" calcext:value-type="float">
            <text:p>0.3911523452</text:p>
          </table:table-cell>
        </table:table-row>
        <table:table-row table:style-name="ro1">
          <table:table-cell office:value-type="float" office:value="-0.00869285687804222" calcext:value-type="float">
            <text:p>-0.0086928569</text:p>
          </table:table-cell>
          <table:table-cell office:value-type="float" office:value="6.24531316757202" calcext:value-type="float">
            <text:p>6.2453131676</text:p>
          </table:table-cell>
          <table:table-cell office:value-type="float" office:value="-0.1492690294981" calcext:value-type="float">
            <text:p>-0.1492690295</text:p>
          </table:table-cell>
          <table:table-cell office:value-type="float" office:value="0.70346782096" calcext:value-type="float">
            <text:p>0.703467821</text:p>
          </table:table-cell>
        </table:table-row>
        <table:table-row table:style-name="ro1">
          <table:table-cell office:value-type="float" office:value="0.485747277736664" calcext:value-type="float">
            <text:p>0.4857472777</text:p>
          </table:table-cell>
          <table:table-cell office:value-type="float" office:value="6.17095518112183" calcext:value-type="float">
            <text:p>6.1709551811</text:p>
          </table:table-cell>
          <table:table-cell office:value-type="float" office:value="-0.1492690294981" calcext:value-type="float">
            <text:p>-0.1492690295</text:p>
          </table:table-cell>
          <table:table-cell office:value-type="float" office:value="0.546519043464" calcext:value-type="float">
            <text:p>0.5465190435</text:p>
          </table:table-cell>
        </table:table-row>
        <table:table-row table:style-name="ro1">
          <table:table-cell office:value-type="float" office:value="0.977003216743469" calcext:value-type="float">
            <text:p>0.9770032167</text:p>
          </table:table-cell>
          <table:table-cell office:value-type="float" office:value="6.07807636260986" calcext:value-type="float">
            <text:p>6.0780763626</text:p>
          </table:table-cell>
          <table:table-cell office:value-type="float" office:value="-0.274268716573715" calcext:value-type="float">
            <text:p>-0.2742687166</text:p>
          </table:table-cell>
          <table:table-cell office:value-type="float" office:value="0.817177073155" calcext:value-type="float">
            <text:p>0.8171770732</text:p>
          </table:table-cell>
        </table:table-row>
        <table:table-row table:style-name="ro1">
          <table:table-cell office:value-type="float" office:value="1.43566691875458" calcext:value-type="float">
            <text:p>1.4356669188</text:p>
          </table:table-cell>
          <table:table-cell office:value-type="float" office:value="5.87848138809204" calcext:value-type="float">
            <text:p>5.8784813881</text:p>
          </table:table-cell>
          <table:table-cell office:value-type="float" office:value="-0.524268984794617" calcext:value-type="float">
            <text:p>-0.5242689848</text:p>
          </table:table-cell>
          <table:table-cell office:value-type="float" office:value="0.350533185968" calcext:value-type="float">
            <text:p>0.350533186</text:p>
          </table:table-cell>
        </table:table-row>
        <table:table-row table:style-name="ro1">
          <table:table-cell office:value-type="float" office:value="1.83163523674011" calcext:value-type="float">
            <text:p>1.8316352367</text:p>
          </table:table-cell>
          <table:table-cell office:value-type="float" office:value="5.57202339172363" calcext:value-type="float">
            <text:p>5.5720233917</text:p>
          </table:table-cell>
          <table:table-cell office:value-type="float" office:value="-0.774268329143524" calcext:value-type="float">
            <text:p>-0.7742683291</text:p>
          </table:table-cell>
          <table:table-cell office:value-type="float" office:value="0.213489035591" calcext:value-type="float">
            <text:p>0.2134890356</text:p>
          </table:table-cell>
        </table:table-row>
        <table:table-row table:style-name="ro1">
          <table:table-cell office:value-type="float" office:value="2.1491539478302" calcext:value-type="float">
            <text:p>2.1491539478</text:p>
          </table:table-cell>
          <table:table-cell office:value-type="float" office:value="5.18498754501343" calcext:value-type="float">
            <text:p>5.184987545</text:p>
          </table:table-cell>
          <table:table-cell office:value-type="float" office:value="-0.924268305301666" calcext:value-type="float">
            <text:p>-0.9242683053</text:p>
          </table:table-cell>
          <table:table-cell office:value-type="float" office:value="0.292026888412" calcext:value-type="float">
            <text:p>0.2920268884</text:p>
          </table:table-cell>
        </table:table-row>
        <table:table-row table:style-name="ro1">
          <table:table-cell office:value-type="float" office:value="2.41254782676697" calcext:value-type="float">
            <text:p>2.4125478268</text:p>
          </table:table-cell>
          <table:table-cell office:value-type="float" office:value="4.7595067024231" calcext:value-type="float">
            <text:p>4.7595067024</text:p>
          </table:table-cell>
          <table:table-cell office:value-type="float" office:value="-1.13259971141815" calcext:value-type="float">
            <text:p>-1.1325997114</text:p>
          </table:table-cell>
          <table:table-cell office:value-type="float" office:value="0.579586557968" calcext:value-type="float">
            <text:p>0.579586558</text:p>
          </table:table-cell>
        </table:table-row>
        <table:table-row table:style-name="ro1">
          <table:table-cell office:value-type="float" office:value="2.60063123703003" calcext:value-type="float">
            <text:p>2.600631237</text:p>
          </table:table-cell>
          <table:table-cell office:value-type="float" office:value="4.29595041275024" calcext:value-type="float">
            <text:p>4.2959504128</text:p>
          </table:table-cell>
          <table:table-cell office:value-type="float" office:value="-1.1909327507019" calcext:value-type="float">
            <text:p>-1.1909327507</text:p>
          </table:table-cell>
          <table:table-cell office:value-type="float" office:value="0.28260541499" calcext:value-type="float">
            <text:p>0.282605415</text:p>
          </table:table-cell>
        </table:table-row>
        <table:table-row table:style-name="ro1">
          <table:table-cell office:value-type="float" office:value="2.7860255241394" calcext:value-type="float">
            <text:p>2.7860255241</text:p>
          </table:table-cell>
          <table:table-cell office:value-type="float" office:value="3.83159208297729" calcext:value-type="float">
            <text:p>3.831592083</text:p>
          </table:table-cell>
          <table:table-cell office:value-type="float" office:value="-1.1909327507019" calcext:value-type="float">
            <text:p>-1.1909327507</text:p>
          </table:table-cell>
          <table:table-cell office:value-type="float" office:value="0.11553431836" calcext:value-type="float">
            <text:p>0.1155343184</text:p>
          </table:table-cell>
        </table:table-row>
        <table:table-row table:style-name="ro1">
          <table:table-cell office:value-type="float" office:value="2.93196320533752" calcext:value-type="float">
            <text:p>2.9319632053</text:p>
          </table:table-cell>
          <table:table-cell office:value-type="float" office:value="3.35328245162964" calcext:value-type="float">
            <text:p>3.3532824516</text:p>
          </table:table-cell>
          <table:table-cell office:value-type="float" office:value="-1.31593227386475" calcext:value-type="float">
            <text:p>-1.3159322739</text:p>
          </table:table-cell>
          <table:table-cell office:value-type="float" office:value="0.467921581042" calcext:value-type="float">
            <text:p>0.467921581</text:p>
          </table:table-cell>
        </table:table-row>
        <table:table-row table:style-name="ro1">
          <table:table-cell office:value-type="float" office:value="3.0580198764801" calcext:value-type="float">
            <text:p>3.0580198765</text:p>
          </table:table-cell>
          <table:table-cell office:value-type="float" office:value="2.86943340301514" calcext:value-type="float">
            <text:p>2.869433403</text:p>
          </table:table-cell>
          <table:table-cell office:value-type="float" office:value="-1.31593227386475" calcext:value-type="float">
            <text:p>-1.3159322739</text:p>
          </table:table-cell>
          <table:table-cell office:value-type="float" office:value="0.305505659464" calcext:value-type="float">
            <text:p>0.3055056595</text:p>
          </table:table-cell>
        </table:table-row>
        <table:table-row table:style-name="ro1">
          <table:table-cell office:value-type="float" office:value="3.18407654762268" calcext:value-type="float">
            <text:p>3.1840765476</text:p>
          </table:table-cell>
          <table:table-cell office:value-type="float" office:value="2.38558435440063" calcext:value-type="float">
            <text:p>2.3855843544</text:p>
          </table:table-cell>
          <table:table-cell office:value-type="float" office:value="-1.31593227386475" calcext:value-type="float">
            <text:p>-1.3159322739</text:p>
          </table:table-cell>
          <table:table-cell office:value-type="float" office:value="0.837241512311" calcext:value-type="float">
            <text:p>0.8372415123</text:p>
          </table:table-cell>
        </table:table-row>
        <table:table-row table:style-name="ro1">
          <table:table-cell office:value-type="float" office:value="3.31013321876526" calcext:value-type="float">
            <text:p>3.3101332188</text:p>
          </table:table-cell>
          <table:table-cell office:value-type="float" office:value="1.90173530578613" calcext:value-type="float">
            <text:p>1.9017353058</text:p>
          </table:table-cell>
          <table:table-cell office:value-type="float" office:value="-1.31593227386475" calcext:value-type="float">
            <text:p>-1.3159322739</text:p>
          </table:table-cell>
          <table:table-cell office:value-type="float" office:value="0.592488111358" calcext:value-type="float">
            <text:p>0.5924881114</text:p>
          </table:table-cell>
        </table:table-row>
        <table:table-row table:style-name="ro1">
          <table:table-cell office:value-type="float" office:value="3.43618988990784" calcext:value-type="float">
            <text:p>3.4361898899</text:p>
          </table:table-cell>
          <table:table-cell office:value-type="float" office:value="1.41788625717163" calcext:value-type="float">
            <text:p>1.4178862572</text:p>
          </table:table-cell>
          <table:table-cell office:value-type="float" office:value="-1.31593227386475" calcext:value-type="float">
            <text:p>-1.3159322739</text:p>
          </table:table-cell>
          <table:table-cell office:value-type="float" office:value="0.796642768297" calcext:value-type="float">
            <text:p>0.7966427683</text:p>
          </table:table-cell>
        </table:table-row>
        <table:table-row table:style-name="ro1">
          <table:table-cell office:value-type="float" office:value="3.56224656105041" calcext:value-type="float">
            <text:p>3.5622465611</text:p>
          </table:table-cell>
          <table:table-cell office:value-type="float" office:value="0.934037208557129" calcext:value-type="float">
            <text:p>0.9340372086</text:p>
          </table:table-cell>
          <table:table-cell office:value-type="float" office:value="-1.31593227386475" calcext:value-type="float">
            <text:p>-1.3159322739</text:p>
          </table:table-cell>
          <table:table-cell office:value-type="float" office:value="0.294454937723" calcext:value-type="float">
            <text:p>0.2944549377</text:p>
          </table:table-cell>
        </table:table-row>
        <table:table-row table:style-name="ro1">
          <table:table-cell office:value-type="float" office:value="3.68830323219299" calcext:value-type="float">
            <text:p>3.6883032322</text:p>
          </table:table-cell>
          <table:table-cell office:value-type="float" office:value="0.450188159942627" calcext:value-type="float">
            <text:p>0.4501881599</text:p>
          </table:table-cell>
          <table:table-cell office:value-type="float" office:value="-1.31593227386475" calcext:value-type="float">
            <text:p>-1.3159322739</text:p>
          </table:table-cell>
          <table:table-cell office:value-type="float" office:value="0.412132447424" calcext:value-type="float">
            <text:p>0.4121324474</text:p>
          </table:table-cell>
        </table:table-row>
        <table:table-row table:style-name="ro1">
          <table:table-cell office:value-type="float" office:value="3.81435990333557" calcext:value-type="float">
            <text:p>3.8143599033</text:p>
          </table:table-cell>
          <table:table-cell office:value-type="float" office:value="-0.033660814166069" calcext:value-type="float">
            <text:p>-0.0336608142</text:p>
          </table:table-cell>
          <table:table-cell office:value-type="float" office:value="-1.31593227386475" calcext:value-type="float">
            <text:p>-1.3159322739</text:p>
          </table:table-cell>
          <table:table-cell office:value-type="float" office:value="0.14158152086" calcext:value-type="float">
            <text:p>0.1415815209</text:p>
          </table:table-cell>
        </table:table-row>
        <table:table-row table:style-name="ro1">
          <table:table-cell office:value-type="float" office:value="3.94041657447815" calcext:value-type="float">
            <text:p>3.9404165745</text:p>
          </table:table-cell>
          <table:table-cell office:value-type="float" office:value="-0.517509818077087" calcext:value-type="float">
            <text:p>-0.5175098181</text:p>
          </table:table-cell>
          <table:table-cell office:value-type="float" office:value="-1.31593227386475" calcext:value-type="float">
            <text:p>-1.3159322739</text:p>
          </table:table-cell>
          <table:table-cell office:value-type="float" office:value="0.556097536856" calcext:value-type="float">
            <text:p>0.5560975369</text:p>
          </table:table-cell>
        </table:table-row>
        <table:table-row table:style-name="ro1">
          <table:table-cell office:value-type="float" office:value="4.05413627624512" calcext:value-type="float">
            <text:p>4.0541362762</text:p>
          </table:table-cell>
          <table:table-cell office:value-type="float" office:value="-1.00446307659149" calcext:value-type="float">
            <text:p>-1.0044630766</text:p>
          </table:table-cell>
          <table:table-cell office:value-type="float" office:value="-1.42426407337189" calcext:value-type="float">
            <text:p>-1.4242640734</text:p>
          </table:table-cell>
          <table:table-cell office:value-type="float" office:value="0.572163626923" calcext:value-type="float">
            <text:p>0.5721636269</text:p>
          </table:table-cell>
        </table:table-row>
        <table:table-row table:style-name="ro1">
          <table:table-cell office:value-type="float" office:value="4.0627965927124" calcext:value-type="float">
            <text:p>4.0627965927</text:p>
          </table:table-cell>
          <table:table-cell office:value-type="float" office:value="-1.50314283370972" calcext:value-type="float">
            <text:p>-1.5031428337</text:p>
          </table:table-cell>
          <table:table-cell office:value-type="float" office:value="-1.67426455020905" calcext:value-type="float">
            <text:p>-1.6742645502</text:p>
          </table:table-cell>
          <table:table-cell office:value-type="float" office:value="0.467729147573" calcext:value-type="float">
            <text:p>0.4677291476</text:p>
          </table:table-cell>
        </table:table-row>
        <table:table-row table:style-name="ro1">
          <table:table-cell office:value-type="float" office:value="3.96184635162354" calcext:value-type="float">
            <text:p>3.9618463516</text:p>
          </table:table-cell>
          <table:table-cell office:value-type="float" office:value="-1.99200356006622" calcext:value-type="float">
            <text:p>-1.9920035601</text:p>
          </table:table-cell>
          <table:table-cell office:value-type="float" office:value="-1.80759692192078" calcext:value-type="float">
            <text:p>-1.8075969219</text:p>
          </table:table-cell>
          <table:table-cell office:value-type="float" office:value="0.341163701052" calcext:value-type="float">
            <text:p>0.3411637011</text:p>
          </table:table-cell>
        </table:table-row>
        <table:table-row table:style-name="ro1">
          <table:table-cell office:value-type="float" office:value="3.78338551521301" calcext:value-type="float">
            <text:p>3.7833855152</text:p>
          </table:table-cell>
          <table:table-cell office:value-type="float" office:value="-2.45617651939392" calcext:value-type="float">
            <text:p>-2.4561765194</text:p>
          </table:table-cell>
          <table:table-cell office:value-type="float" office:value="-2.05759453773499" calcext:value-type="float">
            <text:p>-2.0575945377</text:p>
          </table:table-cell>
          <table:table-cell office:value-type="float" office:value="0.765600883667" calcext:value-type="float">
            <text:p>0.7656008837</text:p>
          </table:table-cell>
        </table:table-row>
        <table:table-row table:style-name="ro1">
          <table:table-cell office:value-type="float" office:value="3.49748539924622" calcext:value-type="float">
            <text:p>3.4974853992</text:p>
          </table:table-cell>
          <table:table-cell office:value-type="float" office:value="-2.86333608627319" calcext:value-type="float">
            <text:p>-2.8633360863</text:p>
          </table:table-cell>
          <table:table-cell office:value-type="float" office:value="-2.25759506225586" calcext:value-type="float">
            <text:p>-2.2575950623</text:p>
          </table:table-cell>
          <table:table-cell office:value-type="float" office:value="0.945823426126" calcext:value-type="float">
            <text:p>0.9458234261</text:p>
          </table:table-cell>
        </table:table-row>
        <table:table-row table:style-name="ro1">
          <table:table-cell office:value-type="float" office:value="3.18045544624329" calcext:value-type="float">
            <text:p>3.1804554462</text:p>
          </table:table-cell>
          <table:table-cell office:value-type="float" office:value="-3.24997472763062" calcext:value-type="float">
            <text:p>-3.2499747276</text:p>
          </table:table-cell>
          <table:table-cell office:value-type="float" office:value="-2.25759506225586" calcext:value-type="float">
            <text:p>-2.2575950623</text:p>
          </table:table-cell>
          <table:table-cell office:value-type="float" office:value="0.924337750922" calcext:value-type="float">
            <text:p>0.9243377509</text:p>
          </table:table-cell>
        </table:table-row>
        <table:table-row table:style-name="ro1">
          <table:table-cell office:value-type="float" office:value="2.85529327392578" calcext:value-type="float">
            <text:p>2.8552932739</text:p>
          </table:table-cell>
          <table:table-cell office:value-type="float" office:value="-3.62824201583862" calcext:value-type="float">
            <text:p>-3.6282420158</text:p>
          </table:table-cell>
          <table:table-cell office:value-type="float" office:value="-2.35759472846985" calcext:value-type="float">
            <text:p>-2.3575947285</text:p>
          </table:table-cell>
          <table:table-cell office:value-type="float" office:value="0.852863881717" calcext:value-type="float">
            <text:p>0.8528638817</text:p>
          </table:table-cell>
        </table:table-row>
        <table:table-row table:style-name="ro1">
          <table:table-cell office:value-type="float" office:value="2.4597487449646" calcext:value-type="float">
            <text:p>2.459748745</text:p>
          </table:table-cell>
          <table:table-cell office:value-type="float" office:value="-3.92865657806396" calcext:value-type="float">
            <text:p>-3.9286565781</text:p>
          </table:table-cell>
          <table:table-cell office:value-type="float" office:value="-2.60759520530701" calcext:value-type="float">
            <text:p>-2.6075952053</text:p>
          </table:table-cell>
          <table:table-cell office:value-type="float" office:value="0.971869214953" calcext:value-type="float">
            <text:p>0.971869215</text:p>
          </table:table-cell>
        </table:table-row>
        <table:table-row table:style-name="ro1">
          <table:table-cell office:value-type="float" office:value="2.01253724098206" calcext:value-type="float">
            <text:p>2.012537241</text:p>
          </table:table-cell>
          <table:table-cell office:value-type="float" office:value="-4.15088558197022" calcext:value-type="float">
            <text:p>-4.150885582</text:p>
          </table:table-cell>
          <table:table-cell office:value-type="float" office:value="-2.69092869758606" calcext:value-type="float">
            <text:p>-2.6909286976</text:p>
          </table:table-cell>
          <table:table-cell office:value-type="float" office:value="0.672944188066" calcext:value-type="float">
            <text:p>0.6729441881</text:p>
          </table:table-cell>
        </table:table-row>
        <table:table-row table:style-name="ro1">
          <table:table-cell office:value-type="float" office:value="1.55988645553589" calcext:value-type="float">
            <text:p>1.5598864555</text:p>
          </table:table-cell>
          <table:table-cell office:value-type="float" office:value="-4.36169815063477" calcext:value-type="float">
            <text:p>-4.3616981506</text:p>
          </table:table-cell>
          <table:table-cell office:value-type="float" office:value="-2.76592874526978" calcext:value-type="float">
            <text:p>-2.7659287453</text:p>
          </table:table-cell>
          <table:table-cell office:value-type="float" office:value="0.581075123247" calcext:value-type="float">
            <text:p>0.5810751232</text:p>
          </table:table-cell>
        </table:table-row>
        <table:table-row table:style-name="ro1">
          <table:table-cell office:value-type="float" office:value="1.08025419712067" calcext:value-type="float">
            <text:p>1.0802541971</text:p>
          </table:table-cell>
          <table:table-cell office:value-type="float" office:value="-4.50012254714966" calcext:value-type="float">
            <text:p>-4.5001225471</text:p>
          </table:table-cell>
          <table:table-cell office:value-type="float" office:value="-2.8825957775116" calcext:value-type="float">
            <text:p>-2.8825957775</text:p>
          </table:table-cell>
          <table:table-cell office:value-type="float" office:value="0.798016595516" calcext:value-type="float">
            <text:p>0.7980165955</text:p>
          </table:table-cell>
        </table:table-row>
        <table:table-row table:style-name="ro1">
          <table:table-cell office:value-type="float" office:value="0.596930861473084" calcext:value-type="float">
            <text:p>0.5969308615</text:p>
          </table:table-cell>
          <table:table-cell office:value-type="float" office:value="-4.62818193435669" calcext:value-type="float">
            <text:p>-4.6281819344</text:p>
          </table:table-cell>
          <table:table-cell office:value-type="float" office:value="-2.8825957775116" calcext:value-type="float">
            <text:p>-2.8825957775</text:p>
          </table:table-cell>
          <table:table-cell office:value-type="float" office:value="0.231114122093" calcext:value-type="float">
            <text:p>0.2311141221</text:p>
          </table:table-cell>
        </table:table-row>
        <table:table-row table:style-name="ro1">
          <table:table-cell office:value-type="float" office:value="0.112690061330795" calcext:value-type="float">
            <text:p>0.1126900613</text:p>
          </table:table-cell>
          <table:table-cell office:value-type="float" office:value="-4.75137901306152" calcext:value-type="float">
            <text:p>-4.7513790131</text:p>
          </table:table-cell>
          <table:table-cell office:value-type="float" office:value="-2.94092893600464" calcext:value-type="float">
            <text:p>-2.940928936</text:p>
          </table:table-cell>
          <table:table-cell office:value-type="float" office:value="0.429209845361" calcext:value-type="float">
            <text:p>0.4292098454</text:p>
          </table:table-cell>
        </table:table-row>
        <table:table-row table:style-name="ro1">
          <table:table-cell office:value-type="float" office:value="-0.384736239910126" calcext:value-type="float">
            <text:p>-0.3847362399</text:p>
          </table:table-cell>
          <table:table-cell office:value-type="float" office:value="-4.7828574180603" calcext:value-type="float">
            <text:p>-4.7828574181</text:p>
          </table:table-cell>
          <table:table-cell office:value-type="float" office:value="3.09225678443909" calcext:value-type="float">
            <text:p>3.0922567844</text:p>
          </table:table-cell>
          <table:table-cell office:value-type="float" office:value="0.493131531032" calcext:value-type="float">
            <text:p>0.493131531</text:p>
          </table:table-cell>
        </table:table-row>
        <table:table-row table:style-name="ro1">
          <table:table-cell office:value-type="float" office:value="-0.881089508533478" calcext:value-type="float">
            <text:p>-0.8810895085</text:p>
          </table:table-cell>
          <table:table-cell office:value-type="float" office:value="-4.7218279838562" calcext:value-type="float">
            <text:p>-4.7218279839</text:p>
          </table:table-cell>
          <table:table-cell office:value-type="float" office:value="2.97559094429016" calcext:value-type="float">
            <text:p>2.9755909443</text:p>
          </table:table-cell>
          <table:table-cell office:value-type="float" office:value="0.490348422884" calcext:value-type="float">
            <text:p>0.4903484229</text:p>
          </table:table-cell>
        </table:table-row>
        <table:table-row table:style-name="ro1">
          <table:table-cell office:value-type="float" office:value="-1.36249780654907" calcext:value-type="float">
            <text:p>-1.3624978065</text:p>
          </table:table-cell>
          <table:table-cell office:value-type="float" office:value="-4.58648920059204" calcext:value-type="float">
            <text:p>-4.5864892006</text:p>
          </table:table-cell>
          <table:table-cell office:value-type="float" office:value="2.83392453193665" calcext:value-type="float">
            <text:p>2.8339245319</text:p>
          </table:table-cell>
          <table:table-cell office:value-type="float" office:value="0.0620574513227" calcext:value-type="float">
            <text:p>0.0620574513</text:p>
          </table:table-cell>
        </table:table-row>
        <table:table-row table:style-name="ro1">
          <table:table-cell office:value-type="float" office:value="-1.83901906013489" calcext:value-type="float">
            <text:p>-1.8390190601</text:p>
          </table:table-cell>
          <table:table-cell office:value-type="float" office:value="-4.43506956100464" calcext:value-type="float">
            <text:p>-4.435069561</text:p>
          </table:table-cell>
          <table:table-cell office:value-type="float" office:value="2.83392453193665" calcext:value-type="float">
            <text:p>2.8339245319</text:p>
          </table:table-cell>
          <table:table-cell office:value-type="float" office:value="0.529112376157" calcext:value-type="float">
            <text:p>0.5291123762</text:p>
          </table:table-cell>
        </table:table-row>
        <table:table-row table:style-name="ro1">
          <table:table-cell office:value-type="float" office:value="-2.31553792953491" calcext:value-type="float">
            <text:p>-2.3155379295</text:p>
          </table:table-cell>
          <table:table-cell office:value-type="float" office:value="-4.28364992141724" calcext:value-type="float">
            <text:p>-4.2836499214</text:p>
          </table:table-cell>
          <table:table-cell office:value-type="float" office:value="2.83392453193665" calcext:value-type="float">
            <text:p>2.8339245319</text:p>
          </table:table-cell>
          <table:table-cell office:value-type="float" office:value="0.443100247401" calcext:value-type="float">
            <text:p>0.4431002474</text:p>
          </table:table-cell>
        </table:table-row>
        <table:table-row table:style-name="ro1">
          <table:table-cell office:value-type="float" office:value="-2.78571248054504" calcext:value-type="float">
            <text:p>-2.7857124805</text:p>
          </table:table-cell>
          <table:table-cell office:value-type="float" office:value="-4.11403274536133" calcext:value-type="float">
            <text:p>-4.1140327454</text:p>
          </table:table-cell>
          <table:table-cell office:value-type="float" office:value="2.80892467498779" calcext:value-type="float">
            <text:p>2.808924675</text:p>
          </table:table-cell>
          <table:table-cell office:value-type="float" office:value="0.662665669568" calcext:value-type="float">
            <text:p>0.6626656696</text:p>
          </table:table-cell>
        </table:table-row>
        <table:table-row table:style-name="ro1">
          <table:table-cell office:value-type="float" office:value="-3.27412128448486" calcext:value-type="float">
            <text:p>-3.2741212845</text:p>
          </table:table-cell>
          <table:table-cell office:value-type="float" office:value="-4.01732063293457" calcext:value-type="float">
            <text:p>-4.0173206329</text:p>
          </table:table-cell>
          <table:table-cell office:value-type="float" office:value="3.05892515182495" calcext:value-type="float">
            <text:p>3.0589251518</text:p>
          </table:table-cell>
          <table:table-cell office:value-type="float" office:value="0.670202403404" calcext:value-type="float">
            <text:p>0.6702024034</text:p>
          </table:table-cell>
        </table:table-row>
        <table:table-row table:style-name="ro1">
          <table:table-cell office:value-type="float" office:value="-3.77228212356567" calcext:value-type="float">
            <text:p>-3.7722821236</text:p>
          </table:table-cell>
          <table:table-cell office:value-type="float" office:value="-4.04465198516846" calcext:value-type="float">
            <text:p>-4.0446519852</text:p>
          </table:table-cell>
          <table:table-cell office:value-type="float" office:value="-2.97425937652588" calcext:value-type="float">
            <text:p>-2.9742593765</text:p>
          </table:table-cell>
          <table:table-cell office:value-type="float" office:value="0.556716313699" calcext:value-type="float">
            <text:p>0.5567163137</text:p>
          </table:table-cell>
        </table:table-row>
        <table:table-row table:style-name="ro1">
          <table:table-cell office:value-type="float" office:value="-4.24922132492065" calcext:value-type="float">
            <text:p>-4.2492213249</text:p>
          </table:table-cell>
          <table:table-cell office:value-type="float" office:value="-4.19432878494263" calcext:value-type="float">
            <text:p>-4.1943287849</text:p>
          </table:table-cell>
          <table:table-cell office:value-type="float" office:value="-2.72425937652588" calcext:value-type="float">
            <text:p>-2.7242593765</text:p>
          </table:table-cell>
          <table:table-cell office:value-type="float" office:value="0.940252679557" calcext:value-type="float">
            <text:p>0.9402526796</text:p>
          </table:table-cell>
        </table:table-row>
        <table:table-row table:style-name="ro1">
          <table:table-cell office:value-type="float" office:value="-4.6770167350769" calcext:value-type="float">
            <text:p>-4.6770167351</text:p>
          </table:table-cell>
          <table:table-cell office:value-type="float" office:value="-4.45392322540283" calcext:value-type="float">
            <text:p>-4.4539232254</text:p>
          </table:table-cell>
          <table:table-cell office:value-type="float" office:value="-2.52425932884216" calcext:value-type="float">
            <text:p>-2.5242593288</text:p>
          </table:table-cell>
          <table:table-cell office:value-type="float" office:value="0.594143054381" calcext:value-type="float">
            <text:p>0.5941430544</text:p>
          </table:table-cell>
        </table:table-row>
        <table:table-row table:style-name="ro1">
          <table:table-cell office:value-type="float" office:value="-5.10991621017456" calcext:value-type="float">
            <text:p>-5.1099162102</text:p>
          </table:table-cell>
          <table:table-cell office:value-type="float" office:value="-4.69841718673706" calcext:value-type="float">
            <text:p>-4.6984171867</text:p>
          </table:table-cell>
          <table:table-cell office:value-type="float" office:value="-2.74092602729797" calcext:value-type="float">
            <text:p>-2.7409260273</text:p>
          </table:table-cell>
          <table:table-cell office:value-type="float" office:value="0.424822225508" calcext:value-type="float">
            <text:p>0.4248222255</text:p>
          </table:table-cell>
        </table:table-row>
        <table:table-row table:style-name="ro1">
          <table:table-cell office:value-type="float" office:value="-5.59034872055054" calcext:value-type="float">
            <text:p>-5.5903487206</text:p>
          </table:table-cell>
          <table:table-cell office:value-type="float" office:value="-4.82814788818359" calcext:value-type="float">
            <text:p>-4.8281478882</text:p>
          </table:table-cell>
          <table:table-cell office:value-type="float" office:value="-2.99092578887939" calcext:value-type="float">
            <text:p>-2.9909257889</text:p>
          </table:table-cell>
          <table:table-cell office:value-type="float" office:value="0.657495531661" calcext:value-type="float">
            <text:p>0.6574955317</text:p>
          </table:table-cell>
        </table:table-row>
        <table:table-row table:style-name="ro1">
          <table:table-cell office:value-type="float" office:value="-6.08893346786499" calcext:value-type="float">
            <text:p>-6.0889334679</text:p>
          </table:table-cell>
          <table:table-cell office:value-type="float" office:value="-4.83471488952637" calcext:value-type="float">
            <text:p>-4.8347148895</text:p>
          </table:table-cell>
          <table:table-cell office:value-type="float" office:value="3.04225993156433" calcext:value-type="float">
            <text:p>3.0422599316</text:p>
          </table:table-cell>
          <table:table-cell office:value-type="float" office:value="0.312071845176" calcext:value-type="float">
            <text:p>0.3120718452</text:p>
          </table:table-cell>
        </table:table-row>
        <table:table-row table:style-name="ro1">
          <table:table-cell office:value-type="float" office:value="-6.38388156890869" calcext:value-type="float">
            <text:p>-6.3838815689</text:p>
          </table:table-cell>
          <table:table-cell office:value-type="float" office:value="-4.78330135345459" calcext:value-type="float">
            <text:p>-4.7833013535</text:p>
          </table:table-cell>
          <table:table-cell office:value-type="float" office:value="2.79226064682007" calcext:value-type="float">
            <text:p>2.7922606468</text:p>
          </table:table-cell>
          <table:table-cell office:value-type="float" office:value="0.509069420747" calcext:value-type="float">
            <text:p>0.5090694207</text:p>
          </table:table-cell>
        </table:table-row>
        <table:table-row table:style-name="ro1">
          <table:table-cell office:value-type="float" office:value="-6.71835851669312" calcext:value-type="float">
            <text:p>-6.7183585167</text:p>
          </table:table-cell>
          <table:table-cell office:value-type="float" office:value="-4.58771800994873" calcext:value-type="float">
            <text:p>-4.5877180099</text:p>
          </table:table-cell>
          <table:table-cell office:value-type="float" office:value="2.54226064682007" calcext:value-type="float">
            <text:p>2.5422606468</text:p>
          </table:table-cell>
          <table:table-cell office:value-type="float" office:value="0.992415585594" calcext:value-type="float">
            <text:p>0.9924155856</text:p>
          </table:table-cell>
        </table:table-row>
        <table:table-row table:style-name="ro1">
          <table:table-cell office:value-type="float" office:value="-7.09047555923462" calcext:value-type="float">
            <text:p>-7.0904755592</text:p>
          </table:table-cell>
          <table:table-cell office:value-type="float" office:value="-4.25262069702148" calcext:value-type="float">
            <text:p>-4.252620697</text:p>
          </table:table-cell>
          <table:table-cell office:value-type="float" office:value="2.29226112365723" calcext:value-type="float">
            <text:p>2.2922611237</text:p>
          </table:table-cell>
          <table:table-cell office:value-type="float" office:value="0.998862071542" calcext:value-type="float">
            <text:p>0.9988620715</text:p>
          </table:table-cell>
        </table:table-row>
        <table:table-row table:style-name="ro1">
          <table:table-cell office:value-type="float" office:value="-7.36888408660889" calcext:value-type="float">
            <text:p>-7.3688840866</text:p>
          </table:table-cell>
          <table:table-cell office:value-type="float" office:value="-3.83656239509583" calcext:value-type="float">
            <text:p>-3.8365623951</text:p>
          </table:table-cell>
          <table:table-cell office:value-type="float" office:value="2.0422625541687" calcext:value-type="float">
            <text:p>2.0422625542</text:p>
          </table:table-cell>
          <table:table-cell office:value-type="float" office:value="0.854809540235" calcext:value-type="float">
            <text:p>0.8548095402</text:p>
          </table:table-cell>
        </table:table-row>
        <table:table-row table:style-name="ro1">
          <table:table-cell office:value-type="float" office:value="-7.53627443313599" calcext:value-type="float">
            <text:p>-7.5362744331</text:p>
          </table:table-cell>
          <table:table-cell office:value-type="float" office:value="-3.36541557312012" calcext:value-type="float">
            <text:p>-3.3654155731</text:p>
          </table:table-cell>
          <table:table-cell office:value-type="float" office:value="1.79226195812225" calcext:value-type="float">
            <text:p>1.7922619581</text:p>
          </table:table-cell>
          <table:table-cell office:value-type="float" office:value="0.497637318455" calcext:value-type="float">
            <text:p>0.4976373185</text:p>
          </table:table-cell>
        </table:table-row>
        <table:table-row table:style-name="ro1">
          <table:table-cell office:value-type="float" office:value="-7.58223819732666" calcext:value-type="float">
            <text:p>-7.5822381973</text:p>
          </table:table-cell>
          <table:table-cell office:value-type="float" office:value="-2.86847162246704" calcext:value-type="float">
            <text:p>-2.8684716225</text:p>
          </table:table-cell>
          <table:table-cell office:value-type="float" office:value="1.54226219654083" calcext:value-type="float">
            <text:p>1.5422621965</text:p>
          </table:table-cell>
          <table:table-cell office:value-type="float" office:value="0.365321097286" calcext:value-type="float">
            <text:p>0.3653210973</text:p>
          </table:table-cell>
        </table:table-row>
        <table:table-row table:style-name="ro1">
          <table:table-cell office:value-type="float" office:value="-7.50391817092896" calcext:value-type="float">
            <text:p>-7.5039181709</text:p>
          </table:table-cell>
          <table:table-cell office:value-type="float" office:value="-2.37662982940674" calcext:value-type="float">
            <text:p>-2.3766298294</text:p>
          </table:table-cell>
          <table:table-cell office:value-type="float" office:value="1.29225873947144" calcext:value-type="float">
            <text:p>1.2922587395</text:p>
          </table:table-cell>
          <table:table-cell office:value-type="float" office:value="0.755288178016" calcext:value-type="float">
            <text:p>0.755288178</text:p>
          </table:table-cell>
        </table:table-row>
        <table:table-row table:style-name="ro1">
          <table:table-cell office:value-type="float" office:value="-7.30618143081665" calcext:value-type="float">
            <text:p>-7.3061814308</text:p>
          </table:table-cell>
          <table:table-cell office:value-type="float" office:value="-1.9204695224762" calcext:value-type="float">
            <text:p>-1.9204695225</text:p>
          </table:table-cell>
          <table:table-cell office:value-type="float" office:value="1.04225862026215" calcext:value-type="float">
            <text:p>1.0422586203</text:p>
          </table:table-cell>
          <table:table-cell office:value-type="float" office:value="0.547598051064" calcext:value-type="float">
            <text:p>0.5475980511</text:p>
          </table:table-cell>
        </table:table-row>
        <table:table-row table:style-name="ro1">
          <table:table-cell office:value-type="float" office:value="-7.00132417678833" calcext:value-type="float">
            <text:p>-7.0013241768</text:p>
          </table:table-cell>
          <table:table-cell office:value-type="float" office:value="-1.52835333347321" calcext:value-type="float">
            <text:p>-1.5283533335</text:p>
          </table:table-cell>
          <table:table-cell office:value-type="float" office:value="0.792258143424988" calcext:value-type="float">
            <text:p>0.7922581434</text:p>
          </table:table-cell>
          <table:table-cell office:value-type="float" office:value="0.704680701866" calcext:value-type="float">
            <text:p>0.7046807019</text:p>
          </table:table-cell>
        </table:table-row>
        <table:table-row table:style-name="ro1">
          <table:table-cell office:value-type="float" office:value="-6.60904169082642" calcext:value-type="float">
            <text:p>-6.6090416908</text:p>
          </table:table-cell>
          <table:table-cell office:value-type="float" office:value="-1.22289657592773" calcext:value-type="float">
            <text:p>-1.2228965759</text:p>
          </table:table-cell>
          <table:table-cell office:value-type="float" office:value="0.575591385364533" calcext:value-type="float">
            <text:p>0.5755913854</text:p>
          </table:table-cell>
          <table:table-cell office:value-type="float" office:value="0.535691099498" calcext:value-type="float">
            <text:p>0.5356910995</text:p>
          </table:table-cell>
        </table:table-row>
        <table:table-row table:style-name="ro1">
          <table:table-cell office:value-type="float" office:value="-6.19581031799316" calcext:value-type="float">
            <text:p>-6.195810318</text:p>
          </table:table-cell>
          <table:table-cell office:value-type="float" office:value="-0.940505683422089" calcext:value-type="float">
            <text:p>-0.9405056834</text:p>
          </table:table-cell>
          <table:table-cell office:value-type="float" office:value="0.675591468811035" calcext:value-type="float">
            <text:p>0.6755914688</text:p>
          </table:table-cell>
          <table:table-cell office:value-type="float" office:value="0.504385312734" calcext:value-type="float">
            <text:p>0.5043853127</text:p>
          </table:table-cell>
        </table:table-row>
        <table:table-row table:style-name="ro1">
          <table:table-cell office:value-type="float" office:value="-5.80563831329346" calcext:value-type="float">
            <text:p>-5.8056383133</text:p>
          </table:table-cell>
          <table:table-cell office:value-type="float" office:value="-0.627826273441315" calcext:value-type="float">
            <text:p>-0.6278262734</text:p>
          </table:table-cell>
          <table:table-cell office:value-type="float" office:value="0.675591468811035" calcext:value-type="float">
            <text:p>0.6755914688</text:p>
          </table:table-cell>
          <table:table-cell office:value-type="float" office:value="0.625312739489" calcext:value-type="float">
            <text:p>0.6253127395</text:p>
          </table:table-cell>
        </table:table-row>
        <table:table-row table:style-name="ro1">
          <table:table-cell office:value-type="float" office:value="-5.40681648254395" calcext:value-type="float">
            <text:p>-5.4068164825</text:p>
          </table:table-cell>
          <table:table-cell office:value-type="float" office:value="-0.328582763671875" calcext:value-type="float">
            <text:p>-0.3285827637</text:p>
          </table:table-cell>
          <table:table-cell office:value-type="float" office:value="0.558924734592438" calcext:value-type="float">
            <text:p>0.5589247346</text:p>
          </table:table-cell>
          <table:table-cell office:value-type="float" office:value="0.826397681531" calcext:value-type="float">
            <text:p>0.8263976815</text:p>
          </table:table-cell>
        </table:table-row>
        <table:table-row table:style-name="ro1">
          <table:table-cell office:value-type="float" office:value="-4.97661924362183" calcext:value-type="float">
            <text:p>-4.9766192436</text:p>
          </table:table-cell>
          <table:table-cell office:value-type="float" office:value="-0.0740056410431862" calcext:value-type="float">
            <text:p>-0.074005641</text:p>
          </table:table-cell>
          <table:table-cell office:value-type="float" office:value="0.533924698829651" calcext:value-type="float">
            <text:p>0.5339246988</text:p>
          </table:table-cell>
          <table:table-cell office:value-type="float" office:value="0.89088046248" calcext:value-type="float">
            <text:p>0.8908804625</text:p>
          </table:table-cell>
        </table:table-row>
        <table:table-row table:style-name="ro1">
          <table:table-cell office:value-type="float" office:value="-4.54620695114136" calcext:value-type="float">
            <text:p>-4.5462069511</text:p>
          </table:table-cell>
          <table:table-cell office:value-type="float" office:value="0.180452227592468" calcext:value-type="float">
            <text:p>0.1804522276</text:p>
          </table:table-cell>
          <table:table-cell office:value-type="float" office:value="0.533924698829651" calcext:value-type="float">
            <text:p>0.5339246988</text:p>
          </table:table-cell>
          <table:table-cell office:value-type="float" office:value="0.513008140247" calcext:value-type="float">
            <text:p>0.5130081402</text:p>
          </table:table-cell>
        </table:table-row>
        <table:table-row table:style-name="ro1">
          <table:table-cell office:value-type="float" office:value="-4.11579465866089" calcext:value-type="float">
            <text:p>-4.1157946587</text:p>
          </table:table-cell>
          <table:table-cell office:value-type="float" office:value="0.43490993976593" calcext:value-type="float">
            <text:p>0.4349099398</text:p>
          </table:table-cell>
          <table:table-cell office:value-type="float" office:value="0.533924698829651" calcext:value-type="float">
            <text:p>0.5339246988</text:p>
          </table:table-cell>
          <table:table-cell office:value-type="float" office:value="0.35998860351" calcext:value-type="float">
            <text:p>0.3599886035</text:p>
          </table:table-cell>
        </table:table-row>
        <table:table-row table:style-name="ro1">
          <table:table-cell office:value-type="float" office:value="-3.68647480010986" calcext:value-type="float">
            <text:p>-3.6864748001</text:p>
          </table:table-cell>
          <table:table-cell office:value-type="float" office:value="0.691850900650024" calcext:value-type="float">
            <text:p>0.6918509007</text:p>
          </table:table-cell>
          <table:table-cell office:value-type="float" office:value="0.575591325759888" calcext:value-type="float">
            <text:p>0.5755913258</text:p>
          </table:table-cell>
          <table:table-cell office:value-type="float" office:value="0.639692703521" calcext:value-type="float">
            <text:p>0.6396927035</text:p>
          </table:table-cell>
        </table:table-row>
        <table:table-row table:style-name="ro1">
          <table:table-cell office:value-type="float" office:value="-3.30647897720337" calcext:value-type="float">
            <text:p>-3.3064789772</text:p>
          </table:table-cell>
          <table:table-cell office:value-type="float" office:value="1.01780533790588" calcext:value-type="float">
            <text:p>1.0178053379</text:p>
          </table:table-cell>
          <table:table-cell office:value-type="float" office:value="0.817258059978485" calcext:value-type="float">
            <text:p>0.81725806</text:p>
          </table:table-cell>
          <table:table-cell office:value-type="float" office:value="0.727329138915" calcext:value-type="float">
            <text:p>0.7273291389</text:p>
          </table:table-cell>
        </table:table-row>
        <table:table-row table:style-name="ro1">
          <table:table-cell office:value-type="float" office:value="-2.96436500549316" calcext:value-type="float">
            <text:p>-2.9643650055</text:p>
          </table:table-cell>
          <table:table-cell office:value-type="float" office:value="1.38244271278381" calcext:value-type="float">
            <text:p>1.3824427128</text:p>
          </table:table-cell>
          <table:table-cell office:value-type="float" office:value="0.817258059978485" calcext:value-type="float">
            <text:p>0.81725806</text:p>
          </table:table-cell>
          <table:table-cell office:value-type="float" office:value="0.68953249017" calcext:value-type="float">
            <text:p>0.6895324902</text:p>
          </table:table-cell>
        </table:table-row>
        <table:table-row table:style-name="ro1">
          <table:table-cell office:value-type="float" office:value="-2.62225103378296" calcext:value-type="float">
            <text:p>-2.6222510338</text:p>
          </table:table-cell>
          <table:table-cell office:value-type="float" office:value="1.74708008766174" calcext:value-type="float">
            <text:p>1.7470800877</text:p>
          </table:table-cell>
          <table:table-cell office:value-type="float" office:value="0.817258059978485" calcext:value-type="float">
            <text:p>0.81725806</text:p>
          </table:table-cell>
          <table:table-cell office:value-type="float" office:value="0.645231926337" calcext:value-type="float">
            <text:p>0.6452319263</text:p>
          </table:table-cell>
        </table:table-row>
        <table:table-row table:style-name="ro1">
          <table:table-cell office:value-type="float" office:value="-2.28013706207275" calcext:value-type="float">
            <text:p>-2.2801370621</text:p>
          </table:table-cell>
          <table:table-cell office:value-type="float" office:value="2.11171746253967" calcext:value-type="float">
            <text:p>2.1117174625</text:p>
          </table:table-cell>
          <table:table-cell office:value-type="float" office:value="0.817258059978485" calcext:value-type="float">
            <text:p>0.81725806</text:p>
          </table:table-cell>
          <table:table-cell office:value-type="float" office:value="0.596051683244" calcext:value-type="float">
            <text:p>0.5960516832</text:p>
          </table:table-cell>
        </table:table-row>
        <table:table-row table:style-name="ro1">
          <table:table-cell office:value-type="float" office:value="-1.93802380561829" calcext:value-type="float">
            <text:p>-1.9380238056</text:p>
          </table:table-cell>
          <table:table-cell office:value-type="float" office:value="2.4763548374176" calcext:value-type="float">
            <text:p>2.4763548374</text:p>
          </table:table-cell>
          <table:table-cell office:value-type="float" office:value="0.817258059978485" calcext:value-type="float">
            <text:p>0.81725806</text:p>
          </table:table-cell>
          <table:table-cell office:value-type="float" office:value="0.543806793388" calcext:value-type="float">
            <text:p>0.5438067934</text:p>
          </table:table-cell>
        </table:table-row>
        <table:table-row table:style-name="ro1">
          <table:table-cell office:value-type="float" office:value="-1.59591341018677" calcext:value-type="float">
            <text:p>-1.5959134102</text:p>
          </table:table-cell>
          <table:table-cell office:value-type="float" office:value="2.84099221229553" calcext:value-type="float">
            <text:p>2.8409922123</text:p>
          </table:table-cell>
          <table:table-cell office:value-type="float" office:value="0.817258059978485" calcext:value-type="float">
            <text:p>0.81725806</text:p>
          </table:table-cell>
          <table:table-cell office:value-type="float" office:value="0.490427587589" calcext:value-type="float">
            <text:p>0.4904275876</text:p>
          </table:table-cell>
        </table:table-row>
        <table:table-row table:style-name="ro1">
          <table:table-cell office:value-type="float" office:value="-1.25380301475525" calcext:value-type="float">
            <text:p>-1.2538030148</text:p>
          </table:table-cell>
          <table:table-cell office:value-type="float" office:value="3.20562958717346" calcext:value-type="float">
            <text:p>3.2056295872</text:p>
          </table:table-cell>
          <table:table-cell office:value-type="float" office:value="0.817258059978485" calcext:value-type="float">
            <text:p>0.81725806</text:p>
          </table:table-cell>
          <table:table-cell office:value-type="float" office:value="0.437911717211" calcext:value-type="float">
            <text:p>0.4379117172</text:p>
          </table:table-cell>
        </table:table-row>
        <table:table-row table:style-name="ro1">
          <table:table-cell office:value-type="float" office:value="-0.908912599086762" calcext:value-type="float">
            <text:p>-0.9089125991</text:p>
          </table:table-cell>
          <table:table-cell office:value-type="float" office:value="3.56676077842712" calcext:value-type="float">
            <text:p>3.5667607784</text:p>
          </table:table-cell>
          <table:table-cell office:value-type="float" office:value="0.758924841880798" calcext:value-type="float">
            <text:p>0.7589248419</text:p>
          </table:table-cell>
          <table:table-cell office:value-type="float" office:value="0.399096352714" calcext:value-type="float">
            <text:p>0.3990963527</text:p>
          </table:table-cell>
        </table:table-row>
        <table:table-row table:style-name="ro1">
          <table:table-cell office:value-type="float" office:value="-0.505877733230591" calcext:value-type="float">
            <text:p>-0.5058777332</text:p>
          </table:table-cell>
          <table:table-cell office:value-type="float" office:value="3.85710120201111" calcext:value-type="float">
            <text:p>3.857101202</text:p>
          </table:table-cell>
          <table:table-cell office:value-type="float" office:value="0.508924067020416" calcext:value-type="float">
            <text:p>0.508924067</text:p>
          </table:table-cell>
          <table:table-cell office:value-type="float" office:value="0.605062133637" calcext:value-type="float">
            <text:p>0.6050621336</text:p>
          </table:table-cell>
        </table:table-row>
        <table:table-row table:style-name="ro1">
          <table:table-cell office:value-type="float" office:value="-0.0427073314785957" calcext:value-type="float">
            <text:p>-0.0427073315</text:p>
          </table:table-cell>
          <table:table-cell office:value-type="float" office:value="4.03809976577759" calcext:value-type="float">
            <text:p>4.0380997658</text:p>
          </table:table-cell>
          <table:table-cell office:value-type="float" office:value="0.258923381567001" calcext:value-type="float">
            <text:p>0.2589233816</text:p>
          </table:table-cell>
          <table:table-cell office:value-type="float" office:value="0.358799009011" calcext:value-type="float">
            <text:p>0.358799009</text:p>
          </table:table-cell>
        </table:table-row>
        <table:table-row table:style-name="ro1">
          <table:table-cell office:value-type="float" office:value="0.451800644397736" calcext:value-type="float">
            <text:p>0.4518006444</text:p>
          </table:table-cell>
          <table:table-cell office:value-type="float" office:value="4.09850549697876" calcext:value-type="float">
            <text:p>4.098505497</text:p>
          </table:table-cell>
          <table:table-cell office:value-type="float" office:value="0.0089240912348032" calcext:value-type="float">
            <text:p>0.0089240912</text:p>
          </table:table-cell>
          <table:table-cell office:value-type="float" office:value="0.42710547058" calcext:value-type="float">
            <text:p>0.4271054706</text:p>
          </table:table-cell>
        </table:table-row>
        <table:table-row table:style-name="ro1">
          <table:table-cell office:value-type="float" office:value="0.951560139656067" calcext:value-type="float">
            <text:p>0.9515601397</text:p>
          </table:table-cell>
          <table:table-cell office:value-type="float" office:value="4.08297300338745" calcext:value-type="float">
            <text:p>4.0829730034</text:p>
          </table:table-cell>
          <table:table-cell office:value-type="float" office:value="-0.0327419303357601" calcext:value-type="float">
            <text:p>-0.0327419303</text:p>
          </table:table-cell>
          <table:table-cell office:value-type="float" office:value="0.475339834462" calcext:value-type="float">
            <text:p>0.4753398345</text:p>
          </table:table-cell>
        </table:table-row>
        <table:table-row table:style-name="ro1">
          <table:table-cell office:value-type="float" office:value="1.44981002807617" calcext:value-type="float">
            <text:p>1.4498100281</text:p>
          </table:table-cell>
          <table:table-cell office:value-type="float" office:value="4.04543876647949" calcext:value-type="float">
            <text:p>4.0454387665</text:p>
          </table:table-cell>
          <table:table-cell office:value-type="float" office:value="-0.166074588894844" calcext:value-type="float">
            <text:p>-0.1660745889</text:p>
          </table:table-cell>
          <table:table-cell office:value-type="float" office:value="0.384510723246" calcext:value-type="float">
            <text:p>0.3845107232</text:p>
          </table:table-cell>
        </table:table-row>
        <table:table-row table:style-name="ro1">
          <table:table-cell office:value-type="float" office:value="1.92693257331848" calcext:value-type="float">
            <text:p>1.9269325733</text:p>
          </table:table-cell>
          <table:table-cell office:value-type="float" office:value="3.89636015892029" calcext:value-type="float">
            <text:p>3.8963601589</text:p>
          </table:table-cell>
          <table:table-cell office:value-type="float" office:value="-0.416074216365814" calcext:value-type="float">
            <text:p>-0.4160742164</text:p>
          </table:table-cell>
          <table:table-cell office:value-type="float" office:value="0.592530930423" calcext:value-type="float">
            <text:p>0.5925309304</text:p>
          </table:table-cell>
        </table:table-row>
        <table:table-row table:style-name="ro1">
          <table:table-cell office:value-type="float" office:value="2.36483573913574" calcext:value-type="float">
            <text:p>2.3648357391</text:p>
          </table:table-cell>
          <table:table-cell office:value-type="float" office:value="3.65408778190613" calcext:value-type="float">
            <text:p>3.6540877819</text:p>
          </table:table-cell>
          <table:table-cell office:value-type="float" office:value="-0.52440756559372" calcext:value-type="float">
            <text:p>-0.5244075656</text:p>
          </table:table-cell>
          <table:table-cell office:value-type="float" office:value="0.356651975706" calcext:value-type="float">
            <text:p>0.3566519757</text:p>
          </table:table-cell>
        </table:table-row>
        <table:table-row table:style-name="ro1">
          <table:table-cell office:value-type="float" office:value="2.77998328208923" calcext:value-type="float">
            <text:p>2.7799832821</text:p>
          </table:table-cell>
          <table:table-cell office:value-type="float" office:value="3.37449169158936" calcext:value-type="float">
            <text:p>3.3744916916</text:p>
          </table:table-cell>
          <table:table-cell office:value-type="float" office:value="-0.699406743049622" calcext:value-type="float">
            <text:p>-0.699406743</text:p>
          </table:table-cell>
          <table:table-cell office:value-type="float" office:value="0.539065434197" calcext:value-type="float">
            <text:p>0.5390654342</text:p>
          </table:table-cell>
        </table:table-row>
        <table:table-row table:style-name="ro1">
          <table:table-cell office:value-type="float" office:value="3.14514231681824" calcext:value-type="float">
            <text:p>3.1451423168</text:p>
          </table:table-cell>
          <table:table-cell office:value-type="float" office:value="3.03238844871521" calcext:value-type="float">
            <text:p>3.0323884487</text:p>
          </table:table-cell>
          <table:table-cell office:value-type="float" office:value="-0.757739663124085" calcext:value-type="float">
            <text:p>-0.7577396631</text:p>
          </table:table-cell>
          <table:table-cell office:value-type="float" office:value="0.590078210509" calcext:value-type="float">
            <text:p>0.5900782105</text:p>
          </table:table-cell>
        </table:table-row>
        <table:table-row table:style-name="ro1">
          <table:table-cell office:value-type="float" office:value="3.50833487510681" calcext:value-type="float">
            <text:p>3.5083348751</text:p>
          </table:table-cell>
          <table:table-cell office:value-type="float" office:value="2.68865036964416" calcext:value-type="float">
            <text:p>2.6886503696</text:p>
          </table:table-cell>
          <table:table-cell office:value-type="float" office:value="-0.757739663124085" calcext:value-type="float">
            <text:p>-0.7577396631</text:p>
          </table:table-cell>
          <table:table-cell office:value-type="float" office:value="0.635581662622" calcext:value-type="float">
            <text:p>0.6355816626</text:p>
          </table:table-cell>
        </table:table-row>
        <table:table-row table:style-name="ro1">
          <table:table-cell office:value-type="float" office:value="3.82853627204895" calcext:value-type="float">
            <text:p>3.828536272</text:p>
          </table:table-cell>
          <table:table-cell office:value-type="float" office:value="2.30385231971741" calcext:value-type="float">
            <text:p>2.3038523197</text:p>
          </table:table-cell>
          <table:table-cell office:value-type="float" office:value="-0.932739436626434" calcext:value-type="float">
            <text:p>-0.9327394366</text:p>
          </table:table-cell>
          <table:table-cell office:value-type="float" office:value="0.506488623231" calcext:value-type="float">
            <text:p>0.5064886232</text:p>
          </table:table-cell>
        </table:table-row>
        <table:table-row table:style-name="ro1">
          <table:table-cell office:value-type="float" office:value="4.1263542175293" calcext:value-type="float">
            <text:p>4.1263542175</text:p>
          </table:table-cell>
          <table:table-cell office:value-type="float" office:value="1.9022228717804" calcext:value-type="float">
            <text:p>1.9022228718</text:p>
          </table:table-cell>
          <table:table-cell office:value-type="float" office:value="-0.932739436626434" calcext:value-type="float">
            <text:p>-0.9327394366</text:p>
          </table:table-cell>
          <table:table-cell office:value-type="float" office:value="0.410005900525" calcext:value-type="float">
            <text:p>0.4100059005</text:p>
          </table:table-cell>
        </table:table-row>
        <table:table-row table:style-name="ro1">
          <table:table-cell office:value-type="float" office:value="4.42417240142822" calcext:value-type="float">
            <text:p>4.4241724014</text:p>
          </table:table-cell>
          <table:table-cell office:value-type="float" office:value="1.50059604644775" calcext:value-type="float">
            <text:p>1.5005960464</text:p>
          </table:table-cell>
          <table:table-cell office:value-type="float" office:value="-0.932739436626434" calcext:value-type="float">
            <text:p>-0.9327394366</text:p>
          </table:table-cell>
          <table:table-cell office:value-type="float" office:value="0.509493825808" calcext:value-type="float">
            <text:p>0.5094938258</text:p>
          </table:table-cell>
        </table:table-row>
        <table:table-row table:style-name="ro1">
          <table:table-cell office:value-type="float" office:value="4.72199058532715" calcext:value-type="float">
            <text:p>4.7219905853</text:p>
          </table:table-cell>
          <table:table-cell office:value-type="float" office:value="1.09896922111511" calcext:value-type="float">
            <text:p>1.0989692211</text:p>
          </table:table-cell>
          <table:table-cell office:value-type="float" office:value="-0.932739436626434" calcext:value-type="float">
            <text:p>-0.9327394366</text:p>
          </table:table-cell>
          <table:table-cell office:value-type="float" office:value="0.737875551624" calcext:value-type="float">
            <text:p>0.7378755516</text:p>
          </table:table-cell>
        </table:table-row>
        <table:table-row table:style-name="ro1">
          <table:table-cell office:value-type="float" office:value="5.01980876922607" calcext:value-type="float">
            <text:p>5.0198087692</text:p>
          </table:table-cell>
          <table:table-cell office:value-type="float" office:value="0.697342395782471" calcext:value-type="float">
            <text:p>0.6973423958</text:p>
          </table:table-cell>
          <table:table-cell office:value-type="float" office:value="-0.932739436626434" calcext:value-type="float">
            <text:p>-0.9327394366</text:p>
          </table:table-cell>
          <table:table-cell office:value-type="float" office:value="0.925453145048" calcext:value-type="float">
            <text:p>0.925453145</text:p>
          </table:table-cell>
        </table:table-row>
        <table:table-row table:style-name="ro1">
          <table:table-cell office:value-type="float" office:value="5.31136226654053" calcext:value-type="float">
            <text:p>5.3113622665</text:p>
          </table:table-cell>
          <table:table-cell office:value-type="float" office:value="0.290494501590729" calcext:value-type="float">
            <text:p>0.2904945016</text:p>
          </table:table-cell>
          <table:table-cell office:value-type="float" office:value="-1.01607310771942" calcext:value-type="float">
            <text:p>-1.0160731077</text:p>
          </table:table-cell>
          <table:table-cell office:value-type="float" office:value="0.922327328153" calcext:value-type="float">
            <text:p>0.9223273282</text:p>
          </table:table-cell>
        </table:table-row>
        <table:table-row table:style-name="ro1">
          <table:table-cell office:value-type="float" office:value="5.53077411651611" calcext:value-type="float">
            <text:p>5.5307741165</text:p>
          </table:table-cell>
          <table:table-cell office:value-type="float" office:value="-0.159272700548172" calcext:value-type="float">
            <text:p>-0.1592727005</text:p>
          </table:table-cell>
          <table:table-cell office:value-type="float" office:value="-1.14940571784973" calcext:value-type="float">
            <text:p>-1.1494057178</text:p>
          </table:table-cell>
          <table:table-cell office:value-type="float" office:value="0.528107299634" calcext:value-type="float">
            <text:p>0.5281072996</text:p>
          </table:table-cell>
        </table:table-row>
        <table:table-row table:style-name="ro1">
          <table:table-cell office:value-type="float" office:value="5.69846153259277" calcext:value-type="float">
            <text:p>5.6984615326</text:p>
          </table:table-cell>
          <table:table-cell office:value-type="float" office:value="-0.630838215351105" calcext:value-type="float">
            <text:p>-0.6308382154</text:p>
          </table:table-cell>
          <table:table-cell office:value-type="float" office:value="-1.29107189178467" calcext:value-type="float">
            <text:p>-1.2910718918</text:p>
          </table:table-cell>
          <table:table-cell office:value-type="float" office:value="0.871177893332" calcext:value-type="float">
            <text:p>0.8711778933</text:p>
          </table:table-cell>
        </table:table-row>
        <table:table-row table:style-name="ro1">
          <table:table-cell office:value-type="float" office:value="5.8021183013916" calcext:value-type="float">
            <text:p>5.8021183014</text:p>
          </table:table-cell>
          <table:table-cell office:value-type="float" office:value="-1.12013602256775" calcext:value-type="float">
            <text:p>-1.1201360226</text:p>
          </table:table-cell>
          <table:table-cell office:value-type="float" office:value="-1.37440490722656" calcext:value-type="float">
            <text:p>-1.3744049072</text:p>
          </table:table-cell>
          <table:table-cell office:value-type="float" office:value="0.342600933176" calcext:value-type="float">
            <text:p>0.3426009332</text:p>
          </table:table-cell>
        </table:table-row>
        <table:table-row table:style-name="ro1">
          <table:table-cell office:value-type="float" office:value="5.89967918395996" calcext:value-type="float">
            <text:p>5.899679184</text:p>
          </table:table-cell>
          <table:table-cell office:value-type="float" office:value="-1.6105260848999" calcext:value-type="float">
            <text:p>-1.6105260849</text:p>
          </table:table-cell>
          <table:table-cell office:value-type="float" office:value="-1.37440490722656" calcext:value-type="float">
            <text:p>-1.3744049072</text:p>
          </table:table-cell>
          <table:table-cell office:value-type="float" office:value="0.535287068674" calcext:value-type="float">
            <text:p>0.5352870687</text:p>
          </table:table-cell>
        </table:table-row>
        <table:table-row table:style-name="ro1">
          <table:table-cell office:value-type="float" office:value="5.97458839416504" calcext:value-type="float">
            <text:p>5.9745883942</text:p>
          </table:table-cell>
          <table:table-cell office:value-type="float" office:value="-2.10457134246826" calcext:value-type="float">
            <text:p>-2.1045713425</text:p>
          </table:table-cell>
          <table:table-cell office:value-type="float" office:value="-1.49940526485443" calcext:value-type="float">
            <text:p>-1.4994052649</text:p>
          </table:table-cell>
          <table:table-cell office:value-type="float" office:value="0.048989100643" calcext:value-type="float">
            <text:p>0.0489891006</text:p>
          </table:table-cell>
        </table:table-row>
        <table:table-row table:style-name="ro1">
          <table:table-cell office:value-type="float" office:value="6.00733995437622" calcext:value-type="float">
            <text:p>6.0073399544</text:p>
          </table:table-cell>
          <table:table-cell office:value-type="float" office:value="-2.6034939289093" calcext:value-type="float">
            <text:p>-2.6034939289</text:p>
          </table:table-cell>
          <table:table-cell office:value-type="float" office:value="-1.54940485954285" calcext:value-type="float">
            <text:p>-1.5494048595</text:p>
          </table:table-cell>
          <table:table-cell office:value-type="float" office:value="0.723922519382" calcext:value-type="float">
            <text:p>0.7239225194</text:p>
          </table:table-cell>
        </table:table-row>
        <table:table-row table:style-name="ro1">
          <table:table-cell office:value-type="float" office:value="5.9851279258728" calcext:value-type="float">
            <text:p>5.9851279259</text:p>
          </table:table-cell>
          <table:table-cell office:value-type="float" office:value="-3.10285186767578" calcext:value-type="float">
            <text:p>-3.1028518677</text:p>
          </table:table-cell>
          <table:table-cell office:value-type="float" office:value="-1.64107131958008" calcext:value-type="float">
            <text:p>-1.6410713196</text:p>
          </table:table-cell>
          <table:table-cell office:value-type="float" office:value="0.847369047751" calcext:value-type="float">
            <text:p>0.8473690478</text:p>
          </table:table-cell>
        </table:table-row>
        <table:table-row table:style-name="ro1">
          <table:table-cell office:value-type="float" office:value="5.88632345199585" calcext:value-type="float">
            <text:p>5.886323452</text:p>
          </table:table-cell>
          <table:table-cell office:value-type="float" office:value="-3.59082627296448" calcext:value-type="float">
            <text:p>-3.590826273</text:p>
          </table:table-cell>
          <table:table-cell office:value-type="float" office:value="-1.89107000827789" calcext:value-type="float">
            <text:p>-1.8910700083</text:p>
          </table:table-cell>
          <table:table-cell office:value-type="float" office:value="0.332887571091" calcext:value-type="float">
            <text:p>0.3328875711</text:p>
          </table:table-cell>
        </table:table-row>
        <table:table-row table:style-name="ro1">
          <table:table-cell office:value-type="float" office:value="5.69657611846924" calcext:value-type="float">
            <text:p>5.6965761185</text:p>
          </table:table-cell>
          <table:table-cell office:value-type="float" office:value="-4.05171918869019" calcext:value-type="float">
            <text:p>-4.0517191887</text:p>
          </table:table-cell>
          <table:table-cell office:value-type="float" office:value="-2.05773544311523" calcext:value-type="float">
            <text:p>-2.0577354431</text:p>
          </table:table-cell>
          <table:table-cell office:value-type="float" office:value="0.409808238678" calcext:value-type="float">
            <text:p>0.4098082387</text:p>
          </table:table-cell>
        </table:table-row>
        <table:table-row table:style-name="ro1">
          <table:table-cell office:value-type="float" office:value="5.4083948135376" calcext:value-type="float">
            <text:p>5.4083948135</text:p>
          </table:table-cell>
          <table:table-cell office:value-type="float" office:value="-4.45631074905396" calcext:value-type="float">
            <text:p>-4.4563107491</text:p>
          </table:table-cell>
          <table:table-cell office:value-type="float" office:value="-2.30773735046387" calcext:value-type="float">
            <text:p>-2.3077373505</text:p>
          </table:table-cell>
          <table:table-cell office:value-type="float" office:value="0.584537804986" calcext:value-type="float">
            <text:p>0.584537805</text:p>
          </table:table-cell>
        </table:table-row>
        <table:table-row table:style-name="ro1">
          <table:table-cell office:value-type="float" office:value="5.0627965927124" calcext:value-type="float">
            <text:p>5.0627965927</text:p>
          </table:table-cell>
          <table:table-cell office:value-type="float" office:value="-4.81652593612671" calcext:value-type="float">
            <text:p>-4.8165259361</text:p>
          </table:table-cell>
          <table:table-cell office:value-type="float" office:value="-2.39107036590576" calcext:value-type="float">
            <text:p>-2.3910703659</text:p>
          </table:table-cell>
          <table:table-cell office:value-type="float" office:value="0.592430900989" calcext:value-type="float">
            <text:p>0.592430901</text:p>
          </table:table-cell>
        </table:table-row>
        <table:table-row table:style-name="ro1">
          <table:table-cell office:value-type="float" office:value="4.65730857849121" calcext:value-type="float">
            <text:p>4.6573085785</text:p>
          </table:table-cell>
          <table:table-cell office:value-type="float" office:value="-5.10344934463501" calcext:value-type="float">
            <text:p>-5.1034493446</text:p>
          </table:table-cell>
          <table:table-cell office:value-type="float" office:value="-2.64107084274292" calcext:value-type="float">
            <text:p>-2.6410708427</text:p>
          </table:table-cell>
          <table:table-cell office:value-type="float" office:value="0.375367772106" calcext:value-type="float">
            <text:p>0.3753677721</text:p>
          </table:table-cell>
        </table:table-row>
        <table:table-row table:style-name="ro1">
          <table:table-cell office:value-type="float" office:value="4.21076917648315" calcext:value-type="float">
            <text:p>4.2107691765</text:p>
          </table:table-cell>
          <table:table-cell office:value-type="float" office:value="-5.32629299163818" calcext:value-type="float">
            <text:p>-5.3262929916</text:p>
          </table:table-cell>
          <table:table-cell office:value-type="float" office:value="-2.74940395355225" calcext:value-type="float">
            <text:p>-2.7494039536</text:p>
          </table:table-cell>
          <table:table-cell office:value-type="float" office:value="0.0334839891812" calcext:value-type="float">
            <text:p>0.0334839892</text:p>
          </table:table-cell>
        </table:table-row>
        <table:table-row table:style-name="ro1">
          <table:table-cell office:value-type="float" office:value="3.73040390014648" calcext:value-type="float">
            <text:p>3.7304039001</text:p>
          </table:table-cell>
          <table:table-cell office:value-type="float" office:value="-5.45944213867188" calcext:value-type="float">
            <text:p>-5.4594421387</text:p>
          </table:table-cell>
          <table:table-cell office:value-type="float" office:value="-2.92440414428711" calcext:value-type="float">
            <text:p>-2.9244041443</text:p>
          </table:table-cell>
          <table:table-cell office:value-type="float" office:value="0.513630940863" calcext:value-type="float">
            <text:p>0.5136309409</text:p>
          </table:table-cell>
        </table:table-row>
        <table:table-row table:style-name="ro1">
          <table:table-cell office:value-type="float" office:value="3.24214887619019" calcext:value-type="float">
            <text:p>3.2421488762</text:p>
          </table:table-cell>
          <table:table-cell office:value-type="float" office:value="-5.56718826293945" calcext:value-type="float">
            <text:p>-5.5671882629</text:p>
          </table:table-cell>
          <table:table-cell office:value-type="float" office:value="-2.92440414428711" calcext:value-type="float">
            <text:p>-2.9244041443</text:p>
          </table:table-cell>
          <table:table-cell office:value-type="float" office:value="0.218950935095" calcext:value-type="float">
            <text:p>0.2189509351</text:p>
          </table:table-cell>
        </table:table-row>
        <table:table-row table:style-name="ro1">
          <table:table-cell office:value-type="float" office:value="2.75389385223389" calcext:value-type="float">
            <text:p>2.7538938522</text:p>
          </table:table-cell>
          <table:table-cell office:value-type="float" office:value="-5.67493438720703" calcext:value-type="float">
            <text:p>-5.6749343872</text:p>
          </table:table-cell>
          <table:table-cell office:value-type="float" office:value="-2.92440414428711" calcext:value-type="float">
            <text:p>-2.9244041443</text:p>
          </table:table-cell>
          <table:table-cell office:value-type="float" office:value="0.879892553774" calcext:value-type="float">
            <text:p>0.8798925538</text:p>
          </table:table-cell>
        </table:table-row>
        <table:table-row table:style-name="ro1">
          <table:table-cell office:value-type="float" office:value="2.26563882827759" calcext:value-type="float">
            <text:p>2.2656388283</text:p>
          </table:table-cell>
          <table:table-cell office:value-type="float" office:value="-5.78268051147461" calcext:value-type="float">
            <text:p>-5.7826805115</text:p>
          </table:table-cell>
          <table:table-cell office:value-type="float" office:value="-2.92440414428711" calcext:value-type="float">
            <text:p>-2.9244041443</text:p>
          </table:table-cell>
          <table:table-cell office:value-type="float" office:value="0.581896884745" calcext:value-type="float">
            <text:p>0.5818968847</text:p>
          </table:table-cell>
        </table:table-row>
        <table:table-row table:style-name="ro1">
          <table:table-cell office:value-type="float" office:value="1.77735447883606" calcext:value-type="float">
            <text:p>1.7773544788</text:p>
          </table:table-cell>
          <table:table-cell office:value-type="float" office:value="-5.89001893997192" calcext:value-type="float">
            <text:p>-5.89001894</text:p>
          </table:table-cell>
          <table:table-cell office:value-type="float" office:value="-2.93273735046387" calcext:value-type="float">
            <text:p>-2.9327373505</text:p>
          </table:table-cell>
          <table:table-cell office:value-type="float" office:value="0.699164965068" calcext:value-type="float">
            <text:p>0.6991649651</text:p>
          </table:table-cell>
        </table:table-row>
        <table:table-row table:style-name="ro1">
          <table:table-cell office:value-type="float" office:value="1.2815990447998" calcext:value-type="float">
            <text:p>1.2815990448</text:p>
          </table:table-cell>
          <table:table-cell office:value-type="float" office:value="-5.95190095901489" calcext:value-type="float">
            <text:p>-5.951900959</text:p>
          </table:table-cell>
          <table:table-cell office:value-type="float" office:value="-3.03273701667786" calcext:value-type="float">
            <text:p>-3.0327370167</text:p>
          </table:table-cell>
          <table:table-cell office:value-type="float" office:value="0.350924055824" calcext:value-type="float">
            <text:p>0.3509240558</text:p>
          </table:table-cell>
        </table:table-row>
        <table:table-row table:style-name="ro1">
          <table:table-cell office:value-type="float" office:value="0.784557938575745" calcext:value-type="float">
            <text:p>0.7845579386</text:p>
          </table:table-cell>
          <table:table-cell office:value-type="float" office:value="-6.00621747970581" calcext:value-type="float">
            <text:p>-6.0062174797</text:p>
          </table:table-cell>
          <table:table-cell office:value-type="float" office:value="-3.03273701667786" calcext:value-type="float">
            <text:p>-3.0327370167</text:p>
          </table:table-cell>
          <table:table-cell office:value-type="float" office:value="0.113276401154" calcext:value-type="float">
            <text:p>0.1132764012</text:p>
          </table:table-cell>
        </table:table-row>
        <table:table-row table:style-name="ro1">
          <table:table-cell office:value-type="float" office:value="0.287517786026001" calcext:value-type="float">
            <text:p>0.287517786</text:p>
          </table:table-cell>
          <table:table-cell office:value-type="float" office:value="-6.06053400039673" calcext:value-type="float">
            <text:p>-6.0605340004</text:p>
          </table:table-cell>
          <table:table-cell office:value-type="float" office:value="-3.03273701667786" calcext:value-type="float">
            <text:p>-3.0327370167</text:p>
          </table:table-cell>
          <table:table-cell office:value-type="float" office:value="0.889659038728" calcext:value-type="float">
            <text:p>0.8896590387</text:p>
          </table:table-cell>
        </table:table-row>
        <table:table-row table:style-name="ro1">
          <table:table-cell office:value-type="float" office:value="-0.209522783756256" calcext:value-type="float">
            <text:p>-0.2095227838</text:p>
          </table:table-cell>
          <table:table-cell office:value-type="float" office:value="-6.11485052108765" calcext:value-type="float">
            <text:p>-6.1148505211</text:p>
          </table:table-cell>
          <table:table-cell office:value-type="float" office:value="-3.03273701667786" calcext:value-type="float">
            <text:p>-3.0327370167</text:p>
          </table:table-cell>
          <table:table-cell office:value-type="float" office:value="0.595347153014" calcext:value-type="float">
            <text:p>0.595347153</text:p>
          </table:table-cell>
        </table:table-row>
        <table:table-row table:style-name="ro1">
          <table:table-cell office:value-type="float" office:value="-0.70884495973587" calcext:value-type="float">
            <text:p>-0.7088449597</text:p>
          </table:table-cell>
          <table:table-cell office:value-type="float" office:value="-6.12953758239746" calcext:value-type="float">
            <text:p>-6.1295375824</text:p>
          </table:table-cell>
          <table:table-cell office:value-type="float" office:value="-3.1410698890686" calcext:value-type="float">
            <text:p>-3.1410698891</text:p>
          </table:table-cell>
          <table:table-cell office:value-type="float" office:value="0.214985452657" calcext:value-type="float">
            <text:p>0.2149854527</text:p>
          </table:table-cell>
        </table:table-row>
        <table:table-row table:style-name="ro1">
          <table:table-cell office:value-type="float" office:value="-1.20862603187561" calcext:value-type="float">
            <text:p>-1.2086260319</text:p>
          </table:table-cell>
          <table:table-cell office:value-type="float" office:value="-6.12063694000244" calcext:value-type="float">
            <text:p>-6.12063694</text:p>
          </table:table-cell>
          <table:table-cell office:value-type="float" office:value="3.05878257751465" calcext:value-type="float">
            <text:p>3.0587825775</text:p>
          </table:table-cell>
          <table:table-cell office:value-type="float" office:value="0.585831876034" calcext:value-type="float">
            <text:p>0.585831876</text:p>
          </table:table-cell>
        </table:table-row>
        <table:table-row table:style-name="ro1">
          <table:table-cell office:value-type="float" office:value="-1.7061675786972" calcext:value-type="float">
            <text:p>-1.7061675787</text:p>
          </table:table-cell>
          <table:table-cell office:value-type="float" office:value="-6.07098388671875" calcext:value-type="float">
            <text:p>-6.0709838867</text:p>
          </table:table-cell>
          <table:table-cell office:value-type="float" office:value="3.04211616516113" calcext:value-type="float">
            <text:p>3.0421161652</text:p>
          </table:table-cell>
          <table:table-cell office:value-type="float" office:value="0.879099119888" calcext:value-type="float">
            <text:p>0.8790991199</text:p>
          </table:table-cell>
        </table:table-row>
        <table:table-row table:style-name="ro1">
          <table:table-cell office:value-type="float" office:value="-2.20369434356689" calcext:value-type="float">
            <text:p>-2.2036943436</text:p>
          </table:table-cell>
          <table:table-cell office:value-type="float" office:value="-6.02133083343506" calcext:value-type="float">
            <text:p>-6.0213308334</text:p>
          </table:table-cell>
          <table:table-cell office:value-type="float" office:value="3.04211664199829" calcext:value-type="float">
            <text:p>3.042116642</text:p>
          </table:table-cell>
          <table:table-cell office:value-type="float" office:value="0.116954824962" calcext:value-type="float">
            <text:p>0.116954825</text:p>
          </table:table-cell>
        </table:table-row>
        <table:table-row table:style-name="ro1">
          <table:table-cell office:value-type="float" office:value="-2.70121908187866" calcext:value-type="float">
            <text:p>-2.7012190819</text:p>
          </table:table-cell>
          <table:table-cell office:value-type="float" office:value="-5.97167778015137" calcext:value-type="float">
            <text:p>-5.9716777802</text:p>
          </table:table-cell>
          <table:table-cell office:value-type="float" office:value="3.04211711883545" calcext:value-type="float">
            <text:p>3.0421171188</text:p>
          </table:table-cell>
          <table:table-cell office:value-type="float" office:value="0.323970856463" calcext:value-type="float">
            <text:p>0.3239708565</text:p>
          </table:table-cell>
        </table:table-row>
        <table:table-row table:style-name="ro1">
          <table:table-cell office:value-type="float" office:value="-3.19874382019043" calcext:value-type="float">
            <text:p>-3.1987438202</text:p>
          </table:table-cell>
          <table:table-cell office:value-type="float" office:value="-5.92202472686768" calcext:value-type="float">
            <text:p>-5.9220247269</text:p>
          </table:table-cell>
          <table:table-cell office:value-type="float" office:value="3.04211735725403" calcext:value-type="float">
            <text:p>3.0421173573</text:p>
          </table:table-cell>
          <table:table-cell office:value-type="float" office:value="0.818344063708" calcext:value-type="float">
            <text:p>0.8183440637</text:p>
          </table:table-cell>
        </table:table-row>
        <table:table-row table:style-name="ro1">
          <table:table-cell office:value-type="float" office:value="-3.6962685585022" calcext:value-type="float">
            <text:p>-3.6962685585</text:p>
          </table:table-cell>
          <table:table-cell office:value-type="float" office:value="-5.87237167358398" calcext:value-type="float">
            <text:p>-5.8723716736</text:p>
          </table:table-cell>
          <table:table-cell office:value-type="float" office:value="3.04211735725403" calcext:value-type="float">
            <text:p>3.0421173573</text:p>
          </table:table-cell>
          <table:table-cell office:value-type="float" office:value="0.475121993724" calcext:value-type="float">
            <text:p>0.4751219937</text:p>
          </table:table-cell>
        </table:table-row>
        <table:table-row table:style-name="ro1">
          <table:table-cell office:value-type="float" office:value="-4.19318151473999" calcext:value-type="float">
            <text:p>-4.1931815147</text:p>
          </table:table-cell>
          <table:table-cell office:value-type="float" office:value="-5.81651926040649" calcext:value-type="float">
            <text:p>-5.8165192604</text:p>
          </table:table-cell>
          <table:table-cell office:value-type="float" office:value="2.97545075416565" calcext:value-type="float">
            <text:p>2.9754507542</text:p>
          </table:table-cell>
          <table:table-cell office:value-type="float" office:value="0.604730775207" calcext:value-type="float">
            <text:p>0.6047307752</text:p>
          </table:table-cell>
        </table:table-row>
        <table:table-row table:style-name="ro1">
          <table:table-cell office:value-type="float" office:value="-4.67029523849487" calcext:value-type="float">
            <text:p>-4.6702952385</text:p>
          </table:table-cell>
          <table:table-cell office:value-type="float" office:value="-5.66740846633911" calcext:value-type="float">
            <text:p>-5.6674084663</text:p>
          </table:table-cell>
          <table:table-cell office:value-type="float" office:value="2.72545099258423" calcext:value-type="float">
            <text:p>2.7254509926</text:p>
          </table:table-cell>
          <table:table-cell office:value-type="float" office:value="0.0835912549464" calcext:value-type="float">
            <text:p>0.0835912549</text:p>
          </table:table-cell>
        </table:table-row>
        <table:table-row table:style-name="ro1">
          <table:table-cell office:value-type="float" office:value="-5.09666728973389" calcext:value-type="float">
            <text:p>-5.0966672897</text:p>
          </table:table-cell>
          <table:table-cell office:value-type="float" office:value="-5.405198097229" calcext:value-type="float">
            <text:p>-5.4051980972</text:p>
          </table:table-cell>
          <table:table-cell office:value-type="float" office:value="2.47545099258423" calcext:value-type="float">
            <text:p>2.4754509926</text:p>
          </table:table-cell>
          <table:table-cell office:value-type="float" office:value="0.385327593505" calcext:value-type="float">
            <text:p>0.3853275935</text:p>
          </table:table-cell>
        </table:table-row>
        <table:table-row table:style-name="ro1">
          <table:table-cell office:value-type="float" office:value="-5.44578981399536" calcext:value-type="float">
            <text:p>-5.445789814</text:p>
          </table:table-cell>
          <table:table-cell office:value-type="float" office:value="-5.04618787765503" calcext:value-type="float">
            <text:p>-5.0461878777</text:p>
          </table:table-cell>
          <table:table-cell office:value-type="float" office:value="2.22545099258423" calcext:value-type="float">
            <text:p>2.2254509926</text:p>
          </table:table-cell>
          <table:table-cell office:value-type="float" office:value="0.365271442892" calcext:value-type="float">
            <text:p>0.3652714429</text:p>
          </table:table-cell>
        </table:table-row>
        <table:table-row table:style-name="ro1">
          <table:table-cell office:value-type="float" office:value="-5.69595623016357" calcext:value-type="float">
            <text:p>-5.6959562302</text:p>
          </table:table-cell>
          <table:table-cell office:value-type="float" office:value="-4.6127028465271" calcext:value-type="float">
            <text:p>-4.6127028465</text:p>
          </table:table-cell>
          <table:table-cell office:value-type="float" office:value="1.97545230388641" calcext:value-type="float">
            <text:p>1.9754523039</text:p>
          </table:table-cell>
          <table:table-cell office:value-type="float" office:value="0.0181651185878" calcext:value-type="float">
            <text:p>0.0181651186</text:p>
          </table:table-cell>
        </table:table-row>
        <table:table-row table:style-name="ro1">
          <table:table-cell office:value-type="float" office:value="-5.85459327697754" calcext:value-type="float">
            <text:p>-5.854593277</text:p>
          </table:table-cell>
          <table:table-cell office:value-type="float" office:value="-4.1382303237915" calcext:value-type="float">
            <text:p>-4.1382303238</text:p>
          </table:table-cell>
          <table:table-cell office:value-type="float" office:value="1.87545204162598" calcext:value-type="float">
            <text:p>1.8754520416</text:p>
          </table:table-cell>
          <table:table-cell office:value-type="float" office:value="0.473710892473" calcext:value-type="float">
            <text:p>0.4737108925</text:p>
          </table:table-cell>
        </table:table-row>
        <table:table-row table:style-name="ro1">
          <table:table-cell office:value-type="float" office:value="-6.00458240509033" calcext:value-type="float">
            <text:p>-6.0045824051</text:p>
          </table:table-cell>
          <table:table-cell office:value-type="float" office:value="-3.6612548828125" calcext:value-type="float">
            <text:p>-3.6612548828</text:p>
          </table:table-cell>
          <table:table-cell office:value-type="float" office:value="1.87545204162598" calcext:value-type="float">
            <text:p>1.8754520416</text:p>
          </table:table-cell>
          <table:table-cell office:value-type="float" office:value="0.258441531445" calcext:value-type="float">
            <text:p>0.2584415314</text:p>
          </table:table-cell>
        </table:table-row>
        <table:table-row table:style-name="ro1">
          <table:table-cell office:value-type="float" office:value="-6.13847589492798" calcext:value-type="float">
            <text:p>-6.1384758949</text:p>
          </table:table-cell>
          <table:table-cell office:value-type="float" office:value="-3.17947173118591" calcext:value-type="float">
            <text:p>-3.1794717312</text:p>
          </table:table-cell>
          <table:table-cell office:value-type="float" office:value="1.75044965744019" calcext:value-type="float">
            <text:p>1.7504496574</text:p>
          </table:table-cell>
          <table:table-cell office:value-type="float" office:value="0.750946949226" calcext:value-type="float">
            <text:p>0.7509469492</text:p>
          </table:table-cell>
        </table:table-row>
        <table:table-row table:style-name="ro1">
          <table:table-cell office:value-type="float" office:value="-6.22782564163208" calcext:value-type="float">
            <text:p>-6.2278256416</text:p>
          </table:table-cell>
          <table:table-cell office:value-type="float" office:value="-2.68751883506775" calcext:value-type="float">
            <text:p>-2.6875188351</text:p>
          </table:table-cell>
          <table:table-cell office:value-type="float" office:value="1.75044965744019" calcext:value-type="float">
            <text:p>1.7504496574</text:p>
          </table:table-cell>
          <table:table-cell office:value-type="float" office:value="0.535898640337" calcext:value-type="float">
            <text:p>0.5358986403</text:p>
          </table:table-cell>
        </table:table-row>
        <table:table-row table:style-name="ro1">
          <table:table-cell office:value-type="float" office:value="-6.31717538833618" calcext:value-type="float">
            <text:p>-6.3171753883</text:p>
          </table:table-cell>
          <table:table-cell office:value-type="float" office:value="-2.19556593894958" calcext:value-type="float">
            <text:p>-2.1955659389</text:p>
          </table:table-cell>
          <table:table-cell office:value-type="float" office:value="1.75044965744019" calcext:value-type="float">
            <text:p>1.7504496574</text:p>
          </table:table-cell>
          <table:table-cell office:value-type="float" office:value="0.853059592466" calcext:value-type="float">
            <text:p>0.8530595925</text:p>
          </table:table-cell>
        </table:table-row>
        <table:table-row table:style-name="ro1">
          <table:table-cell office:value-type="float" office:value="-6.40652513504028" calcext:value-type="float">
            <text:p>-6.406525135</text:p>
          </table:table-cell>
          <table:table-cell office:value-type="float" office:value="-1.70361304283142" calcext:value-type="float">
            <text:p>-1.7036130428</text:p>
          </table:table-cell>
          <table:table-cell office:value-type="float" office:value="1.75044965744019" calcext:value-type="float">
            <text:p>1.7504496574</text:p>
          </table:table-cell>
          <table:table-cell office:value-type="float" office:value="0.102352785274" calcext:value-type="float">
            <text:p>0.1023527853</text:p>
          </table:table-cell>
        </table:table-row>
        <table:table-row table:style-name="ro1">
          <table:table-cell office:value-type="float" office:value="-6.4723744392395" calcext:value-type="float">
            <text:p>-6.4723744392</text:p>
          </table:table-cell>
          <table:table-cell office:value-type="float" office:value="-1.20805084705353" calcext:value-type="float">
            <text:p>-1.2080508471</text:p>
          </table:table-cell>
          <table:table-cell office:value-type="float" office:value="1.6754492521286" calcext:value-type="float">
            <text:p>1.6754492521</text:p>
          </table:table-cell>
          <table:table-cell office:value-type="float" office:value="0.410332795826" calcext:value-type="float">
            <text:p>0.4103327958</text:p>
          </table:table-cell>
        </table:table-row>
        <table:table-row table:style-name="ro1">
          <table:table-cell office:value-type="float" office:value="-6.52460241317749" calcext:value-type="float">
            <text:p>-6.5246024132</text:p>
          </table:table-cell>
          <table:table-cell office:value-type="float" office:value="-0.710787177085876" calcext:value-type="float">
            <text:p>-0.7107871771</text:p>
          </table:table-cell>
          <table:table-cell office:value-type="float" office:value="1.6754492521286" calcext:value-type="float">
            <text:p>1.6754492521</text:p>
          </table:table-cell>
          <table:table-cell office:value-type="float" office:value="0.620650998061" calcext:value-type="float">
            <text:p>0.6206509981</text:p>
          </table:table-cell>
        </table:table-row>
        <table:table-row table:style-name="ro1">
          <table:table-cell office:value-type="float" office:value="-6.57683038711548" calcext:value-type="float">
            <text:p>-6.5768303871</text:p>
          </table:table-cell>
          <table:table-cell office:value-type="float" office:value="-0.213522970676422" calcext:value-type="float">
            <text:p>-0.2135229707</text:p>
          </table:table-cell>
          <table:table-cell office:value-type="float" office:value="1.6754492521286" calcext:value-type="float">
            <text:p>1.6754492521</text:p>
          </table:table-cell>
          <table:table-cell office:value-type="float" office:value="0.534583535609" calcext:value-type="float">
            <text:p>0.5345835356</text:p>
          </table:table-cell>
        </table:table-row>
        <table:table-row table:style-name="ro1">
          <table:table-cell office:value-type="float" office:value="-6.59787178039551" calcext:value-type="float">
            <text:p>-6.5978717804</text:p>
          </table:table-cell>
          <table:table-cell office:value-type="float" office:value="0.285468995571136" calcext:value-type="float">
            <text:p>0.2854689956</text:p>
          </table:table-cell>
          <table:table-cell office:value-type="float" office:value="1.55044996738434" calcext:value-type="float">
            <text:p>1.5504499674</text:p>
          </table:table-cell>
          <table:table-cell office:value-type="float" office:value="0.661986277363" calcext:value-type="float">
            <text:p>0.6619862774</text:p>
          </table:table-cell>
        </table:table-row>
        <table:table-row table:style-name="ro1">
          <table:table-cell office:value-type="float" office:value="-6.58770084381104" calcext:value-type="float">
            <text:p>-6.5877008438</text:p>
          </table:table-cell>
          <table:table-cell office:value-type="float" office:value="0.785365164279938" calcext:value-type="float">
            <text:p>0.7853651643</text:p>
          </table:table-cell>
          <table:table-cell office:value-type="float" office:value="1.55044996738434" calcext:value-type="float">
            <text:p>1.5504499674</text:p>
          </table:table-cell>
          <table:table-cell office:value-type="float" office:value="0.379523027681" calcext:value-type="float">
            <text:p>0.3795230277</text:p>
          </table:table-cell>
        </table:table-row>
        <table:table-row table:style-name="ro1">
          <table:table-cell office:value-type="float" office:value="-6.57752990722656" calcext:value-type="float">
            <text:p>-6.5775299072</text:p>
          </table:table-cell>
          <table:table-cell office:value-type="float" office:value="1.28526103496552" calcext:value-type="float">
            <text:p>1.285261035</text:p>
          </table:table-cell>
          <table:table-cell office:value-type="float" office:value="1.55044996738434" calcext:value-type="float">
            <text:p>1.5504499674</text:p>
          </table:table-cell>
          <table:table-cell office:value-type="float" office:value="0.455889185612" calcext:value-type="float">
            <text:p>0.4558891856</text:p>
          </table:table-cell>
        </table:table-row>
        <table:table-row table:style-name="ro1">
          <table:table-cell office:value-type="float" office:value="-6.56735897064209" calcext:value-type="float">
            <text:p>-6.5673589706</text:p>
          </table:table-cell>
          <table:table-cell office:value-type="float" office:value="1.78515684604645" calcext:value-type="float">
            <text:p>1.785156846</text:p>
          </table:table-cell>
          <table:table-cell office:value-type="float" office:value="1.55044996738434" calcext:value-type="float">
            <text:p>1.5504499674</text:p>
          </table:table-cell>
          <table:table-cell office:value-type="float" office:value="0.566998776302" calcext:value-type="float">
            <text:p>0.5669987763</text:p>
          </table:table-cell>
        </table:table-row>
        <table:table-row table:style-name="ro1">
          <table:table-cell office:value-type="float" office:value="-6.55427408218384" calcext:value-type="float">
            <text:p>-6.5542740822</text:p>
          </table:table-cell>
          <table:table-cell office:value-type="float" office:value="2.28489375114441" calcext:value-type="float">
            <text:p>2.2848937511</text:p>
          </table:table-cell>
          <table:table-cell office:value-type="float" office:value="1.50045013427734" calcext:value-type="float">
            <text:p>1.5004501343</text:p>
          </table:table-cell>
          <table:table-cell office:value-type="float" office:value="0.498524290768" calcext:value-type="float">
            <text:p>0.4985242908</text:p>
          </table:table-cell>
        </table:table-row>
        <table:table-row table:style-name="ro1">
          <table:table-cell office:value-type="float" office:value="-6.45543479919434" calcext:value-type="float">
            <text:p>-6.4554347992</text:p>
          </table:table-cell>
          <table:table-cell office:value-type="float" office:value="2.77286076545715" calcext:value-type="float">
            <text:p>2.7728607655</text:p>
          </table:table-cell>
          <table:table-cell office:value-type="float" office:value="1.25044751167297" calcext:value-type="float">
            <text:p>1.2504475117</text:p>
          </table:table-cell>
          <table:table-cell office:value-type="float" office:value="0.824944784649" calcext:value-type="float">
            <text:p>0.8249447846</text:p>
          </table:table-cell>
        </table:table-row>
        <table:table-row table:style-name="ro1">
          <table:table-cell office:value-type="float" office:value="-6.23873519897461" calcext:value-type="float">
            <text:p>-6.238735199</text:p>
          </table:table-cell>
          <table:table-cell office:value-type="float" office:value="3.2201976776123" calcext:value-type="float">
            <text:p>3.2201976776</text:p>
          </table:table-cell>
          <table:table-cell office:value-type="float" office:value="1.00044798851013" calcext:value-type="float">
            <text:p>1.0004479885</text:p>
          </table:table-cell>
          <table:table-cell office:value-type="float" office:value="0.330289282846" calcext:value-type="float">
            <text:p>0.3302892828</text:p>
          </table:table-cell>
        </table:table-row>
        <table:table-row table:style-name="ro1">
          <table:table-cell office:value-type="float" office:value="-5.91764831542969" calcext:value-type="float">
            <text:p>-5.9176483154</text:p>
          </table:table-cell>
          <table:table-cell office:value-type="float" office:value="3.59909105300903" calcext:value-type="float">
            <text:p>3.599091053</text:p>
          </table:table-cell>
          <table:table-cell office:value-type="float" office:value="0.750446617603302" calcext:value-type="float">
            <text:p>0.7504466176</text:p>
          </table:table-cell>
          <table:table-cell office:value-type="float" office:value="0.233911926016" calcext:value-type="float">
            <text:p>0.233911926</text:p>
          </table:table-cell>
        </table:table-row>
        <table:table-row table:style-name="ro1">
          <table:table-cell office:value-type="float" office:value="-5.52008581161499" calcext:value-type="float">
            <text:p>-5.5200858116</text:p>
          </table:table-cell>
          <table:table-cell office:value-type="float" office:value="3.89997243881226" calcext:value-type="float">
            <text:p>3.8999724388</text:p>
          </table:table-cell>
          <table:table-cell office:value-type="float" office:value="0.617112755775452" calcext:value-type="float">
            <text:p>0.6171127558</text:p>
          </table:table-cell>
          <table:table-cell office:value-type="float" office:value="0.366450391516" calcext:value-type="float">
            <text:p>0.3664503915</text:p>
          </table:table-cell>
        </table:table-row>
        <table:table-row table:style-name="ro1">
          <table:table-cell office:value-type="float" office:value="-5.09474658966064" calcext:value-type="float">
            <text:p>-5.0947465897</text:p>
          </table:table-cell>
          <table:table-cell office:value-type="float" office:value="4.15932273864746" calcext:value-type="float">
            <text:p>4.1593227386</text:p>
          </table:table-cell>
          <table:table-cell office:value-type="float" office:value="0.475445985794067" calcext:value-type="float">
            <text:p>0.4754459858</text:p>
          </table:table-cell>
          <table:table-cell office:value-type="float" office:value="0.622412479278" calcext:value-type="float">
            <text:p>0.6224124793</text:p>
          </table:table-cell>
        </table:table-row>
        <table:table-row table:style-name="ro1">
          <table:table-cell office:value-type="float" office:value="-4.64558124542236" calcext:value-type="float">
            <text:p>-4.6455812454</text:p>
          </table:table-cell>
          <table:table-cell office:value-type="float" office:value="4.37674808502197" calcext:value-type="float">
            <text:p>4.376748085</text:p>
          </table:table-cell>
          <table:table-cell office:value-type="float" office:value="0.375445634126663" calcext:value-type="float">
            <text:p>0.3754456341</text:p>
          </table:table-cell>
          <table:table-cell office:value-type="float" office:value="0.298503126076" calcext:value-type="float">
            <text:p>0.2985031261</text:p>
          </table:table-cell>
        </table:table-row>
        <table:table-row table:style-name="ro1">
          <table:table-cell office:value-type="float" office:value="-4.16591548919678" calcext:value-type="float">
            <text:p>-4.1659154892</text:p>
          </table:table-cell>
          <table:table-cell office:value-type="float" office:value="4.51506185531616" calcext:value-type="float">
            <text:p>4.5150618553</text:p>
          </table:table-cell>
          <table:table-cell office:value-type="float" office:value="0.258778899908066" calcext:value-type="float">
            <text:p>0.2587788999</text:p>
          </table:table-cell>
          <table:table-cell office:value-type="float" office:value="0.241614224123" calcext:value-type="float">
            <text:p>0.2416142241</text:p>
          </table:table-cell>
        </table:table-row>
        <table:table-row table:style-name="ro1">
          <table:table-cell office:value-type="float" office:value="-3.6825647354126" calcext:value-type="float">
            <text:p>-3.6825647354</text:p>
          </table:table-cell>
          <table:table-cell office:value-type="float" office:value="4.64300680160522" calcext:value-type="float">
            <text:p>4.6430068016</text:p>
          </table:table-cell>
          <table:table-cell office:value-type="float" office:value="0.258778899908066" calcext:value-type="float">
            <text:p>0.2587788999</text:p>
          </table:table-cell>
          <table:table-cell office:value-type="float" office:value="0.351523017067" calcext:value-type="float">
            <text:p>0.3515230171</text:p>
          </table:table-cell>
        </table:table-row>
        <table:table-row table:style-name="ro1">
          <table:table-cell office:value-type="float" office:value="-3.19715428352356" calcext:value-type="float">
            <text:p>-3.1971542835</text:p>
          </table:table-cell>
          <table:table-cell office:value-type="float" office:value="4.76039361953735" calcext:value-type="float">
            <text:p>4.7603936195</text:p>
          </table:table-cell>
          <table:table-cell office:value-type="float" office:value="0.167112469673157" calcext:value-type="float">
            <text:p>0.1671124697</text:p>
          </table:table-cell>
          <table:table-cell office:value-type="float" office:value="0.591638180552" calcext:value-type="float">
            <text:p>0.5916381806</text:p>
          </table:table-cell>
        </table:table-row>
        <table:table-row table:style-name="ro1">
          <table:table-cell office:value-type="float" office:value="-2.70174407958984" calcext:value-type="float">
            <text:p>-2.7017440796</text:p>
          </table:table-cell>
          <table:table-cell office:value-type="float" office:value="4.82749652862549" calcext:value-type="float">
            <text:p>4.8274965286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578304411895" calcext:value-type="float">
            <text:p>0.5783044119</text:p>
          </table:table-cell>
        </table:table-row>
        <table:table-row table:style-name="ro1">
          <table:table-cell office:value-type="float" office:value="-2.20621490478516" calcext:value-type="float">
            <text:p>-2.2062149048</text:p>
          </table:table-cell>
          <table:table-cell office:value-type="float" office:value="4.89418697357178" calcext:value-type="float">
            <text:p>4.8941869736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816562094391" calcext:value-type="float">
            <text:p>0.8165620944</text:p>
          </table:table-cell>
        </table:table-row>
        <table:table-row table:style-name="ro1">
          <table:table-cell office:value-type="float" office:value="-1.71068358421326" calcext:value-type="float">
            <text:p>-1.7106835842</text:p>
          </table:table-cell>
          <table:table-cell office:value-type="float" office:value="4.96087741851807" calcext:value-type="float">
            <text:p>4.9608774185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0696063957473" calcext:value-type="float">
            <text:p>0.0696063957</text:p>
          </table:table-cell>
        </table:table-row>
        <table:table-row table:style-name="ro1">
          <table:table-cell office:value-type="float" office:value="-1.21515083312988" calcext:value-type="float">
            <text:p>-1.2151508331</text:p>
          </table:table-cell>
          <table:table-cell office:value-type="float" office:value="5.02756786346436" calcext:value-type="float">
            <text:p>5.0275678635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412129878601" calcext:value-type="float">
            <text:p>0.4121298786</text:p>
          </table:table-cell>
        </table:table-row>
        <table:table-row table:style-name="ro1">
          <table:table-cell office:value-type="float" office:value="-0.719618082046509" calcext:value-type="float">
            <text:p>-0.719618082</text:p>
          </table:table-cell>
          <table:table-cell office:value-type="float" office:value="5.09425830841064" calcext:value-type="float">
            <text:p>5.0942583084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677623174087" calcext:value-type="float">
            <text:p>0.6776231741</text:p>
          </table:table-cell>
        </table:table-row>
        <table:table-row table:style-name="ro1">
          <table:table-cell office:value-type="float" office:value="-0.224085360765457" calcext:value-type="float">
            <text:p>-0.2240853608</text:p>
          </table:table-cell>
          <table:table-cell office:value-type="float" office:value="5.16094875335693" calcext:value-type="float">
            <text:p>5.1609487534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545465551934" calcext:value-type="float">
            <text:p>0.5454655519</text:p>
          </table:table-cell>
        </table:table-row>
        <table:table-row table:style-name="ro1">
          <table:table-cell office:value-type="float" office:value="0.271447092294693" calcext:value-type="float">
            <text:p>0.2714470923</text:p>
          </table:table-cell>
          <table:table-cell office:value-type="float" office:value="5.22763919830322" calcext:value-type="float">
            <text:p>5.2276391983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77100366789" calcext:value-type="float">
            <text:p>0.7710036679</text:p>
          </table:table-cell>
        </table:table-row>
        <table:table-row table:style-name="ro1">
          <table:table-cell office:value-type="float" office:value="0.766979813575745" calcext:value-type="float">
            <text:p>0.7669798136</text:p>
          </table:table-cell>
          <table:table-cell office:value-type="float" office:value="5.29432964324951" calcext:value-type="float">
            <text:p>5.2943296432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0717674488176" calcext:value-type="float">
            <text:p>0.0717674488</text:p>
          </table:table-cell>
        </table:table-row>
        <table:table-row table:style-name="ro1">
          <table:table-cell office:value-type="float" office:value="1.26251256465912" calcext:value-type="float">
            <text:p>1.2625125647</text:p>
          </table:table-cell>
          <table:table-cell office:value-type="float" office:value="5.3610200881958" calcext:value-type="float">
            <text:p>5.3610200882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408214785813" calcext:value-type="float">
            <text:p>0.4082147858</text:p>
          </table:table-cell>
        </table:table-row>
        <table:table-row table:style-name="ro1">
          <table:table-cell office:value-type="float" office:value="1.75804531574249" calcext:value-type="float">
            <text:p>1.7580453157</text:p>
          </table:table-cell>
          <table:table-cell office:value-type="float" office:value="5.42771053314209" calcext:value-type="float">
            <text:p>5.4277105331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75917051622" calcext:value-type="float">
            <text:p>0.7591705162</text:p>
          </table:table-cell>
        </table:table-row>
        <table:table-row table:style-name="ro1">
          <table:table-cell office:value-type="float" office:value="2.25357627868652" calcext:value-type="float">
            <text:p>2.2535762787</text:p>
          </table:table-cell>
          <table:table-cell office:value-type="float" office:value="5.49440097808838" calcext:value-type="float">
            <text:p>5.4944009781</text:p>
          </table:table-cell>
          <table:table-cell office:value-type="float" office:value="0.133779272437096" calcext:value-type="float">
            <text:p>0.1337792724</text:p>
          </table:table-cell>
          <table:table-cell office:value-type="float" office:value="0.508909995556" calcext:value-type="float">
            <text:p>0.5089099956</text:p>
          </table:table-cell>
        </table:table-row>
        <table:table-row table:style-name="ro1">
          <table:table-cell office:value-type="float" office:value="2.75223469734192" calcext:value-type="float">
            <text:p>2.7522346973</text:p>
          </table:table-cell>
          <table:table-cell office:value-type="float" office:value="5.49670171737671" calcext:value-type="float">
            <text:p>5.4967017174</text:p>
          </table:table-cell>
          <table:table-cell office:value-type="float" office:value="-0.107887022197247" calcext:value-type="float">
            <text:p>-0.1078870222</text:p>
          </table:table-cell>
          <table:table-cell office:value-type="float" office:value="0.523732761602" calcext:value-type="float">
            <text:p>0.5237327616</text:p>
          </table:table-cell>
        </table:table-row>
        <table:table-row table:style-name="ro1">
          <table:table-cell office:value-type="float" office:value="3.243980884552" calcext:value-type="float">
            <text:p>3.2439808846</text:p>
          </table:table-cell>
          <table:table-cell office:value-type="float" office:value="5.4052414894104" calcext:value-type="float">
            <text:p>5.4052414894</text:p>
          </table:table-cell>
          <table:table-cell office:value-type="float" office:value="-0.216219633817673" calcext:value-type="float">
            <text:p>-0.2162196338</text:p>
          </table:table-cell>
          <table:table-cell office:value-type="float" office:value="0.798336448063" calcext:value-type="float">
            <text:p>0.7983364481</text:p>
          </table:table-cell>
        </table:table-row>
        <table:table-row table:style-name="ro1">
          <table:table-cell office:value-type="float" office:value="3.71323037147522" calcext:value-type="float">
            <text:p>3.7132303715</text:p>
          </table:table-cell>
          <table:table-cell office:value-type="float" office:value="5.232497215271" calcext:value-type="float">
            <text:p>5.2324972153</text:p>
          </table:table-cell>
          <table:table-cell office:value-type="float" office:value="-0.466219216585159" calcext:value-type="float">
            <text:p>-0.4662192166</text:p>
          </table:table-cell>
          <table:table-cell office:value-type="float" office:value="0.481436762095" calcext:value-type="float">
            <text:p>0.4814367621</text:p>
          </table:table-cell>
        </table:table-row>
        <table:table-row table:style-name="ro1">
          <table:table-cell office:value-type="float" office:value="4.12611961364746" calcext:value-type="float">
            <text:p>4.1261196136</text:p>
          </table:table-cell>
          <table:table-cell office:value-type="float" office:value="4.94937992095947" calcext:value-type="float">
            <text:p>4.949379921</text:p>
          </table:table-cell>
          <table:table-cell office:value-type="float" office:value="-0.716218531131744" calcext:value-type="float">
            <text:p>-0.7162185311</text:p>
          </table:table-cell>
          <table:table-cell office:value-type="float" office:value="0.726586737225" calcext:value-type="float">
            <text:p>0.7265867372</text:p>
          </table:table-cell>
        </table:table-row>
        <table:table-row table:style-name="ro1">
          <table:table-cell office:value-type="float" office:value="4.46546792984009" calcext:value-type="float">
            <text:p>4.4654679298</text:p>
          </table:table-cell>
          <table:table-cell office:value-type="float" office:value="4.58130884170532" calcext:value-type="float">
            <text:p>4.5813088417</text:p>
          </table:table-cell>
          <table:table-cell office:value-type="float" office:value="-0.866218209266663" calcext:value-type="float">
            <text:p>-0.8662182093</text:p>
          </table:table-cell>
          <table:table-cell office:value-type="float" office:value="0.663552149842" calcext:value-type="float">
            <text:p>0.6635521498</text:p>
          </table:table-cell>
        </table:table-row>
        <table:table-row table:style-name="ro1">
          <table:table-cell office:value-type="float" office:value="4.77617692947388" calcext:value-type="float">
            <text:p>4.7761769295</text:p>
          </table:table-cell>
          <table:table-cell office:value-type="float" office:value="4.18880891799927" calcext:value-type="float">
            <text:p>4.188808918</text:p>
          </table:table-cell>
          <table:table-cell office:value-type="float" office:value="-0.991217970848084" calcext:value-type="float">
            <text:p>-0.9912179708</text:p>
          </table:table-cell>
          <table:table-cell office:value-type="float" office:value="0.480740358776" calcext:value-type="float">
            <text:p>0.4807403588</text:p>
          </table:table-cell>
        </table:table-row>
        <table:table-row table:style-name="ro1">
          <table:table-cell office:value-type="float" office:value="5.03054332733154" calcext:value-type="float">
            <text:p>5.0305433273</text:p>
          </table:table-cell>
          <table:table-cell office:value-type="float" office:value="3.75801587104797" calcext:value-type="float">
            <text:p>3.758015871</text:p>
          </table:table-cell>
          <table:table-cell office:value-type="float" office:value="-1.04121780395508" calcext:value-type="float">
            <text:p>-1.041217804</text:p>
          </table:table-cell>
          <table:table-cell office:value-type="float" office:value="0.363175048772" calcext:value-type="float">
            <text:p>0.3631750488</text:p>
          </table:table-cell>
        </table:table-row>
        <table:table-row table:style-name="ro1">
          <table:table-cell office:value-type="float" office:value="5.26429986953735" calcext:value-type="float">
            <text:p>5.2642998695</text:p>
          </table:table-cell>
          <table:table-cell office:value-type="float" office:value="3.315584897995" calcext:value-type="float">
            <text:p>3.315584898</text:p>
          </table:table-cell>
          <table:table-cell office:value-type="float" office:value="-1.18288362026215" calcext:value-type="float">
            <text:p>-1.1828836203</text:p>
          </table:table-cell>
          <table:table-cell office:value-type="float" office:value="0.691587395273" calcext:value-type="float">
            <text:p>0.6915873953</text:p>
          </table:table-cell>
        </table:table-row>
        <table:table-row table:style-name="ro1">
          <table:table-cell office:value-type="float" office:value="5.4385232925415" calcext:value-type="float">
            <text:p>5.4385232925</text:p>
          </table:table-cell>
          <table:table-cell office:value-type="float" office:value="2.84653687477112" calcext:value-type="float">
            <text:p>2.8465368748</text:p>
          </table:table-cell>
          <table:table-cell office:value-type="float" office:value="-1.26621603965759" calcext:value-type="float">
            <text:p>-1.2662160397</text:p>
          </table:table-cell>
          <table:table-cell office:value-type="float" office:value="0.282701571158" calcext:value-type="float">
            <text:p>0.2827015712</text:p>
          </table:table-cell>
        </table:table-row>
        <table:table-row table:style-name="ro1">
          <table:table-cell office:value-type="float" office:value="5.52555465698242" calcext:value-type="float">
            <text:p>5.525554657</text:p>
          </table:table-cell>
          <table:table-cell office:value-type="float" office:value="2.35478091239929" calcext:value-type="float">
            <text:p>2.3547809124</text:p>
          </table:table-cell>
          <table:table-cell office:value-type="float" office:value="-1.51621377468109" calcext:value-type="float">
            <text:p>-1.5162137747</text:p>
          </table:table-cell>
          <table:table-cell office:value-type="float" office:value="0.429323664354" calcext:value-type="float">
            <text:p>0.4293236644</text:p>
          </table:table-cell>
        </table:table-row>
        <table:table-row table:style-name="ro1">
          <table:table-cell office:value-type="float" office:value="5.54867172241211" calcext:value-type="float">
            <text:p>5.5486717224</text:p>
          </table:table-cell>
          <table:table-cell office:value-type="float" office:value="1.85531675815582" calcext:value-type="float">
            <text:p>1.8553167582</text:p>
          </table:table-cell>
          <table:table-cell office:value-type="float" office:value="-1.52454710006714" calcext:value-type="float">
            <text:p>-1.5245471001</text:p>
          </table:table-cell>
          <table:table-cell office:value-type="float" office:value="0.316805161991" calcext:value-type="float">
            <text:p>0.316805162</text:p>
          </table:table-cell>
        </table:table-row>
        <table:table-row table:style-name="ro1">
          <table:table-cell office:value-type="float" office:value="5.56887340545654" calcext:value-type="float">
            <text:p>5.5688734055</text:p>
          </table:table-cell>
          <table:table-cell office:value-type="float" office:value="1.35575151443481" calcext:value-type="float">
            <text:p>1.3557515144</text:p>
          </table:table-cell>
          <table:table-cell office:value-type="float" office:value="-1.57454645633698" calcext:value-type="float">
            <text:p>-1.5745464563</text:p>
          </table:table-cell>
          <table:table-cell office:value-type="float" office:value="0.777310633384" calcext:value-type="float">
            <text:p>0.7773106334</text:p>
          </table:table-cell>
        </table:table-row>
        <table:table-row table:style-name="ro1">
          <table:table-cell office:value-type="float" office:value="5.50278234481812" calcext:value-type="float">
            <text:p>5.5027823448</text:p>
          </table:table-cell>
          <table:table-cell office:value-type="float" office:value="0.862017869949341" calcext:value-type="float">
            <text:p>0.8620178699</text:p>
          </table:table-cell>
          <table:table-cell office:value-type="float" office:value="-1.82454586029053" calcext:value-type="float">
            <text:p>-1.8245458603</text:p>
          </table:table-cell>
          <table:table-cell office:value-type="float" office:value="0.512035772304" calcext:value-type="float">
            <text:p>0.5120357723</text:p>
          </table:table-cell>
        </table:table-row>
        <table:table-row table:style-name="ro1">
          <table:table-cell office:value-type="float" office:value="5.31645441055298" calcext:value-type="float">
            <text:p>5.3164544106</text:p>
          </table:table-cell>
          <table:table-cell office:value-type="float" office:value="0.401002496480942" calcext:value-type="float">
            <text:p>0.4010024965</text:p>
          </table:table-cell>
          <table:table-cell office:value-type="float" office:value="-2.07454562187195" calcext:value-type="float">
            <text:p>-2.0745456219</text:p>
          </table:table-cell>
          <table:table-cell office:value-type="float" office:value="0.957185672791" calcext:value-type="float">
            <text:p>0.9571856728</text:p>
          </table:table-cell>
        </table:table-row>
        <table:table-row table:style-name="ro1">
          <table:table-cell office:value-type="float" office:value="5.02147388458252" calcext:value-type="float">
            <text:p>5.0214738846</text:p>
          </table:table-cell>
          <table:table-cell office:value-type="float" office:value="0.00136940460652113" calcext:value-type="float">
            <text:p>0.0013694046</text:p>
          </table:table-cell>
          <table:table-cell office:value-type="float" office:value="-2.32454609870911" calcext:value-type="float">
            <text:p>-2.3245460987</text:p>
          </table:table-cell>
          <table:table-cell office:value-type="float" office:value="0.923574885954" calcext:value-type="float">
            <text:p>0.923574886</text:p>
          </table:table-cell>
        </table:table-row>
        <table:table-row table:style-name="ro1">
          <table:table-cell office:value-type="float" office:value="4.63987159729004" calcext:value-type="float">
            <text:p>4.6398715973</text:p>
          </table:table-cell>
          <table:table-cell office:value-type="float" office:value="-0.318613171577454" calcext:value-type="float">
            <text:p>-0.3186131716</text:p>
          </table:table-cell>
          <table:table-cell office:value-type="float" office:value="-2.49121332168579" calcext:value-type="float">
            <text:p>-2.4912133217</text:p>
          </table:table-cell>
          <table:table-cell office:value-type="float" office:value="0.951698491525" calcext:value-type="float">
            <text:p>0.9516984915</text:p>
          </table:table-cell>
        </table:table-row>
        <table:table-row table:style-name="ro1">
          <table:table-cell office:value-type="float" office:value="4.28518009185791" calcext:value-type="float">
            <text:p>4.2851800919</text:p>
          </table:table-cell>
          <table:table-cell office:value-type="float" office:value="-0.672121465206146" calcext:value-type="float">
            <text:p>-0.6721214652</text:p>
          </table:table-cell>
          <table:table-cell office:value-type="float" office:value="-2.24121356010437" calcext:value-type="float">
            <text:p>-2.2412135601</text:p>
          </table:table-cell>
          <table:table-cell office:value-type="float" office:value="0.951513145275" calcext:value-type="float">
            <text:p>0.9515131453</text:p>
          </table:table-cell>
        </table:table-row>
        <table:table-row table:style-name="ro1">
          <table:table-cell office:value-type="float" office:value="3.98098659515381" calcext:value-type="float">
            <text:p>3.9809865952</text:p>
          </table:table-cell>
          <table:table-cell office:value-type="float" office:value="-1.06902551651001" calcext:value-type="float">
            <text:p>-1.0690255165</text:p>
          </table:table-cell>
          <table:table-cell office:value-type="float" office:value="-2.22454690933228" calcext:value-type="float">
            <text:p>-2.2245469093</text:p>
          </table:table-cell>
          <table:table-cell office:value-type="float" office:value="0.863409001014" calcext:value-type="float">
            <text:p>0.863409001</text:p>
          </table:table-cell>
        </table:table-row>
        <table:table-row table:style-name="ro1">
          <table:table-cell office:value-type="float" office:value="3.69055008888245" calcext:value-type="float">
            <text:p>3.6905500889</text:p>
          </table:table-cell>
          <table:table-cell office:value-type="float" office:value="-1.47671186923981" calcext:value-type="float">
            <text:p>-1.4767118692</text:p>
          </table:table-cell>
          <table:table-cell office:value-type="float" office:value="-2.09954690933228" calcext:value-type="float">
            <text:p>-2.0995469093</text:p>
          </table:table-cell>
          <table:table-cell office:value-type="float" office:value="0.606626558021" calcext:value-type="float">
            <text:p>0.606626558</text:p>
          </table:table-cell>
        </table:table-row>
        <table:table-row table:style-name="ro1">
          <table:table-cell office:value-type="float" office:value="3.46419739723206" calcext:value-type="float">
            <text:p>3.4641973972</text:p>
          </table:table-cell>
          <table:table-cell office:value-type="float" office:value="-1.92292857170105" calcext:value-type="float">
            <text:p>-1.9229285717</text:p>
          </table:table-cell>
          <table:table-cell office:value-type="float" office:value="-2.03287959098816" calcext:value-type="float">
            <text:p>-2.032879591</text:p>
          </table:table-cell>
          <table:table-cell office:value-type="float" office:value="0.415026499565" calcext:value-type="float">
            <text:p>0.4150264996</text:p>
          </table:table-cell>
        </table:table-row>
        <table:table-row table:style-name="ro1">
          <table:table-cell office:value-type="float" office:value="3.24128794670105" calcext:value-type="float">
            <text:p>3.2412879467</text:p>
          </table:table-cell>
          <table:table-cell office:value-type="float" office:value="-2.37049269676208" calcext:value-type="float">
            <text:p>-2.3704926968</text:p>
          </table:table-cell>
          <table:table-cell office:value-type="float" office:value="-2.03287959098816" calcext:value-type="float">
            <text:p>-2.032879591</text:p>
          </table:table-cell>
          <table:table-cell office:value-type="float" office:value="0.753285136642" calcext:value-type="float">
            <text:p>0.7532851366</text:p>
          </table:table-cell>
        </table:table-row>
        <table:table-row table:style-name="ro1">
          <table:table-cell office:value-type="float" office:value="3.06695318222046" calcext:value-type="float">
            <text:p>3.0669531822</text:p>
          </table:table-cell>
          <table:table-cell office:value-type="float" office:value="-2.83909201622009" calcext:value-type="float">
            <text:p>-2.8390920162</text:p>
          </table:table-cell>
          <table:table-cell office:value-type="float" office:value="-1.80787789821625" calcext:value-type="float">
            <text:p>-1.8078778982</text:p>
          </table:table-cell>
          <table:table-cell office:value-type="float" office:value="0.259942703348" calcext:value-type="float">
            <text:p>0.2599427033</text:p>
          </table:table-cell>
        </table:table-row>
        <table:table-row table:style-name="ro1">
          <table:table-cell office:value-type="float" office:value="2.97191476821899" calcext:value-type="float">
            <text:p>2.9719147682</text:p>
          </table:table-cell>
          <table:table-cell office:value-type="float" office:value="-3.33009052276611" calcext:value-type="float">
            <text:p>-3.3300905228</text:p>
          </table:table-cell>
          <table:table-cell office:value-type="float" office:value="-1.75787782669067" calcext:value-type="float">
            <text:p>-1.7578778267</text:p>
          </table:table-cell>
          <table:table-cell office:value-type="float" office:value="0.44955802975" calcext:value-type="float">
            <text:p>0.4495580298</text:p>
          </table:table-cell>
        </table:table-row>
        <table:table-row table:style-name="ro1">
          <table:table-cell office:value-type="float" office:value="2.84550285339355" calcext:value-type="float">
            <text:p>2.8455028534</text:p>
          </table:table-cell>
          <table:table-cell office:value-type="float" office:value="-3.81254839897156" calcext:value-type="float">
            <text:p>-3.812548399</text:p>
          </table:table-cell>
          <table:table-cell office:value-type="float" office:value="-1.89121031761169" calcext:value-type="float">
            <text:p>-1.8912103176</text:p>
          </table:table-cell>
          <table:table-cell office:value-type="float" office:value="0.13250259832" calcext:value-type="float">
            <text:p>0.1325025983</text:p>
          </table:table-cell>
        </table:table-row>
        <table:table-row table:style-name="ro1">
          <table:table-cell office:value-type="float" office:value="2.68802499771118" calcext:value-type="float">
            <text:p>2.6880249977</text:p>
          </table:table-cell>
          <table:table-cell office:value-type="float" office:value="-4.2871036529541" calcext:value-type="float">
            <text:p>-4.287103653</text:p>
          </table:table-cell>
          <table:table-cell office:value-type="float" office:value="-1.89121031761169" calcext:value-type="float">
            <text:p>-1.8912103176</text:p>
          </table:table-cell>
          <table:table-cell office:value-type="float" office:value="0.631605161068" calcext:value-type="float">
            <text:p>0.6316051611</text:p>
          </table:table-cell>
        </table:table-row>
        <table:table-row table:style-name="ro1">
          <table:table-cell office:value-type="float" office:value="2.50600481033325" calcext:value-type="float">
            <text:p>2.5060048103</text:p>
          </table:table-cell>
          <table:table-cell office:value-type="float" office:value="-4.75092077255249" calcext:value-type="float">
            <text:p>-4.7509207726</text:p>
          </table:table-cell>
          <table:table-cell office:value-type="float" office:value="-2.04954242706299" calcext:value-type="float">
            <text:p>-2.0495424271</text:p>
          </table:table-cell>
          <table:table-cell office:value-type="float" office:value="0.629150814932" calcext:value-type="float">
            <text:p>0.6291508149</text:p>
          </table:table-cell>
        </table:table-row>
        <table:table-row table:style-name="ro1">
          <table:table-cell office:value-type="float" office:value="2.22116899490356" calcext:value-type="float">
            <text:p>2.2211689949</text:p>
          </table:table-cell>
          <table:table-cell office:value-type="float" office:value="-5.15788650512695" calcext:value-type="float">
            <text:p>-5.1578865051</text:p>
          </table:table-cell>
          <table:table-cell office:value-type="float" office:value="-2.29954290390015" calcext:value-type="float">
            <text:p>-2.2995429039</text:p>
          </table:table-cell>
          <table:table-cell office:value-type="float" office:value="0.434889587314" calcext:value-type="float">
            <text:p>0.4348895873</text:p>
          </table:table-cell>
        </table:table-row>
        <table:table-row table:style-name="ro1">
          <table:table-cell office:value-type="float" office:value="1.84391224384308" calcext:value-type="float">
            <text:p>1.8439122438</text:p>
          </table:table-cell>
          <table:table-cell office:value-type="float" office:value="-5.48089027404785" calcext:value-type="float">
            <text:p>-5.480890274</text:p>
          </table:table-cell>
          <table:table-cell office:value-type="float" office:value="-2.54954361915588" calcext:value-type="float">
            <text:p>-2.5495436192</text:p>
          </table:table-cell>
          <table:table-cell office:value-type="float" office:value="0.530703926984" calcext:value-type="float">
            <text:p>0.530703927</text:p>
          </table:table-cell>
        </table:table-row>
        <table:table-row table:style-name="ro1">
          <table:table-cell office:value-type="float" office:value="1.39769077301025" calcext:value-type="float">
            <text:p>1.397690773</text:p>
          </table:table-cell>
          <table:table-cell office:value-type="float" office:value="-5.69984912872314" calcext:value-type="float">
            <text:p>-5.6998491287</text:p>
          </table:table-cell>
          <table:table-cell office:value-type="float" office:value="-2.79954361915588" calcext:value-type="float">
            <text:p>-2.7995436192</text:p>
          </table:table-cell>
          <table:table-cell office:value-type="float" office:value="0.971734185711" calcext:value-type="float">
            <text:p>0.9717341857</text:p>
          </table:table-cell>
        </table:table-row>
        <table:table-row table:style-name="ro1">
          <table:table-cell office:value-type="float" office:value="0.910248041152954" calcext:value-type="float">
            <text:p>0.9102480412</text:p>
          </table:table-cell>
          <table:table-cell office:value-type="float" office:value="-5.80114698410034" calcext:value-type="float">
            <text:p>-5.8011469841</text:p>
          </table:table-cell>
          <table:table-cell office:value-type="float" office:value="-3.04954314231873" calcext:value-type="float">
            <text:p>-3.0495431423</text:p>
          </table:table-cell>
          <table:table-cell office:value-type="float" office:value="0.459691992503" calcext:value-type="float">
            <text:p>0.4596919925</text:p>
          </table:table-cell>
        </table:table-row>
        <table:table-row table:style-name="ro1">
          <table:table-cell office:value-type="float" office:value="0.411891251802444" calcext:value-type="float">
            <text:p>0.4118912518</text:p>
          </table:table-cell>
          <table:table-cell office:value-type="float" office:value="-5.77848863601685" calcext:value-type="float">
            <text:p>-5.778488636</text:p>
          </table:table-cell>
          <table:table-cell office:value-type="float" office:value="2.983642578125" calcext:value-type="float">
            <text:p>2.9836425781</text:p>
          </table:table-cell>
          <table:table-cell office:value-type="float" office:value="0.261534532821" calcext:value-type="float">
            <text:p>0.2615345328</text:p>
          </table:table-cell>
        </table:table-row>
        <table:table-row table:style-name="ro1">
          <table:table-cell office:value-type="float" office:value="-0.0663945600390434" calcext:value-type="float">
            <text:p>-0.06639456</text:p>
          </table:table-cell>
          <table:table-cell office:value-type="float" office:value="-5.63328218460083" calcext:value-type="float">
            <text:p>-5.6332821846</text:p>
          </table:table-cell>
          <table:table-cell office:value-type="float" office:value="2.73364305496216" calcext:value-type="float">
            <text:p>2.733643055</text:p>
          </table:table-cell>
          <table:table-cell office:value-type="float" office:value="0.897666298126" calcext:value-type="float">
            <text:p>0.8976662981</text:p>
          </table:table-cell>
        </table:table-row>
        <table:table-row table:style-name="ro1">
          <table:table-cell office:value-type="float" office:value="-0.494871854782105" calcext:value-type="float">
            <text:p>-0.4948718548</text:p>
          </table:table-cell>
          <table:table-cell office:value-type="float" office:value="-5.37455606460571" calcext:value-type="float">
            <text:p>-5.3745560646</text:p>
          </table:table-cell>
          <table:table-cell office:value-type="float" office:value="2.48364353179932" calcext:value-type="float">
            <text:p>2.4836435318</text:p>
          </table:table-cell>
          <table:table-cell office:value-type="float" office:value="0.635136766396" calcext:value-type="float">
            <text:p>0.6351367664</text:p>
          </table:table-cell>
        </table:table-row>
        <table:table-row table:style-name="ro1">
          <table:table-cell office:value-type="float" office:value="-0.846900403499603" calcext:value-type="float">
            <text:p>-0.8469004035</text:p>
          </table:table-cell>
          <table:table-cell office:value-type="float" office:value="-5.01839590072632" calcext:value-type="float">
            <text:p>-5.0183959007</text:p>
          </table:table-cell>
          <table:table-cell office:value-type="float" office:value="2.23364448547363" calcext:value-type="float">
            <text:p>2.2336444855</text:p>
          </table:table-cell>
          <table:table-cell office:value-type="float" office:value="0.644304151056" calcext:value-type="float">
            <text:p>0.6443041511</text:p>
          </table:table-cell>
        </table:table-row>
        <table:table-row table:style-name="ro1">
          <table:table-cell office:value-type="float" office:value="-1.10059249401093" calcext:value-type="float">
            <text:p>-1.100592494</text:p>
          </table:table-cell>
          <table:table-cell office:value-type="float" office:value="-4.58694410324097" calcext:value-type="float">
            <text:p>-4.5869441032</text:p>
          </table:table-cell>
          <table:table-cell office:value-type="float" office:value="1.98364412784576" calcext:value-type="float">
            <text:p>1.9836441278</text:p>
          </table:table-cell>
          <table:table-cell office:value-type="float" office:value="0.966233210193" calcext:value-type="float">
            <text:p>0.9662332102</text:p>
          </table:table-cell>
        </table:table-row>
        <table:table-row table:style-name="ro1">
          <table:table-cell office:value-type="float" office:value="-1.24017441272736" calcext:value-type="float">
            <text:p>-1.2401744127</text:p>
          </table:table-cell>
          <table:table-cell office:value-type="float" office:value="-4.1070294380188" calcext:value-type="float">
            <text:p>-4.107029438</text:p>
          </table:table-cell>
          <table:table-cell office:value-type="float" office:value="1.73364448547363" calcext:value-type="float">
            <text:p>1.7336444855</text:p>
          </table:table-cell>
          <table:table-cell office:value-type="float" office:value="0.500781209188" calcext:value-type="float">
            <text:p>0.5007812092</text:p>
          </table:table-cell>
        </table:table-row>
        <table:table-row table:style-name="ro1">
          <table:table-cell office:value-type="float" office:value="-1.25738370418549" calcext:value-type="float">
            <text:p>-1.2573837042</text:p>
          </table:table-cell>
          <table:table-cell office:value-type="float" office:value="-3.60842180252075" calcext:value-type="float">
            <text:p>-3.6084218025</text:p>
          </table:table-cell>
          <table:table-cell office:value-type="float" office:value="1.50031268596649" calcext:value-type="float">
            <text:p>1.500312686</text:p>
          </table:table-cell>
          <table:table-cell office:value-type="float" office:value="0.56523497184" calcext:value-type="float">
            <text:p>0.5652349718</text:p>
          </table:table-cell>
        </table:table-row>
        <table:table-row table:style-name="ro1">
          <table:table-cell office:value-type="float" office:value="-1.22217166423798" calcext:value-type="float">
            <text:p>-1.2221716642</text:p>
          </table:table-cell>
          <table:table-cell office:value-type="float" office:value="-3.10965967178345" calcext:value-type="float">
            <text:p>-3.1096596718</text:p>
          </table:table-cell>
          <table:table-cell office:value-type="float" office:value="1.50031268596649" calcext:value-type="float">
            <text:p>1.500312686</text:p>
          </table:table-cell>
          <table:table-cell office:value-type="float" office:value="0.559299061944" calcext:value-type="float">
            <text:p>0.5592990619</text:p>
          </table:table-cell>
        </table:table-row>
        <table:table-row table:style-name="ro1">
          <table:table-cell office:value-type="float" office:value="-1.14573895931244" calcext:value-type="float">
            <text:p>-1.1457389593</text:p>
          </table:table-cell>
          <table:table-cell office:value-type="float" office:value="-2.61724972724915" calcext:value-type="float">
            <text:p>-2.6172497272</text:p>
          </table:table-cell>
          <table:table-cell office:value-type="float" office:value="1.30031025409698" calcext:value-type="float">
            <text:p>1.3003102541</text:p>
          </table:table-cell>
          <table:table-cell office:value-type="float" office:value="0.625390073317" calcext:value-type="float">
            <text:p>0.6253900733</text:p>
          </table:table-cell>
        </table:table-row>
        <table:table-row table:style-name="ro1">
          <table:table-cell office:value-type="float" office:value="-0.951695203781128" calcext:value-type="float">
            <text:p>-0.9516952038</text:p>
          </table:table-cell>
          <table:table-cell office:value-type="float" office:value="-2.15948224067688" calcext:value-type="float">
            <text:p>-2.1594822407</text:p>
          </table:table-cell>
          <table:table-cell office:value-type="float" office:value="1.05030870437622" calcext:value-type="float">
            <text:p>1.0503087044</text:p>
          </table:table-cell>
          <table:table-cell office:value-type="float" office:value="0.235557512332" calcext:value-type="float">
            <text:p>0.2355575123</text:p>
          </table:table-cell>
        </table:table-row>
        <table:table-row table:style-name="ro1">
          <table:table-cell office:value-type="float" office:value="-0.65002566576004" calcext:value-type="float">
            <text:p>-0.6500256658</text:p>
          </table:table-cell>
          <table:table-cell office:value-type="float" office:value="-1.76489853858948" calcext:value-type="float">
            <text:p>-1.7648985386</text:p>
          </table:table-cell>
          <table:table-cell office:value-type="float" office:value="0.800308048725128" calcext:value-type="float">
            <text:p>0.8003080487</text:p>
          </table:table-cell>
          <table:table-cell office:value-type="float" office:value="0.0660013126551" calcext:value-type="float">
            <text:p>0.0660013127</text:p>
          </table:table-cell>
        </table:table-row>
        <table:table-row table:style-name="ro1">
          <table:table-cell office:value-type="float" office:value="-0.25948703289032" calcext:value-type="float">
            <text:p>-0.2594870329</text:p>
          </table:table-cell>
          <table:table-cell office:value-type="float" office:value="-1.45803225040436" calcext:value-type="float">
            <text:p>-1.4580322504</text:p>
          </table:table-cell>
          <table:table-cell office:value-type="float" office:value="0.550307154655457" calcext:value-type="float">
            <text:p>0.5503071547</text:p>
          </table:table-cell>
          <table:table-cell office:value-type="float" office:value="0.188429737908" calcext:value-type="float">
            <text:p>0.1884297379</text:p>
          </table:table-cell>
        </table:table-row>
        <table:table-row table:style-name="ro1">
          <table:table-cell office:value-type="float" office:value="0.195200219750404" calcext:value-type="float">
            <text:p>0.1952002198</text:p>
          </table:table-cell>
          <table:table-cell office:value-type="float" office:value="-1.25598382949829" calcext:value-type="float">
            <text:p>-1.2559838295</text:p>
          </table:table-cell>
          <table:table-cell office:value-type="float" office:value="0.333640336990356" calcext:value-type="float">
            <text:p>0.333640337</text:p>
          </table:table-cell>
          <table:table-cell office:value-type="float" office:value="0.488401788909" calcext:value-type="float">
            <text:p>0.4884017889</text:p>
          </table:table-cell>
        </table:table-row>
        <table:table-row table:style-name="ro1">
          <table:table-cell office:value-type="float" office:value="0.667628467082977" calcext:value-type="float">
            <text:p>0.6676284671</text:p>
          </table:table-cell>
          <table:table-cell office:value-type="float" office:value="-1.09224033355713" calcext:value-type="float">
            <text:p>-1.0922403336</text:p>
          </table:table-cell>
          <table:table-cell office:value-type="float" office:value="0.333640336990356" calcext:value-type="float">
            <text:p>0.333640337</text:p>
          </table:table-cell>
          <table:table-cell office:value-type="float" office:value="0.0484225269284" calcext:value-type="float">
            <text:p>0.0484225269</text:p>
          </table:table-cell>
        </table:table-row>
        <table:table-row table:style-name="ro1">
          <table:table-cell office:value-type="float" office:value="1.12777030467987" calcext:value-type="float">
            <text:p>1.1277703047</text:p>
          </table:table-cell>
          <table:table-cell office:value-type="float" office:value="-0.89611154794693" calcext:value-type="float">
            <text:p>-0.8961115479</text:p>
          </table:table-cell>
          <table:table-cell office:value-type="float" office:value="0.508640229701996" calcext:value-type="float">
            <text:p>0.5086402297</text:p>
          </table:table-cell>
          <table:table-cell office:value-type="float" office:value="0.539643789406" calcext:value-type="float">
            <text:p>0.5396437894</text:p>
          </table:table-cell>
        </table:table-row>
        <table:table-row table:style-name="ro1">
          <table:table-cell office:value-type="float" office:value="1.52842783927917" calcext:value-type="float">
            <text:p>1.5284278393</text:p>
          </table:table-cell>
          <table:table-cell office:value-type="float" office:value="-0.595839381217957" calcext:value-type="float">
            <text:p>-0.5958393812</text:p>
          </table:table-cell>
          <table:table-cell office:value-type="float" office:value="0.758640348911285" calcext:value-type="float">
            <text:p>0.7586403489</text:p>
          </table:table-cell>
          <table:table-cell office:value-type="float" office:value="0.648412734604" calcext:value-type="float">
            <text:p>0.6484127346</text:p>
          </table:table-cell>
        </table:table-row>
        <table:table-row table:style-name="ro1">
          <table:table-cell office:value-type="float" office:value="1.84316504001617" calcext:value-type="float">
            <text:p>1.84316504</text:p>
          </table:table-cell>
          <table:table-cell office:value-type="float" office:value="-0.206393554806709" calcext:value-type="float">
            <text:p>-0.2063935548</text:p>
          </table:table-cell>
          <table:table-cell office:value-type="float" office:value="1.00863885879517" calcext:value-type="float">
            <text:p>1.0086388588</text:p>
          </table:table-cell>
          <table:table-cell office:value-type="float" office:value="0.602975117653" calcext:value-type="float">
            <text:p>0.6029751177</text:p>
          </table:table-cell>
        </table:table-row>
        <table:table-row table:style-name="ro1">
          <table:table-cell office:value-type="float" office:value="2.05241370201111" calcext:value-type="float">
            <text:p>2.052413702</text:p>
          </table:table-cell>
          <table:table-cell office:value-type="float" office:value="0.248012185096741" calcext:value-type="float">
            <text:p>0.2480121851</text:p>
          </table:table-cell>
          <table:table-cell office:value-type="float" office:value="1.25863826274872" calcext:value-type="float">
            <text:p>1.2586382627</text:p>
          </table:table-cell>
          <table:table-cell office:value-type="float" office:value="0.264676582252" calcext:value-type="float">
            <text:p>0.2646765823</text:p>
          </table:table-cell>
        </table:table-row>
        <table:table-row table:style-name="ro1">
          <table:table-cell office:value-type="float" office:value="2.14316391944885" calcext:value-type="float">
            <text:p>2.1431639194</text:p>
          </table:table-cell>
          <table:table-cell office:value-type="float" office:value="0.73912513256073" calcext:value-type="float">
            <text:p>0.7391251326</text:p>
          </table:table-cell>
          <table:table-cell office:value-type="float" office:value="1.50863647460938" calcext:value-type="float">
            <text:p>1.5086364746</text:p>
          </table:table-cell>
          <table:table-cell office:value-type="float" office:value="0.975229096965" calcext:value-type="float">
            <text:p>0.975229097</text:p>
          </table:table-cell>
        </table:table-row>
        <table:table-row table:style-name="ro1">
          <table:table-cell office:value-type="float" office:value="2.10977268218994" calcext:value-type="float">
            <text:p>2.1097726822</text:p>
          </table:table-cell>
          <table:table-cell office:value-type="float" office:value="1.23641085624695" calcext:value-type="float">
            <text:p>1.2364108562</text:p>
          </table:table-cell>
          <table:table-cell office:value-type="float" office:value="1.75863552093506" calcext:value-type="float">
            <text:p>1.7586355209</text:p>
          </table:table-cell>
          <table:table-cell office:value-type="float" office:value="0.486059462371" calcext:value-type="float">
            <text:p>0.4860594624</text:p>
          </table:table-cell>
        </table:table-row>
        <table:table-row table:style-name="ro1">
          <table:table-cell office:value-type="float" office:value="1.95431625843048" calcext:value-type="float">
            <text:p>1.9543162584</text:p>
          </table:table-cell>
          <table:table-cell office:value-type="float" office:value="1.70895028114319" calcext:value-type="float">
            <text:p>1.7089502811</text:p>
          </table:table-cell>
          <table:table-cell office:value-type="float" office:value="2.0086350440979" calcext:value-type="float">
            <text:p>2.0086350441</text:p>
          </table:table-cell>
          <table:table-cell office:value-type="float" office:value="0.47579953793" calcext:value-type="float">
            <text:p>0.4757995379</text:p>
          </table:table-cell>
        </table:table-row>
        <table:table-row table:style-name="ro1">
          <table:table-cell office:value-type="float" office:value="1.68646049499512" calcext:value-type="float">
            <text:p>1.686460495</text:p>
          </table:table-cell>
          <table:table-cell office:value-type="float" office:value="2.12736439704895" calcext:value-type="float">
            <text:p>2.127364397</text:p>
          </table:table-cell>
          <table:table-cell office:value-type="float" office:value="2.25863409042358" calcext:value-type="float">
            <text:p>2.2586340904</text:p>
          </table:table-cell>
          <table:table-cell office:value-type="float" office:value="0.133697790716" calcext:value-type="float">
            <text:p>0.1336977907</text:p>
          </table:table-cell>
        </table:table-row>
        <table:table-row table:style-name="ro1">
          <table:table-cell office:value-type="float" office:value="1.32285857200623" calcext:value-type="float">
            <text:p>1.322858572</text:p>
          </table:table-cell>
          <table:table-cell office:value-type="float" office:value="2.46563768386841" calcext:value-type="float">
            <text:p>2.4656376839</text:p>
          </table:table-cell>
          <table:table-cell office:value-type="float" office:value="2.50863432884216" calcext:value-type="float">
            <text:p>2.5086343288</text:p>
          </table:table-cell>
          <table:table-cell office:value-type="float" office:value="0.165763952763" calcext:value-type="float">
            <text:p>0.1657639528</text:p>
          </table:table-cell>
        </table:table-row>
        <table:table-row table:style-name="ro1">
          <table:table-cell office:value-type="float" office:value="0.886117577552795" calcext:value-type="float">
            <text:p>0.8861175776</text:p>
          </table:table-cell>
          <table:table-cell office:value-type="float" office:value="2.70273733139038" calcext:value-type="float">
            <text:p>2.7027373314</text:p>
          </table:table-cell>
          <table:table-cell office:value-type="float" office:value="2.75863456726074" calcext:value-type="float">
            <text:p>2.7586345673</text:p>
          </table:table-cell>
          <table:table-cell office:value-type="float" office:value="0.498754136383" calcext:value-type="float">
            <text:p>0.4987541364</text:p>
          </table:table-cell>
        </table:table-row>
        <table:table-row table:style-name="ro1">
          <table:table-cell office:value-type="float" office:value="0.403391808271408" calcext:value-type="float">
            <text:p>0.4033918083</text:p>
          </table:table-cell>
          <table:table-cell office:value-type="float" office:value="2.82392144203186" calcext:value-type="float">
            <text:p>2.823921442</text:p>
          </table:table-cell>
          <table:table-cell office:value-type="float" office:value="3.0086350440979" calcext:value-type="float">
            <text:p>3.0086350441</text:p>
          </table:table-cell>
          <table:table-cell office:value-type="float" office:value="0.0484904581641" calcext:value-type="float">
            <text:p>0.0484904582</text:p>
          </table:table-cell>
        </table:table-row>
        <table:table-row table:style-name="ro1">
          <table:table-cell office:value-type="float" office:value="-0.095305010676384" calcext:value-type="float">
            <text:p>-0.0953050107</text:p>
          </table:table-cell>
          <table:table-cell office:value-type="float" office:value="2.82165670394897" calcext:value-type="float">
            <text:p>2.8216567039</text:p>
          </table:table-cell>
          <table:table-cell office:value-type="float" office:value="-3.02454972267151" calcext:value-type="float">
            <text:p>-3.0245497227</text:p>
          </table:table-cell>
          <table:table-cell office:value-type="float" office:value="0.829941412949" calcext:value-type="float">
            <text:p>0.8299414129</text:p>
          </table:table-cell>
        </table:table-row>
        <table:table-row table:style-name="ro1">
          <table:table-cell office:value-type="float" office:value="-0.586951494216919" calcext:value-type="float">
            <text:p>-0.5869514942</text:p>
          </table:table-cell>
          <table:table-cell office:value-type="float" office:value="2.73005843162537" calcext:value-type="float">
            <text:p>2.7300584316</text:p>
          </table:table-cell>
          <table:table-cell office:value-type="float" office:value="-2.94954967498779" calcext:value-type="float">
            <text:p>-2.949549675</text:p>
          </table:table-cell>
          <table:table-cell office:value-type="float" office:value="0.644387139695" calcext:value-type="float">
            <text:p>0.6443871397</text:p>
          </table:table-cell>
        </table:table-row>
        <table:table-row table:style-name="ro1">
          <table:table-cell office:value-type="float" office:value="-1.06718122959137" calcext:value-type="float">
            <text:p>-1.0671812296</text:p>
          </table:table-cell>
          <table:table-cell office:value-type="float" office:value="2.59031701087952" calcext:value-type="float">
            <text:p>2.5903170109</text:p>
          </table:table-cell>
          <table:table-cell office:value-type="float" office:value="-2.83288288116455" calcext:value-type="float">
            <text:p>-2.8328828812</text:p>
          </table:table-cell>
          <table:table-cell office:value-type="float" office:value="0.775799470965" calcext:value-type="float">
            <text:p>0.775799471</text:p>
          </table:table-cell>
        </table:table-row>
        <table:table-row table:style-name="ro1">
          <table:table-cell office:value-type="float" office:value="-1.54101312160492" calcext:value-type="float">
            <text:p>-1.5410131216</text:p>
          </table:table-cell>
          <table:table-cell office:value-type="float" office:value="2.42976546287537" calcext:value-type="float">
            <text:p>2.4297654629</text:p>
          </table:table-cell>
          <table:table-cell office:value-type="float" office:value="-2.74954962730408" calcext:value-type="float">
            <text:p>-2.7495496273</text:p>
          </table:table-cell>
          <table:table-cell office:value-type="float" office:value="0.295842749072" calcext:value-type="float">
            <text:p>0.2958427491</text:p>
          </table:table-cell>
        </table:table-row>
        <table:table-row table:style-name="ro1">
          <table:table-cell office:value-type="float" office:value="-1.97349500656128" calcext:value-type="float">
            <text:p>-1.9734950066</text:p>
          </table:table-cell>
          <table:table-cell office:value-type="float" office:value="2.17785263061523" calcext:value-type="float">
            <text:p>2.1778526306</text:p>
          </table:table-cell>
          <table:table-cell office:value-type="float" office:value="-2.49954962730408" calcext:value-type="float">
            <text:p>-2.4995496273</text:p>
          </table:table-cell>
          <table:table-cell office:value-type="float" office:value="0.600338102128" calcext:value-type="float">
            <text:p>0.6003381021</text:p>
          </table:table-cell>
        </table:table-row>
        <table:table-row table:style-name="ro1">
          <table:table-cell office:value-type="float" office:value="-2.3310968875885" calcext:value-type="float">
            <text:p>-2.3310968876</text:p>
          </table:table-cell>
          <table:table-cell office:value-type="float" office:value="1.82728910446167" calcext:value-type="float">
            <text:p>1.8272891045</text:p>
          </table:table-cell>
          <table:table-cell office:value-type="float" office:value="-2.24954986572266" calcext:value-type="float">
            <text:p>-2.2495498657</text:p>
          </table:table-cell>
          <table:table-cell office:value-type="float" office:value="0.611637484441" calcext:value-type="float">
            <text:p>0.6116374844</text:p>
          </table:table-cell>
        </table:table-row>
        <table:table-row table:style-name="ro1">
          <table:table-cell office:value-type="float" office:value="-2.60434174537659" calcext:value-type="float">
            <text:p>-2.6043417454</text:p>
          </table:table-cell>
          <table:table-cell office:value-type="float" office:value="1.40789246559143" calcext:value-type="float">
            <text:p>1.4078924656</text:p>
          </table:table-cell>
          <table:table-cell office:value-type="float" office:value="-2.11621713638306" calcext:value-type="float">
            <text:p>-2.1162171364</text:p>
          </table:table-cell>
          <table:table-cell office:value-type="float" office:value="0.278498770193" calcext:value-type="float">
            <text:p>0.2784987702</text:p>
          </table:table-cell>
        </table:table-row>
        <table:table-row table:style-name="ro1">
          <table:table-cell office:value-type="float" office:value="-2.84912872314453" calcext:value-type="float">
            <text:p>-2.8491287231</text:p>
          </table:table-cell>
          <table:table-cell office:value-type="float" office:value="0.971393585205078" calcext:value-type="float">
            <text:p>0.9713935852</text:p>
          </table:table-cell>
          <table:table-cell office:value-type="float" office:value="-1.9912166595459" calcext:value-type="float">
            <text:p>-1.9912166595</text:p>
          </table:table-cell>
          <table:table-cell office:value-type="float" office:value="0.157965788033" calcext:value-type="float">
            <text:p>0.157965788</text:p>
          </table:table-cell>
        </table:table-row>
        <table:table-row table:style-name="ro1">
          <table:table-cell office:value-type="float" office:value="-2.99233198165894" calcext:value-type="float">
            <text:p>-2.9923319817</text:p>
          </table:table-cell>
          <table:table-cell office:value-type="float" office:value="0.492519378662109" calcext:value-type="float">
            <text:p>0.4925193787</text:p>
          </table:table-cell>
          <table:table-cell office:value-type="float" office:value="-1.74121642112732" calcext:value-type="float">
            <text:p>-1.7412164211</text:p>
          </table:table-cell>
          <table:table-cell office:value-type="float" office:value="0.473098386474" calcext:value-type="float">
            <text:p>0.4730983865</text:p>
          </table:table-cell>
        </table:table-row>
        <table:table-row table:style-name="ro1">
          <table:table-cell office:value-type="float" office:value="-3.01428556442261" calcext:value-type="float">
            <text:p>-3.0142855644</text:p>
          </table:table-cell>
          <table:table-cell office:value-type="float" office:value="-0.00603895075619221" calcext:value-type="float">
            <text:p>-0.0060389508</text:p>
          </table:table-cell>
          <table:table-cell office:value-type="float" office:value="-1.52455055713654" calcext:value-type="float">
            <text:p>-1.5245505571</text:p>
          </table:table-cell>
          <table:table-cell office:value-type="float" office:value="0.482868681517" calcext:value-type="float">
            <text:p>0.4828686815</text:p>
          </table:table-cell>
        </table:table-row>
        <table:table-row table:style-name="ro1">
          <table:table-cell office:value-type="float" office:value="-2.99116849899292" calcext:value-type="float">
            <text:p>-2.991168499</text:p>
          </table:table-cell>
          <table:table-cell office:value-type="float" office:value="-0.505504548549652" calcext:value-type="float">
            <text:p>-0.5055045485</text:p>
          </table:table-cell>
          <table:table-cell office:value-type="float" office:value="-1.52455055713654" calcext:value-type="float">
            <text:p>-1.5245505571</text:p>
          </table:table-cell>
          <table:table-cell office:value-type="float" office:value="0.480766843393" calcext:value-type="float">
            <text:p>0.4807668434</text:p>
          </table:table-cell>
        </table:table-row>
        <table:table-row table:style-name="ro1">
          <table:table-cell office:value-type="float" office:value="-2.96805143356323" calcext:value-type="float">
            <text:p>-2.9680514336</text:p>
          </table:table-cell>
          <table:table-cell office:value-type="float" office:value="-1.0049694776535" calcext:value-type="float">
            <text:p>-1.0049694777</text:p>
          </table:table-cell>
          <table:table-cell office:value-type="float" office:value="-1.52455055713654" calcext:value-type="float">
            <text:p>-1.5245505571</text:p>
          </table:table-cell>
          <table:table-cell office:value-type="float" office:value="0.339874251099" calcext:value-type="float">
            <text:p>0.3398742511</text:p>
          </table:table-cell>
        </table:table-row>
        <table:table-row table:style-name="ro1">
          <table:table-cell office:value-type="float" office:value="-2.93870282173157" calcext:value-type="float">
            <text:p>-2.9387028217</text:p>
          </table:table-cell>
          <table:table-cell office:value-type="float" office:value="-1.50386035442352" calcext:value-type="float">
            <text:p>-1.5038603544</text:p>
          </table:table-cell>
          <table:table-cell office:value-type="float" office:value="-1.44955098628998" calcext:value-type="float">
            <text:p>-1.4495509863</text:p>
          </table:table-cell>
          <table:table-cell office:value-type="float" office:value="0.71253754724" calcext:value-type="float">
            <text:p>0.7125375472</text:p>
          </table:table-cell>
        </table:table-row>
        <table:table-row table:style-name="ro1">
          <table:table-cell office:value-type="float" office:value="-2.81512427330017" calcext:value-type="float">
            <text:p>-2.8151242733</text:p>
          </table:table-cell>
          <table:table-cell office:value-type="float" office:value="-1.9860110282898" calcext:value-type="float">
            <text:p>-1.9860110283</text:p>
          </table:table-cell>
          <table:table-cell office:value-type="float" office:value="-1.19954884052277" calcext:value-type="float">
            <text:p>-1.1995488405</text:p>
          </table:table-cell>
          <table:table-cell office:value-type="float" office:value="0.663601128759" calcext:value-type="float">
            <text:p>0.6636011288</text:p>
          </table:table-cell>
        </table:table-row>
        <table:table-row table:style-name="ro1">
          <table:table-cell office:value-type="float" office:value="-2.6324474811554" calcext:value-type="float">
            <text:p>-2.6324474812</text:p>
          </table:table-cell>
          <table:table-cell office:value-type="float" office:value="-2.45116448402405" calcext:value-type="float">
            <text:p>-2.451164484</text:p>
          </table:table-cell>
          <table:table-cell office:value-type="float" office:value="-1.16621530056" calcext:value-type="float">
            <text:p>-1.1662153006</text:p>
          </table:table-cell>
          <table:table-cell office:value-type="float" office:value="0.601570135688" calcext:value-type="float">
            <text:p>0.6015701357</text:p>
          </table:table-cell>
        </table:table-row>
        <table:table-row table:style-name="ro1">
          <table:table-cell office:value-type="float" office:value="-2.37872672080994" calcext:value-type="float">
            <text:p>-2.3787267208</text:p>
          </table:table-cell>
          <table:table-cell office:value-type="float" office:value="-2.87836980819702" calcext:value-type="float">
            <text:p>-2.8783698082</text:p>
          </table:table-cell>
          <table:table-cell office:value-type="float" office:value="-0.916214466094971" calcext:value-type="float">
            <text:p>-0.9162144661</text:p>
          </table:table-cell>
          <table:table-cell office:value-type="float" office:value="0.210410919046" calcext:value-type="float">
            <text:p>0.210410919</text:p>
          </table:table-cell>
        </table:table-row>
        <table:table-row table:style-name="ro1">
          <table:table-cell office:value-type="float" office:value="-2.02676057815552" calcext:value-type="float">
            <text:p>-2.0267605782</text:p>
          </table:table-cell>
          <table:table-cell office:value-type="float" office:value="-3.22896695137024" calcext:value-type="float">
            <text:p>-3.2289669514</text:p>
          </table:table-cell>
          <table:table-cell office:value-type="float" office:value="-0.674546837806702" calcext:value-type="float">
            <text:p>-0.6745468378</text:p>
          </table:table-cell>
          <table:table-cell office:value-type="float" office:value="0.199659726536" calcext:value-type="float">
            <text:p>0.1996597265</text:p>
          </table:table-cell>
        </table:table-row>
        <table:table-row table:style-name="ro1">
          <table:table-cell office:value-type="float" office:value="-1.63626670837402" calcext:value-type="float">
            <text:p>-1.6362667084</text:p>
          </table:table-cell>
          <table:table-cell office:value-type="float" office:value="-3.54124045372009" calcext:value-type="float">
            <text:p>-3.5412404537</text:p>
          </table:table-cell>
          <table:table-cell office:value-type="float" office:value="-0.674546837806702" calcext:value-type="float">
            <text:p>-0.6745468378</text:p>
          </table:table-cell>
          <table:table-cell office:value-type="float" office:value="0.315870140707" calcext:value-type="float">
            <text:p>0.3158701407</text:p>
          </table:table-cell>
        </table:table-row>
        <table:table-row table:style-name="ro1">
          <table:table-cell office:value-type="float" office:value="-1.24577283859253" calcext:value-type="float">
            <text:p>-1.2457728386</text:p>
          </table:table-cell>
          <table:table-cell office:value-type="float" office:value="-3.85351395606995" calcext:value-type="float">
            <text:p>-3.8535139561</text:p>
          </table:table-cell>
          <table:table-cell office:value-type="float" office:value="-0.674546837806702" calcext:value-type="float">
            <text:p>-0.6745468378</text:p>
          </table:table-cell>
          <table:table-cell office:value-type="float" office:value="0.47447279123" calcext:value-type="float">
            <text:p>0.4744727912</text:p>
          </table:table-cell>
        </table:table-row>
        <table:table-row table:style-name="ro1">
          <table:table-cell office:value-type="float" office:value="-0.831555664539337" calcext:value-type="float">
            <text:p>-0.8315556645</text:p>
          </table:table-cell>
          <table:table-cell office:value-type="float" office:value="-4.12867259979248" calcext:value-type="float">
            <text:p>-4.1286725998</text:p>
          </table:table-cell>
          <table:table-cell office:value-type="float" office:value="-0.474546223878861" calcext:value-type="float">
            <text:p>-0.4745462239</text:p>
          </table:table-cell>
          <table:table-cell office:value-type="float" office:value="0.609123528439" calcext:value-type="float">
            <text:p>0.6091235284</text:p>
          </table:table-cell>
        </table:table-row>
        <table:table-row table:style-name="ro1">
          <table:table-cell office:value-type="float" office:value="-0.362822294235229" calcext:value-type="float">
            <text:p>-0.3628222942</text:p>
          </table:table-cell>
          <table:table-cell office:value-type="float" office:value="-4.2964186668396" calcext:value-type="float">
            <text:p>-4.2964186668</text:p>
          </table:table-cell>
          <table:table-cell office:value-type="float" office:value="-0.266212582588196" calcext:value-type="float">
            <text:p>-0.2662125826</text:p>
          </table:table-cell>
          <table:table-cell office:value-type="float" office:value="0.0431392152642" calcext:value-type="float">
            <text:p>0.0431392153</text:p>
          </table:table-cell>
        </table:table-row>
        <table:table-row table:style-name="ro1">
          <table:table-cell office:value-type="float" office:value="0.119564920663834" calcext:value-type="float">
            <text:p>0.1195649207</text:p>
          </table:table-cell>
          <table:table-cell office:value-type="float" office:value="-4.42795419692993" calcext:value-type="float">
            <text:p>-4.4279541969</text:p>
          </table:table-cell>
          <table:table-cell office:value-type="float" office:value="-0.266212582588196" calcext:value-type="float">
            <text:p>-0.2662125826</text:p>
          </table:table-cell>
          <table:table-cell office:value-type="float" office:value="0.498113752593" calcext:value-type="float">
            <text:p>0.4981137526</text:p>
          </table:table-cell>
        </table:table-row>
        <table:table-row table:style-name="ro1">
          <table:table-cell office:value-type="float" office:value="0.607011735439301" calcext:value-type="float">
            <text:p>0.6070117354</text:p>
          </table:table-cell>
          <table:table-cell office:value-type="float" office:value="-4.53371334075928" calcext:value-type="float">
            <text:p>-4.5337133408</text:p>
          </table:table-cell>
          <table:table-cell office:value-type="float" office:value="-0.116212025284767" calcext:value-type="float">
            <text:p>-0.1162120253</text:p>
          </table:table-cell>
          <table:table-cell office:value-type="float" office:value="0.24754575572" calcext:value-type="float">
            <text:p>0.2475457557</text:p>
          </table:table-cell>
        </table:table-row>
        <table:table-row table:style-name="ro1">
          <table:table-cell office:value-type="float" office:value="1.10567021369934" calcext:value-type="float">
            <text:p>1.1056702137</text:p>
          </table:table-cell>
          <table:table-cell office:value-type="float" office:value="-4.52309894561768" calcext:value-type="float">
            <text:p>-4.5230989456</text:p>
          </table:table-cell>
          <table:table-cell office:value-type="float" office:value="0.13378843665123" calcext:value-type="float">
            <text:p>0.1337884367</text:p>
          </table:table-cell>
          <table:table-cell office:value-type="float" office:value="0.848951455871" calcext:value-type="float">
            <text:p>0.8489514559</text:p>
          </table:table-cell>
        </table:table-row>
        <table:table-row table:style-name="ro1">
          <table:table-cell office:value-type="float" office:value="1.59331607818604" calcext:value-type="float">
            <text:p>1.5933160782</text:p>
          </table:table-cell>
          <table:table-cell office:value-type="float" office:value="-4.41218280792236" calcext:value-type="float">
            <text:p>-4.4121828079</text:p>
          </table:table-cell>
          <table:table-cell office:value-type="float" office:value="0.242121964693069" calcext:value-type="float">
            <text:p>0.2421219647</text:p>
          </table:table-cell>
          <table:table-cell office:value-type="float" office:value="0.500253630299" calcext:value-type="float">
            <text:p>0.5002536303</text:p>
          </table:table-cell>
        </table:table-row>
        <table:table-row table:style-name="ro1">
          <table:table-cell office:value-type="float" office:value="2.07873153686523" calcext:value-type="float">
            <text:p>2.0787315369</text:p>
          </table:table-cell>
          <table:table-cell office:value-type="float" office:value="-4.2923059463501" calcext:value-type="float">
            <text:p>-4.2923059464</text:p>
          </table:table-cell>
          <table:table-cell office:value-type="float" office:value="0.242121964693069" calcext:value-type="float">
            <text:p>0.2421219647</text:p>
          </table:table-cell>
          <table:table-cell office:value-type="float" office:value="0.926570928742" calcext:value-type="float">
            <text:p>0.9265709287</text:p>
          </table:table-cell>
        </table:table-row>
        <table:table-row table:style-name="ro1">
          <table:table-cell office:value-type="float" office:value="2.56414699554443" calcext:value-type="float">
            <text:p>2.5641469955</text:p>
          </table:table-cell>
          <table:table-cell office:value-type="float" office:value="-4.17242908477783" calcext:value-type="float">
            <text:p>-4.1724290848</text:p>
          </table:table-cell>
          <table:table-cell office:value-type="float" office:value="0.242121964693069" calcext:value-type="float">
            <text:p>0.2421219647</text:p>
          </table:table-cell>
          <table:table-cell office:value-type="float" office:value="0.218402654619" calcext:value-type="float">
            <text:p>0.2184026546</text:p>
          </table:table-cell>
        </table:table-row>
        <table:table-row table:style-name="ro1">
          <table:table-cell office:value-type="float" office:value="3.04607558250427" calcext:value-type="float">
            <text:p>3.0460755825</text:p>
          </table:table-cell>
          <table:table-cell office:value-type="float" office:value="-4.03854990005493" calcext:value-type="float">
            <text:p>-4.0385499001</text:p>
          </table:table-cell>
          <table:table-cell office:value-type="float" office:value="0.350455284118652" calcext:value-type="float">
            <text:p>0.3504552841</text:p>
          </table:table-cell>
          <table:table-cell office:value-type="float" office:value="0.546681780875" calcext:value-type="float">
            <text:p>0.5466817809</text:p>
          </table:table-cell>
        </table:table-row>
        <table:table-row table:style-name="ro1">
          <table:table-cell office:value-type="float" office:value="3.48850727081299" calcext:value-type="float">
            <text:p>3.4885072708</text:p>
          </table:table-cell>
          <table:table-cell office:value-type="float" office:value="-3.80474829673767" calcext:value-type="float">
            <text:p>-3.8047482967</text:p>
          </table:table-cell>
          <table:table-cell office:value-type="float" office:value="0.600454807281494" calcext:value-type="float">
            <text:p>0.6004548073</text:p>
          </table:table-cell>
          <table:table-cell office:value-type="float" office:value="0.192216076155" calcext:value-type="float">
            <text:p>0.1922160762</text:p>
          </table:table-cell>
        </table:table-row>
        <table:table-row table:style-name="ro1">
          <table:table-cell office:value-type="float" office:value="3.87646269798279" calcext:value-type="float">
            <text:p>3.876462698</text:p>
          </table:table-cell>
          <table:table-cell office:value-type="float" office:value="-3.48844790458679" calcext:value-type="float">
            <text:p>-3.4884479046</text:p>
          </table:table-cell>
          <table:table-cell office:value-type="float" office:value="0.700454294681549" calcext:value-type="float">
            <text:p>0.7004542947</text:p>
          </table:table-cell>
          <table:table-cell office:value-type="float" office:value="0.0612432108478" calcext:value-type="float">
            <text:p>0.0612432108</text:p>
          </table:table-cell>
        </table:table-row>
        <table:table-row table:style-name="ro1">
          <table:table-cell office:value-type="float" office:value="4.25458526611328" calcext:value-type="float">
            <text:p>4.2545852661</text:p>
          </table:table-cell>
          <table:table-cell office:value-type="float" office:value="-3.16047382354736" calcext:value-type="float">
            <text:p>-3.1604738235</text:p>
          </table:table-cell>
          <table:table-cell office:value-type="float" office:value="0.775454163551331" calcext:value-type="float">
            <text:p>0.7754541636</text:p>
          </table:table-cell>
          <table:table-cell office:value-type="float" office:value="0.0147009207788" calcext:value-type="float">
            <text:p>0.0147009208</text:p>
          </table:table-cell>
        </table:table-row>
        <table:table-row table:style-name="ro1">
          <table:table-cell office:value-type="float" office:value="4.5628924369812" calcext:value-type="float">
            <text:p>4.562892437</text:p>
          </table:table-cell>
          <table:table-cell office:value-type="float" office:value="-2.76606249809265" calcext:value-type="float">
            <text:p>-2.7660624981</text:p>
          </table:table-cell>
          <table:table-cell office:value-type="float" office:value="1.01712036132813" calcext:value-type="float">
            <text:p>1.0171203613</text:p>
          </table:table-cell>
          <table:table-cell office:value-type="float" office:value="0.113818991482" calcext:value-type="float">
            <text:p>0.1138189915</text:p>
          </table:table-cell>
        </table:table-row>
        <table:table-row table:style-name="ro1">
          <table:table-cell office:value-type="float" office:value="4.82580614089966" calcext:value-type="float">
            <text:p>4.8258061409</text:p>
          </table:table-cell>
          <table:table-cell office:value-type="float" office:value="-2.34076428413391" calcext:value-type="float">
            <text:p>-2.3407642841</text:p>
          </table:table-cell>
          <table:table-cell office:value-type="float" office:value="1.01712036132813" calcext:value-type="float">
            <text:p>1.0171203613</text:p>
          </table:table-cell>
          <table:table-cell office:value-type="float" office:value="0.435235367383" calcext:value-type="float">
            <text:p>0.4352353674</text:p>
          </table:table-cell>
        </table:table-row>
        <table:table-row table:style-name="ro1">
          <table:table-cell office:value-type="float" office:value="5.08871984481812" calcext:value-type="float">
            <text:p>5.0887198448</text:p>
          </table:table-cell>
          <table:table-cell office:value-type="float" office:value="-1.91546607017517" calcext:value-type="float">
            <text:p>-1.9154660702</text:p>
          </table:table-cell>
          <table:table-cell office:value-type="float" office:value="1.01712036132813" calcext:value-type="float">
            <text:p>1.0171203613</text:p>
          </table:table-cell>
          <table:table-cell office:value-type="float" office:value="0.442870638178" calcext:value-type="float">
            <text:p>0.4428706382</text:p>
          </table:table-cell>
        </table:table-row>
        <table:table-row table:style-name="ro1">
          <table:table-cell office:value-type="float" office:value="5.35163354873657" calcext:value-type="float">
            <text:p>5.3516335487</text:p>
          </table:table-cell>
          <table:table-cell office:value-type="float" office:value="-1.49016785621643" calcext:value-type="float">
            <text:p>-1.4901678562</text:p>
          </table:table-cell>
          <table:table-cell office:value-type="float" office:value="1.01712036132813" calcext:value-type="float">
            <text:p>1.0171203613</text:p>
          </table:table-cell>
          <table:table-cell office:value-type="float" office:value="0.126265152466" calcext:value-type="float">
            <text:p>0.1262651525</text:p>
          </table:table-cell>
        </table:table-row>
        <table:table-row table:style-name="ro1">
          <table:table-cell office:value-type="float" office:value="5.61454725265503" calcext:value-type="float">
            <text:p>5.6145472527</text:p>
          </table:table-cell>
          <table:table-cell office:value-type="float" office:value="-1.06486964225769" calcext:value-type="float">
            <text:p>-1.0648696423</text:p>
          </table:table-cell>
          <table:table-cell office:value-type="float" office:value="1.01712036132813" calcext:value-type="float">
            <text:p>1.0171203613</text:p>
          </table:table-cell>
          <table:table-cell office:value-type="float" office:value="0.0525885632702" calcext:value-type="float">
            <text:p>0.0525885633</text:p>
          </table:table-cell>
        </table:table-row>
        <table:table-row table:style-name="ro1">
          <table:table-cell office:value-type="float" office:value="5.84650325775147" calcext:value-type="float">
            <text:p>5.8465032578</text:p>
          </table:table-cell>
          <table:table-cell office:value-type="float" office:value="-0.621603488922119" calcext:value-type="float">
            <text:p>-0.6216034889</text:p>
          </table:table-cell>
          <table:table-cell office:value-type="float" office:value="1.20045292377472" calcext:value-type="float">
            <text:p>1.2004529238</text:p>
          </table:table-cell>
          <table:table-cell office:value-type="float" office:value="0.491228584485" calcext:value-type="float">
            <text:p>0.4912285845</text:p>
          </table:table-cell>
        </table:table-row>
        <table:table-row table:style-name="ro1">
          <table:table-cell office:value-type="float" office:value="5.99076318740845" calcext:value-type="float">
            <text:p>5.9907631874</text:p>
          </table:table-cell>
          <table:table-cell office:value-type="float" office:value="-0.142452359199524" calcext:value-type="float">
            <text:p>-0.1424523592</text:p>
          </table:table-cell>
          <table:table-cell office:value-type="float" office:value="1.35045289993286" calcext:value-type="float">
            <text:p>1.3504528999</text:p>
          </table:table-cell>
          <table:table-cell office:value-type="float" office:value="0.354155924056" calcext:value-type="float">
            <text:p>0.3541559241</text:p>
          </table:table-cell>
        </table:table-row>
        <table:table-row table:style-name="ro1">
          <table:table-cell office:value-type="float" office:value="6.03616952896118" calcext:value-type="float">
            <text:p>6.036169529</text:p>
          </table:table-cell>
          <table:table-cell office:value-type="float" office:value="0.354537665843964" calcext:value-type="float">
            <text:p>0.3545376658</text:p>
          </table:table-cell>
          <table:table-cell office:value-type="float" office:value="1.6004513502121" calcext:value-type="float">
            <text:p>1.6004513502</text:p>
          </table:table-cell>
          <table:table-cell office:value-type="float" office:value="0.995377872547" calcext:value-type="float">
            <text:p>0.9953778725</text:p>
          </table:table-cell>
        </table:table-row>
        <table:table-row table:style-name="ro1">
          <table:table-cell office:value-type="float" office:value="5.96107244491577" calcext:value-type="float">
            <text:p>5.9610724449</text:p>
          </table:table-cell>
          <table:table-cell office:value-type="float" office:value="0.847499549388886" calcext:value-type="float">
            <text:p>0.8474995494</text:p>
          </table:table-cell>
          <table:table-cell office:value-type="float" office:value="1.79211807250977" calcext:value-type="float">
            <text:p>1.7921180725</text:p>
          </table:table-cell>
          <table:table-cell office:value-type="float" office:value="0.357630809855" calcext:value-type="float">
            <text:p>0.3576308099</text:p>
          </table:table-cell>
        </table:table-row>
        <table:table-row table:style-name="ro1">
          <table:table-cell office:value-type="float" office:value="5.85130929946899" calcext:value-type="float">
            <text:p>5.8513092995</text:p>
          </table:table-cell>
          <table:table-cell office:value-type="float" office:value="1.33530390262604" calcext:value-type="float">
            <text:p>1.3353039026</text:p>
          </table:table-cell>
          <table:table-cell office:value-type="float" office:value="1.79211807250977" calcext:value-type="float">
            <text:p>1.7921180725</text:p>
          </table:table-cell>
          <table:table-cell office:value-type="float" office:value="0.474851150152" calcext:value-type="float">
            <text:p>0.4748511502</text:p>
          </table:table-cell>
        </table:table-row>
        <table:table-row table:style-name="ro1">
          <table:table-cell office:value-type="float" office:value="5.72933387756348" calcext:value-type="float">
            <text:p>5.7293338776</text:p>
          </table:table-cell>
          <table:table-cell office:value-type="float" office:value="1.81933808326721" calcext:value-type="float">
            <text:p>1.8193380833</text:p>
          </table:table-cell>
          <table:table-cell office:value-type="float" office:value="1.90045094490051" calcext:value-type="float">
            <text:p>1.9004509449</text:p>
          </table:table-cell>
          <table:table-cell office:value-type="float" office:value="0.113991419113" calcext:value-type="float">
            <text:p>0.1139914191</text:p>
          </table:table-cell>
        </table:table-row>
        <table:table-row table:style-name="ro1">
          <table:table-cell office:value-type="float" office:value="5.52510452270508" calcext:value-type="float">
            <text:p>5.5251045227</text:p>
          </table:table-cell>
          <table:table-cell office:value-type="float" office:value="2.27469062805176" calcext:value-type="float">
            <text:p>2.2746906281</text:p>
          </table:table-cell>
          <table:table-cell office:value-type="float" office:value="2.01711773872375" calcext:value-type="float">
            <text:p>2.0171177387</text:p>
          </table:table-cell>
          <table:table-cell office:value-type="float" office:value="0.537280764516" calcext:value-type="float">
            <text:p>0.5372807645</text:p>
          </table:table-cell>
        </table:table-row>
        <table:table-row table:style-name="ro1">
          <table:table-cell office:value-type="float" office:value="5.29968070983887" calcext:value-type="float">
            <text:p>5.2996807098</text:p>
          </table:table-cell>
          <table:table-cell office:value-type="float" office:value="2.71983337402344" calcext:value-type="float">
            <text:p>2.719833374</text:p>
          </table:table-cell>
          <table:table-cell office:value-type="float" office:value="2.11711835861206" calcext:value-type="float">
            <text:p>2.1171183586</text:p>
          </table:table-cell>
          <table:table-cell office:value-type="float" office:value="0.234437086209" calcext:value-type="float">
            <text:p>0.2344370862</text:p>
          </table:table-cell>
        </table:table-row>
        <table:table-row table:style-name="ro1">
          <table:table-cell office:value-type="float" office:value="4.98785400390625" calcext:value-type="float">
            <text:p>4.9878540039</text:p>
          </table:table-cell>
          <table:table-cell office:value-type="float" office:value="3.10640740394592" calcext:value-type="float">
            <text:p>3.1064074039</text:p>
          </table:table-cell>
          <table:table-cell office:value-type="float" office:value="2.36711835861206" calcext:value-type="float">
            <text:p>2.3671183586</text:p>
          </table:table-cell>
          <table:table-cell office:value-type="float" office:value="0.136695766501" calcext:value-type="float">
            <text:p>0.1366957665</text:p>
          </table:table-cell>
        </table:table-row>
        <table:table-row table:style-name="ro1">
          <table:table-cell office:value-type="float" office:value="4.60019731521606" calcext:value-type="float">
            <text:p>4.6001973152</text:p>
          </table:table-cell>
          <table:table-cell office:value-type="float" office:value="3.42010354995728" calcext:value-type="float">
            <text:p>3.42010355</text:p>
          </table:table-cell>
          <table:table-cell office:value-type="float" office:value="2.49211883544922" calcext:value-type="float">
            <text:p>2.4921188354</text:p>
          </table:table-cell>
          <table:table-cell office:value-type="float" office:value="0.263737843632" calcext:value-type="float">
            <text:p>0.2637378436</text:p>
          </table:table-cell>
        </table:table-row>
        <table:table-row table:style-name="ro1">
          <table:table-cell office:value-type="float" office:value="4.16749143600464" calcext:value-type="float">
            <text:p>4.167491436</text:p>
          </table:table-cell>
          <table:table-cell office:value-type="float" office:value="3.66441655158997" calcext:value-type="float">
            <text:p>3.6644165516</text:p>
          </table:table-cell>
          <table:table-cell office:value-type="float" office:value="2.74211883544922" calcext:value-type="float">
            <text:p>2.7421188354</text:p>
          </table:table-cell>
          <table:table-cell office:value-type="float" office:value="0.67240865074" calcext:value-type="float">
            <text:p>0.6724086507</text:p>
          </table:table-cell>
        </table:table-row>
        <table:table-row table:style-name="ro1">
          <table:table-cell office:value-type="float" office:value="3.68689894676208" calcext:value-type="float">
            <text:p>3.6868989468</text:p>
          </table:table-cell>
          <table:table-cell office:value-type="float" office:value="3.79357361793518" calcext:value-type="float">
            <text:p>3.7935736179</text:p>
          </table:table-cell>
          <table:table-cell office:value-type="float" office:value="2.99211931228638" calcext:value-type="float">
            <text:p>2.9921193123</text:p>
          </table:table-cell>
          <table:table-cell office:value-type="float" office:value="0.414127079951" calcext:value-type="float">
            <text:p>0.41412708</text:p>
          </table:table-cell>
        </table:table-row>
        <table:table-row table:style-name="ro1">
          <table:table-cell office:value-type="float" office:value="3.1883020401001" calcext:value-type="float">
            <text:p>3.1883020401</text:p>
          </table:table-cell>
          <table:table-cell office:value-type="float" office:value="3.79954433441162" calcext:value-type="float">
            <text:p>3.7995443344</text:p>
          </table:table-cell>
          <table:table-cell office:value-type="float" office:value="-3.04106545448303" calcext:value-type="float">
            <text:p>-3.0410654545</text:p>
          </table:table-cell>
          <table:table-cell office:value-type="float" office:value="0.828432850146" calcext:value-type="float">
            <text:p>0.8284328501</text:p>
          </table:table-cell>
        </table:table-row>
        <table:table-row table:style-name="ro1">
          <table:table-cell office:value-type="float" office:value="2.70269894599915" calcext:value-type="float">
            <text:p>2.702698946</text:p>
          </table:table-cell>
          <table:table-cell office:value-type="float" office:value="3.68195724487305" calcext:value-type="float">
            <text:p>3.6819572449</text:p>
          </table:table-cell>
          <table:table-cell office:value-type="float" office:value="-2.79106497764587" calcext:value-type="float">
            <text:p>-2.7910649776</text:p>
          </table:table-cell>
          <table:table-cell office:value-type="float" office:value="0.564194417666" calcext:value-type="float">
            <text:p>0.5641944177</text:p>
          </table:table-cell>
        </table:table-row>
        <table:table-row table:style-name="ro1">
          <table:table-cell office:value-type="float" office:value="2.26028370857239" calcext:value-type="float">
            <text:p>2.2602837086</text:p>
          </table:table-cell>
          <table:table-cell office:value-type="float" office:value="3.44812417030334" calcext:value-type="float">
            <text:p>3.4481241703</text:p>
          </table:table-cell>
          <table:table-cell office:value-type="float" office:value="-2.54106569290161" calcext:value-type="float">
            <text:p>-2.5410656929</text:p>
          </table:table-cell>
          <table:table-cell office:value-type="float" office:value="0.622300060885" calcext:value-type="float">
            <text:p>0.6223000609</text:p>
          </table:table-cell>
        </table:table-row>
        <table:table-row table:style-name="ro1">
          <table:table-cell office:value-type="float" office:value="1.88703417778015" calcext:value-type="float">
            <text:p>1.8870341778</text:p>
          </table:table-cell>
          <table:table-cell office:value-type="float" office:value="3.1145601272583" calcext:value-type="float">
            <text:p>3.1145601273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705130166562" calcext:value-type="float">
            <text:p>0.7051301666</text:p>
          </table:table-cell>
        </table:table-row>
        <table:table-row table:style-name="ro1">
          <table:table-cell office:value-type="float" office:value="1.54187321662903" calcext:value-type="float">
            <text:p>1.5418732166</text:p>
          </table:table-cell>
          <table:table-cell office:value-type="float" office:value="2.75281238555908" calcext:value-type="float">
            <text:p>2.7528123856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667776456136" calcext:value-type="float">
            <text:p>0.6677764561</text:p>
          </table:table-cell>
        </table:table-row>
        <table:table-row table:style-name="ro1">
          <table:table-cell office:value-type="float" office:value="1.19671225547791" calcext:value-type="float">
            <text:p>1.1967122555</text:p>
          </table:table-cell>
          <table:table-cell office:value-type="float" office:value="2.39106464385986" calcext:value-type="float">
            <text:p>2.3910646439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631743794737" calcext:value-type="float">
            <text:p>0.6317437947</text:p>
          </table:table-cell>
        </table:table-row>
        <table:table-row table:style-name="ro1">
          <table:table-cell office:value-type="float" office:value="0.8515505194664" calcext:value-type="float">
            <text:p>0.8515505195</text:p>
          </table:table-cell>
          <table:table-cell office:value-type="float" office:value="2.02931690216064" calcext:value-type="float">
            <text:p>2.0293169022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597786408523" calcext:value-type="float">
            <text:p>0.5977864085</text:p>
          </table:table-cell>
        </table:table-row>
        <table:table-row table:style-name="ro1">
          <table:table-cell office:value-type="float" office:value="0.506387770175934" calcext:value-type="float">
            <text:p>0.5063877702</text:p>
          </table:table-cell>
          <table:table-cell office:value-type="float" office:value="1.66756582260132" calcext:value-type="float">
            <text:p>1.6675658226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566608449103" calcext:value-type="float">
            <text:p>0.5666084491</text:p>
          </table:table-cell>
        </table:table-row>
        <table:table-row table:style-name="ro1">
          <table:table-cell office:value-type="float" office:value="0.161225914955139" calcext:value-type="float">
            <text:p>0.161225915</text:p>
          </table:table-cell>
          <table:table-cell office:value-type="float" office:value="1.30581450462341" calcext:value-type="float">
            <text:p>1.3058145046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538854333366" calcext:value-type="float">
            <text:p>0.5388543334</text:p>
          </table:table-cell>
        </table:table-row>
        <table:table-row table:style-name="ro1">
          <table:table-cell office:value-type="float" office:value="-0.183936089277267" calcext:value-type="float">
            <text:p>-0.1839360893</text:p>
          </table:table-cell>
          <table:table-cell office:value-type="float" office:value="0.944063484668732" calcext:value-type="float">
            <text:p>0.9440634847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51509830078" calcext:value-type="float">
            <text:p>0.5150983008</text:p>
          </table:table-cell>
        </table:table-row>
        <table:table-row table:style-name="ro1">
          <table:table-cell office:value-type="float" office:value="-0.529098033905029" calcext:value-type="float">
            <text:p>-0.5290980339</text:p>
          </table:table-cell>
          <table:table-cell office:value-type="float" office:value="0.58231395483017" calcext:value-type="float">
            <text:p>0.5823139548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495823386467" calcext:value-type="float">
            <text:p>0.4958233865</text:p>
          </table:table-cell>
        </table:table-row>
        <table:table-row table:style-name="ro1">
          <table:table-cell office:value-type="float" office:value="-0.874241411685944" calcext:value-type="float">
            <text:p>-0.8742414117</text:p>
          </table:table-cell>
          <table:table-cell office:value-type="float" office:value="0.220545202493668" calcext:value-type="float">
            <text:p>0.2205452025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481392122028" calcext:value-type="float">
            <text:p>0.481392122</text:p>
          </table:table-cell>
        </table:table-row>
        <table:table-row table:style-name="ro1">
          <table:table-cell office:value-type="float" office:value="-1.21940302848816" calcext:value-type="float">
            <text:p>-1.2194030285</text:p>
          </table:table-cell>
          <table:table-cell office:value-type="float" office:value="-0.141205042600632" calcext:value-type="float">
            <text:p>-0.1412050426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472142908536" calcext:value-type="float">
            <text:p>0.4721429085</text:p>
          </table:table-cell>
        </table:table-row>
        <table:table-row table:style-name="ro1">
          <table:table-cell office:value-type="float" office:value="-1.56456398963928" calcext:value-type="float">
            <text:p>-1.5645639896</text:p>
          </table:table-cell>
          <table:table-cell office:value-type="float" office:value="-0.502955436706543" calcext:value-type="float">
            <text:p>-0.5029554367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468209259167" calcext:value-type="float">
            <text:p>0.4682092592</text:p>
          </table:table-cell>
        </table:table-row>
        <table:table-row table:style-name="ro1">
          <table:table-cell office:value-type="float" office:value="-1.90972495079041" calcext:value-type="float">
            <text:p>-1.9097249508</text:p>
          </table:table-cell>
          <table:table-cell office:value-type="float" office:value="-0.864704966545105" calcext:value-type="float">
            <text:p>-0.8647049665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469643327254" calcext:value-type="float">
            <text:p>0.4696433273</text:p>
          </table:table-cell>
        </table:table-row>
        <table:table-row table:style-name="ro1">
          <table:table-cell office:value-type="float" office:value="-2.25488591194153" calcext:value-type="float">
            <text:p>-2.2548859119</text:p>
          </table:table-cell>
          <table:table-cell office:value-type="float" office:value="-1.22645556926727" calcext:value-type="float">
            <text:p>-1.2264555693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476383276843" calcext:value-type="float">
            <text:p>0.4763832768</text:p>
          </table:table-cell>
        </table:table-row>
        <table:table-row table:style-name="ro1">
          <table:table-cell office:value-type="float" office:value="-2.60004687309265" calcext:value-type="float">
            <text:p>-2.6000468731</text:p>
          </table:table-cell>
          <table:table-cell office:value-type="float" office:value="-1.58820688724518" calcext:value-type="float">
            <text:p>-1.5882068872</text:p>
          </table:table-cell>
          <table:table-cell office:value-type="float" office:value="-2.33273315429687" calcext:value-type="float">
            <text:p>-2.3327331543</text:p>
          </table:table-cell>
          <table:table-cell office:value-type="float" office:value="0.488249622446" calcext:value-type="float">
            <text:p>0.4882496224</text:p>
          </table:table-cell>
        </table:table-row>
        <table:table-row table:style-name="ro1">
          <table:table-cell office:value-type="float" office:value="-2.93146729469299" calcext:value-type="float">
            <text:p>-2.9314672947</text:p>
          </table:table-cell>
          <table:table-cell office:value-type="float" office:value="-1.9630001783371" calcext:value-type="float">
            <text:p>-1.9630001783</text:p>
          </table:table-cell>
          <table:table-cell office:value-type="float" office:value="-2.24106669425964" calcext:value-type="float">
            <text:p>-2.2410666943</text:p>
          </table:table-cell>
          <table:table-cell office:value-type="float" office:value="0.542984414179" calcext:value-type="float">
            <text:p>0.5429844142</text:p>
          </table:table-cell>
        </table:table-row>
        <table:table-row table:style-name="ro1">
          <table:table-cell office:value-type="float" office:value="-3.28901743888855" calcext:value-type="float">
            <text:p>-3.2890174389</text:p>
          </table:table-cell>
          <table:table-cell office:value-type="float" office:value="-2.30765748023987" calcext:value-type="float">
            <text:p>-2.3076574802</text:p>
          </table:table-cell>
          <table:table-cell office:value-type="float" office:value="-2.49106740951538" calcext:value-type="float">
            <text:p>-2.4910674095</text:p>
          </table:table-cell>
          <table:table-cell office:value-type="float" office:value="0.515351782682" calcext:value-type="float">
            <text:p>0.5153517827</text:p>
          </table:table-cell>
        </table:table-row>
        <table:table-row table:style-name="ro1">
          <table:table-cell office:value-type="float" office:value="-3.72146201133728" calcext:value-type="float">
            <text:p>-3.7214620113</text:p>
          </table:table-cell>
          <table:table-cell office:value-type="float" office:value="-2.55242776870728" calcext:value-type="float">
            <text:p>-2.5524277687</text:p>
          </table:table-cell>
          <table:table-cell office:value-type="float" office:value="-2.7410671710968" calcext:value-type="float">
            <text:p>-2.7410671711</text:p>
          </table:table-cell>
          <table:table-cell office:value-type="float" office:value="0.509575663226" calcext:value-type="float">
            <text:p>0.5095756632</text:p>
          </table:table-cell>
        </table:table-row>
        <table:table-row table:style-name="ro1">
          <table:table-cell office:value-type="float" office:value="-4.20190858840942" calcext:value-type="float">
            <text:p>-4.2019085884</text:p>
          </table:table-cell>
          <table:table-cell office:value-type="float" office:value="-2.68209457397461" calcext:value-type="float">
            <text:p>-2.682094574</text:p>
          </table:table-cell>
          <table:table-cell office:value-type="float" office:value="-2.99106669425964" calcext:value-type="float">
            <text:p>-2.9910666943</text:p>
          </table:table-cell>
          <table:table-cell office:value-type="float" office:value="0.603441447795" calcext:value-type="float">
            <text:p>0.6034414478</text:p>
          </table:table-cell>
        </table:table-row>
        <table:table-row table:style-name="ro1">
          <table:table-cell office:value-type="float" office:value="-4.70049571990967" calcext:value-type="float">
            <text:p>-4.7004957199</text:p>
          </table:table-cell>
          <table:table-cell office:value-type="float" office:value="-2.68859124183655" calcext:value-type="float">
            <text:p>-2.6885912418</text:p>
          </table:table-cell>
          <table:table-cell office:value-type="float" office:value="3.04211902618408" calcext:value-type="float">
            <text:p>3.0421190262</text:p>
          </table:table-cell>
          <table:table-cell office:value-type="float" office:value="0.407102118588" calcext:value-type="float">
            <text:p>0.4071021186</text:p>
          </table:table-cell>
        </table:table-row>
        <table:table-row table:style-name="ro1">
          <table:table-cell office:value-type="float" office:value="-5.18621778488159" calcext:value-type="float">
            <text:p>-5.1862177849</text:p>
          </table:table-cell>
          <table:table-cell office:value-type="float" office:value="-2.57151532173157" calcext:value-type="float">
            <text:p>-2.5715153217</text:p>
          </table:table-cell>
          <table:table-cell office:value-type="float" office:value="2.7921199798584" calcext:value-type="float">
            <text:p>2.7921199799</text:p>
          </table:table-cell>
          <table:table-cell office:value-type="float" office:value="0.648695835803" calcext:value-type="float">
            <text:p>0.6486958358</text:p>
          </table:table-cell>
        </table:table-row>
        <table:table-row table:style-name="ro1">
          <table:table-cell office:value-type="float" office:value="-5.62887620925903" calcext:value-type="float">
            <text:p>-5.6288762093</text:p>
          </table:table-cell>
          <table:table-cell office:value-type="float" office:value="-2.33814740180969" calcext:value-type="float">
            <text:p>-2.3381474018</text:p>
          </table:table-cell>
          <table:table-cell office:value-type="float" office:value="2.54212069511414" calcext:value-type="float">
            <text:p>2.5421206951</text:p>
          </table:table-cell>
          <table:table-cell office:value-type="float" office:value="0.351515145326" calcext:value-type="float">
            <text:p>0.3515151453</text:p>
          </table:table-cell>
        </table:table-row>
        <table:table-row table:style-name="ro1">
          <table:table-cell office:value-type="float" office:value="-6.00094699859619" calcext:value-type="float">
            <text:p>-6.0009469986</text:p>
          </table:table-cell>
          <table:table-cell office:value-type="float" office:value="-2.00299668312073" calcext:value-type="float">
            <text:p>-2.0029966831</text:p>
          </table:table-cell>
          <table:table-cell office:value-type="float" office:value="2.29212093353271" calcext:value-type="float">
            <text:p>2.2921209335</text:p>
          </table:table-cell>
          <table:table-cell office:value-type="float" office:value="0.268955348418" calcext:value-type="float">
            <text:p>0.2689553484</text:p>
          </table:table-cell>
        </table:table-row>
        <table:table-row table:style-name="ro1">
          <table:table-cell office:value-type="float" office:value="-6.27929735183716" calcext:value-type="float">
            <text:p>-6.2792973518</text:p>
          </table:table-cell>
          <table:table-cell office:value-type="float" office:value="-1.58690083026886" calcext:value-type="float">
            <text:p>-1.5869008303</text:p>
          </table:table-cell>
          <table:table-cell office:value-type="float" office:value="2.04212093353271" calcext:value-type="float">
            <text:p>2.0421209335</text:p>
          </table:table-cell>
          <table:table-cell office:value-type="float" office:value="0.520060867066" calcext:value-type="float">
            <text:p>0.5200608671</text:p>
          </table:table-cell>
        </table:table-row>
        <table:table-row table:style-name="ro1">
          <table:table-cell office:value-type="float" office:value="-6.44662284851074" calcext:value-type="float">
            <text:p>-6.4466228485</text:p>
          </table:table-cell>
          <table:table-cell office:value-type="float" office:value="-1.11573052406311" calcext:value-type="float">
            <text:p>-1.1157305241</text:p>
          </table:table-cell>
          <table:table-cell office:value-type="float" office:value="1.79212045669556" calcext:value-type="float">
            <text:p>1.7921204567</text:p>
          </table:table-cell>
          <table:table-cell office:value-type="float" office:value="0.141594174253" calcext:value-type="float">
            <text:p>0.1415941743</text:p>
          </table:table-cell>
        </table:table-row>
        <table:table-row table:style-name="ro1">
          <table:table-cell office:value-type="float" office:value="-6.492516040802" calcext:value-type="float">
            <text:p>-6.4925160408</text:p>
          </table:table-cell>
          <table:table-cell office:value-type="float" office:value="-0.618781387805939" calcext:value-type="float">
            <text:p>-0.6187813878</text:p>
          </table:table-cell>
          <table:table-cell office:value-type="float" office:value="1.54212009906769" calcext:value-type="float">
            <text:p>1.5421200991</text:p>
          </table:table-cell>
          <table:table-cell office:value-type="float" office:value="0.676635537444" calcext:value-type="float">
            <text:p>0.6766355374</text:p>
          </table:table-cell>
        </table:table-row>
        <table:table-row table:style-name="ro1">
          <table:table-cell office:value-type="float" office:value="-6.41412687301636" calcext:value-type="float">
            <text:p>-6.414126873</text:p>
          </table:table-cell>
          <table:table-cell office:value-type="float" office:value="-0.126950889825821" calcext:value-type="float">
            <text:p>-0.1269508898</text:p>
          </table:table-cell>
          <table:table-cell office:value-type="float" office:value="1.29211890697479" calcext:value-type="float">
            <text:p>1.292118907</text:p>
          </table:table-cell>
          <table:table-cell office:value-type="float" office:value="0.702265583975" calcext:value-type="float">
            <text:p>0.702265584</text:p>
          </table:table-cell>
        </table:table-row>
        <table:table-row table:style-name="ro1">
          <table:table-cell office:value-type="float" office:value="-6.22601222991943" calcext:value-type="float">
            <text:p>-6.2260122299</text:p>
          </table:table-cell>
          <table:table-cell office:value-type="float" office:value="0.334859579801559" calcext:value-type="float">
            <text:p>0.3348595798</text:p>
          </table:table-cell>
          <table:table-cell office:value-type="float" office:value="1.1421183347702" calcext:value-type="float">
            <text:p>1.1421183348</text:p>
          </table:table-cell>
          <table:table-cell office:value-type="float" office:value="0.378480900241" calcext:value-type="float">
            <text:p>0.3784809002</text:p>
          </table:table-cell>
        </table:table-row>
        <table:table-row table:style-name="ro1">
          <table:table-cell office:value-type="float" office:value="-6.01817321777344" calcext:value-type="float">
            <text:p>-6.0181732178</text:p>
          </table:table-cell>
          <table:table-cell office:value-type="float" office:value="0.789617419242859" calcext:value-type="float">
            <text:p>0.7896174192</text:p>
          </table:table-cell>
          <table:table-cell office:value-type="float" office:value="1.1421183347702" calcext:value-type="float">
            <text:p>1.1421183348</text:p>
          </table:table-cell>
          <table:table-cell office:value-type="float" office:value="0.124538387551" calcext:value-type="float">
            <text:p>0.1245383876</text:p>
          </table:table-cell>
        </table:table-row>
        <table:table-row table:style-name="ro1">
          <table:table-cell office:value-type="float" office:value="-5.81033420562744" calcext:value-type="float">
            <text:p>-5.8103342056</text:p>
          </table:table-cell>
          <table:table-cell office:value-type="float" office:value="1.24437618255615" calcext:value-type="float">
            <text:p>1.2443761826</text:p>
          </table:table-cell>
          <table:table-cell office:value-type="float" office:value="1.1421183347702" calcext:value-type="float">
            <text:p>1.1421183348</text:p>
          </table:table-cell>
          <table:table-cell office:value-type="float" office:value="0.506207130849" calcext:value-type="float">
            <text:p>0.5062071308</text:p>
          </table:table-cell>
        </table:table-row>
        <table:table-row table:style-name="ro1">
          <table:table-cell office:value-type="float" office:value="-5.60249519348145" calcext:value-type="float">
            <text:p>-5.6024951935</text:p>
          </table:table-cell>
          <table:table-cell office:value-type="float" office:value="1.69913578033447" calcext:value-type="float">
            <text:p>1.6991357803</text:p>
          </table:table-cell>
          <table:table-cell office:value-type="float" office:value="1.1421183347702" calcext:value-type="float">
            <text:p>1.1421183348</text:p>
          </table:table-cell>
          <table:table-cell office:value-type="float" office:value="0.16118260929" calcext:value-type="float">
            <text:p>0.1611826093</text:p>
          </table:table-cell>
        </table:table-row>
        <table:table-row table:style-name="ro1">
          <table:table-cell office:value-type="float" office:value="-5.39465618133545" calcext:value-type="float">
            <text:p>-5.3946561813</text:p>
          </table:table-cell>
          <table:table-cell office:value-type="float" office:value="2.15389537811279" calcext:value-type="float">
            <text:p>2.1538953781</text:p>
          </table:table-cell>
          <table:table-cell office:value-type="float" office:value="1.1421183347702" calcext:value-type="float">
            <text:p>1.1421183348</text:p>
          </table:table-cell>
          <table:table-cell office:value-type="float" office:value="0.139183942025" calcext:value-type="float">
            <text:p>0.139183942</text:p>
          </table:table-cell>
        </table:table-row>
        <table:table-row table:style-name="ro1">
          <table:table-cell office:value-type="float" office:value="-5.15851354598999" calcext:value-type="float">
            <text:p>-5.158513546</text:p>
          </table:table-cell>
          <table:table-cell office:value-type="float" office:value="2.59209656715393" calcext:value-type="float">
            <text:p>2.5920965672</text:p>
          </table:table-cell>
          <table:table-cell office:value-type="float" office:value="0.967117547988892" calcext:value-type="float">
            <text:p>0.967117548</text:p>
          </table:table-cell>
          <table:table-cell office:value-type="float" office:value="0.55481339927" calcext:value-type="float">
            <text:p>0.5548133993</text:p>
          </table:table-cell>
        </table:table-row>
        <table:table-row table:style-name="ro1">
          <table:table-cell office:value-type="float" office:value="-4.86178541183472" calcext:value-type="float">
            <text:p>-4.8617854118</text:p>
          </table:table-cell>
          <table:table-cell office:value-type="float" office:value="2.99428009986877" calcext:value-type="float">
            <text:p>2.9942800999</text:p>
          </table:table-cell>
          <table:table-cell office:value-type="float" office:value="0.933783888816834" calcext:value-type="float">
            <text:p>0.9337838888</text:p>
          </table:table-cell>
          <table:table-cell office:value-type="float" office:value="0.546728228559" calcext:value-type="float">
            <text:p>0.5467282286</text:p>
          </table:table-cell>
        </table:table-row>
        <table:table-row table:style-name="ro1">
          <table:table-cell office:value-type="float" office:value="-4.52748489379883" calcext:value-type="float">
            <text:p>-4.5274848938</text:p>
          </table:table-cell>
          <table:table-cell office:value-type="float" office:value="3.36191177368164" calcext:value-type="float">
            <text:p>3.3619117737</text:p>
          </table:table-cell>
          <table:table-cell office:value-type="float" office:value="0.71711653470993" calcext:value-type="float">
            <text:p>0.7171165347</text:p>
          </table:table-cell>
          <table:table-cell office:value-type="float" office:value="0.509211035213" calcext:value-type="float">
            <text:p>0.5092110352</text:p>
          </table:table-cell>
        </table:table-row>
        <table:table-row table:style-name="ro1">
          <table:table-cell office:value-type="float" office:value="-4.14791297912598" calcext:value-type="float">
            <text:p>-4.1479129791</text:p>
          </table:table-cell>
          <table:table-cell office:value-type="float" office:value="3.68736743927002" calcext:value-type="float">
            <text:p>3.6873674393</text:p>
          </table:table-cell>
          <table:table-cell office:value-type="float" office:value="0.708783149719238" calcext:value-type="float">
            <text:p>0.7087831497</text:p>
          </table:table-cell>
          <table:table-cell office:value-type="float" office:value="0.584808570995" calcext:value-type="float">
            <text:p>0.584808571</text:p>
          </table:table-cell>
        </table:table-row>
        <table:table-row table:style-name="ro1">
          <table:table-cell office:value-type="float" office:value="-3.76833653450012" calcext:value-type="float">
            <text:p>-3.7683365345</text:p>
          </table:table-cell>
          <table:table-cell office:value-type="float" office:value="4.0128231048584" calcext:value-type="float">
            <text:p>4.0128231049</text:p>
          </table:table-cell>
          <table:table-cell office:value-type="float" office:value="0.708783149719238" calcext:value-type="float">
            <text:p>0.7087831497</text:p>
          </table:table-cell>
          <table:table-cell office:value-type="float" office:value="0.608189564965" calcext:value-type="float">
            <text:p>0.608189565</text:p>
          </table:table-cell>
        </table:table-row>
        <table:table-row table:style-name="ro1">
          <table:table-cell office:value-type="float" office:value="-3.3887574672699" calcext:value-type="float">
            <text:p>-3.3887574673</text:p>
          </table:table-cell>
          <table:table-cell office:value-type="float" office:value="4.33827877044678" calcext:value-type="float">
            <text:p>4.3382787704</text:p>
          </table:table-cell>
          <table:table-cell office:value-type="float" office:value="0.708783149719238" calcext:value-type="float">
            <text:p>0.7087831497</text:p>
          </table:table-cell>
          <table:table-cell office:value-type="float" office:value="0.575409339899" calcext:value-type="float">
            <text:p>0.5754093399</text:p>
          </table:table-cell>
        </table:table-row>
        <table:table-row table:style-name="ro1">
          <table:table-cell office:value-type="float" office:value="-3.00917840003967" calcext:value-type="float">
            <text:p>-3.0091784</text:p>
          </table:table-cell>
          <table:table-cell office:value-type="float" office:value="4.66373443603516" calcext:value-type="float">
            <text:p>4.663734436</text:p>
          </table:table-cell>
          <table:table-cell office:value-type="float" office:value="0.708783149719238" calcext:value-type="float">
            <text:p>0.7087831497</text:p>
          </table:table-cell>
          <table:table-cell office:value-type="float" office:value="0.495257137023" calcext:value-type="float">
            <text:p>0.495257137</text:p>
          </table:table-cell>
        </table:table-row>
        <table:table-row table:style-name="ro1">
          <table:table-cell office:value-type="float" office:value="-2.62959933280945" calcext:value-type="float">
            <text:p>-2.6295993328</text:p>
          </table:table-cell>
          <table:table-cell office:value-type="float" office:value="4.98919010162354" calcext:value-type="float">
            <text:p>4.9891901016</text:p>
          </table:table-cell>
          <table:table-cell office:value-type="float" office:value="0.708783149719238" calcext:value-type="float">
            <text:p>0.7087831497</text:p>
          </table:table-cell>
          <table:table-cell office:value-type="float" office:value="0.387256349923" calcext:value-type="float">
            <text:p>0.3872563499</text:p>
          </table:table-cell>
        </table:table-row>
        <table:table-row table:style-name="ro1">
          <table:table-cell office:value-type="float" office:value="-2.23396563529968" calcext:value-type="float">
            <text:p>-2.2339656353</text:p>
          </table:table-cell>
          <table:table-cell office:value-type="float" office:value="5.29147863388062" calcext:value-type="float">
            <text:p>5.2914786339</text:p>
          </table:table-cell>
          <table:table-cell office:value-type="float" office:value="0.550449848175049" calcext:value-type="float">
            <text:p>0.5504498482</text:p>
          </table:table-cell>
          <table:table-cell office:value-type="float" office:value="0.220859966687" calcext:value-type="float">
            <text:p>0.2208599667</text:p>
          </table:table-cell>
        </table:table-row>
        <table:table-row table:style-name="ro1">
          <table:table-cell office:value-type="float" office:value="-1.77886891365051" calcext:value-type="float">
            <text:p>-1.7788689137</text:p>
          </table:table-cell>
          <table:table-cell office:value-type="float" office:value="5.49161434173584" calcext:value-type="float">
            <text:p>5.4916143417</text:p>
          </table:table-cell>
          <table:table-cell office:value-type="float" office:value="0.300449639558792" calcext:value-type="float">
            <text:p>0.3004496396</text:p>
          </table:table-cell>
          <table:table-cell office:value-type="float" office:value="0.491015451939" calcext:value-type="float">
            <text:p>0.4910154519</text:p>
          </table:table-cell>
        </table:table-row>
        <table:table-row table:style-name="ro1">
          <table:table-cell office:value-type="float" office:value="-1.28746616840363" calcext:value-type="float">
            <text:p>-1.2874661684</text:p>
          </table:table-cell>
          <table:table-cell office:value-type="float" office:value="5.57251834869385" calcext:value-type="float">
            <text:p>5.5725183487</text:p>
          </table:table-cell>
          <table:table-cell office:value-type="float" office:value="0.0504499971866608" calcext:value-type="float">
            <text:p>0.0504499972</text:p>
          </table:table-cell>
          <table:table-cell office:value-type="float" office:value="0.638270369904" calcext:value-type="float">
            <text:p>0.6382703699</text:p>
          </table:table-cell>
        </table:table-row>
        <table:table-row table:style-name="ro1">
          <table:table-cell office:value-type="float" office:value="-0.787514209747314" calcext:value-type="float">
            <text:p>-0.7875142097</text:p>
          </table:table-cell>
          <table:table-cell office:value-type="float" office:value="5.57774305343628" calcext:value-type="float">
            <text:p>5.5777430534</text:p>
          </table:table-cell>
          <table:table-cell office:value-type="float" office:value="0.00878382939845324" calcext:value-type="float">
            <text:p>0.0087838294</text:p>
          </table:table-cell>
          <table:table-cell office:value-type="float" office:value="0.768957383306" calcext:value-type="float">
            <text:p>0.7689573833</text:p>
          </table:table-cell>
        </table:table-row>
        <table:table-row table:style-name="ro1">
          <table:table-cell office:value-type="float" office:value="-0.287532955408096" calcext:value-type="float">
            <text:p>-0.2875329554</text:p>
          </table:table-cell>
          <table:table-cell office:value-type="float" office:value="5.58213472366333" calcext:value-type="float">
            <text:p>5.5821347237</text:p>
          </table:table-cell>
          <table:table-cell office:value-type="float" office:value="0.00878433231264353" calcext:value-type="float">
            <text:p>0.0087843323</text:p>
          </table:table-cell>
          <table:table-cell office:value-type="float" office:value="0.196174190465" calcext:value-type="float">
            <text:p>0.1961741905</text:p>
          </table:table-cell>
        </table:table-row>
        <table:table-row table:style-name="ro1">
          <table:table-cell office:value-type="float" office:value="0.212447792291641" calcext:value-type="float">
            <text:p>0.2124477923</text:p>
          </table:table-cell>
          <table:table-cell office:value-type="float" office:value="5.58652639389038" calcext:value-type="float">
            <text:p>5.5865263939</text:p>
          </table:table-cell>
          <table:table-cell office:value-type="float" office:value="0.00878483522683382" calcext:value-type="float">
            <text:p>0.0087848352</text:p>
          </table:table-cell>
          <table:table-cell office:value-type="float" office:value="0.383081668702" calcext:value-type="float">
            <text:p>0.3830816687</text:p>
          </table:table-cell>
        </table:table-row>
        <table:table-row table:style-name="ro1">
          <table:table-cell office:value-type="float" office:value="0.71242892742157" calcext:value-type="float">
            <text:p>0.7124289274</text:p>
          </table:table-cell>
          <table:table-cell office:value-type="float" office:value="5.59091806411743" calcext:value-type="float">
            <text:p>5.5909180641</text:p>
          </table:table-cell>
          <table:table-cell office:value-type="float" office:value="0.00878533814102411" calcext:value-type="float">
            <text:p>0.0087853381</text:p>
          </table:table-cell>
          <table:table-cell office:value-type="float" office:value="0.891056121759" calcext:value-type="float">
            <text:p>0.8910561218</text:p>
          </table:table-cell>
        </table:table-row>
        <table:table-row table:style-name="ro1">
          <table:table-cell office:value-type="float" office:value="1.21241056919098" calcext:value-type="float">
            <text:p>1.2124105692</text:p>
          </table:table-cell>
          <table:table-cell office:value-type="float" office:value="5.59530973434448" calcext:value-type="float">
            <text:p>5.5953097343</text:p>
          </table:table-cell>
          <table:table-cell office:value-type="float" office:value="0.00878584198653698" calcext:value-type="float">
            <text:p>0.008785842</text:p>
          </table:table-cell>
          <table:table-cell office:value-type="float" office:value="0.403768418418" calcext:value-type="float">
            <text:p>0.4037684184</text:p>
          </table:table-cell>
        </table:table-row>
        <table:table-row table:style-name="ro1">
          <table:table-cell office:value-type="float" office:value="1.71239221096039" calcext:value-type="float">
            <text:p>1.712392211</text:p>
          </table:table-cell>
          <table:table-cell office:value-type="float" office:value="5.59970140457153" calcext:value-type="float">
            <text:p>5.5997014046</text:p>
          </table:table-cell>
          <table:table-cell office:value-type="float" office:value="0.0087863439694047" calcext:value-type="float">
            <text:p>0.008786344</text:p>
          </table:table-cell>
          <table:table-cell office:value-type="float" office:value="0.140087164036" calcext:value-type="float">
            <text:p>0.140087164</text:p>
          </table:table-cell>
        </table:table-row>
        <table:table-row table:style-name="ro1">
          <table:table-cell office:value-type="float" office:value="2.21237230300903" calcext:value-type="float">
            <text:p>2.212372303</text:p>
          </table:table-cell>
          <table:table-cell office:value-type="float" office:value="5.60409307479858" calcext:value-type="float">
            <text:p>5.6040930748</text:p>
          </table:table-cell>
          <table:table-cell office:value-type="float" office:value="0.00878684688359499" calcext:value-type="float">
            <text:p>0.0087868469</text:p>
          </table:table-cell>
          <table:table-cell office:value-type="float" office:value="0.803576111571" calcext:value-type="float">
            <text:p>0.8035761116</text:p>
          </table:table-cell>
        </table:table-row>
        <table:table-row table:style-name="ro1">
          <table:table-cell office:value-type="float" office:value="2.71235036849976" calcext:value-type="float">
            <text:p>2.7123503685</text:p>
          </table:table-cell>
          <table:table-cell office:value-type="float" office:value="5.60848474502564" calcext:value-type="float">
            <text:p>5.608484745</text:p>
          </table:table-cell>
          <table:table-cell office:value-type="float" office:value="0.00878734979778528" calcext:value-type="float">
            <text:p>0.0087873498</text:p>
          </table:table-cell>
          <table:table-cell office:value-type="float" office:value="0.707586305527" calcext:value-type="float">
            <text:p>0.7075863055</text:p>
          </table:table-cell>
        </table:table-row>
        <table:table-row table:style-name="ro1">
          <table:table-cell office:value-type="float" office:value="3.20986604690552" calcext:value-type="float">
            <text:p>3.2098660469</text:p>
          </table:table-cell>
          <table:table-cell office:value-type="float" office:value="5.56788158416748" calcext:value-type="float">
            <text:p>5.5678815842</text:p>
          </table:table-cell>
          <table:table-cell office:value-type="float" office:value="-0.191211953759193" calcext:value-type="float">
            <text:p>-0.1912119538</text:p>
          </table:table-cell>
          <table:table-cell office:value-type="float" office:value="0.186263178945" calcext:value-type="float">
            <text:p>0.1862631789</text:p>
          </table:table-cell>
        </table:table-row>
        <table:table-row table:style-name="ro1">
          <table:table-cell office:value-type="float" office:value="3.68319082260132" calcext:value-type="float">
            <text:p>3.6831908226</text:p>
          </table:table-cell>
          <table:table-cell office:value-type="float" office:value="5.40688991546631" calcext:value-type="float">
            <text:p>5.4068899155</text:p>
          </table:table-cell>
          <table:table-cell office:value-type="float" office:value="-0.441211640834808" calcext:value-type="float">
            <text:p>-0.4412116408</text:p>
          </table:table-cell>
          <table:table-cell office:value-type="float" office:value="0.396155743417" calcext:value-type="float">
            <text:p>0.3961557434</text:p>
          </table:table-cell>
        </table:table-row>
        <table:table-row table:style-name="ro1">
          <table:table-cell office:value-type="float" office:value="4.1317458152771" calcext:value-type="float">
            <text:p>4.1317458153</text:p>
          </table:table-cell>
          <table:table-cell office:value-type="float" office:value="5.18586158752441" calcext:value-type="float">
            <text:p>5.1858615875</text:p>
          </table:table-cell>
          <table:table-cell office:value-type="float" office:value="-0.457878261804581" calcext:value-type="float">
            <text:p>-0.4578782618</text:p>
          </table:table-cell>
          <table:table-cell office:value-type="float" office:value="0.39215976768" calcext:value-type="float">
            <text:p>0.3921597677</text:p>
          </table:table-cell>
        </table:table-row>
        <table:table-row table:style-name="ro1">
          <table:table-cell office:value-type="float" office:value="4.58023977279663" calcext:value-type="float">
            <text:p>4.5802397728</text:p>
          </table:table-cell>
          <table:table-cell office:value-type="float" office:value="4.96483325958252" calcext:value-type="float">
            <text:p>4.9648332596</text:p>
          </table:table-cell>
          <table:table-cell office:value-type="float" office:value="-0.457878261804581" calcext:value-type="float">
            <text:p>-0.4578782618</text:p>
          </table:table-cell>
          <table:table-cell office:value-type="float" office:value="0.0120315137015" calcext:value-type="float">
            <text:p>0.0120315137</text:p>
          </table:table-cell>
        </table:table-row>
        <table:table-row table:style-name="ro1">
          <table:table-cell office:value-type="float" office:value="5.02515935897827" calcext:value-type="float">
            <text:p>5.025159359</text:p>
          </table:table-cell>
          <table:table-cell office:value-type="float" office:value="4.73572015762329" calcext:value-type="float">
            <text:p>4.7357201576</text:p>
          </table:table-cell>
          <table:table-cell office:value-type="float" office:value="-0.541211366653442" calcext:value-type="float">
            <text:p>-0.5412113667</text:p>
          </table:table-cell>
          <table:table-cell office:value-type="float" office:value="0.337033334692" calcext:value-type="float">
            <text:p>0.3370333347</text:p>
          </table:table-cell>
        </table:table-row>
        <table:table-row table:style-name="ro1">
          <table:table-cell office:value-type="float" office:value="5.41593599319458" calcext:value-type="float">
            <text:p>5.4159359932</text:p>
          </table:table-cell>
          <table:table-cell office:value-type="float" office:value="4.42264270782471" calcext:value-type="float">
            <text:p>4.4226427078</text:p>
          </table:table-cell>
          <table:table-cell office:value-type="float" office:value="-0.791211426258087" calcext:value-type="float">
            <text:p>-0.7912114263</text:p>
          </table:table-cell>
          <table:table-cell office:value-type="float" office:value="0.488032579219" calcext:value-type="float">
            <text:p>0.4880325792</text:p>
          </table:table-cell>
        </table:table-row>
        <table:table-row table:style-name="ro1">
          <table:table-cell office:value-type="float" office:value="5.71790790557861" calcext:value-type="float">
            <text:p>5.7179079056</text:p>
          </table:table-cell>
          <table:table-cell office:value-type="float" office:value="4.02325963973999" calcext:value-type="float">
            <text:p>4.0232596397</text:p>
          </table:table-cell>
          <table:table-cell office:value-type="float" office:value="-1.04120993614197" calcext:value-type="float">
            <text:p>-1.0412099361</text:p>
          </table:table-cell>
          <table:table-cell office:value-type="float" office:value="0.308459834171" calcext:value-type="float">
            <text:p>0.3084598342</text:p>
          </table:table-cell>
        </table:table-row>
        <table:table-row table:style-name="ro1">
          <table:table-cell office:value-type="float" office:value="5.91230297088623" calcext:value-type="float">
            <text:p>5.9123029709</text:p>
          </table:table-cell>
          <table:table-cell office:value-type="float" office:value="3.56240320205688" calcext:value-type="float">
            <text:p>3.5624032021</text:p>
          </table:table-cell>
          <table:table-cell office:value-type="float" office:value="-1.29120874404907" calcext:value-type="float">
            <text:p>-1.291208744</text:p>
          </table:table-cell>
          <table:table-cell office:value-type="float" office:value="0.21916798951" calcext:value-type="float">
            <text:p>0.2191679895</text:p>
          </table:table-cell>
        </table:table-row>
        <table:table-row table:style-name="ro1">
          <table:table-cell office:value-type="float" office:value="6.02810764312744" calcext:value-type="float">
            <text:p>6.0281076431</text:p>
          </table:table-cell>
          <table:table-cell office:value-type="float" office:value="3.07585453987122" calcext:value-type="float">
            <text:p>3.0758545399</text:p>
          </table:table-cell>
          <table:table-cell office:value-type="float" office:value="-1.34120881557465" calcext:value-type="float">
            <text:p>-1.3412088156</text:p>
          </table:table-cell>
          <table:table-cell office:value-type="float" office:value="0.773633166393" calcext:value-type="float">
            <text:p>0.7736331664</text:p>
          </table:table-cell>
        </table:table-row>
        <table:table-row table:style-name="ro1">
          <table:table-cell office:value-type="float" office:value="6.14189052581787" calcext:value-type="float">
            <text:p>6.1418905258</text:p>
          </table:table-cell>
          <table:table-cell office:value-type="float" office:value="2.58897280693054" calcext:value-type="float">
            <text:p>2.5889728069</text:p>
          </table:table-cell>
          <table:table-cell office:value-type="float" office:value="-1.34120881557465" calcext:value-type="float">
            <text:p>-1.3412088156</text:p>
          </table:table-cell>
          <table:table-cell office:value-type="float" office:value="0.633966090889" calcext:value-type="float">
            <text:p>0.6339660909</text:p>
          </table:table-cell>
        </table:table-row>
        <table:table-row table:style-name="ro1">
          <table:table-cell office:value-type="float" office:value="6.24819087982178" calcext:value-type="float">
            <text:p>6.2481908798</text:p>
          </table:table-cell>
          <table:table-cell office:value-type="float" office:value="2.1002926826477" calcext:value-type="float">
            <text:p>2.1002926826</text:p>
          </table:table-cell>
          <table:table-cell office:value-type="float" office:value="-1.42454075813293" calcext:value-type="float">
            <text:p>-1.4245407581</text:p>
          </table:table-cell>
          <table:table-cell office:value-type="float" office:value="0.710499579131" calcext:value-type="float">
            <text:p>0.7104995791</text:p>
          </table:table-cell>
        </table:table-row>
        <table:table-row table:style-name="ro1">
          <table:table-cell office:value-type="float" office:value="6.25671148300171" calcext:value-type="float">
            <text:p>6.256711483</text:p>
          </table:table-cell>
          <table:table-cell office:value-type="float" office:value="1.60161149501801" calcext:value-type="float">
            <text:p>1.601611495</text:p>
          </table:table-cell>
          <table:table-cell office:value-type="float" office:value="-1.67454171180725" calcext:value-type="float">
            <text:p>-1.6745417118</text:p>
          </table:table-cell>
          <table:table-cell office:value-type="float" office:value="0.482642900705" calcext:value-type="float">
            <text:p>0.4826429007</text:p>
          </table:table-cell>
        </table:table-row>
        <table:table-row table:style-name="ro1">
          <table:table-cell office:value-type="float" office:value="6.18921613693237" calcext:value-type="float">
            <text:p>6.1892161369</text:p>
          </table:table-cell>
          <table:table-cell office:value-type="float" office:value="1.10624647140503" calcext:value-type="float">
            <text:p>1.1062464714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535683976521" calcext:value-type="float">
            <text:p>0.5356839765</text:p>
          </table:table-cell>
        </table:table-row>
        <table:table-row table:style-name="ro1">
          <table:table-cell office:value-type="float" office:value="6.12089490890503" calcext:value-type="float">
            <text:p>6.1208949089</text:p>
          </table:table-cell>
          <table:table-cell office:value-type="float" office:value="0.610936880111694" calcext:value-type="float">
            <text:p>0.6109368801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295007103453" calcext:value-type="float">
            <text:p>0.2950071035</text:p>
          </table:table-cell>
        </table:table-row>
        <table:table-row table:style-name="ro1">
          <table:table-cell office:value-type="float" office:value="6.05257368087769" calcext:value-type="float">
            <text:p>6.0525736809</text:p>
          </table:table-cell>
          <table:table-cell office:value-type="float" office:value="0.115627512335777" calcext:value-type="float">
            <text:p>0.1156275123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250940953928" calcext:value-type="float">
            <text:p>0.2509409539</text:p>
          </table:table-cell>
        </table:table-row>
        <table:table-row table:style-name="ro1">
          <table:table-cell office:value-type="float" office:value="5.98425245285034" calcext:value-type="float">
            <text:p>5.9842524529</text:p>
          </table:table-cell>
          <table:table-cell office:value-type="float" office:value="-0.379682064056396" calcext:value-type="float">
            <text:p>-0.3796820641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961820895804" calcext:value-type="float">
            <text:p>0.9618208958</text:p>
          </table:table-cell>
        </table:table-row>
        <table:table-row table:style-name="ro1">
          <table:table-cell office:value-type="float" office:value="5.915931224823" calcext:value-type="float">
            <text:p>5.9159312248</text:p>
          </table:table-cell>
          <table:table-cell office:value-type="float" office:value="-0.874991297721863" calcext:value-type="float">
            <text:p>-0.8749912977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472415749477" calcext:value-type="float">
            <text:p>0.4724157495</text:p>
          </table:table-cell>
        </table:table-row>
        <table:table-row table:style-name="ro1">
          <table:table-cell office:value-type="float" office:value="5.84760999679565" calcext:value-type="float">
            <text:p>5.8476099968</text:p>
          </table:table-cell>
          <table:table-cell office:value-type="float" office:value="-1.37030184268951" calcext:value-type="float">
            <text:p>-1.3703018427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484310828358" calcext:value-type="float">
            <text:p>0.4843108284</text:p>
          </table:table-cell>
        </table:table-row>
        <table:table-row table:style-name="ro1">
          <table:table-cell office:value-type="float" office:value="5.77928876876831" calcext:value-type="float">
            <text:p>5.7792887688</text:p>
          </table:table-cell>
          <table:table-cell office:value-type="float" office:value="-1.86561286449432" calcext:value-type="float">
            <text:p>-1.8656128645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319550831758" calcext:value-type="float">
            <text:p>0.3195508318</text:p>
          </table:table-cell>
        </table:table-row>
        <table:table-row table:style-name="ro1">
          <table:table-cell office:value-type="float" office:value="5.71096754074097" calcext:value-type="float">
            <text:p>5.7109675407</text:p>
          </table:table-cell>
          <table:table-cell office:value-type="float" office:value="-2.36092138290405" calcext:value-type="float">
            <text:p>-2.3609213829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269729142409" calcext:value-type="float">
            <text:p>0.2697291424</text:p>
          </table:table-cell>
        </table:table-row>
        <table:table-row table:style-name="ro1">
          <table:table-cell office:value-type="float" office:value="5.64264631271362" calcext:value-type="float">
            <text:p>5.6426463127</text:p>
          </table:table-cell>
          <table:table-cell office:value-type="float" office:value="-2.85622882843018" calcext:value-type="float">
            <text:p>-2.8562288284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978649417493" calcext:value-type="float">
            <text:p>0.9786494175</text:p>
          </table:table-cell>
        </table:table-row>
        <table:table-row table:style-name="ro1">
          <table:table-cell office:value-type="float" office:value="5.57432508468628" calcext:value-type="float">
            <text:p>5.5743250847</text:p>
          </table:table-cell>
          <table:table-cell office:value-type="float" office:value="-3.3515362739563" calcext:value-type="float">
            <text:p>-3.351536274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460572758908" calcext:value-type="float">
            <text:p>0.4605727589</text:p>
          </table:table-cell>
        </table:table-row>
        <table:table-row table:style-name="ro1">
          <table:table-cell office:value-type="float" office:value="5.50600385665894" calcext:value-type="float">
            <text:p>5.5060038567</text:p>
          </table:table-cell>
          <table:table-cell office:value-type="float" office:value="-3.84684371948242" calcext:value-type="float">
            <text:p>-3.8468437195</text:p>
          </table:table-cell>
          <table:table-cell office:value-type="float" office:value="-1.70787489414215" calcext:value-type="float">
            <text:p>-1.7078748941</text:p>
          </table:table-cell>
          <table:table-cell office:value-type="float" office:value="0.434174075329" calcext:value-type="float">
            <text:p>0.4341740753</text:p>
          </table:table-cell>
        </table:table-row>
        <table:table-row table:style-name="ro1">
          <table:table-cell office:value-type="float" office:value="5.40624332427979" calcext:value-type="float">
            <text:p>5.4062433243</text:p>
          </table:table-cell>
          <table:table-cell office:value-type="float" office:value="-4.33519268035889" calcext:value-type="float">
            <text:p>-4.3351926804</text:p>
          </table:table-cell>
          <table:table-cell office:value-type="float" office:value="-1.88287305831909" calcext:value-type="float">
            <text:p>-1.8828730583</text:p>
          </table:table-cell>
          <table:table-cell office:value-type="float" office:value="0.254827049219" calcext:value-type="float">
            <text:p>0.2548270492</text:p>
          </table:table-cell>
        </table:table-row>
        <table:table-row table:style-name="ro1">
          <table:table-cell office:value-type="float" office:value="5.19326591491699" calcext:value-type="float">
            <text:p>5.1932659149</text:p>
          </table:table-cell>
          <table:table-cell office:value-type="float" office:value="-4.78433752059937" calcext:value-type="float">
            <text:p>-4.7843375206</text:p>
          </table:table-cell>
          <table:table-cell office:value-type="float" office:value="-2.13287258148193" calcext:value-type="float">
            <text:p>-2.1328725815</text:p>
          </table:table-cell>
          <table:table-cell office:value-type="float" office:value="0.49327831792" calcext:value-type="float">
            <text:p>0.4932783179</text:p>
          </table:table-cell>
        </table:table-row>
        <table:table-row table:style-name="ro1">
          <table:table-cell office:value-type="float" office:value="4.87534618377686" calcext:value-type="float">
            <text:p>4.8753461838</text:p>
          </table:table-cell>
          <table:table-cell office:value-type="float" office:value="-5.16590118408203" calcext:value-type="float">
            <text:p>-5.1659011841</text:p>
          </table:table-cell>
          <table:table-cell office:value-type="float" office:value="-2.38287258148193" calcext:value-type="float">
            <text:p>-2.3828725815</text:p>
          </table:table-cell>
          <table:table-cell office:value-type="float" office:value="0.401019973384" calcext:value-type="float">
            <text:p>0.4010199734</text:p>
          </table:table-cell>
        </table:table-row>
        <table:table-row table:style-name="ro1">
          <table:table-cell office:value-type="float" office:value="4.47225284576416" calcext:value-type="float">
            <text:p>4.4722528458</text:p>
          </table:table-cell>
          <table:table-cell office:value-type="float" office:value="-5.45615911483765" calcext:value-type="float">
            <text:p>-5.4561591148</text:p>
          </table:table-cell>
          <table:table-cell office:value-type="float" office:value="-2.63287305831909" calcext:value-type="float">
            <text:p>-2.6328730583</text:p>
          </table:table-cell>
          <table:table-cell office:value-type="float" office:value="0.55697662757" calcext:value-type="float">
            <text:p>0.5569766276</text:p>
          </table:table-cell>
        </table:table-row>
        <table:table-row table:style-name="ro1">
          <table:table-cell office:value-type="float" office:value="4.02644538879395" calcext:value-type="float">
            <text:p>4.0264453888</text:p>
          </table:table-cell>
          <table:table-cell office:value-type="float" office:value="-5.6820330619812" calcext:value-type="float">
            <text:p>-5.682033062</text:p>
          </table:table-cell>
          <table:table-cell office:value-type="float" office:value="-2.67453980445862" calcext:value-type="float">
            <text:p>-2.6745398045</text:p>
          </table:table-cell>
          <table:table-cell office:value-type="float" office:value="0.301536834791" calcext:value-type="float">
            <text:p>0.3015368348</text:p>
          </table:table-cell>
        </table:table-row>
        <table:table-row table:style-name="ro1">
          <table:table-cell office:value-type="float" office:value="3.57999706268311" calcext:value-type="float">
            <text:p>3.5799970627</text:p>
          </table:table-cell>
          <table:table-cell office:value-type="float" office:value="-5.90716695785522" calcext:value-type="float">
            <text:p>-5.9071669579</text:p>
          </table:table-cell>
          <table:table-cell office:value-type="float" office:value="-2.67453980445862" calcext:value-type="float">
            <text:p>-2.6745398045</text:p>
          </table:table-cell>
          <table:table-cell office:value-type="float" office:value="0.248600719883" calcext:value-type="float">
            <text:p>0.2486007199</text:p>
          </table:table-cell>
        </table:table-row>
        <table:table-row table:style-name="ro1">
          <table:table-cell office:value-type="float" office:value="3.11490345001221" calcext:value-type="float">
            <text:p>3.11490345</text:p>
          </table:table-cell>
          <table:table-cell office:value-type="float" office:value="-6.0867714881897" calcext:value-type="float">
            <text:p>-6.0867714882</text:p>
          </table:table-cell>
          <table:table-cell office:value-type="float" office:value="-2.81620669364929" calcext:value-type="float">
            <text:p>-2.8162066936</text:p>
          </table:table-cell>
          <table:table-cell office:value-type="float" office:value="0.833393156219" calcext:value-type="float">
            <text:p>0.8333931562</text:p>
          </table:table-cell>
        </table:table-row>
        <table:table-row table:style-name="ro1">
          <table:table-cell office:value-type="float" office:value="2.6411395072937" calcext:value-type="float">
            <text:p>2.6411395073</text:p>
          </table:table-cell>
          <table:table-cell office:value-type="float" office:value="-6.2466025352478" calcext:value-type="float">
            <text:p>-6.2466025352</text:p>
          </table:table-cell>
          <table:table-cell office:value-type="float" office:value="-2.81620669364929" calcext:value-type="float">
            <text:p>-2.8162066936</text:p>
          </table:table-cell>
          <table:table-cell office:value-type="float" office:value="0.472032725198" calcext:value-type="float">
            <text:p>0.4720327252</text:p>
          </table:table-cell>
        </table:table-row>
        <table:table-row table:style-name="ro1">
          <table:table-cell office:value-type="float" office:value="2.16009092330933" calcext:value-type="float">
            <text:p>2.1600909233</text:p>
          </table:table-cell>
          <table:table-cell office:value-type="float" office:value="-6.38005018234253" calcext:value-type="float">
            <text:p>-6.3800501823</text:p>
          </table:table-cell>
          <table:table-cell office:value-type="float" office:value="-2.90787291526794" calcext:value-type="float">
            <text:p>-2.9078729153</text:p>
          </table:table-cell>
          <table:table-cell office:value-type="float" office:value="0.975495214642" calcext:value-type="float">
            <text:p>0.9754952146</text:p>
          </table:table-cell>
        </table:table-row>
        <table:table-row table:style-name="ro1">
          <table:table-cell office:value-type="float" office:value="1.67239964008331" calcext:value-type="float">
            <text:p>1.6723996401</text:p>
          </table:table-cell>
          <table:table-cell office:value-type="float" office:value="-6.4883713722229" calcext:value-type="float">
            <text:p>-6.4883713722</text:p>
          </table:table-cell>
          <table:table-cell office:value-type="float" office:value="-2.98287224769592" calcext:value-type="float">
            <text:p>-2.9828722477</text:p>
          </table:table-cell>
          <table:table-cell office:value-type="float" office:value="0.327978550396" calcext:value-type="float">
            <text:p>0.3279785504</text:p>
          </table:table-cell>
        </table:table-row>
        <table:table-row table:style-name="ro1">
          <table:table-cell office:value-type="float" office:value="1.17804348468781" calcext:value-type="float">
            <text:p>1.1780434847</text:p>
          </table:table-cell>
          <table:table-cell office:value-type="float" office:value="-6.56328725814819" calcext:value-type="float">
            <text:p>-6.5632872581</text:p>
          </table:table-cell>
          <table:table-cell office:value-type="float" office:value="-2.99120545387268" calcext:value-type="float">
            <text:p>-2.9912054539</text:p>
          </table:table-cell>
          <table:table-cell office:value-type="float" office:value="0.525756000949" calcext:value-type="float">
            <text:p>0.5257560009</text:p>
          </table:table-cell>
        </table:table-row>
        <table:table-row table:style-name="ro1">
          <table:table-cell office:value-type="float" office:value="0.68115359544754" calcext:value-type="float">
            <text:p>0.6811535954</text:p>
          </table:table-cell>
          <table:table-cell office:value-type="float" office:value="-6.60918283462524" calcext:value-type="float">
            <text:p>-6.6091828346</text:p>
          </table:table-cell>
          <table:table-cell office:value-type="float" office:value="3.13364672660828" calcext:value-type="float">
            <text:p>3.1336467266</text:p>
          </table:table-cell>
          <table:table-cell office:value-type="float" office:value="0.264458127939" calcext:value-type="float">
            <text:p>0.2644581279</text:p>
          </table:table-cell>
        </table:table-row>
        <table:table-row table:style-name="ro1">
          <table:table-cell office:value-type="float" office:value="0.187133580446243" calcext:value-type="float">
            <text:p>0.1871335804</text:p>
          </table:table-cell>
          <table:table-cell office:value-type="float" office:value="-6.53690433502197" calcext:value-type="float">
            <text:p>-6.536904335</text:p>
          </table:table-cell>
          <table:table-cell office:value-type="float" office:value="2.88364744186401" calcext:value-type="float">
            <text:p>2.8836474419</text:p>
          </table:table-cell>
          <table:table-cell office:value-type="float" office:value="0.494024340976" calcext:value-type="float">
            <text:p>0.494024341</text:p>
          </table:table-cell>
        </table:table-row>
        <table:table-row table:style-name="ro1">
          <table:table-cell office:value-type="float" office:value="-0.283225148916245" calcext:value-type="float">
            <text:p>-0.2832251489</text:p>
          </table:table-cell>
          <table:table-cell office:value-type="float" office:value="-6.36649036407471" calcext:value-type="float">
            <text:p>-6.3664903641</text:p>
          </table:table-cell>
          <table:table-cell office:value-type="float" office:value="2.77531409263611" calcext:value-type="float">
            <text:p>2.7753140926</text:p>
          </table:table-cell>
          <table:table-cell office:value-type="float" office:value="0.0969247704749" calcext:value-type="float">
            <text:p>0.0969247705</text:p>
          </table:table-cell>
        </table:table-row>
        <table:table-row table:style-name="ro1">
          <table:table-cell office:value-type="float" office:value="-0.750008046627045" calcext:value-type="float">
            <text:p>-0.7500080466</text:p>
          </table:table-cell>
          <table:table-cell office:value-type="float" office:value="-6.18703079223633" calcext:value-type="float">
            <text:p>-6.1870307922</text:p>
          </table:table-cell>
          <table:table-cell office:value-type="float" office:value="2.76698064804077" calcext:value-type="float">
            <text:p>2.766980648</text:p>
          </table:table-cell>
          <table:table-cell office:value-type="float" office:value="0.455050559242" calcext:value-type="float">
            <text:p>0.4550505592</text:p>
          </table:table-cell>
        </table:table-row>
        <table:table-row table:style-name="ro1">
          <table:table-cell office:value-type="float" office:value="-1.18675208091736" calcext:value-type="float">
            <text:p>-1.1867520809</text:p>
          </table:table-cell>
          <table:table-cell office:value-type="float" office:value="-5.94265842437744" calcext:value-type="float">
            <text:p>-5.9426584244</text:p>
          </table:table-cell>
          <table:table-cell office:value-type="float" office:value="2.51698112487793" calcext:value-type="float">
            <text:p>2.5169811249</text:p>
          </table:table-cell>
          <table:table-cell office:value-type="float" office:value="0.673677613384" calcext:value-type="float">
            <text:p>0.6736776134</text:p>
          </table:table-cell>
        </table:table-row>
        <table:table-row table:style-name="ro1">
          <table:table-cell office:value-type="float" office:value="-1.55140566825867" calcext:value-type="float">
            <text:p>-1.5514056683</text:p>
          </table:table-cell>
          <table:table-cell office:value-type="float" office:value="-5.59969615936279" calcext:value-type="float">
            <text:p>-5.5996961594</text:p>
          </table:table-cell>
          <table:table-cell office:value-type="float" office:value="2.30031514167786" calcext:value-type="float">
            <text:p>2.3003151417</text:p>
          </table:table-cell>
          <table:table-cell office:value-type="float" office:value="0.651996345091" calcext:value-type="float">
            <text:p>0.6519963451</text:p>
          </table:table-cell>
        </table:table-row>
        <table:table-row table:style-name="ro1">
          <table:table-cell office:value-type="float" office:value="-1.87493312358856" calcext:value-type="float">
            <text:p>-1.8749331236</text:p>
          </table:table-cell>
          <table:table-cell office:value-type="float" office:value="-5.21767663955689" calcext:value-type="float">
            <text:p>-5.2176766396</text:p>
          </table:table-cell>
          <table:table-cell office:value-type="float" office:value="2.19198131561279" calcext:value-type="float">
            <text:p>2.1919813156</text:p>
          </table:table-cell>
          <table:table-cell office:value-type="float" office:value="0.7010246258" calcext:value-type="float">
            <text:p>0.7010246258</text:p>
          </table:table-cell>
        </table:table-row>
        <table:table-row table:style-name="ro1">
          <table:table-cell office:value-type="float" office:value="-2.11052203178406" calcext:value-type="float">
            <text:p>-2.1105220318</text:p>
          </table:table-cell>
          <table:table-cell office:value-type="float" office:value="-4.77618265151978" calcext:value-type="float">
            <text:p>-4.7761826515</text:p>
          </table:table-cell>
          <table:table-cell office:value-type="float" office:value="1.94197964668274" calcext:value-type="float">
            <text:p>1.9419796467</text:p>
          </table:table-cell>
          <table:table-cell office:value-type="float" office:value="0.47771793621" calcext:value-type="float">
            <text:p>0.4777179362</text:p>
          </table:table-cell>
        </table:table-row>
        <table:table-row table:style-name="ro1">
          <table:table-cell office:value-type="float" office:value="-2.23004150390625" calcext:value-type="float">
            <text:p>-2.2300415039</text:p>
          </table:table-cell>
          <table:table-cell office:value-type="float" office:value="-4.2910361289978" calcext:value-type="float">
            <text:p>-4.291036129</text:p>
          </table:table-cell>
          <table:table-cell office:value-type="float" office:value="1.69197964668274" calcext:value-type="float">
            <text:p>1.6919796467</text:p>
          </table:table-cell>
          <table:table-cell office:value-type="float" office:value="0.778672502725" calcext:value-type="float">
            <text:p>0.7786725027</text:p>
          </table:table-cell>
        </table:table-row>
        <table:table-row table:style-name="ro1">
          <table:table-cell office:value-type="float" office:value="-2.22606039047241" calcext:value-type="float">
            <text:p>-2.2260603905</text:p>
          </table:table-cell>
          <table:table-cell office:value-type="float" office:value="-3.79240107536316" calcext:value-type="float">
            <text:p>-3.7924010754</text:p>
          </table:table-cell>
          <table:table-cell office:value-type="float" office:value="1.44198000431061" calcext:value-type="float">
            <text:p>1.4419800043</text:p>
          </table:table-cell>
          <table:table-cell office:value-type="float" office:value="0.310241013601" calcext:value-type="float">
            <text:p>0.3102410136</text:p>
          </table:table-cell>
        </table:table-row>
        <table:table-row table:style-name="ro1">
          <table:table-cell office:value-type="float" office:value="-2.09882640838623" calcext:value-type="float">
            <text:p>-2.0988264084</text:p>
          </table:table-cell>
          <table:table-cell office:value-type="float" office:value="-3.31128168106079" calcext:value-type="float">
            <text:p>-3.3112816811</text:p>
          </table:table-cell>
          <table:table-cell office:value-type="float" office:value="1.19197797775269" calcext:value-type="float">
            <text:p>1.1919779778</text:p>
          </table:table-cell>
          <table:table-cell office:value-type="float" office:value="0.278416064485" calcext:value-type="float">
            <text:p>0.2784160645</text:p>
          </table:table-cell>
        </table:table-row>
        <table:table-row table:style-name="ro1">
          <table:table-cell office:value-type="float" office:value="-1.85624980926514" calcext:value-type="float">
            <text:p>-1.8562498093</text:p>
          </table:table-cell>
          <table:table-cell office:value-type="float" office:value="-2.8775908946991" calcext:value-type="float">
            <text:p>-2.8775908947</text:p>
          </table:table-cell>
          <table:table-cell office:value-type="float" office:value="0.941977441310883" calcext:value-type="float">
            <text:p>0.9419774413</text:p>
          </table:table-cell>
          <table:table-cell office:value-type="float" office:value="0.164414546049" calcext:value-type="float">
            <text:p>0.164414546</text:p>
          </table:table-cell>
        </table:table-row>
        <table:table-row table:style-name="ro1">
          <table:table-cell office:value-type="float" office:value="-1.5521411895752" calcext:value-type="float">
            <text:p>-1.5521411896</text:p>
          </table:table-cell>
          <table:table-cell office:value-type="float" office:value="-2.48113870620728" calcext:value-type="float">
            <text:p>-2.4811387062</text:p>
          </table:table-cell>
          <table:table-cell office:value-type="float" office:value="0.900310337543487" calcext:value-type="float">
            <text:p>0.9003103375</text:p>
          </table:table-cell>
          <table:table-cell office:value-type="float" office:value="0.319646063532" calcext:value-type="float">
            <text:p>0.3196460635</text:p>
          </table:table-cell>
        </table:table-row>
        <table:table-row table:style-name="ro1">
          <table:table-cell office:value-type="float" office:value="-1.21459424495697" calcext:value-type="float">
            <text:p>-1.214594245</text:p>
          </table:table-cell>
          <table:table-cell office:value-type="float" office:value="-2.11326622962952" calcext:value-type="float">
            <text:p>-2.1132662296</text:p>
          </table:table-cell>
          <table:table-cell office:value-type="float" office:value="0.816976666450501" calcext:value-type="float">
            <text:p>0.8169766665</text:p>
          </table:table-cell>
          <table:table-cell office:value-type="float" office:value="0.390668923091" calcext:value-type="float">
            <text:p>0.3906689231</text:p>
          </table:table-cell>
        </table:table-row>
        <table:table-row table:style-name="ro1">
          <table:table-cell office:value-type="float" office:value="-0.838711738586426" calcext:value-type="float">
            <text:p>-0.8387117386</text:p>
          </table:table-cell>
          <table:table-cell office:value-type="float" office:value="-1.78722381591797" calcext:value-type="float">
            <text:p>-1.7872238159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300853257329" calcext:value-type="float">
            <text:p>0.3008532573</text:p>
          </table:table-cell>
        </table:table-row>
        <table:table-row table:style-name="ro1">
          <table:table-cell office:value-type="float" office:value="-0.438254356384277" calcext:value-type="float">
            <text:p>-0.4382543564</text:p>
          </table:table-cell>
          <table:table-cell office:value-type="float" office:value="-1.48783564567566" calcext:value-type="float">
            <text:p>-1.4878356457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20353880617" calcext:value-type="float">
            <text:p>0.2035388062</text:p>
          </table:table-cell>
        </table:table-row>
        <table:table-row table:style-name="ro1">
          <table:table-cell office:value-type="float" office:value="-0.0377972051501274" calcext:value-type="float">
            <text:p>-0.0377972052</text:p>
          </table:table-cell>
          <table:table-cell office:value-type="float" office:value="-1.18844747543335" calcext:value-type="float">
            <text:p>-1.1884474754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293099872699" calcext:value-type="float">
            <text:p>0.2930998727</text:p>
          </table:table-cell>
        </table:table-row>
        <table:table-row table:style-name="ro1">
          <table:table-cell office:value-type="float" office:value="0.362659901380539" calcext:value-type="float">
            <text:p>0.3626599014</text:p>
          </table:table-cell>
          <table:table-cell office:value-type="float" office:value="-0.889058589935303" calcext:value-type="float">
            <text:p>-0.8890585899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516104000651" calcext:value-type="float">
            <text:p>0.5161040007</text:p>
          </table:table-cell>
        </table:table-row>
        <table:table-row table:style-name="ro1">
          <table:table-cell office:value-type="float" office:value="0.763117253780365" calcext:value-type="float">
            <text:p>0.7631172538</text:p>
          </table:table-cell>
          <table:table-cell office:value-type="float" office:value="-0.58966863155365" calcext:value-type="float">
            <text:p>-0.5896686316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71898535901" calcext:value-type="float">
            <text:p>0.718985359</text:p>
          </table:table-cell>
        </table:table-row>
        <table:table-row table:style-name="ro1">
          <table:table-cell office:value-type="float" office:value="1.16357457637787" calcext:value-type="float">
            <text:p>1.1635745764</text:p>
          </table:table-cell>
          <table:table-cell office:value-type="float" office:value="-0.290278673171997" calcext:value-type="float">
            <text:p>-0.2902786732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763349185447" calcext:value-type="float">
            <text:p>0.7633491854</text:p>
          </table:table-cell>
        </table:table-row>
        <table:table-row table:style-name="ro1">
          <table:table-cell office:value-type="float" office:value="1.56403195858002" calcext:value-type="float">
            <text:p>1.5640319586</text:p>
          </table:table-cell>
          <table:table-cell office:value-type="float" office:value="0.00911099277436733" calcext:value-type="float">
            <text:p>0.0091109928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629858666487" calcext:value-type="float">
            <text:p>0.6298586665</text:p>
          </table:table-cell>
        </table:table-row>
        <table:table-row table:style-name="ro1">
          <table:table-cell office:value-type="float" office:value="1.96448934078217" calcext:value-type="float">
            <text:p>1.9644893408</text:p>
          </table:table-cell>
          <table:table-cell office:value-type="float" office:value="0.308500677347183" calcext:value-type="float">
            <text:p>0.3085006773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432688476877" calcext:value-type="float">
            <text:p>0.4326884769</text:p>
          </table:table-cell>
        </table:table-row>
        <table:table-row table:style-name="ro1">
          <table:table-cell office:value-type="float" office:value="2.36494660377502" calcext:value-type="float">
            <text:p>2.3649466038</text:p>
          </table:table-cell>
          <table:table-cell office:value-type="float" office:value="0.607890605926514" calcext:value-type="float">
            <text:p>0.6078906059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333665796397" calcext:value-type="float">
            <text:p>0.3336657964</text:p>
          </table:table-cell>
        </table:table-row>
        <table:table-row table:style-name="ro1">
          <table:table-cell office:value-type="float" office:value="2.76540398597717" calcext:value-type="float">
            <text:p>2.765403986</text:p>
          </table:table-cell>
          <table:table-cell office:value-type="float" office:value="0.907280564308166" calcext:value-type="float">
            <text:p>0.9072805643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420607042649" calcext:value-type="float">
            <text:p>0.4206070426</text:p>
          </table:table-cell>
        </table:table-row>
        <table:table-row table:style-name="ro1">
          <table:table-cell office:value-type="float" office:value="3.16586136817932" calcext:value-type="float">
            <text:p>3.1658613682</text:p>
          </table:table-cell>
          <table:table-cell office:value-type="float" office:value="1.20666933059692" calcext:value-type="float">
            <text:p>1.2066693306</text:p>
          </table:table-cell>
          <table:table-cell office:value-type="float" office:value="0.641976118087769" calcext:value-type="float">
            <text:p>0.6419761181</text:p>
          </table:table-cell>
          <table:table-cell office:value-type="float" office:value="0.641271837091" calcext:value-type="float">
            <text:p>0.6412718371</text:p>
          </table:table-cell>
        </table:table-row>
        <table:table-row table:style-name="ro1">
          <table:table-cell office:value-type="float" office:value="3.56059956550598" calcext:value-type="float">
            <text:p>3.5605995655</text:p>
          </table:table-cell>
          <table:table-cell office:value-type="float" office:value="1.51450157165527" calcext:value-type="float">
            <text:p>1.5145015717</text:p>
          </table:table-cell>
          <table:table-cell office:value-type="float" office:value="0.733642399311066" calcext:value-type="float">
            <text:p>0.7336423993</text:p>
          </table:table-cell>
          <table:table-cell office:value-type="float" office:value="0.818693055885" calcext:value-type="float">
            <text:p>0.8186930559</text:p>
          </table:table-cell>
        </table:table-row>
        <table:table-row table:style-name="ro1">
          <table:table-cell office:value-type="float" office:value="3.91866445541382" calcext:value-type="float">
            <text:p>3.9186644554</text:p>
          </table:table-cell>
          <table:table-cell office:value-type="float" office:value="1.86386847496033" calcext:value-type="float">
            <text:p>1.863868475</text:p>
          </table:table-cell>
          <table:table-cell office:value-type="float" office:value="0.775308787822723" calcext:value-type="float">
            <text:p>0.7753087878</text:p>
          </table:table-cell>
          <table:table-cell office:value-type="float" office:value="0.832252070863" calcext:value-type="float">
            <text:p>0.8322520709</text:p>
          </table:table-cell>
        </table:table-row>
        <table:table-row table:style-name="ro1">
          <table:table-cell office:value-type="float" office:value="4.27576446533203" calcext:value-type="float">
            <text:p>4.2757644653</text:p>
          </table:table-cell>
          <table:table-cell office:value-type="float" office:value="2.21383595466614" calcext:value-type="float">
            <text:p>2.2138359547</text:p>
          </table:table-cell>
          <table:table-cell office:value-type="float" office:value="0.775308787822723" calcext:value-type="float">
            <text:p>0.7753087878</text:p>
          </table:table-cell>
          <table:table-cell office:value-type="float" office:value="0.843460214841" calcext:value-type="float">
            <text:p>0.8434602148</text:p>
          </table:table-cell>
        </table:table-row>
        <table:table-row table:style-name="ro1">
          <table:table-cell office:value-type="float" office:value="4.63286304473877" calcext:value-type="float">
            <text:p>4.6328630447</text:p>
          </table:table-cell>
          <table:table-cell office:value-type="float" office:value="2.56380343437195" calcext:value-type="float">
            <text:p>2.5638034344</text:p>
          </table:table-cell>
          <table:table-cell office:value-type="float" office:value="0.775308787822723" calcext:value-type="float">
            <text:p>0.7753087878</text:p>
          </table:table-cell>
          <table:table-cell office:value-type="float" office:value="0.853805075085" calcext:value-type="float">
            <text:p>0.8538050751</text:p>
          </table:table-cell>
        </table:table-row>
        <table:table-row table:style-name="ro1">
          <table:table-cell office:value-type="float" office:value="4.98996162414551" calcext:value-type="float">
            <text:p>4.9899616241</text:p>
          </table:table-cell>
          <table:table-cell office:value-type="float" office:value="2.91377091407776" calcext:value-type="float">
            <text:p>2.9137709141</text:p>
          </table:table-cell>
          <table:table-cell office:value-type="float" office:value="0.775308787822723" calcext:value-type="float">
            <text:p>0.7753087878</text:p>
          </table:table-cell>
          <table:table-cell office:value-type="float" office:value="0.863253630981" calcext:value-type="float">
            <text:p>0.863253631</text:p>
          </table:table-cell>
        </table:table-row>
        <table:table-row table:style-name="ro1">
          <table:table-cell office:value-type="float" office:value="5.34706020355225" calcext:value-type="float">
            <text:p>5.3470602036</text:p>
          </table:table-cell>
          <table:table-cell office:value-type="float" office:value="3.26373839378357" calcext:value-type="float">
            <text:p>3.2637383938</text:p>
          </table:table-cell>
          <table:table-cell office:value-type="float" office:value="0.775308787822723" calcext:value-type="float">
            <text:p>0.7753087878</text:p>
          </table:table-cell>
          <table:table-cell office:value-type="float" office:value="0.871777247226" calcext:value-type="float">
            <text:p>0.8717772472</text:p>
          </table:table-cell>
        </table:table-row>
        <table:table-row table:style-name="ro1">
          <table:table-cell office:value-type="float" office:value="5.69498538970947" calcext:value-type="float">
            <text:p>5.6949853897</text:p>
          </table:table-cell>
          <table:table-cell office:value-type="float" office:value="3.62369799613953" calcext:value-type="float">
            <text:p>3.6236979961</text:p>
          </table:table-cell>
          <table:table-cell office:value-type="float" office:value="0.883641958236694" calcext:value-type="float">
            <text:p>0.8836419582</text:p>
          </table:table-cell>
          <table:table-cell office:value-type="float" office:value="0.861651998062" calcext:value-type="float">
            <text:p>0.8616519981</text:p>
          </table:table-cell>
        </table:table-row>
        <table:table-row table:style-name="ro1">
          <table:table-cell office:value-type="float" office:value="5.95903873443604" calcext:value-type="float">
            <text:p>5.9590387344</text:p>
          </table:table-cell>
          <table:table-cell office:value-type="float" office:value="4.04894256591797" calcext:value-type="float">
            <text:p>4.0489425659</text:p>
          </table:table-cell>
          <table:table-cell office:value-type="float" office:value="1.13364148139954" calcext:value-type="float">
            <text:p>1.1336414814</text:p>
          </table:table-cell>
          <table:table-cell office:value-type="float" office:value="0.590069312609" calcext:value-type="float">
            <text:p>0.5900693126</text:p>
          </table:table-cell>
        </table:table-row>
        <table:table-row table:style-name="ro1">
          <table:table-cell office:value-type="float" office:value="6.11021518707275" calcext:value-type="float">
            <text:p>6.1102151871</text:p>
          </table:table-cell>
          <table:table-cell office:value-type="float" office:value="4.52541971206665" calcext:value-type="float">
            <text:p>4.5254197121</text:p>
          </table:table-cell>
          <table:table-cell office:value-type="float" office:value="1.3836385011673" calcext:value-type="float">
            <text:p>1.3836385012</text:p>
          </table:table-cell>
          <table:table-cell office:value-type="float" office:value="0.768725058476" calcext:value-type="float">
            <text:p>0.7687250585</text:p>
          </table:table-cell>
        </table:table-row>
        <table:table-row table:style-name="ro1">
          <table:table-cell office:value-type="float" office:value="6.13911914825439" calcext:value-type="float">
            <text:p>6.1391191483</text:p>
          </table:table-cell>
          <table:table-cell office:value-type="float" office:value="5.02350521087647" calcext:value-type="float">
            <text:p>5.0235052109</text:p>
          </table:table-cell>
          <table:table-cell office:value-type="float" office:value="1.6336373090744" calcext:value-type="float">
            <text:p>1.6336373091</text:p>
          </table:table-cell>
          <table:table-cell office:value-type="float" office:value="0.291365447247" calcext:value-type="float">
            <text:p>0.2913654472</text:p>
          </table:table-cell>
        </table:table-row>
        <table:table-row table:style-name="ro1">
          <table:table-cell office:value-type="float" office:value="6.04395198822022" calcext:value-type="float">
            <text:p>6.0439519882</text:p>
          </table:table-cell>
          <table:table-cell office:value-type="float" office:value="5.51223182678223" calcext:value-type="float">
            <text:p>5.5122318268</text:p>
          </table:table-cell>
          <table:table-cell office:value-type="float" office:value="1.88363456726074" calcext:value-type="float">
            <text:p>1.8836345673</text:p>
          </table:table-cell>
          <table:table-cell office:value-type="float" office:value="0.402314647576" calcext:value-type="float">
            <text:p>0.4023146476</text:p>
          </table:table-cell>
        </table:table-row>
        <table:table-row table:style-name="ro1">
          <table:table-cell office:value-type="float" office:value="5.83063077926636" calcext:value-type="float">
            <text:p>5.8306307793</text:p>
          </table:table-cell>
          <table:table-cell office:value-type="float" office:value="5.96121168136597" calcext:value-type="float">
            <text:p>5.9612116814</text:p>
          </table:table-cell>
          <table:table-cell office:value-type="float" office:value="2.13363313674927" calcext:value-type="float">
            <text:p>2.1336331367</text:p>
          </table:table-cell>
          <table:table-cell office:value-type="float" office:value="0.449876515264" calcext:value-type="float">
            <text:p>0.4498765153</text:p>
          </table:table-cell>
        </table:table-row>
        <table:table-row table:style-name="ro1">
          <table:table-cell office:value-type="float" office:value="5.51242113113403" calcext:value-type="float">
            <text:p>5.5124211311</text:p>
          </table:table-cell>
          <table:table-cell office:value-type="float" office:value="6.34252882003784" calcext:value-type="float">
            <text:p>6.34252882</text:p>
          </table:table-cell>
          <table:table-cell office:value-type="float" office:value="2.38363337516785" calcext:value-type="float">
            <text:p>2.3836333752</text:p>
          </table:table-cell>
          <table:table-cell office:value-type="float" office:value="0.596454411614" calcext:value-type="float">
            <text:p>0.5964544116</text:p>
          </table:table-cell>
        </table:table-row>
        <table:table-row table:style-name="ro1">
          <table:table-cell office:value-type="float" office:value="5.10910177230835" calcext:value-type="float">
            <text:p>5.1091017723</text:p>
          </table:table-cell>
          <table:table-cell office:value-type="float" office:value="6.63247776031494" calcext:value-type="float">
            <text:p>6.6324777603</text:p>
          </table:table-cell>
          <table:table-cell office:value-type="float" office:value="2.63363432884216" calcext:value-type="float">
            <text:p>2.6336343288</text:p>
          </table:table-cell>
          <table:table-cell office:value-type="float" office:value="0.424338374183" calcext:value-type="float">
            <text:p>0.4243383742</text:p>
          </table:table-cell>
        </table:table-row>
        <table:table-row table:style-name="ro1">
          <table:table-cell office:value-type="float" office:value="4.64575242996216" calcext:value-type="float">
            <text:p>4.64575243</text:p>
          </table:table-cell>
          <table:table-cell office:value-type="float" office:value="6.81302928924561" calcext:value-type="float">
            <text:p>6.8130292892</text:p>
          </table:table-cell>
          <table:table-cell office:value-type="float" office:value="2.88363480567932" calcext:value-type="float">
            <text:p>2.8836348057</text:p>
          </table:table-cell>
          <table:table-cell office:value-type="float" office:value="0.843169442023" calcext:value-type="float">
            <text:p>0.843169442</text:p>
          </table:table-cell>
        </table:table-row>
        <table:table-row table:style-name="ro1">
          <table:table-cell office:value-type="float" office:value="4.15118408203125" calcext:value-type="float">
            <text:p>4.151184082</text:p>
          </table:table-cell>
          <table:table-cell office:value-type="float" office:value="6.87295627593994" calcext:value-type="float">
            <text:p>6.8729562759</text:p>
          </table:table-cell>
          <table:table-cell office:value-type="float" office:value="3.13363528251648" calcext:value-type="float">
            <text:p>3.1336352825</text:p>
          </table:table-cell>
          <table:table-cell office:value-type="float" office:value="0.406889299372" calcext:value-type="float">
            <text:p>0.4068892994</text:p>
          </table:table-cell>
        </table:table-row>
        <table:table-row table:style-name="ro1">
          <table:table-cell office:value-type="float" office:value="3.65614318847656" calcext:value-type="float">
            <text:p>3.6561431885</text:p>
          </table:table-cell>
          <table:table-cell office:value-type="float" office:value="6.80853319168091" calcext:value-type="float">
            <text:p>6.8085331917</text:p>
          </table:table-cell>
          <table:table-cell office:value-type="float" office:value="-2.89954948425293" calcext:value-type="float">
            <text:p>-2.8995494843</text:p>
          </table:table-cell>
          <table:table-cell office:value-type="float" office:value="0.299056099127" calcext:value-type="float">
            <text:p>0.2990560991</text:p>
          </table:table-cell>
        </table:table-row>
        <table:table-row table:style-name="ro1">
          <table:table-cell office:value-type="float" office:value="3.18692779541016" calcext:value-type="float">
            <text:p>3.1869277954</text:p>
          </table:table-cell>
          <table:table-cell office:value-type="float" office:value="6.63524961471558" calcext:value-type="float">
            <text:p>6.6352496147</text:p>
          </table:table-cell>
          <table:table-cell office:value-type="float" office:value="-2.74954962730408" calcext:value-type="float">
            <text:p>-2.7495496273</text:p>
          </table:table-cell>
          <table:table-cell office:value-type="float" office:value="0.836295583319" calcext:value-type="float">
            <text:p>0.8362955833</text:p>
          </table:table-cell>
        </table:table-row>
        <table:table-row table:style-name="ro1">
          <table:table-cell office:value-type="float" office:value="2.72486543655395" calcext:value-type="float">
            <text:p>2.7248654366</text:p>
          </table:table-cell>
          <table:table-cell office:value-type="float" office:value="6.44420480728149" calcext:value-type="float">
            <text:p>6.4442048073</text:p>
          </table:table-cell>
          <table:table-cell office:value-type="float" office:value="-2.74954962730408" calcext:value-type="float">
            <text:p>-2.7495496273</text:p>
          </table:table-cell>
          <table:table-cell office:value-type="float" office:value="0.733683425737" calcext:value-type="float">
            <text:p>0.7336834257</text:p>
          </table:table-cell>
        </table:table-row>
        <table:table-row table:style-name="ro1">
          <table:table-cell office:value-type="float" office:value="2.2779905796051" calcext:value-type="float">
            <text:p>2.2779905796</text:p>
          </table:table-cell>
          <table:table-cell office:value-type="float" office:value="6.21950960159302" calcext:value-type="float">
            <text:p>6.2195096016</text:p>
          </table:table-cell>
          <table:table-cell office:value-type="float" office:value="-2.58288288116455" calcext:value-type="float">
            <text:p>-2.5828828812</text:p>
          </table:table-cell>
          <table:table-cell office:value-type="float" office:value="0.520187513289" calcext:value-type="float">
            <text:p>0.5201875133</text:p>
          </table:table-cell>
        </table:table-row>
        <table:table-row table:style-name="ro1">
          <table:table-cell office:value-type="float" office:value="1.85402143001556" calcext:value-type="float">
            <text:p>1.85402143</text:p>
          </table:table-cell>
          <table:table-cell office:value-type="float" office:value="5.95446443557739" calcext:value-type="float">
            <text:p>5.9544644356</text:p>
          </table:table-cell>
          <table:table-cell office:value-type="float" office:value="-2.58288288116455" calcext:value-type="float">
            <text:p>-2.5828828812</text:p>
          </table:table-cell>
          <table:table-cell office:value-type="float" office:value="0.807660380431" calcext:value-type="float">
            <text:p>0.8076603804</text:p>
          </table:table-cell>
        </table:table-row>
        <table:table-row table:style-name="ro1">
          <table:table-cell office:value-type="float" office:value="1.45934808254242" calcext:value-type="float">
            <text:p>1.4593480825</text:p>
          </table:table-cell>
          <table:table-cell office:value-type="float" office:value="5.64667224884033" calcext:value-type="float">
            <text:p>5.6466722488</text:p>
          </table:table-cell>
          <table:table-cell office:value-type="float" office:value="-2.42454957962036" calcext:value-type="float">
            <text:p>-2.4245495796</text:p>
          </table:table-cell>
          <table:table-cell office:value-type="float" office:value="0.957303509719" calcext:value-type="float">
            <text:p>0.9573035097</text:p>
          </table:table-cell>
        </table:table-row>
        <table:table-row table:style-name="ro1">
          <table:table-cell office:value-type="float" office:value="1.08247268199921" calcext:value-type="float">
            <text:p>1.082472682</text:p>
          </table:table-cell>
          <table:table-cell office:value-type="float" office:value="5.31809806823731" calcext:value-type="float">
            <text:p>5.3180980682</text:p>
          </table:table-cell>
          <table:table-cell office:value-type="float" office:value="-2.42454957962036" calcext:value-type="float">
            <text:p>-2.4245495796</text:p>
          </table:table-cell>
          <table:table-cell office:value-type="float" office:value="0.991566940122" calcext:value-type="float">
            <text:p>0.9915669401</text:p>
          </table:table-cell>
        </table:table-row>
        <table:table-row table:style-name="ro1">
          <table:table-cell office:value-type="float" office:value="0.742961645126343" calcext:value-type="float">
            <text:p>0.7429616451</text:p>
          </table:table-cell>
          <table:table-cell office:value-type="float" office:value="4.95013999938965" calcext:value-type="float">
            <text:p>4.9501399994</text:p>
          </table:table-cell>
          <table:table-cell office:value-type="float" office:value="-2.19955015182495" calcext:value-type="float">
            <text:p>-2.1995501518</text:p>
          </table:table-cell>
          <table:table-cell office:value-type="float" office:value="0.975338941047" calcext:value-type="float">
            <text:p>0.975338941</text:p>
          </table:table-cell>
        </table:table-row>
        <table:table-row table:style-name="ro1">
          <table:table-cell office:value-type="float" office:value="0.489130675792694" calcext:value-type="float">
            <text:p>0.4891306758</text:p>
          </table:table-cell>
          <table:table-cell office:value-type="float" office:value="4.51875829696655" calcext:value-type="float">
            <text:p>4.518758297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632577127082" calcext:value-type="float">
            <text:p>0.6325771271</text:p>
          </table:table-cell>
        </table:table-row>
        <table:table-row table:style-name="ro1">
          <table:table-cell office:value-type="float" office:value="0.247772097587585" calcext:value-type="float">
            <text:p>0.2477720976</text:p>
          </table:table-cell>
          <table:table-cell office:value-type="float" office:value="4.08086442947388" calcext:value-type="float">
            <text:p>4.0808644295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479334383039" calcext:value-type="float">
            <text:p>0.479334383</text:p>
          </table:table-cell>
        </table:table-row>
        <table:table-row table:style-name="ro1">
          <table:table-cell office:value-type="float" office:value="0.00641363114118576" calcext:value-type="float">
            <text:p>0.0064136311</text:p>
          </table:table-cell>
          <table:table-cell office:value-type="float" office:value="3.64297652244568" calcext:value-type="float">
            <text:p>3.6429765224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810827074491" calcext:value-type="float">
            <text:p>0.8108270745</text:p>
          </table:table-cell>
        </table:table-row>
        <table:table-row table:style-name="ro1">
          <table:table-cell office:value-type="float" office:value="-0.234944820404053" calcext:value-type="float">
            <text:p>-0.2349448204</text:p>
          </table:table-cell>
          <table:table-cell office:value-type="float" office:value="3.20508980751038" calcext:value-type="float">
            <text:p>3.2050898075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742524640296" calcext:value-type="float">
            <text:p>0.7425246403</text:p>
          </table:table-cell>
        </table:table-row>
        <table:table-row table:style-name="ro1">
          <table:table-cell office:value-type="float" office:value="-0.476303398609161" calcext:value-type="float">
            <text:p>-0.4763033986</text:p>
          </table:table-cell>
          <table:table-cell office:value-type="float" office:value="2.76720309257507" calcext:value-type="float">
            <text:p>2.7672030926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304981924368" calcext:value-type="float">
            <text:p>0.3049819244</text:p>
          </table:table-cell>
        </table:table-row>
        <table:table-row table:style-name="ro1">
          <table:table-cell office:value-type="float" office:value="-0.717661142349243" calcext:value-type="float">
            <text:p>-0.7176611423</text:p>
          </table:table-cell>
          <table:table-cell office:value-type="float" office:value="2.32931637763977" calcext:value-type="float">
            <text:p>2.3293163776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380796786475" calcext:value-type="float">
            <text:p>0.3807967865</text:p>
          </table:table-cell>
        </table:table-row>
        <table:table-row table:style-name="ro1">
          <table:table-cell office:value-type="float" office:value="-0.95901882648468" calcext:value-type="float">
            <text:p>-0.9590188265</text:p>
          </table:table-cell>
          <table:table-cell office:value-type="float" office:value="1.89142966270447" calcext:value-type="float">
            <text:p>1.8914296627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64590249715" calcext:value-type="float">
            <text:p>0.6459024972</text:p>
          </table:table-cell>
        </table:table-row>
        <table:table-row table:style-name="ro1">
          <table:table-cell office:value-type="float" office:value="-1.20037794113159" calcext:value-type="float">
            <text:p>-1.2003779411</text:p>
          </table:table-cell>
          <table:table-cell office:value-type="float" office:value="1.45354294776917" calcext:value-type="float">
            <text:p>1.4535429478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338635744339" calcext:value-type="float">
            <text:p>0.3386357443</text:p>
          </table:table-cell>
        </table:table-row>
        <table:table-row table:style-name="ro1">
          <table:table-cell office:value-type="float" office:value="-1.44173741340637" calcext:value-type="float">
            <text:p>-1.4417374134</text:p>
          </table:table-cell>
          <table:table-cell office:value-type="float" office:value="1.01565623283386" calcext:value-type="float">
            <text:p>1.0156562328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0538124801622" calcext:value-type="float">
            <text:p>0.0538124802</text:p>
          </table:table-cell>
        </table:table-row>
        <table:table-row table:style-name="ro1">
          <table:table-cell office:value-type="float" office:value="-1.68309688568115" calcext:value-type="float">
            <text:p>-1.6830968857</text:p>
          </table:table-cell>
          <table:table-cell office:value-type="float" office:value="0.577767789363861" calcext:value-type="float">
            <text:p>0.5777677894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357208820423" calcext:value-type="float">
            <text:p>0.3572088204</text:p>
          </table:table-cell>
        </table:table-row>
        <table:table-row table:style-name="ro1">
          <table:table-cell office:value-type="float" office:value="-1.92445635795593" calcext:value-type="float">
            <text:p>-1.924456358</text:p>
          </table:table-cell>
          <table:table-cell office:value-type="float" office:value="0.139879286289215" calcext:value-type="float">
            <text:p>0.1398792863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466524490154" calcext:value-type="float">
            <text:p>0.4665244902</text:p>
          </table:table-cell>
        </table:table-row>
        <table:table-row table:style-name="ro1">
          <table:table-cell office:value-type="float" office:value="-2.16581344604492" calcext:value-type="float">
            <text:p>-2.165813446</text:p>
          </table:table-cell>
          <table:table-cell office:value-type="float" office:value="-0.298009067773819" calcext:value-type="float">
            <text:p>-0.2980090678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0892349495182" calcext:value-type="float">
            <text:p>0.0892349495</text:p>
          </table:table-cell>
        </table:table-row>
        <table:table-row table:style-name="ro1">
          <table:table-cell office:value-type="float" office:value="-2.40716934204102" calcext:value-type="float">
            <text:p>-2.407169342</text:p>
          </table:table-cell>
          <table:table-cell office:value-type="float" office:value="-0.735897541046143" calcext:value-type="float">
            <text:p>-0.73589754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110487756156" calcext:value-type="float">
            <text:p>0.1104877562</text:p>
          </table:table-cell>
        </table:table-row>
        <table:table-row table:style-name="ro1">
          <table:table-cell office:value-type="float" office:value="-2.64852523803711" calcext:value-type="float">
            <text:p>-2.648525238</text:p>
          </table:table-cell>
          <table:table-cell office:value-type="float" office:value="-1.17378532886505" calcext:value-type="float">
            <text:p>-1.1737853289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1886552773" calcext:value-type="float">
            <text:p>0.5188655277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  <table:table-row table:style-name="ro1">
          <table:table-cell office:value-type="float" office:value="-2.8818359375" calcext:value-type="float">
            <text:p>-2.8818359375</text:p>
          </table:table-cell>
          <table:table-cell office:value-type="float" office:value="-1.582479596138" calcext:value-type="float">
            <text:p>-1.5824795961</text:p>
          </table:table-cell>
          <table:table-cell office:value-type="float" office:value="-2.07455039024353" calcext:value-type="float">
            <text:p>-2.0745503902</text:p>
          </table:table-cell>
          <table:table-cell office:value-type="float" office:value="0.545355337309" calcext:value-type="float">
            <text:p>0.5453553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24" meta:object-count="0"/>
    <meta:generator>LibreOffice/4.2.8.2$Linux_X86_64 LibreOffice_project/420m0$Build-2</meta:generator>
  </office:meta>
</office:document-meta>
</file>